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Оценки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Фамилия</text:p>
          </table:table-cell>
          <table:table-cell office:value-type="string">
            <text:p>Имя</text:p>
          </table:table-cell>
          <table:table-cell office:value-type="string">
            <text:p>Адрес электронной почты</text:p>
          </table:table-cell>
          <table:table-cell office:value-type="string">
            <text:p>Индивидуальный номер</text:p>
          </table:table-cell>
          <table:table-cell office:value-type="string">
            <text:p>Данные о пользователе</text:p>
          </table:table-cell>
          <table:table-cell office:value-type="string">
            <text:p>User information</text:p>
          </table:table-cell>
          <table:table-cell office:value-type="string">
            <text:p>ID образовательной программы</text:p>
          </table:table-cell>
          <table:table-cell office:value-type="string">
            <text:p>Тест:Demo variant (Intermediate level) (Значение)</text:p>
          </table:table-cell>
          <table:table-cell office:value-type="string">
            <text:p>Тест:Training variant 1 (Значение)</text:p>
          </table:table-cell>
          <table:table-cell office:value-type="string">
            <text:p>Тест:Training variant 2 (Значение)</text:p>
          </table:table-cell>
          <table:table-cell office:value-type="string">
            <text:p>Тест:Hypothesis Testing (Значение)</text:p>
          </table:table-cell>
          <table:table-cell office:value-type="string">
            <text:p>Итоговая оценка за курс (Значение)</text:p>
          </table:table-cell>
          <table:table-cell office:value-type="string">
            <text:p>Последние загруженные из этого курса</text:p>
          </table:table-cell>
        </table:table-row>
        <table:table-row>
          <table:table-cell office:value-type="string">
            <text:p>Аарон</text:p>
          </table:table-cell>
          <table:table-cell office:value-type="string">
            <text:p>Дарья Александровна</text:p>
          </table:table-cell>
          <table:table-cell office:value-type="string">
            <text:p>daaaron@edu.hse.ru</text:p>
          </table:table-cell>
          <table:table-cell office:value-type="string">
            <text:p>8160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66">
            <text:p>6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бахов</text:p>
          </table:table-cell>
          <table:table-cell office:value-type="string">
            <text:p>Александр Олегович</text:p>
          </table:table-cell>
          <table:table-cell office:value-type="string">
            <text:p>aoabakhov@edu.hse.ru</text:p>
          </table:table-cell>
          <table:table-cell office:value-type="string">
            <text:p>43015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6">
            <text:p>7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ббакумов</text:p>
          </table:table-cell>
          <table:table-cell office:value-type="string">
            <text:p>Никита Дмитриевич</text:p>
          </table:table-cell>
          <table:table-cell office:value-type="string">
            <text:p>ndabbakumov@edu.hse.ru</text:p>
          </table:table-cell>
          <table:table-cell office:value-type="string">
            <text:p>1320429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бделрехим</text:p>
          </table:table-cell>
          <table:table-cell office:value-type="string">
            <text:p>Валид Абделхамид Махмуд -</text:p>
          </table:table-cell>
          <table:table-cell office:value-type="string">
            <text:p>vabdelrekhim@edu.hse.ru</text:p>
          </table:table-cell>
          <table:table-cell office:value-type="string">
            <text:p/>
          </table:table-cell>
          <table:table-cell office:value-type="string">
            <text:p>Факультет социально-экономических и компьютерных наук; Б 38.03.01 П СЭКН П 2022 очная Международный бакалавриат по DA78; 2 курс; МБ-22-3</text:p>
          </table:table-cell>
          <table:table-cell office:value-type="string">
            <text:p>-; International Bachelor in Business and Economics; 2 course; МБ-22-3</text:p>
          </table:table-cell>
          <table:table-cell office:value-type="string">
            <text:p>53064649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бдуазизов</text:p>
          </table:table-cell>
          <table:table-cell office:value-type="string">
            <text:p>Асадбек Равшанжон угли</text:p>
          </table:table-cell>
          <table:table-cell office:value-type="string">
            <text:p>arabduazizov@edu.hse.ru</text:p>
          </table:table-cell>
          <table:table-cell office:value-type="string">
            <text:p>199319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2 курс; </text:p>
          </table:table-cell>
          <table:table-cell office:value-type="string">
            <text:p>St. Petersburg School of Economics and Management, HSE; ?International Bachelor in Business and Economics; 2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бдуллаев</text:p>
          </table:table-cell>
          <table:table-cell office:value-type="string">
            <text:p>Жонибек Жамшедович</text:p>
          </table:table-cell>
          <table:table-cell office:value-type="string">
            <text:p>zhzhabdullaev@edu.hse.ru</text:p>
          </table:table-cell>
          <table:table-cell office:value-type="string">
            <text:p>156963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бдуллаева</text:p>
          </table:table-cell>
          <table:table-cell office:value-type="string">
            <text:p>Ульвия Ильгаровна</text:p>
          </table:table-cell>
          <table:table-cell office:value-type="string">
            <text:p>uiabdullaeva@edu.hse.ru</text:p>
          </table:table-cell>
          <table:table-cell office:value-type="string">
            <text:p>201216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билкасымова</text:p>
          </table:table-cell>
          <table:table-cell office:value-type="string">
            <text:p>Алина Берикжановна</text:p>
          </table:table-cell>
          <table:table-cell office:value-type="string">
            <text:p>ababilkasymova@edu.hse.ru</text:p>
          </table:table-cell>
          <table:table-cell office:value-type="string">
            <text:p>1506246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браменко</text:p>
          </table:table-cell>
          <table:table-cell office:value-type="string">
            <text:p>Маргарита Александровна</text:p>
          </table:table-cell>
          <table:table-cell office:value-type="string">
            <text:p>maabramenko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2 курс; БМБ2211С</text:p>
          </table:table-cell>
          <table:table-cell office:value-type="string">
            <text:p>St. Petersburg School of Economics and Management, HSE; ?International Bachelor in Business and Economics; 2 course; БМБ2211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брамов</text:p>
          </table:table-cell>
          <table:table-cell office:value-type="string">
            <text:p>Павел Дмитриевич</text:p>
          </table:table-cell>
          <table:table-cell office:value-type="string">
            <text:p>pdabramov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41.03.04 СПБ ШСНВ СПБ 2016 очная Политология и мировая пол3F3C; 2 курс; BPS211</text:p>
          </table:table-cell>
          <table:table-cell office:value-type="string">
            <text:p>St. Petersburg School of Social Sciences and Area Studies, HSE; Political Science and World Politics; 2 course; BPS211</text:p>
          </table:table-cell>
          <table:table-cell office:value-type="string">
            <text:p>15050549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брамова</text:p>
          </table:table-cell>
          <table:table-cell office:value-type="string">
            <text:p>Анастасия Романовна</text:p>
          </table:table-cell>
          <table:table-cell office:value-type="string">
            <text:p>arabramova_1@edu.hse.ru</text:p>
          </table:table-cell>
          <table:table-cell office:value-type="string">
            <text:p>148516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7">
            <text:p>9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брамова</text:p>
          </table:table-cell>
          <table:table-cell office:value-type="string">
            <text:p>Ирина Владимировна</text:p>
          </table:table-cell>
          <table:table-cell office:value-type="string">
            <text:p>ivabramova@edu.hse.ru</text:p>
          </table:table-cell>
          <table:table-cell office:value-type="string">
            <text:p>1410318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брамян</text:p>
          </table:table-cell>
          <table:table-cell office:value-type="string">
            <text:p>Рубен Арменович</text:p>
          </table:table-cell>
          <table:table-cell office:value-type="string">
            <text:p>raabramyan@edu.hse.ru</text:p>
          </table:table-cell>
          <table:table-cell office:value-type="string">
            <text:p>2044286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вакумова</text:p>
          </table:table-cell>
          <table:table-cell office:value-type="string">
            <text:p>Олеся Григорьевна</text:p>
          </table:table-cell>
          <table:table-cell office:value-type="string">
            <text:p>ogavakumova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41.03.04 СПБ ШСНВ СПБ 2016 очная Политология и мировая пол3F3C; 2 курс; BPS223</text:p>
          </table:table-cell>
          <table:table-cell office:value-type="string">
            <text:p>St. Petersburg School of Social Sciences and Area Studies, HSE; Political Science and World Politics; 2 course; BPS223</text:p>
          </table:table-cell>
          <table:table-cell office:value-type="string">
            <text:p>15050549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везани Брунтон</text:p>
          </table:table-cell>
          <table:table-cell office:value-type="string">
            <text:p>Массимилиано Массимо -</text:p>
          </table:table-cell>
          <table:table-cell office:value-type="string">
            <text:p>mavezanibrunton@edu.hse.ru</text:p>
          </table:table-cell>
          <table:table-cell office:value-type="string">
            <text:p>1565161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9">
            <text:p>7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врамов</text:p>
          </table:table-cell>
          <table:table-cell office:value-type="string">
            <text:p>Арсений Алексеевич</text:p>
          </table:table-cell>
          <table:table-cell office:value-type="string">
            <text:p>aaavramov_1@edu.hse.ru</text:p>
          </table:table-cell>
          <table:table-cell office:value-type="string">
            <text:p>2041648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габекова</text:p>
          </table:table-cell>
          <table:table-cell office:value-type="string">
            <text:p>Элеонора Валерьевна</text:p>
          </table:table-cell>
          <table:table-cell office:value-type="string">
            <text:p>evagabekova@edu.hse.ru</text:p>
          </table:table-cell>
          <table:table-cell office:value-type="string">
            <text:p>4031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гасси</text:p>
          </table:table-cell>
          <table:table-cell office:value-type="string">
            <text:p>Ева Михайловна</text:p>
          </table:table-cell>
          <table:table-cell office:value-type="string">
            <text:p>emagassi@edu.hse.ru</text:p>
          </table:table-cell>
          <table:table-cell office:value-type="string">
            <text:p>81022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дамс</text:p>
          </table:table-cell>
          <table:table-cell office:value-type="string">
            <text:p>Катлин Изабелл -</text:p>
          </table:table-cell>
          <table:table-cell office:value-type="string">
            <text:p>kadams_1@edu.hse.ru</text:p>
          </table:table-cell>
          <table:table-cell office:value-type="string">
            <text:p>203570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зарко</text:p>
          </table:table-cell>
          <table:table-cell office:value-type="string">
            <text:p>Клим Валерьевич</text:p>
          </table:table-cell>
          <table:table-cell office:value-type="string">
            <text:p>kvazarko@edu.hse.ru</text:p>
          </table:table-cell>
          <table:table-cell office:value-type="string">
            <text:p>1554333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зархина</text:p>
          </table:table-cell>
          <table:table-cell office:value-type="string">
            <text:p>Мария Сергеевна</text:p>
          </table:table-cell>
          <table:table-cell office:value-type="string">
            <text:p>msazarkhina_1@edu.hse.ru</text:p>
          </table:table-cell>
          <table:table-cell office:value-type="string">
            <text:p>146148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йвазян</text:p>
          </table:table-cell>
          <table:table-cell office:value-type="string">
            <text:p>Арам Артемович</text:p>
          </table:table-cell>
          <table:table-cell office:value-type="string">
            <text:p>aaayvazyan_1@edu.hse.ru</text:p>
          </table:table-cell>
          <table:table-cell office:value-type="string">
            <text:p>1993072</text:p>
          </table:table-cell>
          <table:table-cell office:value-type="string">
            <text:p>факультет мировой экономики и мировой политики; ; 3 курс; </text:p>
          </table:table-cell>
          <table:table-cell office:value-type="string">
            <text:p>Faculty of World Economy and International Affairs; ; 3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йзятов</text:p>
          </table:table-cell>
          <table:table-cell office:value-type="string">
            <text:p>Артём Равилевич</text:p>
          </table:table-cell>
          <table:table-cell office:value-type="string">
            <text:p>arayzyatov@edu.hse.ru</text:p>
          </table:table-cell>
          <table:table-cell office:value-type="string">
            <text:p>176939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йрапетян</text:p>
          </table:table-cell>
          <table:table-cell office:value-type="string">
            <text:p>Максим Артакович</text:p>
          </table:table-cell>
          <table:table-cell office:value-type="string">
            <text:p>maayrapetyan_1@edu.hse.ru</text:p>
          </table:table-cell>
          <table:table-cell office:value-type="string">
            <text:p>2044263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кабуезе</text:p>
          </table:table-cell>
          <table:table-cell office:value-type="string">
            <text:p>Даниэль Онйекачукву -</text:p>
          </table:table-cell>
          <table:table-cell office:value-type="string">
            <text:p>dakabueze@edu.hse.ru</text:p>
          </table:table-cell>
          <table:table-cell office:value-type="string">
            <text:p>1468760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кимов</text:p>
          </table:table-cell>
          <table:table-cell office:value-type="string">
            <text:p>Юрий Сергеевич</text:p>
          </table:table-cell>
          <table:table-cell office:value-type="string">
            <text:p>yusakimov@edu.hse.ru</text:p>
          </table:table-cell>
          <table:table-cell office:value-type="string">
            <text:p>8160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кинина</text:p>
          </table:table-cell>
          <table:table-cell office:value-type="string">
            <text:p>Татьяна Сергеевна</text:p>
          </table:table-cell>
          <table:table-cell office:value-type="string">
            <text:p>tsakinina@edu.hse.ru</text:p>
          </table:table-cell>
          <table:table-cell office:value-type="string">
            <text:p>1471421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кишев</text:p>
          </table:table-cell>
          <table:table-cell office:value-type="string">
            <text:p>Платон Владиславович</text:p>
          </table:table-cell>
          <table:table-cell office:value-type="string">
            <text:p>pvakishev@edu.hse.ru</text:p>
          </table:table-cell>
          <table:table-cell office:value-type="string">
            <text:p>204363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копян</text:p>
          </table:table-cell>
          <table:table-cell office:value-type="string">
            <text:p>Даниэл Варужанович</text:p>
          </table:table-cell>
          <table:table-cell office:value-type="string">
            <text:p>dvakopyan_1@edu.hse.ru</text:p>
          </table:table-cell>
          <table:table-cell office:value-type="string">
            <text:p>1505184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ксберг</text:p>
          </table:table-cell>
          <table:table-cell office:value-type="string">
            <text:p>Кристина Руслановна</text:p>
          </table:table-cell>
          <table:table-cell office:value-type="string">
            <text:p>kraksberg@edu.hse.ru</text:p>
          </table:table-cell>
          <table:table-cell office:value-type="string">
            <text:p>8156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кулич</text:p>
          </table:table-cell>
          <table:table-cell office:value-type="string">
            <text:p>Елизавета Витальевна</text:p>
          </table:table-cell>
          <table:table-cell office:value-type="string">
            <text:p>evakulich@edu.hse.ru</text:p>
          </table:table-cell>
          <table:table-cell office:value-type="string">
            <text:p>137384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лександров</text:p>
          </table:table-cell>
          <table:table-cell office:value-type="string">
            <text:p>Данила Игоревич</text:p>
          </table:table-cell>
          <table:table-cell office:value-type="string">
            <text:p>dialeksandrov@edu.hse.ru</text:p>
          </table:table-cell>
          <table:table-cell office:value-type="string">
            <text:p>150093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лександров</text:p>
          </table:table-cell>
          <table:table-cell office:value-type="string">
            <text:p>Матвей Олегович</text:p>
          </table:table-cell>
          <table:table-cell office:value-type="string">
            <text:p>moaleksandrov@edu.hse.ru</text:p>
          </table:table-cell>
          <table:table-cell office:value-type="string">
            <text:p>83696</text:p>
          </table:table-cell>
          <table:table-cell office:value-type="string">
            <text:p>факультет мировой экономики и мировой политики; ; 3 курс; </text:p>
          </table:table-cell>
          <table:table-cell office:value-type="string">
            <text:p>Faculty of World Economy and International Affairs; ; 3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лексанян</text:p>
          </table:table-cell>
          <table:table-cell office:value-type="string">
            <text:p>Эмилия Давидовна</text:p>
          </table:table-cell>
          <table:table-cell office:value-type="string">
            <text:p>edaleksanyan@edu.hse.ru</text:p>
          </table:table-cell>
          <table:table-cell office:value-type="string">
            <text:p>2044307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лексеев</text:p>
          </table:table-cell>
          <table:table-cell office:value-type="string">
            <text:p>Алексей Сергеевич</text:p>
          </table:table-cell>
          <table:table-cell office:value-type="string">
            <text:p>asalekseev_5@edu.hse.ru</text:p>
          </table:table-cell>
          <table:table-cell office:value-type="string">
            <text:p>8150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лексеев</text:p>
          </table:table-cell>
          <table:table-cell office:value-type="string">
            <text:p>Василий Валерьевич</text:p>
          </table:table-cell>
          <table:table-cell office:value-type="string">
            <text:p>vvalekseev_2@edu.hse.ru</text:p>
          </table:table-cell>
          <table:table-cell office:value-type="string">
            <text:p>1565941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2 курс; </text:p>
          </table:table-cell>
          <table:table-cell office:value-type="string">
            <text:p>International College of Economics and Finance; International Programme in Economics and Finance; 2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лексеев</text:p>
          </table:table-cell>
          <table:table-cell office:value-type="string">
            <text:p>Тарас Константинович</text:p>
          </table:table-cell>
          <table:table-cell office:value-type="string">
            <text:p>tkalekseev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1 МЭ 2022 очная Программа двух дипломов НИУ ВШЭ и УC5B8; 1 курс; </text:p>
          </table:table-cell>
          <table:table-cell office:value-type="string">
            <text:p>Faculty of World Economy and International Affairs; KHU-HSE Double Degree Program Economics and Politics in Asia; 1 course; </text:p>
          </table:table-cell>
          <table:table-cell office:value-type="string">
            <text:p>53219088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лексеева</text:p>
          </table:table-cell>
          <table:table-cell office:value-type="string">
            <text:p>Анастасия Александровна</text:p>
          </table:table-cell>
          <table:table-cell office:value-type="string">
            <text:p>aafurina@edu.hse.ru</text:p>
          </table:table-cell>
          <table:table-cell office:value-type="string">
            <text:p>204632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лжикова</text:p>
          </table:table-cell>
          <table:table-cell office:value-type="string">
            <text:p>Анжелика Алексеевна</text:p>
          </table:table-cell>
          <table:table-cell office:value-type="string">
            <text:p>aaalzhikova@edu.hse.ru</text:p>
          </table:table-cell>
          <table:table-cell office:value-type="string">
            <text:p>81414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лимкаева</text:p>
          </table:table-cell>
          <table:table-cell office:value-type="string">
            <text:p>Диана Дамировна</text:p>
          </table:table-cell>
          <table:table-cell office:value-type="string">
            <text:p>ddalimkaeva@edu.hse.ru</text:p>
          </table:table-cell>
          <table:table-cell office:value-type="string">
            <text:p>204431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лимова</text:p>
          </table:table-cell>
          <table:table-cell office:value-type="string">
            <text:p>Алина Сергеевна</text:p>
          </table:table-cell>
          <table:table-cell office:value-type="string">
            <text:p>asalimova@edu.hse.ru</text:p>
          </table:table-cell>
          <table:table-cell office:value-type="string">
            <text:p>148820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лимушкина</text:p>
          </table:table-cell>
          <table:table-cell office:value-type="string">
            <text:p>Ирина Дмитриевна</text:p>
          </table:table-cell>
          <table:table-cell office:value-type="string">
            <text:p>idalimushkina@edu.hse.ru</text:p>
          </table:table-cell>
          <table:table-cell office:value-type="string">
            <text:p>1370037</text:p>
          </table:table-cell>
          <table:table-cell office:value-type="string">
            <text:p>факультет мировой экономики и мировой политики; ; 3 курс; </text:p>
          </table:table-cell>
          <table:table-cell office:value-type="string">
            <text:p>Faculty of World Economy and International Affairs; ; 3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лихотжина</text:p>
          </table:table-cell>
          <table:table-cell office:value-type="string">
            <text:p>Венера Ильдаровна</text:p>
          </table:table-cell>
          <table:table-cell office:value-type="string">
            <text:p>vialikhotzhina_1@edu.hse.ru</text:p>
          </table:table-cell>
          <table:table-cell office:value-type="string">
            <text:p>1442435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лтуханова</text:p>
          </table:table-cell>
          <table:table-cell office:value-type="string">
            <text:p>Марина Романовна</text:p>
          </table:table-cell>
          <table:table-cell office:value-type="string">
            <text:p>mraltukhanova@edu.hse.ru</text:p>
          </table:table-cell>
          <table:table-cell office:value-type="string">
            <text:p>8160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лтухова</text:p>
          </table:table-cell>
          <table:table-cell office:value-type="string">
            <text:p>Юлия Сергеевна</text:p>
          </table:table-cell>
          <table:table-cell office:value-type="string">
            <text:p>yusaltukhova@edu.hse.ru</text:p>
          </table:table-cell>
          <table:table-cell office:value-type="string">
            <text:p>82639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льбова</text:p>
          </table:table-cell>
          <table:table-cell office:value-type="string">
            <text:p>Анфиса Матвеевна</text:p>
          </table:table-cell>
          <table:table-cell office:value-type="string">
            <text:p>amalbova@edu.hse.ru</text:p>
          </table:table-cell>
          <table:table-cell office:value-type="string">
            <text:p>1445054</text:p>
          </table:table-cell>
          <table:table-cell office:value-type="string">
            <text:p>факультет мировой экономики и мировой политики; ; 3 курс; </text:p>
          </table:table-cell>
          <table:table-cell office:value-type="string">
            <text:p>Faculty of World Economy and International Affairs; ; 3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мбарцумян</text:p>
          </table:table-cell>
          <table:table-cell office:value-type="string">
            <text:p>Татевик Суреновна</text:p>
          </table:table-cell>
          <table:table-cell office:value-type="string">
            <text:p>tsambartsumyan@edu.hse.ru</text:p>
          </table:table-cell>
          <table:table-cell office:value-type="string">
            <text:p>60073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мирян</text:p>
          </table:table-cell>
          <table:table-cell office:value-type="string">
            <text:p>Никита Александрович</text:p>
          </table:table-cell>
          <table:table-cell office:value-type="string">
            <text:p>naamiryan@edu.hse.ru</text:p>
          </table:table-cell>
          <table:table-cell office:value-type="string">
            <text:p>2367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наньева</text:p>
          </table:table-cell>
          <table:table-cell office:value-type="string">
            <text:p>Софья Александровна</text:p>
          </table:table-cell>
          <table:table-cell office:value-type="string">
            <text:p>saananeva@edu.hse.ru</text:p>
          </table:table-cell>
          <table:table-cell office:value-type="string">
            <text:p>1393991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ндреев</text:p>
          </table:table-cell>
          <table:table-cell office:value-type="string">
            <text:p>Михаил Алексеевич</text:p>
          </table:table-cell>
          <table:table-cell office:value-type="string">
            <text:p>maandreev_2@edu.hse.ru</text:p>
          </table:table-cell>
          <table:table-cell office:value-type="string">
            <text:p>204168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нисимова</text:p>
          </table:table-cell>
          <table:table-cell office:value-type="string">
            <text:p>Арина Владиславовна</text:p>
          </table:table-cell>
          <table:table-cell office:value-type="string">
            <text:p>arvlanisimova@edu.hse.ru</text:p>
          </table:table-cell>
          <table:table-cell office:value-type="string">
            <text:p>217511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носова</text:p>
          </table:table-cell>
          <table:table-cell office:value-type="string">
            <text:p>Ксения Михайловна</text:p>
          </table:table-cell>
          <table:table-cell office:value-type="string">
            <text:p>kmanosova@edu.hse.ru</text:p>
          </table:table-cell>
          <table:table-cell office:value-type="string">
            <text:p>146898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71">
            <text:p>7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нохин</text:p>
          </table:table-cell>
          <table:table-cell office:value-type="string">
            <text:p>Никита Дмитриевич</text:p>
          </table:table-cell>
          <table:table-cell office:value-type="string">
            <text:p>ndanokhin_1@edu.hse.ru</text:p>
          </table:table-cell>
          <table:table-cell office:value-type="string">
            <text:p>8158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7">
            <text:p>8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ношин</text:p>
          </table:table-cell>
          <table:table-cell office:value-type="string">
            <text:p>Георгий Вахтангович</text:p>
          </table:table-cell>
          <table:table-cell office:value-type="string">
            <text:p>gvanoshin@edu.hse.ru</text:p>
          </table:table-cell>
          <table:table-cell office:value-type="string">
            <text:p/>
          </table:table-cell>
          <table:table-cell office:value-type="string">
            <text:p>факультет экономических наук; Б 38.03.01 Э 2012 очная Экономика; 4 курс; БЭК201</text:p>
          </table:table-cell>
          <table:table-cell office:value-type="string">
            <text:p>Faculty of Economic Sciences; Economics; 4 course; БЭК201</text:p>
          </table:table-cell>
          <table:table-cell office:value-type="string">
            <text:p>3511180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нтоняк</text:p>
          </table:table-cell>
          <table:table-cell office:value-type="string">
            <text:p>Кирилл Олегович</text:p>
          </table:table-cell>
          <table:table-cell office:value-type="string">
            <text:p>koantonyak@edu.hse.ru</text:p>
          </table:table-cell>
          <table:table-cell office:value-type="string">
            <text:p>204357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нчина</text:p>
          </table:table-cell>
          <table:table-cell office:value-type="string">
            <text:p>Полина Алексеевна</text:p>
          </table:table-cell>
          <table:table-cell office:value-type="string">
            <text:p>paanchina@edu.hse.ru</text:p>
          </table:table-cell>
          <table:table-cell office:value-type="string">
            <text:p>204408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нья</text:p>
          </table:table-cell>
          <table:table-cell office:value-type="string">
            <text:p>Екатерина Александровна</text:p>
          </table:table-cell>
          <table:table-cell office:value-type="string">
            <text:p>eaanya@edu.hse.ru</text:p>
          </table:table-cell>
          <table:table-cell office:value-type="string">
            <text:p>144183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пенча</text:p>
          </table:table-cell>
          <table:table-cell office:value-type="string">
            <text:p>Грейс Ньянгара -</text:p>
          </table:table-cell>
          <table:table-cell office:value-type="string">
            <text:p>gapencha@edu.hse.ru</text:p>
          </table:table-cell>
          <table:table-cell office:value-type="string">
            <text:p>1451676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3 курс; </text:p>
          </table:table-cell>
          <table:table-cell office:value-type="string">
            <text:p>Faculty of World Economy and International Affairs; International Relations and Global Studies; 3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пполонова</text:p>
          </table:table-cell>
          <table:table-cell office:value-type="string">
            <text:p>Алеся Васильевна</text:p>
          </table:table-cell>
          <table:table-cell office:value-type="string">
            <text:p>avappolonova@edu.hse.ru</text:p>
          </table:table-cell>
          <table:table-cell office:value-type="string">
            <text:p>1489650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ргиров</text:p>
          </table:table-cell>
          <table:table-cell office:value-type="string">
            <text:p>Георгий Атанасович</text:p>
          </table:table-cell>
          <table:table-cell office:value-type="string">
            <text:p>gaargirov@edu.hse.ru</text:p>
          </table:table-cell>
          <table:table-cell office:value-type="string">
            <text:p>2047669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ргирова</text:p>
          </table:table-cell>
          <table:table-cell office:value-type="string">
            <text:p>Светлана Вячеславовна</text:p>
          </table:table-cell>
          <table:table-cell office:value-type="string">
            <text:p>svargirova@edu.hse.ru</text:p>
          </table:table-cell>
          <table:table-cell office:value-type="string">
            <text:p>81436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репьева</text:p>
          </table:table-cell>
          <table:table-cell office:value-type="string">
            <text:p>София Игоревна</text:p>
          </table:table-cell>
          <table:table-cell office:value-type="string">
            <text:p>siarepeva@edu.hse.ru</text:p>
          </table:table-cell>
          <table:table-cell office:value-type="string">
            <text:p>8161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рестенко</text:p>
          </table:table-cell>
          <table:table-cell office:value-type="string">
            <text:p>Антон Олегович</text:p>
          </table:table-cell>
          <table:table-cell office:value-type="string">
            <text:p>aoarestenko@edu.hse.ru</text:p>
          </table:table-cell>
          <table:table-cell office:value-type="string">
            <text:p>8128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рефьева</text:p>
          </table:table-cell>
          <table:table-cell office:value-type="string">
            <text:p>Мария Александровна</text:p>
          </table:table-cell>
          <table:table-cell office:value-type="string">
            <text:p>maarefeva@edu.hse.ru</text:p>
          </table:table-cell>
          <table:table-cell office:value-type="string">
            <text:p>144982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6">
            <text:p>7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рзрумцян</text:p>
          </table:table-cell>
          <table:table-cell office:value-type="string">
            <text:p>Сергей Оганесович</text:p>
          </table:table-cell>
          <table:table-cell office:value-type="string">
            <text:p>soarzrumtsyan@edu.hse.ru</text:p>
          </table:table-cell>
          <table:table-cell office:value-type="string">
            <text:p>204858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2 курс; </text:p>
          </table:table-cell>
          <table:table-cell office:value-type="string">
            <text:p>-; International Bachelor in Business and Economics; 2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ртемиева</text:p>
          </table:table-cell>
          <table:table-cell office:value-type="string">
            <text:p>Наталья Дмитриевна</text:p>
          </table:table-cell>
          <table:table-cell office:value-type="string">
            <text:p>ndartemieva@edu.hse.ru</text:p>
          </table:table-cell>
          <table:table-cell office:value-type="string">
            <text:p>79758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ртемьева</text:p>
          </table:table-cell>
          <table:table-cell office:value-type="string">
            <text:p>Мария Александровна</text:p>
          </table:table-cell>
          <table:table-cell office:value-type="string">
            <text:p>maartemeva_1@edu.hse.ru</text:p>
          </table:table-cell>
          <table:table-cell office:value-type="string">
            <text:p>136241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3">
            <text:p>4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рутюнова</text:p>
          </table:table-cell>
          <table:table-cell office:value-type="string">
            <text:p>Стефания Михайловна</text:p>
          </table:table-cell>
          <table:table-cell office:value-type="string">
            <text:p>smarutyunova@edu.hse.ru</text:p>
          </table:table-cell>
          <table:table-cell office:value-type="string">
            <text:p>204803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рутюнян</text:p>
          </table:table-cell>
          <table:table-cell office:value-type="string">
            <text:p>Карина Александровна</text:p>
          </table:table-cell>
          <table:table-cell office:value-type="string">
            <text:p>kaarutyunyan@edu.hse.ru</text:p>
          </table:table-cell>
          <table:table-cell office:value-type="string">
            <text:p>83398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сафов</text:p>
          </table:table-cell>
          <table:table-cell office:value-type="string">
            <text:p>Эмиль Эльшадович</text:p>
          </table:table-cell>
          <table:table-cell office:value-type="string">
            <text:p>eeasafov@edu.hse.ru</text:p>
          </table:table-cell>
          <table:table-cell office:value-type="string">
            <text:p>81803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скарова</text:p>
          </table:table-cell>
          <table:table-cell office:value-type="string">
            <text:p>Лилия Рафаэлевна</text:p>
          </table:table-cell>
          <table:table-cell office:value-type="string">
            <text:p>lraskarova@edu.hse.ru</text:p>
          </table:table-cell>
          <table:table-cell office:value-type="string">
            <text:p>2044338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стахова</text:p>
          </table:table-cell>
          <table:table-cell office:value-type="string">
            <text:p>Виктория Михайловна</text:p>
          </table:table-cell>
          <table:table-cell office:value-type="string">
            <text:p>vmastakhova@edu.hse.ru</text:p>
          </table:table-cell>
          <table:table-cell office:value-type="string">
            <text:p>229644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таян</text:p>
          </table:table-cell>
          <table:table-cell office:value-type="string">
            <text:p>Михаил Азатович</text:p>
          </table:table-cell>
          <table:table-cell office:value-type="string">
            <text:p>maatayan@edu.hse.ru</text:p>
          </table:table-cell>
          <table:table-cell office:value-type="string">
            <text:p>80872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тлангириева</text:p>
          </table:table-cell>
          <table:table-cell office:value-type="string">
            <text:p>Самира Мовладыевна</text:p>
          </table:table-cell>
          <table:table-cell office:value-type="string">
            <text:p>smatlangirieva_1@edu.hse.ru</text:p>
          </table:table-cell>
          <table:table-cell office:value-type="string">
            <text:p>1472054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тоян</text:p>
          </table:table-cell>
          <table:table-cell office:value-type="string">
            <text:p>Ангелина Хачатуровна</text:p>
          </table:table-cell>
          <table:table-cell office:value-type="string">
            <text:p>akhatoyan@edu.hse.ru</text:p>
          </table:table-cell>
          <table:table-cell office:value-type="string">
            <text:p>2044342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убакирова</text:p>
          </table:table-cell>
          <table:table-cell office:value-type="string">
            <text:p>Карина Багдатовна</text:p>
          </table:table-cell>
          <table:table-cell office:value-type="string">
            <text:p>kbaubakirova@edu.hse.ru</text:p>
          </table:table-cell>
          <table:table-cell office:value-type="string">
            <text:p>204367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фанасьев</text:p>
          </table:table-cell>
          <table:table-cell office:value-type="string">
            <text:p>Антон Алексеевич</text:p>
          </table:table-cell>
          <table:table-cell office:value-type="string">
            <text:p>aaafanasev@edu.hse.ru</text:p>
          </table:table-cell>
          <table:table-cell office:value-type="string">
            <text:p>2044344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фонина</text:p>
          </table:table-cell>
          <table:table-cell office:value-type="string">
            <text:p>Елизавета Михайловна</text:p>
          </table:table-cell>
          <table:table-cell office:value-type="string">
            <text:p>emafonina@edu.hse.ru</text:p>
          </table:table-cell>
          <table:table-cell office:value-type="string">
            <text:p>8110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фтанас</text:p>
          </table:table-cell>
          <table:table-cell office:value-type="string">
            <text:p>Анна Сергеевна</text:p>
          </table:table-cell>
          <table:table-cell office:value-type="string">
            <text:p>asaftanas@edu.hse.ru</text:p>
          </table:table-cell>
          <table:table-cell office:value-type="string">
            <text:p>1473816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хметгалина</text:p>
          </table:table-cell>
          <table:table-cell office:value-type="string">
            <text:p>Екатерина Александровна</text:p>
          </table:table-cell>
          <table:table-cell office:value-type="string">
            <text:p>eaakhmetgalina@edu.hse.ru</text:p>
          </table:table-cell>
          <table:table-cell office:value-type="string">
            <text:p>1491003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хминеева</text:p>
          </table:table-cell>
          <table:table-cell office:value-type="string">
            <text:p>Амина Анверовна</text:p>
          </table:table-cell>
          <table:table-cell office:value-type="string">
            <text:p>aaakhmineeva@edu.hse.ru</text:p>
          </table:table-cell>
          <table:table-cell office:value-type="string">
            <text:p>7949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7">
            <text:p>8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хунходжаев</text:p>
          </table:table-cell>
          <table:table-cell office:value-type="string">
            <text:p>Руслан Сергеевич</text:p>
          </table:table-cell>
          <table:table-cell office:value-type="string">
            <text:p>rsakhunkhodzhaev@edu.hse.ru</text:p>
          </table:table-cell>
          <table:table-cell office:value-type="string">
            <text:p>8157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7">
            <text:p>7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Аюпов</text:p>
          </table:table-cell>
          <table:table-cell office:value-type="string">
            <text:p>Евгений Олегович</text:p>
          </table:table-cell>
          <table:table-cell office:value-type="string">
            <text:p>eoayupov@edu.hse.ru</text:p>
          </table:table-cell>
          <table:table-cell office:value-type="string">
            <text:p>1320411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баев</text:p>
          </table:table-cell>
          <table:table-cell office:value-type="string">
            <text:p>Бубахан Исламович</text:p>
          </table:table-cell>
          <table:table-cell office:value-type="string">
            <text:p>bibabaev_1@edu.hse.ru</text:p>
          </table:table-cell>
          <table:table-cell office:value-type="string">
            <text:p>1381945</text:p>
          </table:table-cell>
          <table:table-cell office:value-type="string">
            <text:p>факультет социальных наук; Б 38.03.04 СН М 2014 очная Государственное и муниципальное управление; 3 курс; </text:p>
          </table:table-cell>
          <table:table-cell office:value-type="string">
            <text:p>Faculty of Social Sciences; Public Administration; 3 course; </text:p>
          </table:table-cell>
          <table:table-cell office:value-type="string">
            <text:p>5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бина</text:p>
          </table:table-cell>
          <table:table-cell office:value-type="string">
            <text:p>Мария Сергеевна</text:p>
          </table:table-cell>
          <table:table-cell office:value-type="string">
            <text:p>msbabina@edu.hse.ru</text:p>
          </table:table-cell>
          <table:table-cell office:value-type="string">
            <text:p>2041720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бурина</text:p>
          </table:table-cell>
          <table:table-cell office:value-type="string">
            <text:p>Дарья Андреевна</text:p>
          </table:table-cell>
          <table:table-cell office:value-type="string">
            <text:p>dababurina@edu.hse.ru</text:p>
          </table:table-cell>
          <table:table-cell office:value-type="string">
            <text:p>84383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бурина</text:p>
          </table:table-cell>
          <table:table-cell office:value-type="string">
            <text:p>Карина Сергеевна</text:p>
          </table:table-cell>
          <table:table-cell office:value-type="string">
            <text:p>ksbaburina@edu.hse.ru</text:p>
          </table:table-cell>
          <table:table-cell office:value-type="string">
            <text:p>83907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85">
            <text:p>8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гдасарян</text:p>
          </table:table-cell>
          <table:table-cell office:value-type="string">
            <text:p>Амина Маратовна</text:p>
          </table:table-cell>
          <table:table-cell office:value-type="string">
            <text:p>ambagdasaryan@edu.hse.ru</text:p>
          </table:table-cell>
          <table:table-cell office:value-type="string">
            <text:p>80977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гликова</text:p>
          </table:table-cell>
          <table:table-cell office:value-type="string">
            <text:p>Софья Станиславовна</text:p>
          </table:table-cell>
          <table:table-cell office:value-type="string">
            <text:p>ssbaglikova@edu.hse.ru</text:p>
          </table:table-cell>
          <table:table-cell office:value-type="string">
            <text:p>150058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далова</text:p>
          </table:table-cell>
          <table:table-cell office:value-type="string">
            <text:p>Екатерина Евгеньевна</text:p>
          </table:table-cell>
          <table:table-cell office:value-type="string">
            <text:p>eebadalova@edu.hse.ru</text:p>
          </table:table-cell>
          <table:table-cell office:value-type="string">
            <text:p>8095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дыраа</text:p>
          </table:table-cell>
          <table:table-cell office:value-type="string">
            <text:p>Кристина Шолбановна</text:p>
          </table:table-cell>
          <table:table-cell office:value-type="string">
            <text:p>kshbadyraa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5 МЭ 2021 очная Международная программа "МеждународF0B8; 2 курс; БМПМП222</text:p>
          </table:table-cell>
          <table:table-cell office:value-type="string">
            <text:p>Faculty of World Economy and International Affairs; International Relations and Global Studies; 2 course; БМПМП222</text:p>
          </table:table-cell>
          <table:table-cell office:value-type="string">
            <text:p>554094235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ева</text:p>
          </table:table-cell>
          <table:table-cell office:value-type="string">
            <text:p>Полина Андреевна</text:p>
          </table:table-cell>
          <table:table-cell office:value-type="string">
            <text:p>pabaeva@edu.hse.ru</text:p>
          </table:table-cell>
          <table:table-cell office:value-type="string">
            <text:p>131982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62">
            <text:p>6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йгильдин</text:p>
          </table:table-cell>
          <table:table-cell office:value-type="string">
            <text:p>Артур Рустамович</text:p>
          </table:table-cell>
          <table:table-cell office:value-type="string">
            <text:p>arbaygildin@edu.hse.ru</text:p>
          </table:table-cell>
          <table:table-cell office:value-type="string">
            <text:p>1456161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ландин</text:p>
          </table:table-cell>
          <table:table-cell office:value-type="string">
            <text:p>Владислав Игоревич</text:p>
          </table:table-cell>
          <table:table-cell office:value-type="string">
            <text:p>vibalandin_1@edu.hse.ru</text:p>
          </table:table-cell>
          <table:table-cell office:value-type="string">
            <text:p>204420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лановская</text:p>
          </table:table-cell>
          <table:table-cell office:value-type="string">
            <text:p>Дарья Александровна</text:p>
          </table:table-cell>
          <table:table-cell office:value-type="string">
            <text:p>dabalanovskaya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1 курс; БМБ2209С</text:p>
          </table:table-cell>
          <table:table-cell office:value-type="string">
            <text:p>St. Petersburg School of Economics and Management, HSE; ﻿International Bachelor in Business and Economics; 1 course; БМБ2209С</text:p>
          </table:table-cell>
          <table:table-cell office:value-type="string">
            <text:p>53066441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ласанова</text:p>
          </table:table-cell>
          <table:table-cell office:value-type="string">
            <text:p>Ольга Ашотовна</text:p>
          </table:table-cell>
          <table:table-cell office:value-type="string">
            <text:p>oabalasanova@edu.hse.ru</text:p>
          </table:table-cell>
          <table:table-cell office:value-type="string">
            <text:p>1503050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2 курс; </text:p>
          </table:table-cell>
          <table:table-cell office:value-type="string">
            <text:p>International College of Economics and Finance; International Programme in Economics and Finance; 2 course; </text:p>
          </table:table-cell>
          <table:table-cell office:value-type="string">
            <text:p>5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лаян</text:p>
          </table:table-cell>
          <table:table-cell office:value-type="string">
            <text:p>Владислав Арменович</text:p>
          </table:table-cell>
          <table:table-cell office:value-type="string">
            <text:p>vabalayan@edu.hse.ru</text:p>
          </table:table-cell>
          <table:table-cell office:value-type="string">
            <text:p>2044372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лбасов</text:p>
          </table:table-cell>
          <table:table-cell office:value-type="string">
            <text:p>Максим Александрович</text:p>
          </table:table-cell>
          <table:table-cell office:value-type="string">
            <text:p>mabalbasov@edu.hse.ru</text:p>
          </table:table-cell>
          <table:table-cell office:value-type="string">
            <text:p>2041731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лглей</text:p>
          </table:table-cell>
          <table:table-cell office:value-type="string">
            <text:p>Мария Марковна</text:p>
          </table:table-cell>
          <table:table-cell office:value-type="string">
            <text:p>mmbalgley@edu.hse.ru</text:p>
          </table:table-cell>
          <table:table-cell office:value-type="string">
            <text:p>8091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нникова</text:p>
          </table:table-cell>
          <table:table-cell office:value-type="string">
            <text:p>Анна Анатольевна</text:p>
          </table:table-cell>
          <table:table-cell office:value-type="string">
            <text:p>aabannikova_1@edu.hse.ru</text:p>
          </table:table-cell>
          <table:table-cell office:value-type="string">
            <text:p>152654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нникова</text:p>
          </table:table-cell>
          <table:table-cell office:value-type="string">
            <text:p>Маргарита Юрьевна</text:p>
          </table:table-cell>
          <table:table-cell office:value-type="string">
            <text:p>myubannikova@edu.hse.ru</text:p>
          </table:table-cell>
          <table:table-cell office:value-type="string">
            <text:p>2041735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нникова</text:p>
          </table:table-cell>
          <table:table-cell office:value-type="string">
            <text:p>Оксана Вадимовна</text:p>
          </table:table-cell>
          <table:table-cell office:value-type="string">
            <text:p>ovbannikova@edu.hse.ru</text:p>
          </table:table-cell>
          <table:table-cell office:value-type="string">
            <text:p>150272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нникова</text:p>
          </table:table-cell>
          <table:table-cell office:value-type="string">
            <text:p>Татьяна Владиславовна</text:p>
          </table:table-cell>
          <table:table-cell office:value-type="string">
            <text:p>tvbannikova@edu.hse.ru</text:p>
          </table:table-cell>
          <table:table-cell office:value-type="string">
            <text:p>131974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5">
            <text:p>8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рсукова</text:p>
          </table:table-cell>
          <table:table-cell office:value-type="string">
            <text:p>Александра Александровна</text:p>
          </table:table-cell>
          <table:table-cell office:value-type="string">
            <text:p>aabarsukova_2@edu.hse.ru</text:p>
          </table:table-cell>
          <table:table-cell office:value-type="string">
            <text:p>204174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3">
            <text:p>4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ртуле</text:p>
          </table:table-cell>
          <table:table-cell office:value-type="string">
            <text:p>Ева Роландовна</text:p>
          </table:table-cell>
          <table:table-cell office:value-type="string">
            <text:p>erbartule@edu.hse.ru</text:p>
          </table:table-cell>
          <table:table-cell office:value-type="string">
            <text:p>84120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сина</text:p>
          </table:table-cell>
          <table:table-cell office:value-type="string">
            <text:p>София -</text:p>
          </table:table-cell>
          <table:table-cell office:value-type="string">
            <text:p>sbasina@edu.hse.ru</text:p>
          </table:table-cell>
          <table:table-cell office:value-type="string">
            <text:p>77258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това</text:p>
          </table:table-cell>
          <table:table-cell office:value-type="string">
            <text:p>Вероника Романовна</text:p>
          </table:table-cell>
          <table:table-cell office:value-type="string">
            <text:p>vrbatova@edu.hse.ru</text:p>
          </table:table-cell>
          <table:table-cell office:value-type="string">
            <text:p>2044379</text:p>
          </table:table-cell>
          <table:table-cell office:value-type="string">
            <text:p>факультет мировой экономики и мировой политики; Б 38.03.01 МЭ М 2014 очная Мировая экономика; 2 курс; </text:p>
          </table:table-cell>
          <table:table-cell office:value-type="string">
            <text:p>Faculty of World Economy and International Affairs; World Economy; 2 course; </text:p>
          </table:table-cell>
          <table:table-cell office:value-type="string">
            <text:p>22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турин</text:p>
          </table:table-cell>
          <table:table-cell office:value-type="string">
            <text:p>Егор Игоревич</text:p>
          </table:table-cell>
          <table:table-cell office:value-type="string">
            <text:p>eibaturin@edu.hse.ru</text:p>
          </table:table-cell>
          <table:table-cell office:value-type="string">
            <text:p>2044247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тухтина</text:p>
          </table:table-cell>
          <table:table-cell office:value-type="string">
            <text:p>Елизавета Михайловна</text:p>
          </table:table-cell>
          <table:table-cell office:value-type="string">
            <text:p>embatukhtina@edu.hse.ru</text:p>
          </table:table-cell>
          <table:table-cell office:value-type="string">
            <text:p>204386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хтиарова</text:p>
          </table:table-cell>
          <table:table-cell office:value-type="string">
            <text:p>Кристина Алексеевна</text:p>
          </table:table-cell>
          <table:table-cell office:value-type="string">
            <text:p>kabakhtiarova@edu.hse.ru</text:p>
          </table:table-cell>
          <table:table-cell office:value-type="string">
            <text:p>1494099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хтина</text:p>
          </table:table-cell>
          <table:table-cell office:value-type="string">
            <text:p>Мария Егоровна</text:p>
          </table:table-cell>
          <table:table-cell office:value-type="string">
            <text:p>mebakhtina@edu.hse.ru</text:p>
          </table:table-cell>
          <table:table-cell office:value-type="string">
            <text:p>1447001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шелханов</text:p>
          </table:table-cell>
          <table:table-cell office:value-type="string">
            <text:p>Дмитрий Михайлович</text:p>
          </table:table-cell>
          <table:table-cell office:value-type="string">
            <text:p>dmbashelkhanov@edu.hse.ru</text:p>
          </table:table-cell>
          <table:table-cell office:value-type="string">
            <text:p>27796</text:p>
          </table:table-cell>
          <table:table-cell office:value-type="string">
            <text:p>факультет экономических наук; Б 38.03.01 Э М 2014 очная Совместная программа по экономике НИУ ВШЭ и РЭШ; 4 курс; </text:p>
          </table:table-cell>
          <table:table-cell office:value-type="string">
            <text:p>Faculty of Economic Sciences; Joint HSE-NES Undergraduate Program in Economics; 4 course; </text:p>
          </table:table-cell>
          <table:table-cell office:value-type="string">
            <text:p>32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ашмакова</text:p>
          </table:table-cell>
          <table:table-cell office:value-type="string">
            <text:p>Дарья Алексеевна</text:p>
          </table:table-cell>
          <table:table-cell office:value-type="string">
            <text:p>dabashmakova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41.03.04 СПБ ШСНВ СПБ 2016 очная Политология и мировая пол3F3C; 2 курс; BPS212</text:p>
          </table:table-cell>
          <table:table-cell office:value-type="string">
            <text:p>St. Petersburg School of Social Sciences and Area Studies, HSE; Political Science and World Politics; 2 course; BPS212</text:p>
          </table:table-cell>
          <table:table-cell office:value-type="string">
            <text:p>15050549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гарстанова</text:p>
          </table:table-cell>
          <table:table-cell office:value-type="string">
            <text:p>Лана Дыковна</text:p>
          </table:table-cell>
          <table:table-cell office:value-type="string">
            <text:p>ldbegarstanova@edu.hse.ru</text:p>
          </table:table-cell>
          <table:table-cell office:value-type="string">
            <text:p>8241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98">
            <text:p>9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збах</text:p>
          </table:table-cell>
          <table:table-cell office:value-type="string">
            <text:p>Анастасия Дмитриевна</text:p>
          </table:table-cell>
          <table:table-cell office:value-type="string">
            <text:p>adbezbakh@edu.hse.ru</text:p>
          </table:table-cell>
          <table:table-cell office:value-type="string">
            <text:p>204175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ззубенко</text:p>
          </table:table-cell>
          <table:table-cell office:value-type="string">
            <text:p>Екатерина Сергеевна</text:p>
          </table:table-cell>
          <table:table-cell office:value-type="string">
            <text:p>esbezzubenko@edu.hse.ru</text:p>
          </table:table-cell>
          <table:table-cell office:value-type="string">
            <text:p>2044249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зукладникова</text:p>
          </table:table-cell>
          <table:table-cell office:value-type="string">
            <text:p>Виктория Юрьевна</text:p>
          </table:table-cell>
          <table:table-cell office:value-type="string">
            <text:p>vyubezukladnikova@edu.hse.ru</text:p>
          </table:table-cell>
          <table:table-cell office:value-type="string">
            <text:p>1484797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ккузиев</text:p>
          </table:table-cell>
          <table:table-cell office:value-type="string">
            <text:p>Шахриёр Кахрамон угли</text:p>
          </table:table-cell>
          <table:table-cell office:value-type="string">
            <text:p>shkbekkuziev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1 курс; БМБ2204C</text:p>
          </table:table-cell>
          <table:table-cell office:value-type="string">
            <text:p>St. Petersburg School of Economics and Management, HSE; ﻿International Bachelor in Business and Economics; 1 course; БМБ2204C</text:p>
          </table:table-cell>
          <table:table-cell office:value-type="string">
            <text:p>5306644167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97">
            <text:p>9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кренева</text:p>
          </table:table-cell>
          <table:table-cell office:value-type="string">
            <text:p>Ася Викторовна</text:p>
          </table:table-cell>
          <table:table-cell office:value-type="string">
            <text:p>avbekreneva@edu.hse.ru</text:p>
          </table:table-cell>
          <table:table-cell office:value-type="string">
            <text:p>229641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лан</text:p>
          </table:table-cell>
          <table:table-cell office:value-type="string">
            <text:p>Арина Романовна</text:p>
          </table:table-cell>
          <table:table-cell office:value-type="string">
            <text:p>arbelan_2@edu.hse.ru</text:p>
          </table:table-cell>
          <table:table-cell office:value-type="string">
            <text:p>2044187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лая</text:p>
          </table:table-cell>
          <table:table-cell office:value-type="string">
            <text:p>Юлия Андреевна</text:p>
          </table:table-cell>
          <table:table-cell office:value-type="string">
            <text:p>yuabelaya@edu.hse.ru</text:p>
          </table:table-cell>
          <table:table-cell office:value-type="string">
            <text:p>2043845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ликова</text:p>
          </table:table-cell>
          <table:table-cell office:value-type="string">
            <text:p>Ирина Алексеевна</text:p>
          </table:table-cell>
          <table:table-cell office:value-type="string">
            <text:p>iabelikova@edu.hse.ru</text:p>
          </table:table-cell>
          <table:table-cell office:value-type="string">
            <text:p>8089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лобжеский</text:p>
          </table:table-cell>
          <table:table-cell office:value-type="string">
            <text:p>Арсений Антонович</text:p>
          </table:table-cell>
          <table:table-cell office:value-type="string">
            <text:p>aabelobzheskiy@edu.hse.ru</text:p>
          </table:table-cell>
          <table:table-cell office:value-type="string">
            <text:p>2044276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лов</text:p>
          </table:table-cell>
          <table:table-cell office:value-type="string">
            <text:p>Марк Дмитриевич</text:p>
          </table:table-cell>
          <table:table-cell office:value-type="string">
            <text:p>mdbelov@edu.hse.ru</text:p>
          </table:table-cell>
          <table:table-cell office:value-type="string">
            <text:p>131947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1">
            <text:p>7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лов</text:p>
          </table:table-cell>
          <table:table-cell office:value-type="string">
            <text:p>Михаил Сергеевич</text:p>
          </table:table-cell>
          <table:table-cell office:value-type="string">
            <text:p>msbelov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1 МЭ 2018 очная Программа двух дипломов НИУ ВШЭ и УC5B8; 1 курс; БЭПА224</text:p>
          </table:table-cell>
          <table:table-cell office:value-type="string">
            <text:p>Faculty of World Economy and International Affairs; KHU-HSE Double Degree Program Economics and Politics in Asia; 1 course; БЭПА224</text:p>
          </table:table-cell>
          <table:table-cell office:value-type="string">
            <text:p>196307533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лова</text:p>
          </table:table-cell>
          <table:table-cell office:value-type="string">
            <text:p>Дарья Евгеньевна</text:p>
          </table:table-cell>
          <table:table-cell office:value-type="string">
            <text:p>debelova@edu.hse.ru</text:p>
          </table:table-cell>
          <table:table-cell office:value-type="string">
            <text:p>81108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лова</text:p>
          </table:table-cell>
          <table:table-cell office:value-type="string">
            <text:p>Майя Борисовна</text:p>
          </table:table-cell>
          <table:table-cell office:value-type="string">
            <text:p>mbbelova@edu.hse.ru</text:p>
          </table:table-cell>
          <table:table-cell office:value-type="string">
            <text:p>2044195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лова</text:p>
          </table:table-cell>
          <table:table-cell office:value-type="string">
            <text:p>Светлана Максимовна</text:p>
          </table:table-cell>
          <table:table-cell office:value-type="string">
            <text:p>smbelova_1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39.03.01 СПБ ШСНВ СПБ 2016 очная Социология и социальная иE843; 1 курс; БСЦ221С</text:p>
          </table:table-cell>
          <table:table-cell office:value-type="string">
            <text:p>St. Petersburg School of Social Sciences and Area Studies, HSE; Sociology and Social Informatics; 1 course; БСЦ221С</text:p>
          </table:table-cell>
          <table:table-cell office:value-type="string">
            <text:p>15050412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лова</text:p>
          </table:table-cell>
          <table:table-cell office:value-type="string">
            <text:p>Юлия Владимировна</text:p>
          </table:table-cell>
          <table:table-cell office:value-type="string">
            <text:p>yuvbelova@edu.hse.ru</text:p>
          </table:table-cell>
          <table:table-cell office:value-type="string">
            <text:p/>
          </table:table-cell>
          <table:table-cell office:value-type="string">
            <text:p>Международный институт экономики и финансов; Б 38.03.01 МИЭФ 2021 очная Международная программа по эконом92A8; 2 курс; БПД2210</text:p>
          </table:table-cell>
          <table:table-cell office:value-type="string">
            <text:p>International College of Economics and Finance; ; 2 course; БПД2210</text:p>
          </table:table-cell>
          <table:table-cell office:value-type="string">
            <text:p>554098931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локрылова</text:p>
          </table:table-cell>
          <table:table-cell office:value-type="string">
            <text:p>Анна Михайловна</text:p>
          </table:table-cell>
          <table:table-cell office:value-type="string">
            <text:p>ambelokrylova@edu.hse.ru</text:p>
          </table:table-cell>
          <table:table-cell office:value-type="string">
            <text:p>79778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67">
            <text:p>6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ляев</text:p>
          </table:table-cell>
          <table:table-cell office:value-type="string">
            <text:p>Дмитрий Васильевич</text:p>
          </table:table-cell>
          <table:table-cell office:value-type="string">
            <text:p>dvbelyaev@edu.hse.ru</text:p>
          </table:table-cell>
          <table:table-cell office:value-type="string">
            <text:p>81110</text:p>
          </table:table-cell>
          <table:table-cell office:value-type="string">
            <text:p>факультет мировой экономики и мировой политики; ; 3 курс; </text:p>
          </table:table-cell>
          <table:table-cell office:value-type="string">
            <text:p>Faculty of World Economy and International Affairs; ; 3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ляева</text:p>
          </table:table-cell>
          <table:table-cell office:value-type="string">
            <text:p>Арина Эдуардовна</text:p>
          </table:table-cell>
          <table:table-cell office:value-type="string">
            <text:p>aebelyaeva@edu.hse.ru</text:p>
          </table:table-cell>
          <table:table-cell office:value-type="string">
            <text:p>81111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ндерская</text:p>
          </table:table-cell>
          <table:table-cell office:value-type="string">
            <text:p>Дарья Эдуардовна</text:p>
          </table:table-cell>
          <table:table-cell office:value-type="string">
            <text:p>debenderskaya_1@edu.hse.ru</text:p>
          </table:table-cell>
          <table:table-cell office:value-type="string">
            <text:p>1342932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рг</text:p>
          </table:table-cell>
          <table:table-cell office:value-type="string">
            <text:p>Георгий Алексеевич</text:p>
          </table:table-cell>
          <table:table-cell office:value-type="string">
            <text:p>gaberg@edu.hse.ru</text:p>
          </table:table-cell>
          <table:table-cell office:value-type="string">
            <text:p>2044264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резов</text:p>
          </table:table-cell>
          <table:table-cell office:value-type="string">
            <text:p>Георгий Михайлович</text:p>
          </table:table-cell>
          <table:table-cell office:value-type="string">
            <text:p>gmberezov@edu.hse.ru</text:p>
          </table:table-cell>
          <table:table-cell office:value-type="string">
            <text:p>204424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рендеева</text:p>
          </table:table-cell>
          <table:table-cell office:value-type="string">
            <text:p>Екатерина Олеговна</text:p>
          </table:table-cell>
          <table:table-cell office:value-type="string">
            <text:p>eoberendeeva@edu.hse.ru</text:p>
          </table:table-cell>
          <table:table-cell office:value-type="string">
            <text:p>8138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6">
            <text:p>9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реславский</text:p>
          </table:table-cell>
          <table:table-cell office:value-type="string">
            <text:p>Илья Вадимович</text:p>
          </table:table-cell>
          <table:table-cell office:value-type="string">
            <text:p>ivbereslavskiy@edu.hse.ru</text:p>
          </table:table-cell>
          <table:table-cell office:value-type="string">
            <text:p>84304</text:p>
          </table:table-cell>
          <table:table-cell office:value-type="string">
            <text:p>факультет креативных индустрий, Международный институт экономики и финансов; Б 54.03.01 ФКИ М 2014 очная Дизайн, Б 38.03.01 МИЭФ М 2021 очная Международная программа по экономике и финансам; 1 курс, 2 курс; </text:p>
          </table:table-cell>
          <table:table-cell office:value-type="string">
            <text:p>Faculty of Creative Industries, International College of Economics and Finance; Design, International Programme in Economics and Finance; 1 course, 2 course; </text:p>
          </table:table-cell>
          <table:table-cell office:value-type="string">
            <text:p>68, 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седина</text:p>
          </table:table-cell>
          <table:table-cell office:value-type="string">
            <text:p>Амалия Макаровна</text:p>
          </table:table-cell>
          <table:table-cell office:value-type="string">
            <text:p>ambesedina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1 МЭ 2022 очная Программа двух дипломов НИУ ВШЭ и УC5B8; 2 курс; БЭПА222</text:p>
          </table:table-cell>
          <table:table-cell office:value-type="string">
            <text:p>Faculty of World Economy and International Affairs; KHU-HSE Double Degree Program Economics and Politics in Asia; 2 course; БЭПА222</text:p>
          </table:table-cell>
          <table:table-cell office:value-type="string">
            <text:p>53219088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ссарабец</text:p>
          </table:table-cell>
          <table:table-cell office:value-type="string">
            <text:p>Полина Александровна</text:p>
          </table:table-cell>
          <table:table-cell office:value-type="string">
            <text:p>pabessarabets@edu.hse.ru</text:p>
          </table:table-cell>
          <table:table-cell office:value-type="string">
            <text:p>2264597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ечелова</text:p>
          </table:table-cell>
          <table:table-cell office:value-type="string">
            <text:p>Айдана Владимировна</text:p>
          </table:table-cell>
          <table:table-cell office:value-type="string">
            <text:p>avbechelova@edu.hse.ru</text:p>
          </table:table-cell>
          <table:table-cell office:value-type="string">
            <text:p>2041770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ибикова</text:p>
          </table:table-cell>
          <table:table-cell office:value-type="string">
            <text:p>Виктория Анатольевна</text:p>
          </table:table-cell>
          <table:table-cell office:value-type="string">
            <text:p>vabibikova@edu.hse.ru</text:p>
          </table:table-cell>
          <table:table-cell office:value-type="string">
            <text:p>81113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изина</text:p>
          </table:table-cell>
          <table:table-cell office:value-type="string">
            <text:p>Дарья Николаевна</text:p>
          </table:table-cell>
          <table:table-cell office:value-type="string">
            <text:p>dnbizina@edu.hse.ru</text:p>
          </table:table-cell>
          <table:table-cell office:value-type="string">
            <text:p>2044219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икмурзина</text:p>
          </table:table-cell>
          <table:table-cell office:value-type="string">
            <text:p>Мария Маратовна</text:p>
          </table:table-cell>
          <table:table-cell office:value-type="string">
            <text:p>mmbikmurzina@edu.hse.ru</text:p>
          </table:table-cell>
          <table:table-cell office:value-type="string">
            <text:p>21819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илиходзе</text:p>
          </table:table-cell>
          <table:table-cell office:value-type="string">
            <text:p>Мария Паатовна</text:p>
          </table:table-cell>
          <table:table-cell office:value-type="string">
            <text:p>mpbilikhodze_1@edu.hse.ru</text:p>
          </table:table-cell>
          <table:table-cell office:value-type="string">
            <text:p>1454832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илык</text:p>
          </table:table-cell>
          <table:table-cell office:value-type="string">
            <text:p>Екатерина Андреевна</text:p>
          </table:table-cell>
          <table:table-cell office:value-type="string">
            <text:p>eabilyk@edu.hse.ru</text:p>
          </table:table-cell>
          <table:table-cell office:value-type="string">
            <text:p>137927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ирюков</text:p>
          </table:table-cell>
          <table:table-cell office:value-type="string">
            <text:p>Михаил Евгеньевич</text:p>
          </table:table-cell>
          <table:table-cell office:value-type="string">
            <text:p>mebiryukov@edu.hse.ru</text:p>
          </table:table-cell>
          <table:table-cell office:value-type="string">
            <text:p>204440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ирюкова</text:p>
          </table:table-cell>
          <table:table-cell office:value-type="string">
            <text:p>Мария Алексеевна</text:p>
          </table:table-cell>
          <table:table-cell office:value-type="string">
            <text:p>mabiryukova_2@edu.hse.ru</text:p>
          </table:table-cell>
          <table:table-cell office:value-type="string">
            <text:p>1553898</text:p>
          </table:table-cell>
          <table:table-cell office:value-type="string">
            <text:p>факультет социальных наук; Б 01.03.02, 38.03.04, 37.03.01, 41.03.04, 39.03.01 СН М 2022 очная Вычислительные социальные науки; 1 курс; БВСН241</text:p>
          </table:table-cell>
          <table:table-cell office:value-type="string">
            <text:p>Faculty of Social Sciences; Computational Social Sciences; 1 course; БВСН241</text:p>
          </table:table-cell>
          <table:table-cell office:value-type="string">
            <text:p>5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ичев</text:p>
          </table:table-cell>
          <table:table-cell office:value-type="string">
            <text:p>Роман Сергеевич</text:p>
          </table:table-cell>
          <table:table-cell office:value-type="string">
            <text:p>rsbichev@edu.hse.ru</text:p>
          </table:table-cell>
          <table:table-cell office:value-type="string">
            <text:p>2044252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лагинин</text:p>
          </table:table-cell>
          <table:table-cell office:value-type="string">
            <text:p>Александр Артемович</text:p>
          </table:table-cell>
          <table:table-cell office:value-type="string">
            <text:p>aablaginin@edu.hse.ru</text:p>
          </table:table-cell>
          <table:table-cell office:value-type="string">
            <text:p>8157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латиков</text:p>
          </table:table-cell>
          <table:table-cell office:value-type="string">
            <text:p>Владимир Вячеславович</text:p>
          </table:table-cell>
          <table:table-cell office:value-type="string">
            <text:p>vvblatikov@edu.hse.ru</text:p>
          </table:table-cell>
          <table:table-cell office:value-type="string">
            <text:p>204440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лизгарев</text:p>
          </table:table-cell>
          <table:table-cell office:value-type="string">
            <text:p>Вячеслав Юрьевич</text:p>
          </table:table-cell>
          <table:table-cell office:value-type="string">
            <text:p>vyublizgarev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39.03.01 СПБ ШСНВ СПБ 2016 очная Социология и социальная иE843; 3 курс; БСЦ211С</text:p>
          </table:table-cell>
          <table:table-cell office:value-type="string">
            <text:p>St. Petersburg School of Social Sciences and Area Studies, HSE; Sociology and Social Informatics; 3 course; БСЦ211С</text:p>
          </table:table-cell>
          <table:table-cell office:value-type="string">
            <text:p>15050412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линова</text:p>
          </table:table-cell>
          <table:table-cell office:value-type="string">
            <text:p>Анастасия Андреевна</text:p>
          </table:table-cell>
          <table:table-cell office:value-type="string">
            <text:p>aablinova_2@edu.hse.ru</text:p>
          </table:table-cell>
          <table:table-cell office:value-type="string">
            <text:p>7964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лудчая</text:p>
          </table:table-cell>
          <table:table-cell office:value-type="string">
            <text:p>Ольга Андреевна</text:p>
          </table:table-cell>
          <table:table-cell office:value-type="string">
            <text:p>oabludchaya@edu.hse.ru</text:p>
          </table:table-cell>
          <table:table-cell office:value-type="string">
            <text:p>79542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5">
            <text:p>7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наят</text:p>
          </table:table-cell>
          <table:table-cell office:value-type="string">
            <text:p>Сальма Алиевна</text:p>
          </table:table-cell>
          <table:table-cell office:value-type="string">
            <text:p>sabnayat_1@edu.hse.ru</text:p>
          </table:table-cell>
          <table:table-cell office:value-type="string">
            <text:p>81289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брикова</text:p>
          </table:table-cell>
          <table:table-cell office:value-type="string">
            <text:p>Альбина Сергеевна</text:p>
          </table:table-cell>
          <table:table-cell office:value-type="string">
            <text:p>asbobrikova@edu.hse.ru</text:p>
          </table:table-cell>
          <table:table-cell office:value-type="string">
            <text:p>8151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брова</text:p>
          </table:table-cell>
          <table:table-cell office:value-type="string">
            <text:p>Арина Алексеевна</text:p>
          </table:table-cell>
          <table:table-cell office:value-type="string">
            <text:p>aabobrova_1@edu.hse.ru</text:p>
          </table:table-cell>
          <table:table-cell office:value-type="string">
            <text:p>204177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брова</text:p>
          </table:table-cell>
          <table:table-cell office:value-type="string">
            <text:p>Мария Дмитриевна</text:p>
          </table:table-cell>
          <table:table-cell office:value-type="string">
            <text:p>mdbobrova@edu.hse.ru</text:p>
          </table:table-cell>
          <table:table-cell office:value-type="string">
            <text:p>1320444</text:p>
          </table:table-cell>
          <table:table-cell office:value-type="string">
            <text:p>факультет мировой экономики и мировой политики, 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, 2 курс; </text:p>
          </table:table-cell>
          <table:table-cell office:value-type="string">
            <text:p>Faculty of World Economy and International Affairs, Faculty of World Economy and International Affairs; KHU-HSE Double Degree Program Economics and Politics in Asia; 4 course, 2 course; </text:p>
          </table:table-cell>
          <table:table-cell office:value-type="string">
            <text:p>556, 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вблей</text:p>
          </table:table-cell>
          <table:table-cell office:value-type="string">
            <text:p>Олеся Сергеевна</text:p>
          </table:table-cell>
          <table:table-cell office:value-type="string">
            <text:p>osbovbley@edu.hse.ru</text:p>
          </table:table-cell>
          <table:table-cell office:value-type="string">
            <text:p>2044409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гатырева</text:p>
          </table:table-cell>
          <table:table-cell office:value-type="string">
            <text:p>Анастасия Александровна</text:p>
          </table:table-cell>
          <table:table-cell office:value-type="string">
            <text:p>aabogatyreva@edu.hse.ru</text:p>
          </table:table-cell>
          <table:table-cell office:value-type="string">
            <text:p>83351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7">
            <text:p>7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гданов</text:p>
          </table:table-cell>
          <table:table-cell office:value-type="string">
            <text:p>Александр Денисович</text:p>
          </table:table-cell>
          <table:table-cell office:value-type="string">
            <text:p>adbogdanov_1@edu.hse.ru</text:p>
          </table:table-cell>
          <table:table-cell office:value-type="string">
            <text:p>155827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гданова</text:p>
          </table:table-cell>
          <table:table-cell office:value-type="string">
            <text:p>Екатерина Андреевна</text:p>
          </table:table-cell>
          <table:table-cell office:value-type="string">
            <text:p>eabogdanova_5@edu.hse.ru</text:p>
          </table:table-cell>
          <table:table-cell office:value-type="string">
            <text:p>204441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гданова</text:p>
          </table:table-cell>
          <table:table-cell office:value-type="string">
            <text:p>Ксения Сергеевна</text:p>
          </table:table-cell>
          <table:table-cell office:value-type="string">
            <text:p>ksbogdanova_1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2 курс; БМБ2204С</text:p>
          </table:table-cell>
          <table:table-cell office:value-type="string">
            <text:p>St. Petersburg School of Economics and Management, HSE; International Bachelor in Business and Economics; 2 course; БМБ2204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гов</text:p>
          </table:table-cell>
          <table:table-cell office:value-type="string">
            <text:p>Арсений Алексеевич</text:p>
          </table:table-cell>
          <table:table-cell office:value-type="string">
            <text:p>aabogov@edu.hse.ru</text:p>
          </table:table-cell>
          <table:table-cell office:value-type="string">
            <text:p>2016193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2 курс; </text:p>
          </table:table-cell>
          <table:table-cell office:value-type="string">
            <text:p>Faculty of World Economy and International Affairs; International Relations and Global Studies; 2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голюбова</text:p>
          </table:table-cell>
          <table:table-cell office:value-type="string">
            <text:p>Екатерина Андреевна</text:p>
          </table:table-cell>
          <table:table-cell office:value-type="string">
            <text:p>eabogolyubova@edu.hse.ru</text:p>
          </table:table-cell>
          <table:table-cell office:value-type="string">
            <text:p>2044417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лданова</text:p>
          </table:table-cell>
          <table:table-cell office:value-type="string">
            <text:p>Дарья Булатовна</text:p>
          </table:table-cell>
          <table:table-cell office:value-type="string">
            <text:p>dbboldanova@edu.hse.ru</text:p>
          </table:table-cell>
          <table:table-cell office:value-type="string">
            <text:p>8138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0">
            <text:p>9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лдина</text:p>
          </table:table-cell>
          <table:table-cell office:value-type="string">
            <text:p>Дарья Алексеевна</text:p>
          </table:table-cell>
          <table:table-cell office:value-type="string">
            <text:p>daboldina@edu.hse.ru</text:p>
          </table:table-cell>
          <table:table-cell office:value-type="string">
            <text:p>83581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лдырев</text:p>
          </table:table-cell>
          <table:table-cell office:value-type="string">
            <text:p>Михаил Евгеньевич</text:p>
          </table:table-cell>
          <table:table-cell office:value-type="string">
            <text:p>meboldyrev@edu.hse.ru</text:p>
          </table:table-cell>
          <table:table-cell office:value-type="string">
            <text:p>2044277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лдырева</text:p>
          </table:table-cell>
          <table:table-cell office:value-type="string">
            <text:p>Дарья Валерьевна</text:p>
          </table:table-cell>
          <table:table-cell office:value-type="string">
            <text:p>dvboldyreva_1@edu.hse.ru</text:p>
          </table:table-cell>
          <table:table-cell office:value-type="string">
            <text:p>2043830</text:p>
          </table:table-cell>
          <table:table-cell office:value-type="string">
            <text:p>Факультет социально-экономических и компьютерных наук; Б 45.03.02 П СЭКН П 2022 очная Иностранные языки и межкультурная коммуникация в бизнесе; 1 курс; ИЯ-24-1</text:p>
          </table:table-cell>
          <table:table-cell office:value-type="string">
            <text:p>-; Foreign Languages and Intercultural Communication in Business; 1 course; ИЯ-24-1</text:p>
          </table:table-cell>
          <table:table-cell office:value-type="string">
            <text:p>54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лдышев</text:p>
          </table:table-cell>
          <table:table-cell office:value-type="string">
            <text:p>Никита Владимирович</text:p>
          </table:table-cell>
          <table:table-cell office:value-type="string">
            <text:p>nvboldyshev@edu.hse.ru</text:p>
          </table:table-cell>
          <table:table-cell office:value-type="string">
            <text:p>80897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лтрушевич</text:p>
          </table:table-cell>
          <table:table-cell office:value-type="string">
            <text:p>Варвара Антоновна</text:p>
          </table:table-cell>
          <table:table-cell office:value-type="string">
            <text:p>vaboltrushevich@edu.hse.ru</text:p>
          </table:table-cell>
          <table:table-cell office:value-type="string">
            <text:p>1441693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льных</text:p>
          </table:table-cell>
          <table:table-cell office:value-type="string">
            <text:p>Евгения Алексеевна</text:p>
          </table:table-cell>
          <table:table-cell office:value-type="string">
            <text:p>eabolnykh@edu.hse.ru</text:p>
          </table:table-cell>
          <table:table-cell office:value-type="string">
            <text:p>7973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мбал</text:p>
          </table:table-cell>
          <table:table-cell office:value-type="string">
            <text:p>Никита Сергеевич</text:p>
          </table:table-cell>
          <table:table-cell office:value-type="string">
            <text:p>nsbombal@edu.hse.ru</text:p>
          </table:table-cell>
          <table:table-cell office:value-type="string">
            <text:p>152506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ндаренко</text:p>
          </table:table-cell>
          <table:table-cell office:value-type="string">
            <text:p>Егор Германович</text:p>
          </table:table-cell>
          <table:table-cell office:value-type="string">
            <text:p>egbondarenko_1@edu.hse.ru</text:p>
          </table:table-cell>
          <table:table-cell office:value-type="string">
            <text:p>2044021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рис</text:p>
          </table:table-cell>
          <table:table-cell office:value-type="string">
            <text:p>Екатерина Романовна</text:p>
          </table:table-cell>
          <table:table-cell office:value-type="string">
            <text:p>erboris@edu.hse.ru</text:p>
          </table:table-cell>
          <table:table-cell office:value-type="string">
            <text:p>8162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6">
            <text:p>7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рисюк</text:p>
          </table:table-cell>
          <table:table-cell office:value-type="string">
            <text:p>Екатерина Валерьевна</text:p>
          </table:table-cell>
          <table:table-cell office:value-type="string">
            <text:p>evborisyuk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1 МЭ 2022 очная Программа двух дипломов НИУ ВШЭ и УC5B8; 2 курс; БЭПА224</text:p>
          </table:table-cell>
          <table:table-cell office:value-type="string">
            <text:p>Faculty of World Economy and International Affairs; KHU-HSE Double Degree Program Economics and Politics in Asia; 2 course; БЭПА224</text:p>
          </table:table-cell>
          <table:table-cell office:value-type="string">
            <text:p>53219088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рмотов</text:p>
          </table:table-cell>
          <table:table-cell office:value-type="string">
            <text:p>Артем Вячеславович</text:p>
          </table:table-cell>
          <table:table-cell office:value-type="string">
            <text:p>avbormotov@edu.hse.ru</text:p>
          </table:table-cell>
          <table:table-cell office:value-type="string">
            <text:p>80862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ровиков</text:p>
          </table:table-cell>
          <table:table-cell office:value-type="string">
            <text:p>Валентин Дмитриевич</text:p>
          </table:table-cell>
          <table:table-cell office:value-type="string">
            <text:p>vdborovikov@edu.hse.ru</text:p>
          </table:table-cell>
          <table:table-cell office:value-type="string">
            <text:p>2044431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ровой</text:p>
          </table:table-cell>
          <table:table-cell office:value-type="string">
            <text:p>Дмитрий Александрович</text:p>
          </table:table-cell>
          <table:table-cell office:value-type="string">
            <text:p>daborovoy@edu.hse.ru</text:p>
          </table:table-cell>
          <table:table-cell office:value-type="string">
            <text:p>21372</text:p>
          </table:table-cell>
          <table:table-cell office:value-type="string">
            <text:p>факультет социальных наук; Б 39.03.01 СН М 2014 очная Социология; 4 курс; </text:p>
          </table:table-cell>
          <table:table-cell office:value-type="string">
            <text:p>Faculty of Social Sciences; Sociology; 4 course; </text:p>
          </table:table-cell>
          <table:table-cell office:value-type="string">
            <text:p>340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ровцова</text:p>
          </table:table-cell>
          <table:table-cell office:value-type="string">
            <text:p>Софья Васильевна</text:p>
          </table:table-cell>
          <table:table-cell office:value-type="string">
            <text:p>svborovtsova@edu.hse.ru</text:p>
          </table:table-cell>
          <table:table-cell office:value-type="string">
            <text:p>84357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родин</text:p>
          </table:table-cell>
          <table:table-cell office:value-type="string">
            <text:p>Егор Алексеевич</text:p>
          </table:table-cell>
          <table:table-cell office:value-type="string">
            <text:p>eaborodin@edu.hse.ru</text:p>
          </table:table-cell>
          <table:table-cell office:value-type="string">
            <text:p>150621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родин</text:p>
          </table:table-cell>
          <table:table-cell office:value-type="string">
            <text:p>Сергей Евгеньевич</text:p>
          </table:table-cell>
          <table:table-cell office:value-type="string">
            <text:p>seborodin@edu.hse.ru</text:p>
          </table:table-cell>
          <table:table-cell office:value-type="string">
            <text:p/>
          </table:table-cell>
          <table:table-cell office:value-type="string">
            <text:p>Международный институт экономики и финансов; Б 38.03.01 МИЭФ 2021 очная Международная программа по эконом92A8; 2 курс; БПД2210</text:p>
          </table:table-cell>
          <table:table-cell office:value-type="string">
            <text:p>International College of Economics and Finance; International Programme in Economics and Finance; 2 course; БПД2210</text:p>
          </table:table-cell>
          <table:table-cell office:value-type="string">
            <text:p>554098931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родкина</text:p>
          </table:table-cell>
          <table:table-cell office:value-type="string">
            <text:p>Яна Сергеевна</text:p>
          </table:table-cell>
          <table:table-cell office:value-type="string">
            <text:p>yasborodkina_1@edu.hse.ru</text:p>
          </table:table-cell>
          <table:table-cell office:value-type="string">
            <text:p>1476627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рсов</text:p>
          </table:table-cell>
          <table:table-cell office:value-type="string">
            <text:p>Артур Ибрагимович</text:p>
          </table:table-cell>
          <table:table-cell office:value-type="string">
            <text:p>aiborsov@edu.hse.ru</text:p>
          </table:table-cell>
          <table:table-cell office:value-type="string">
            <text:p>70983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рщ</text:p>
          </table:table-cell>
          <table:table-cell office:value-type="string">
            <text:p>Анна -</text:p>
          </table:table-cell>
          <table:table-cell office:value-type="string">
            <text:p>aborsch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2 курс; БМБ2205С</text:p>
          </table:table-cell>
          <table:table-cell office:value-type="string">
            <text:p>St. Petersburg School of Economics and Management, HSE; ?International Bachelor in Business and Economics; 2 course; БМБ2205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тирова</text:p>
          </table:table-cell>
          <table:table-cell office:value-type="string">
            <text:p>Шахзодахон Шавкатжон кизи</text:p>
          </table:table-cell>
          <table:table-cell office:value-type="string">
            <text:p>shshbotirova@edu.hse.ru</text:p>
          </table:table-cell>
          <table:table-cell office:value-type="string">
            <text:p>81466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2">
            <text:p>9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хян</text:p>
          </table:table-cell>
          <table:table-cell office:value-type="string">
            <text:p>Роман Бениаминович</text:p>
          </table:table-cell>
          <table:table-cell office:value-type="string">
            <text:p>rbbokhyan@edu.hse.ru</text:p>
          </table:table-cell>
          <table:table-cell office:value-type="string">
            <text:p>2044436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чкарёв</text:p>
          </table:table-cell>
          <table:table-cell office:value-type="string">
            <text:p>Герман Андреевич</text:p>
          </table:table-cell>
          <table:table-cell office:value-type="string">
            <text:p>gabochkaryov@edu.hse.ru</text:p>
          </table:table-cell>
          <table:table-cell office:value-type="string">
            <text:p>2044437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очкарева</text:p>
          </table:table-cell>
          <table:table-cell office:value-type="string">
            <text:p>Анастасия Александровна</text:p>
          </table:table-cell>
          <table:table-cell office:value-type="string">
            <text:p>aabochkareva_1@edu.hse.ru</text:p>
          </table:table-cell>
          <table:table-cell office:value-type="string">
            <text:p>8162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5">
            <text:p>5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раварец</text:p>
          </table:table-cell>
          <table:table-cell office:value-type="string">
            <text:p>Алина Дмитриевна</text:p>
          </table:table-cell>
          <table:table-cell office:value-type="string">
            <text:p>adbravarets@edu.hse.ru</text:p>
          </table:table-cell>
          <table:table-cell office:value-type="string">
            <text:p>204180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райченко</text:p>
          </table:table-cell>
          <table:table-cell office:value-type="string">
            <text:p>Полина Юрьевна</text:p>
          </table:table-cell>
          <table:table-cell office:value-type="string">
            <text:p>pyubraychenko@edu.hse.ru</text:p>
          </table:table-cell>
          <table:table-cell office:value-type="string">
            <text:p>41341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ратчук</text:p>
          </table:table-cell>
          <table:table-cell office:value-type="string">
            <text:p>Мелиса Владимировна</text:p>
          </table:table-cell>
          <table:table-cell office:value-type="string">
            <text:p>mvbratchuk@edu.hse.ru</text:p>
          </table:table-cell>
          <table:table-cell office:value-type="string">
            <text:p>149645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режнева</text:p>
          </table:table-cell>
          <table:table-cell office:value-type="string">
            <text:p>Варвара Юрьевна</text:p>
          </table:table-cell>
          <table:table-cell office:value-type="string">
            <text:p>vibrezhneva@edu.hse.ru</text:p>
          </table:table-cell>
          <table:table-cell office:value-type="string">
            <text:p>229645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родская</text:p>
          </table:table-cell>
          <table:table-cell office:value-type="string">
            <text:p>Алина Аркадьевна</text:p>
          </table:table-cell>
          <table:table-cell office:value-type="string">
            <text:p>aabrodskaya@edu.hse.ru</text:p>
          </table:table-cell>
          <table:table-cell office:value-type="string">
            <text:p>82914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рызгалова</text:p>
          </table:table-cell>
          <table:table-cell office:value-type="string">
            <text:p>Мария Михайловна</text:p>
          </table:table-cell>
          <table:table-cell office:value-type="string">
            <text:p>mmbryzgalova@edu.hse.ru</text:p>
          </table:table-cell>
          <table:table-cell office:value-type="string">
            <text:p>1397810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рюльфер</text:p>
          </table:table-cell>
          <table:table-cell office:value-type="string">
            <text:p>Маша Агат Леа Габриэль -</text:p>
          </table:table-cell>
          <table:table-cell office:value-type="string">
            <text:p>mbryulfer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1 МЭ 2018 очная Программа двух дипломов НИУ ВШЭ и УC5B8; 2 курс; БЭПА211</text:p>
          </table:table-cell>
          <table:table-cell office:value-type="string">
            <text:p>Faculty of World Economy and International Affairs; KHU-HSE Double Degree Program Economics and Politics in Asia; 2 course; БЭПА211</text:p>
          </table:table-cell>
          <table:table-cell office:value-type="string">
            <text:p>196307533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убнова</text:p>
          </table:table-cell>
          <table:table-cell office:value-type="string">
            <text:p>Ксения Владимировна</text:p>
          </table:table-cell>
          <table:table-cell office:value-type="string">
            <text:p>kvbubnova_2@edu.hse.ru</text:p>
          </table:table-cell>
          <table:table-cell office:value-type="string">
            <text:p>204444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убнова</text:p>
          </table:table-cell>
          <table:table-cell office:value-type="string">
            <text:p>Марина Алексеевна</text:p>
          </table:table-cell>
          <table:table-cell office:value-type="string">
            <text:p>mabubnova_1@edu.hse.ru</text:p>
          </table:table-cell>
          <table:table-cell office:value-type="string">
            <text:p>2043414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удников</text:p>
          </table:table-cell>
          <table:table-cell office:value-type="string">
            <text:p>Александр Владимирович</text:p>
          </table:table-cell>
          <table:table-cell office:value-type="string">
            <text:p>avbudnikov_1@edu.hse.ru</text:p>
          </table:table-cell>
          <table:table-cell office:value-type="string">
            <text:p>204180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удяк</text:p>
          </table:table-cell>
          <table:table-cell office:value-type="string">
            <text:p>Кирилл Александрович</text:p>
          </table:table-cell>
          <table:table-cell office:value-type="string">
            <text:p>kabudyak@edu.hse.ru</text:p>
          </table:table-cell>
          <table:table-cell office:value-type="string">
            <text:p>2044443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узанова</text:p>
          </table:table-cell>
          <table:table-cell office:value-type="string">
            <text:p>Александра Романовна</text:p>
          </table:table-cell>
          <table:table-cell office:value-type="string">
            <text:p>arbuzanova@edu.hse.ru</text:p>
          </table:table-cell>
          <table:table-cell office:value-type="string">
            <text:p>140800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узенкова</text:p>
          </table:table-cell>
          <table:table-cell office:value-type="string">
            <text:p>Юлия Владимировна</text:p>
          </table:table-cell>
          <table:table-cell office:value-type="string">
            <text:p>yuvbuzenkova@edu.hse.ru</text:p>
          </table:table-cell>
          <table:table-cell office:value-type="string">
            <text:p>79523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укина</text:p>
          </table:table-cell>
          <table:table-cell office:value-type="string">
            <text:p>Арина Алексеевна</text:p>
          </table:table-cell>
          <table:table-cell office:value-type="string">
            <text:p>aabukina@edu.hse.ru</text:p>
          </table:table-cell>
          <table:table-cell office:value-type="string">
            <text:p>79731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улава</text:p>
          </table:table-cell>
          <table:table-cell office:value-type="string">
            <text:p>Мария Кирилловна</text:p>
          </table:table-cell>
          <table:table-cell office:value-type="string">
            <text:p>mkbulava@edu.hse.ru</text:p>
          </table:table-cell>
          <table:table-cell office:value-type="string">
            <text:p>229645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улынин</text:p>
          </table:table-cell>
          <table:table-cell office:value-type="string">
            <text:p>Виктор Александрович</text:p>
          </table:table-cell>
          <table:table-cell office:value-type="string">
            <text:p>vabulynin@edu.hse.ru</text:p>
          </table:table-cell>
          <table:table-cell office:value-type="string">
            <text:p>28812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улычев</text:p>
          </table:table-cell>
          <table:table-cell office:value-type="string">
            <text:p>Михаил Андреевич</text:p>
          </table:table-cell>
          <table:table-cell office:value-type="string">
            <text:p>mabulychev@edu.hse.ru</text:p>
          </table:table-cell>
          <table:table-cell office:value-type="string">
            <text:p>1345089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урчанов</text:p>
          </table:table-cell>
          <table:table-cell office:value-type="string">
            <text:p>Юрий Михайлович</text:p>
          </table:table-cell>
          <table:table-cell office:value-type="string">
            <text:p>yumburchanov@edu.hse.ru</text:p>
          </table:table-cell>
          <table:table-cell office:value-type="string">
            <text:p>1319795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ут</text:p>
          </table:table-cell>
          <table:table-cell office:value-type="string">
            <text:p>Дарья Дмитриевна</text:p>
          </table:table-cell>
          <table:table-cell office:value-type="string">
            <text:p>ddbut@edu.hse.ru</text:p>
          </table:table-cell>
          <table:table-cell office:value-type="string">
            <text:p>83439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1">
            <text:p>7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утусов</text:p>
          </table:table-cell>
          <table:table-cell office:value-type="string">
            <text:p>Владислав Юрьевич</text:p>
          </table:table-cell>
          <table:table-cell office:value-type="string">
            <text:p>vyubutusov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2 курс; БМБ2206С</text:p>
          </table:table-cell>
          <table:table-cell office:value-type="string">
            <text:p>St. Petersburg School of Economics and Management, HSE; ?International Bachelor in Business and Economics; 2 course; БМБ2206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ухарова</text:p>
          </table:table-cell>
          <table:table-cell office:value-type="string">
            <text:p>Анна Сергеевна</text:p>
          </table:table-cell>
          <table:table-cell office:value-type="string">
            <text:p>asbukharova@edu.hse.ru</text:p>
          </table:table-cell>
          <table:table-cell office:value-type="string">
            <text:p>79499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62">
            <text:p>6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ухонина</text:p>
          </table:table-cell>
          <table:table-cell office:value-type="string">
            <text:p>Ирина Юрьевна</text:p>
          </table:table-cell>
          <table:table-cell office:value-type="string">
            <text:p>iyubukhonina@edu.hse.ru</text:p>
          </table:table-cell>
          <table:table-cell office:value-type="string">
            <text:p>204181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Бычков</text:p>
          </table:table-cell>
          <table:table-cell office:value-type="string">
            <text:p>Артур Геннадьевич</text:p>
          </table:table-cell>
          <table:table-cell office:value-type="string">
            <text:p>agbychkov@edu.hse.ru</text:p>
          </table:table-cell>
          <table:table-cell office:value-type="string">
            <text:p>46203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авилов</text:p>
          </table:table-cell>
          <table:table-cell office:value-type="string">
            <text:p>Вячеслав Леонидович</text:p>
          </table:table-cell>
          <table:table-cell office:value-type="string">
            <text:p>vlvavilov@edu.hse.ru</text:p>
          </table:table-cell>
          <table:table-cell office:value-type="string">
            <text:p>204357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2">
            <text:p>7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аженина</text:p>
          </table:table-cell>
          <table:table-cell office:value-type="string">
            <text:p>София Андреевна</text:p>
          </table:table-cell>
          <table:table-cell office:value-type="string">
            <text:p>savazhenina@edu.hse.ru</text:p>
          </table:table-cell>
          <table:table-cell office:value-type="string">
            <text:p>1498921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ажкая</text:p>
          </table:table-cell>
          <table:table-cell office:value-type="string">
            <text:p>Ксения Альбертовна</text:p>
          </table:table-cell>
          <table:table-cell office:value-type="string">
            <text:p>kavazhkaya@edu.hse.ru</text:p>
          </table:table-cell>
          <table:table-cell office:value-type="string">
            <text:p>1401954</text:p>
          </table:table-cell>
          <table:table-cell office:value-type="string">
            <text:p>факультет компьютерных наук; Б 01.03.02 ФКН М 2021 очная Прикладной анализ данных; 2 курс; </text:p>
          </table:table-cell>
          <table:table-cell office:value-type="string">
            <text:p>Faculty of Computer Science; Data Science and Business Analytics; 2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акульчик</text:p>
          </table:table-cell>
          <table:table-cell office:value-type="string">
            <text:p>Дарья Александровна</text:p>
          </table:table-cell>
          <table:table-cell office:value-type="string">
            <text:p>davakulchik@edu.hse.ru</text:p>
          </table:table-cell>
          <table:table-cell office:value-type="string">
            <text:p>8163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ареник</text:p>
          </table:table-cell>
          <table:table-cell office:value-type="string">
            <text:p>Фёдор Сергеевич</text:p>
          </table:table-cell>
          <table:table-cell office:value-type="string">
            <text:p>fsvarenik@edu.hse.ru</text:p>
          </table:table-cell>
          <table:table-cell office:value-type="string">
            <text:p>1430370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арижук</text:p>
          </table:table-cell>
          <table:table-cell office:value-type="string">
            <text:p>Елизавета Витальевна</text:p>
          </table:table-cell>
          <table:table-cell office:value-type="string">
            <text:p>evvarizhuk@edu.hse.ru</text:p>
          </table:table-cell>
          <table:table-cell office:value-type="string">
            <text:p>82656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арфоломеева</text:p>
          </table:table-cell>
          <table:table-cell office:value-type="string">
            <text:p>Дана Ивановна</text:p>
          </table:table-cell>
          <table:table-cell office:value-type="string">
            <text:p>divarfolomeeva@edu.hse.ru</text:p>
          </table:table-cell>
          <table:table-cell office:value-type="string">
            <text:p>145330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асиленко</text:p>
          </table:table-cell>
          <table:table-cell office:value-type="string">
            <text:p>Полина Евгеньевна</text:p>
          </table:table-cell>
          <table:table-cell office:value-type="string">
            <text:p>pevasilenko_1@edu.hse.ru</text:p>
          </table:table-cell>
          <table:table-cell office:value-type="string">
            <text:p>2009866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асильев</text:p>
          </table:table-cell>
          <table:table-cell office:value-type="string">
            <text:p>Никита Михайлович</text:p>
          </table:table-cell>
          <table:table-cell office:value-type="string">
            <text:p>nmvasilev@edu.hse.ru</text:p>
          </table:table-cell>
          <table:table-cell office:value-type="string">
            <text:p>204462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асильева</text:p>
          </table:table-cell>
          <table:table-cell office:value-type="string">
            <text:p>Алёна Афанасьевна</text:p>
          </table:table-cell>
          <table:table-cell office:value-type="string">
            <text:p>aavasileva_21@edu.hse.ru</text:p>
          </table:table-cell>
          <table:table-cell office:value-type="string">
            <text:p>204462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асильева</text:p>
          </table:table-cell>
          <table:table-cell office:value-type="string">
            <text:p>Виктория Николаевна</text:p>
          </table:table-cell>
          <table:table-cell office:value-type="string">
            <text:p>vinivasileva@edu.hse.ru</text:p>
          </table:table-cell>
          <table:table-cell office:value-type="string">
            <text:p>155563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асильева</text:p>
          </table:table-cell>
          <table:table-cell office:value-type="string">
            <text:p>Влада Владиславовна</text:p>
          </table:table-cell>
          <table:table-cell office:value-type="string">
            <text:p>vvvasileva_4@edu.hse.ru</text:p>
          </table:table-cell>
          <table:table-cell office:value-type="string">
            <text:p>8370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7">
            <text:p>5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асильева</text:p>
          </table:table-cell>
          <table:table-cell office:value-type="string">
            <text:p>Дарья Андреевна</text:p>
          </table:table-cell>
          <table:table-cell office:value-type="string">
            <text:p>davasileva_13@edu.hse.ru</text:p>
          </table:table-cell>
          <table:table-cell office:value-type="string">
            <text:p>1320459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60">
            <text:p>6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асильева</text:p>
          </table:table-cell>
          <table:table-cell office:value-type="string">
            <text:p>Мария Евгеньевна</text:p>
          </table:table-cell>
          <table:table-cell office:value-type="string">
            <text:p>mevasileva@edu.hse.ru</text:p>
          </table:table-cell>
          <table:table-cell office:value-type="string">
            <text:p>29060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асильков</text:p>
          </table:table-cell>
          <table:table-cell office:value-type="string">
            <text:p>Андрей Ярославович</text:p>
          </table:table-cell>
          <table:table-cell office:value-type="string">
            <text:p>ayavasilkov_1@edu.hse.ru</text:p>
          </table:table-cell>
          <table:table-cell office:value-type="string">
            <text:p>2044545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асин</text:p>
          </table:table-cell>
          <table:table-cell office:value-type="string">
            <text:p>Михаил Михайлович</text:p>
          </table:table-cell>
          <table:table-cell office:value-type="string">
            <text:p>mmvasin@edu.hse.ru</text:p>
          </table:table-cell>
          <table:table-cell office:value-type="string">
            <text:p>81121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асясин</text:p>
          </table:table-cell>
          <table:table-cell office:value-type="string">
            <text:p>Дмитрий Алексеевич</text:p>
          </table:table-cell>
          <table:table-cell office:value-type="string">
            <text:p>davasyasin@edu.hse.ru</text:p>
          </table:table-cell>
          <table:table-cell office:value-type="string">
            <text:p>1554574</text:p>
          </table:table-cell>
          <table:table-cell office:value-type="string">
            <text:p>факультет мировой экономики и мировой политики; Б 38.03.01 МЭ М 2014 очная Мировая экономика; 3 курс; </text:p>
          </table:table-cell>
          <table:table-cell office:value-type="string">
            <text:p>Faculty of World Economy and International Affairs; World Economy; 3 course; </text:p>
          </table:table-cell>
          <table:table-cell office:value-type="string">
            <text:p>227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83">
            <text:p>8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афин</text:p>
          </table:table-cell>
          <table:table-cell office:value-type="string">
            <text:p>Амир Фаритович</text:p>
          </table:table-cell>
          <table:table-cell office:value-type="string">
            <text:p>afvafin@edu.hse.ru</text:p>
          </table:table-cell>
          <table:table-cell office:value-type="string">
            <text:p>1463872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ахрушева</text:p>
          </table:table-cell>
          <table:table-cell office:value-type="string">
            <text:p>Екатерина Евгеньевна</text:p>
          </table:table-cell>
          <table:table-cell office:value-type="string">
            <text:p>eevakhrusheva@edu.hse.ru</text:p>
          </table:table-cell>
          <table:table-cell office:value-type="string">
            <text:p>229645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ахрушева</text:p>
          </table:table-cell>
          <table:table-cell office:value-type="string">
            <text:p>Софья Максимовна</text:p>
          </table:table-cell>
          <table:table-cell office:value-type="string">
            <text:p>smvakhrusheva@edu.hse.ru</text:p>
          </table:table-cell>
          <table:table-cell office:value-type="string">
            <text:p>1319751</text:p>
          </table:table-cell>
          <table:table-cell office:value-type="string">
            <text:p>Факультет Санкт-Петербургская школа социальных наук и востоковедения; ; 2 курс; </text:p>
          </table:table-cell>
          <table:table-cell office:value-type="string">
            <text:p>St. Petersburg School of Social Sciences and Area Studies, HSE; ; 2 course; </text:p>
          </table:table-cell>
          <table:table-cell office:value-type="string">
            <text:p>248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65">
            <text:p>6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ейнбрин</text:p>
          </table:table-cell>
          <table:table-cell office:value-type="string">
            <text:p>Полина Александровна</text:p>
          </table:table-cell>
          <table:table-cell office:value-type="string">
            <text:p>paveynbrin@edu.hse.ru</text:p>
          </table:table-cell>
          <table:table-cell office:value-type="string">
            <text:p>8163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1">
            <text:p>5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елтистова</text:p>
          </table:table-cell>
          <table:table-cell office:value-type="string">
            <text:p>Елена Михайловна</text:p>
          </table:table-cell>
          <table:table-cell office:value-type="string">
            <text:p>emveltistova@edu.hse.ru</text:p>
          </table:table-cell>
          <table:table-cell office:value-type="string">
            <text:p>8370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52">
            <text:p>5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еприкова</text:p>
          </table:table-cell>
          <table:table-cell office:value-type="string">
            <text:p>Арина Сергеевна</text:p>
          </table:table-cell>
          <table:table-cell office:value-type="string">
            <text:p>asveprikova@edu.hse.ru</text:p>
          </table:table-cell>
          <table:table-cell office:value-type="string">
            <text:p>131950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0">
            <text:p>8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ердиян</text:p>
          </table:table-cell>
          <table:table-cell office:value-type="string">
            <text:p>Мариям Аргамовна</text:p>
          </table:table-cell>
          <table:table-cell office:value-type="string">
            <text:p>maverdiyan@edu.hse.ru</text:p>
          </table:table-cell>
          <table:table-cell office:value-type="string">
            <text:p>83155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ерхозина</text:p>
          </table:table-cell>
          <table:table-cell office:value-type="string">
            <text:p>Маргарита Андреевна</text:p>
          </table:table-cell>
          <table:table-cell office:value-type="string">
            <text:p>maverkhozina@edu.hse.ru</text:p>
          </table:table-cell>
          <table:table-cell office:value-type="string">
            <text:p>199866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етров</text:p>
          </table:table-cell>
          <table:table-cell office:value-type="string">
            <text:p>Артур Дамирович</text:p>
          </table:table-cell>
          <table:table-cell office:value-type="string">
            <text:p>advetrov@edu.hse.ru</text:p>
          </table:table-cell>
          <table:table-cell office:value-type="string">
            <text:p>2044633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иноградов</text:p>
          </table:table-cell>
          <table:table-cell office:value-type="string">
            <text:p>Филипп Денисович</text:p>
          </table:table-cell>
          <table:table-cell office:value-type="string">
            <text:p>fdvinogradov@edu.hse.ru</text:p>
          </table:table-cell>
          <table:table-cell office:value-type="string">
            <text:p>204458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иноградова</text:p>
          </table:table-cell>
          <table:table-cell office:value-type="string">
            <text:p>Татьяна Александровна</text:p>
          </table:table-cell>
          <table:table-cell office:value-type="string">
            <text:p>tavinogradova_2@edu.hse.ru</text:p>
          </table:table-cell>
          <table:table-cell office:value-type="string">
            <text:p>132052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инокурова</text:p>
          </table:table-cell>
          <table:table-cell office:value-type="string">
            <text:p>Юлия Александровна</text:p>
          </table:table-cell>
          <table:table-cell office:value-type="string">
            <text:p>yuavinokurova@edu.hse.ru</text:p>
          </table:table-cell>
          <table:table-cell office:value-type="string">
            <text:p>79549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ирская</text:p>
          </table:table-cell>
          <table:table-cell office:value-type="string">
            <text:p>Диана Сергеевна</text:p>
          </table:table-cell>
          <table:table-cell office:value-type="string">
            <text:p>dsvirskaya@edu.hse.ru</text:p>
          </table:table-cell>
          <table:table-cell office:value-type="string">
            <text:p>131961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итко</text:p>
          </table:table-cell>
          <table:table-cell office:value-type="string">
            <text:p>Никита Иванович</text:p>
          </table:table-cell>
          <table:table-cell office:value-type="string">
            <text:p>nivitko@edu.hse.ru</text:p>
          </table:table-cell>
          <table:table-cell office:value-type="string">
            <text:p>8163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5">
            <text:p>8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ишневская</text:p>
          </table:table-cell>
          <table:table-cell office:value-type="string">
            <text:p>Полина Игоревна</text:p>
          </table:table-cell>
          <table:table-cell office:value-type="string">
            <text:p>pivishnevskaya@edu.hse.ru</text:p>
          </table:table-cell>
          <table:table-cell office:value-type="string">
            <text:p>79336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ишневский</text:p>
          </table:table-cell>
          <table:table-cell office:value-type="string">
            <text:p>Михаил Борисович</text:p>
          </table:table-cell>
          <table:table-cell office:value-type="string">
            <text:p>mbvishnevskiy_1@edu.hse.ru</text:p>
          </table:table-cell>
          <table:table-cell office:value-type="string">
            <text:p>131946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ласенко</text:p>
          </table:table-cell>
          <table:table-cell office:value-type="string">
            <text:p>Евгения Витальевна</text:p>
          </table:table-cell>
          <table:table-cell office:value-type="string">
            <text:p>evvlasenko_1@edu.hse.ru</text:p>
          </table:table-cell>
          <table:table-cell office:value-type="string">
            <text:p>81123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ласова</text:p>
          </table:table-cell>
          <table:table-cell office:value-type="string">
            <text:p>Дарья Дмитриевна</text:p>
          </table:table-cell>
          <table:table-cell office:value-type="string">
            <text:p>ddvlasova_1@edu.hse.ru</text:p>
          </table:table-cell>
          <table:table-cell office:value-type="string">
            <text:p>1473798</text:p>
          </table:table-cell>
          <table:table-cell office:value-type="string">
            <text:p>факультет мировой экономики и мировой политики; ; 3 курс; </text:p>
          </table:table-cell>
          <table:table-cell office:value-type="string">
            <text:p>Faculty of World Economy and International Affairs; ; 3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олков</text:p>
          </table:table-cell>
          <table:table-cell office:value-type="string">
            <text:p>Владислав Сергеевич</text:p>
          </table:table-cell>
          <table:table-cell office:value-type="string">
            <text:p>vsvolkov@edu.hse.ru</text:p>
          </table:table-cell>
          <table:table-cell office:value-type="string">
            <text:p>84334</text:p>
          </table:table-cell>
          <table:table-cell office:value-type="string">
            <text:p>Факультет информатики, математики и компьютерных наук; Б 09.03.04 НН БИиПМ НН 2014 очная Программная инженерия; 4 курс; </text:p>
          </table:table-cell>
          <table:table-cell office:value-type="string">
            <text:p>Faculty of Informatics, Mathematics and Computer Sciences; Software Engineering; 4 course; </text:p>
          </table:table-cell>
          <table:table-cell office:value-type="string">
            <text:p>28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олков</text:p>
          </table:table-cell>
          <table:table-cell office:value-type="string">
            <text:p>Дмитрий Денисович</text:p>
          </table:table-cell>
          <table:table-cell office:value-type="string">
            <text:p>ddvolkov@edu.hse.ru</text:p>
          </table:table-cell>
          <table:table-cell office:value-type="string">
            <text:p>1368642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олков</text:p>
          </table:table-cell>
          <table:table-cell office:value-type="string">
            <text:p>Юрий Сергеевич</text:p>
          </table:table-cell>
          <table:table-cell office:value-type="string">
            <text:p>yusvolkov@edu.hse.ru</text:p>
          </table:table-cell>
          <table:table-cell office:value-type="string">
            <text:p>2063153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1 курс; </text:p>
          </table:table-cell>
          <table:table-cell office:value-type="string">
            <text:p>International College of Economics and Finance; International Programme in Economics and Finance; 1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олкова</text:p>
          </table:table-cell>
          <table:table-cell office:value-type="string">
            <text:p>Александра Александровна</text:p>
          </table:table-cell>
          <table:table-cell office:value-type="string">
            <text:p>aavolkova_25@edu.hse.ru</text:p>
          </table:table-cell>
          <table:table-cell office:value-type="string">
            <text:p>204343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олконский</text:p>
          </table:table-cell>
          <table:table-cell office:value-type="string">
            <text:p>Ярослав Евгеньевич</text:p>
          </table:table-cell>
          <table:table-cell office:value-type="string">
            <text:p>yaevolkonskiy@edu.hse.ru</text:p>
          </table:table-cell>
          <table:table-cell office:value-type="string">
            <text:p>78166</text:p>
          </table:table-cell>
          <table:table-cell office:value-type="string">
            <text:p>Международный институт экономики и финансов, Высшая школа бизнеса; Б 38.03.01 МИЭФ М 2021 очная Международная программа по экономике и финансам, Б 38.03.02 ВШБ М 2022 очная Международный бизнес; 3 курс, 3 курс; </text:p>
          </table:table-cell>
          <table:table-cell office:value-type="string">
            <text:p>International College of Economics and Finance, Graduate School of Business; International Programme in Economics and Finance, International Business; 3 course, 3 course; </text:p>
          </table:table-cell>
          <table:table-cell office:value-type="string">
            <text:p>537, 2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олов</text:p>
          </table:table-cell>
          <table:table-cell office:value-type="string">
            <text:p>Глеб Олегович</text:p>
          </table:table-cell>
          <table:table-cell office:value-type="string">
            <text:p>govolov@edu.hse.ru</text:p>
          </table:table-cell>
          <table:table-cell office:value-type="string">
            <text:p>2041855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олодин</text:p>
          </table:table-cell>
          <table:table-cell office:value-type="string">
            <text:p>Дмитрий Алексеевич</text:p>
          </table:table-cell>
          <table:table-cell office:value-type="string">
            <text:p>davolodin_2@edu.hse.ru</text:p>
          </table:table-cell>
          <table:table-cell office:value-type="string">
            <text:p>1537858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олодина</text:p>
          </table:table-cell>
          <table:table-cell office:value-type="string">
            <text:p>Татьяна Сергеевна</text:p>
          </table:table-cell>
          <table:table-cell office:value-type="string">
            <text:p>tsvolodina@edu.hse.ru</text:p>
          </table:table-cell>
          <table:table-cell office:value-type="string">
            <text:p>204330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олодинская</text:p>
          </table:table-cell>
          <table:table-cell office:value-type="string">
            <text:p>Ангелина Игоревна</text:p>
          </table:table-cell>
          <table:table-cell office:value-type="string">
            <text:p>aivolodinskaya@edu.hse.ru</text:p>
          </table:table-cell>
          <table:table-cell office:value-type="string">
            <text:p>7956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2">
            <text:p>4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оробей</text:p>
          </table:table-cell>
          <table:table-cell office:value-type="string">
            <text:p>Алексей Евгеньевич</text:p>
          </table:table-cell>
          <table:table-cell office:value-type="string">
            <text:p>aevorobey@edu.hse.ru</text:p>
          </table:table-cell>
          <table:table-cell office:value-type="string">
            <text:p>8086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оробьев</text:p>
          </table:table-cell>
          <table:table-cell office:value-type="string">
            <text:p>Артемий Вадимович</text:p>
          </table:table-cell>
          <table:table-cell office:value-type="string">
            <text:p>avvorobev_4@edu.hse.ru</text:p>
          </table:table-cell>
          <table:table-cell office:value-type="string">
            <text:p>8141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7">
            <text:p>7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оробьева</text:p>
          </table:table-cell>
          <table:table-cell office:value-type="string">
            <text:p>Александра Дмитриевна</text:p>
          </table:table-cell>
          <table:table-cell office:value-type="string">
            <text:p>advorobeva_2@edu.hse.ru</text:p>
          </table:table-cell>
          <table:table-cell office:value-type="string">
            <text:p>1320222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63">
            <text:p>6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оробьева</text:p>
          </table:table-cell>
          <table:table-cell office:value-type="string">
            <text:p>Евгения Юрьевна</text:p>
          </table:table-cell>
          <table:table-cell office:value-type="string">
            <text:p>eviuvorobeva@edu.hse.ru</text:p>
          </table:table-cell>
          <table:table-cell office:value-type="string">
            <text:p>229645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оробьева</text:p>
          </table:table-cell>
          <table:table-cell office:value-type="string">
            <text:p>Софья Константиновна</text:p>
          </table:table-cell>
          <table:table-cell office:value-type="string">
            <text:p>skvorobeva_1@edu.hse.ru</text:p>
          </table:table-cell>
          <table:table-cell office:value-type="string">
            <text:p>2041861</text:p>
          </table:table-cell>
          <table:table-cell office:value-type="string">
            <text:p>Юридический факультет; Б 40.03.01 СПБ Ю СПБ 2020 очная Юриспруденция; 2 курс; </text:p>
          </table:table-cell>
          <table:table-cell office:value-type="string">
            <text:p>School of Law, HSE - Saint Petersburg; Jurisprudence; 2 course; </text:p>
          </table:table-cell>
          <table:table-cell office:value-type="string">
            <text:p>50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оронина</text:p>
          </table:table-cell>
          <table:table-cell office:value-type="string">
            <text:p>Анастасия Радиевна</text:p>
          </table:table-cell>
          <table:table-cell office:value-type="string">
            <text:p>arvoronina@edu.hse.ru</text:p>
          </table:table-cell>
          <table:table-cell office:value-type="string">
            <text:p>82354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оронкова</text:p>
          </table:table-cell>
          <table:table-cell office:value-type="string">
            <text:p>Валерия Евгеньевна</text:p>
          </table:table-cell>
          <table:table-cell office:value-type="string">
            <text:p>vevoronkova@edu.hse.ru</text:p>
          </table:table-cell>
          <table:table-cell office:value-type="string">
            <text:p>2043345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оронова</text:p>
          </table:table-cell>
          <table:table-cell office:value-type="string">
            <text:p>Ирина Олеговна</text:p>
          </table:table-cell>
          <table:table-cell office:value-type="string">
            <text:p>iovoronova@edu.hse.ru</text:p>
          </table:table-cell>
          <table:table-cell office:value-type="string">
            <text:p>7945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оропай</text:p>
          </table:table-cell>
          <table:table-cell office:value-type="string">
            <text:p>Андрей Андреевич</text:p>
          </table:table-cell>
          <table:table-cell office:value-type="string">
            <text:p>aavoropay@edu.hse.ru</text:p>
          </table:table-cell>
          <table:table-cell office:value-type="string">
            <text:p>8112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оротилин</text:p>
          </table:table-cell>
          <table:table-cell office:value-type="string">
            <text:p>Никита Сергеевич</text:p>
          </table:table-cell>
          <table:table-cell office:value-type="string">
            <text:p>nsvorotilin@edu.hse.ru</text:p>
          </table:table-cell>
          <table:table-cell office:value-type="string">
            <text:p>2845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острилова</text:p>
          </table:table-cell>
          <table:table-cell office:value-type="string">
            <text:p>Софья Эдуардовна</text:p>
          </table:table-cell>
          <table:table-cell office:value-type="string">
            <text:p>sevostrilova@edu.hse.ru</text:p>
          </table:table-cell>
          <table:table-cell office:value-type="string">
            <text:p>8163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отякова</text:p>
          </table:table-cell>
          <table:table-cell office:value-type="string">
            <text:p>Анна Сергеевна</text:p>
          </table:table-cell>
          <table:table-cell office:value-type="string">
            <text:p>asvotyakova@edu.hse.ru</text:p>
          </table:table-cell>
          <table:table-cell office:value-type="string">
            <text:p>2048600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ыборнова</text:p>
          </table:table-cell>
          <table:table-cell office:value-type="string">
            <text:p>Ксения Андреевна</text:p>
          </table:table-cell>
          <table:table-cell office:value-type="string">
            <text:p>kmvybornova@edu.hse.ru</text:p>
          </table:table-cell>
          <table:table-cell office:value-type="string">
            <text:p>29086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Вэй</text:p>
          </table:table-cell>
          <table:table-cell office:value-type="string">
            <text:p>Алина Лигоевна</text:p>
          </table:table-cell>
          <table:table-cell office:value-type="string">
            <text:p>alvey@edu.hse.ru</text:p>
          </table:table-cell>
          <table:table-cell office:value-type="string">
            <text:p>204466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аврилова</text:p>
          </table:table-cell>
          <table:table-cell office:value-type="string">
            <text:p>Карина Игоревна</text:p>
          </table:table-cell>
          <table:table-cell office:value-type="string">
            <text:p>kigavrilova@edu.hse.ru</text:p>
          </table:table-cell>
          <table:table-cell office:value-type="string">
            <text:p>2041877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аврилова</text:p>
          </table:table-cell>
          <table:table-cell office:value-type="string">
            <text:p>Наталья Александровна</text:p>
          </table:table-cell>
          <table:table-cell office:value-type="string">
            <text:p>nagavrilova@edu.hse.ru</text:p>
          </table:table-cell>
          <table:table-cell office:value-type="string">
            <text:p>146137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айнельянова</text:p>
          </table:table-cell>
          <table:table-cell office:value-type="string">
            <text:p>Яна Газинуровна</text:p>
          </table:table-cell>
          <table:table-cell office:value-type="string">
            <text:p>yaggaynelyanova_1@edu.hse.ru</text:p>
          </table:table-cell>
          <table:table-cell office:value-type="string">
            <text:p>146506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алахова</text:p>
          </table:table-cell>
          <table:table-cell office:value-type="string">
            <text:p>Екатерина Сергеевна</text:p>
          </table:table-cell>
          <table:table-cell office:value-type="string">
            <text:p>esgalakhova@edu.hse.ru</text:p>
          </table:table-cell>
          <table:table-cell office:value-type="string">
            <text:p>79538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алиев</text:p>
          </table:table-cell>
          <table:table-cell office:value-type="string">
            <text:p>Зуфар Эдуардович</text:p>
          </table:table-cell>
          <table:table-cell office:value-type="string">
            <text:p>zegaliev@edu.hse.ru</text:p>
          </table:table-cell>
          <table:table-cell office:value-type="string">
            <text:p>148616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алиева</text:p>
          </table:table-cell>
          <table:table-cell office:value-type="string">
            <text:p>Камила Руслановна</text:p>
          </table:table-cell>
          <table:table-cell office:value-type="string">
            <text:p>krgalieva@edu.hse.ru</text:p>
          </table:table-cell>
          <table:table-cell office:value-type="string">
            <text:p>140214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алинская</text:p>
          </table:table-cell>
          <table:table-cell office:value-type="string">
            <text:p>Анна Александровна</text:p>
          </table:table-cell>
          <table:table-cell office:value-type="string">
            <text:p>aagalinskaya@edu.hse.ru</text:p>
          </table:table-cell>
          <table:table-cell office:value-type="string">
            <text:p>81636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алиуллин</text:p>
          </table:table-cell>
          <table:table-cell office:value-type="string">
            <text:p>Ратмир Ринатович</text:p>
          </table:table-cell>
          <table:table-cell office:value-type="string">
            <text:p>rrgaliullin_1@edu.hse.ru</text:p>
          </table:table-cell>
          <table:table-cell office:value-type="string">
            <text:p>22396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3 курс; </text:p>
          </table:table-cell>
          <table:table-cell office:value-type="string">
            <text:p>St. Petersburg School of Economics and Management, HSE; International Business and Management Studies; 3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алиуллина</text:p>
          </table:table-cell>
          <table:table-cell office:value-type="string">
            <text:p>Камилла Айратовна</text:p>
          </table:table-cell>
          <table:table-cell office:value-type="string">
            <text:p>kagaliullina@edu.hse.ru</text:p>
          </table:table-cell>
          <table:table-cell office:value-type="string">
            <text:p>1350413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алкин</text:p>
          </table:table-cell>
          <table:table-cell office:value-type="string">
            <text:p>Виталий Павлович</text:p>
          </table:table-cell>
          <table:table-cell office:value-type="string">
            <text:p>vpgalkin@edu.hse.ru</text:p>
          </table:table-cell>
          <table:table-cell office:value-type="string">
            <text:p>2041887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алкина</text:p>
          </table:table-cell>
          <table:table-cell office:value-type="string">
            <text:p>Мария Михайловна</text:p>
          </table:table-cell>
          <table:table-cell office:value-type="string">
            <text:p>mamigalkina@edu.hse.ru</text:p>
          </table:table-cell>
          <table:table-cell office:value-type="string">
            <text:p>150798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алушко</text:p>
          </table:table-cell>
          <table:table-cell office:value-type="string">
            <text:p>Анна Романовна</text:p>
          </table:table-cell>
          <table:table-cell office:value-type="string">
            <text:p>argalushko@edu.hse.ru</text:p>
          </table:table-cell>
          <table:table-cell office:value-type="string">
            <text:p>81506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аляутдинов</text:p>
          </table:table-cell>
          <table:table-cell office:value-type="string">
            <text:p>Эмиль Шамилевич</text:p>
          </table:table-cell>
          <table:table-cell office:value-type="string">
            <text:p>eshgalyautdinov@edu.hse.ru</text:p>
          </table:table-cell>
          <table:table-cell office:value-type="string">
            <text:p>141600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амидова</text:p>
          </table:table-cell>
          <table:table-cell office:value-type="string">
            <text:p>Милана Наджафовна</text:p>
          </table:table-cell>
          <table:table-cell office:value-type="string">
            <text:p>mngamidova@edu.hse.ru</text:p>
          </table:table-cell>
          <table:table-cell office:value-type="string">
            <text:p>81130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аничева</text:p>
          </table:table-cell>
          <table:table-cell office:value-type="string">
            <text:p>Мария Игоревна</text:p>
          </table:table-cell>
          <table:table-cell office:value-type="string">
            <text:p>miganicheva@edu.hse.ru</text:p>
          </table:table-cell>
          <table:table-cell office:value-type="string">
            <text:p>2044675</text:p>
          </table:table-cell>
          <table:table-cell office:value-type="string">
            <text:p>факультет права; Б 40.03.01 Ю М 2022 очная Право; 2 курс; </text:p>
          </table:table-cell>
          <table:table-cell office:value-type="string">
            <text:p>Faculty of Law; Law; 2 course; </text:p>
          </table:table-cell>
          <table:table-cell office:value-type="string">
            <text:p>24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апеева</text:p>
          </table:table-cell>
          <table:table-cell office:value-type="string">
            <text:p>Дарья Андреевна</text:p>
          </table:table-cell>
          <table:table-cell office:value-type="string">
            <text:p>dagapeeva@edu.hse.ru</text:p>
          </table:table-cell>
          <table:table-cell office:value-type="string">
            <text:p>203378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арбузова</text:p>
          </table:table-cell>
          <table:table-cell office:value-type="string">
            <text:p>Мария Сергеевна</text:p>
          </table:table-cell>
          <table:table-cell office:value-type="string">
            <text:p>msgarbuzova@edu.hse.ru</text:p>
          </table:table-cell>
          <table:table-cell office:value-type="string">
            <text:p>8425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арцуева</text:p>
          </table:table-cell>
          <table:table-cell office:value-type="string">
            <text:p>Евгения Вадимовна</text:p>
          </table:table-cell>
          <table:table-cell office:value-type="string">
            <text:p>evgartsueva@edu.hse.ru</text:p>
          </table:table-cell>
          <table:table-cell office:value-type="string">
            <text:p>81131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асанова</text:p>
          </table:table-cell>
          <table:table-cell office:value-type="string">
            <text:p>Эльвина Фаиговна</text:p>
          </table:table-cell>
          <table:table-cell office:value-type="string">
            <text:p>efgasanova@edu.hse.ru</text:p>
          </table:table-cell>
          <table:table-cell office:value-type="string">
            <text:p>1357482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атауллина</text:p>
          </table:table-cell>
          <table:table-cell office:value-type="string">
            <text:p>Диана Галимовна</text:p>
          </table:table-cell>
          <table:table-cell office:value-type="string">
            <text:p>dggataullina@edu.hse.ru</text:p>
          </table:table-cell>
          <table:table-cell office:value-type="string">
            <text:p>30724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атауллина</text:p>
          </table:table-cell>
          <table:table-cell office:value-type="string">
            <text:p>Диана Римовна</text:p>
          </table:table-cell>
          <table:table-cell office:value-type="string">
            <text:p>drgataullina@edu.hse.ru</text:p>
          </table:table-cell>
          <table:table-cell office:value-type="string">
            <text:p>84157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аюрова</text:p>
          </table:table-cell>
          <table:table-cell office:value-type="string">
            <text:p>Тамара Низамовна</text:p>
          </table:table-cell>
          <table:table-cell office:value-type="string">
            <text:p>tngayurova@edu.hse.ru</text:p>
          </table:table-cell>
          <table:table-cell office:value-type="string">
            <text:p>154201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1">
            <text:p>7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ейслер</text:p>
          </table:table-cell>
          <table:table-cell office:value-type="string">
            <text:p>Софья Дмитриевна</text:p>
          </table:table-cell>
          <table:table-cell office:value-type="string">
            <text:p>sdgeysler_1@edu.hse.ru</text:p>
          </table:table-cell>
          <table:table-cell office:value-type="string">
            <text:p>146239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ерманова</text:p>
          </table:table-cell>
          <table:table-cell office:value-type="string">
            <text:p>Анастасия Андреевна</text:p>
          </table:table-cell>
          <table:table-cell office:value-type="string">
            <text:p>aagermanova@edu.hse.ru</text:p>
          </table:table-cell>
          <table:table-cell office:value-type="string">
            <text:p>1489916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иляшева</text:p>
          </table:table-cell>
          <table:table-cell office:value-type="string">
            <text:p>Екатерина Андреевна</text:p>
          </table:table-cell>
          <table:table-cell office:value-type="string">
            <text:p>eagilyasheva@edu.hse.ru</text:p>
          </table:table-cell>
          <table:table-cell office:value-type="string">
            <text:p>2004015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ирфанов</text:p>
          </table:table-cell>
          <table:table-cell office:value-type="string">
            <text:p>Равиль Иршатович</text:p>
          </table:table-cell>
          <table:table-cell office:value-type="string">
            <text:p>rigirfanov@edu.hse.ru</text:p>
          </table:table-cell>
          <table:table-cell office:value-type="string">
            <text:p>1457096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ладилина</text:p>
          </table:table-cell>
          <table:table-cell office:value-type="string">
            <text:p>Анастасия Вячеславовна</text:p>
          </table:table-cell>
          <table:table-cell office:value-type="string">
            <text:p>avgladilina@edu.hse.ru</text:p>
          </table:table-cell>
          <table:table-cell office:value-type="string">
            <text:p>81133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ладких</text:p>
          </table:table-cell>
          <table:table-cell office:value-type="string">
            <text:p>Максим Андреевич</text:p>
          </table:table-cell>
          <table:table-cell office:value-type="string">
            <text:p>maangladkikh@edu.hse.ru</text:p>
          </table:table-cell>
          <table:table-cell office:value-type="string">
            <text:p>149163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ладкова</text:p>
          </table:table-cell>
          <table:table-cell office:value-type="string">
            <text:p>Маргарита Анатольевна</text:p>
          </table:table-cell>
          <table:table-cell office:value-type="string">
            <text:p>mgladkova@hse.ru</text:p>
          </table:table-cell>
          <table:table-cell office:value-type="string">
            <text:p>1327968</text:p>
          </table:table-cell>
          <table:table-cell office:value-type="string">
            <text:p>1) Доцент (штатная) / департамент стратегического и международного менеджмента; 2) Доцент / департамент бизнес-информатики</text:p>
          </table:table-cell>
          <table:table-cell office:value-type="string">
            <text:p>1) Доцент (штатная) / департамент стратегического и международного менеджмента; 2) Доцент / департамент бизнес-информатики</text:p>
          </table:table-cell>
          <table:table-cell office:value-type="string">
            <text:p>196305512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лазкова</text:p>
          </table:table-cell>
          <table:table-cell office:value-type="string">
            <text:p>Яна Александровна</text:p>
          </table:table-cell>
          <table:table-cell office:value-type="string">
            <text:p>yaaglazkova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41.03.04 СПБ ШСНВ СПБ 2016 очная Политология и мировая пол3F3C; 2 курс; </text:p>
          </table:table-cell>
          <table:table-cell office:value-type="string">
            <text:p>St. Petersburg School of Social Sciences and Area Studies, HSE; Political Science and World Politics; 2 course; </text:p>
          </table:table-cell>
          <table:table-cell office:value-type="string">
            <text:p>15050549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лотов</text:p>
          </table:table-cell>
          <table:table-cell office:value-type="string">
            <text:p>Александр Иванович</text:p>
          </table:table-cell>
          <table:table-cell office:value-type="string">
            <text:p>aiglotov@edu.hse.ru</text:p>
          </table:table-cell>
          <table:table-cell office:value-type="string">
            <text:p>212938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лытнев</text:p>
          </table:table-cell>
          <table:table-cell office:value-type="string">
            <text:p>Алексей Александрович</text:p>
          </table:table-cell>
          <table:table-cell office:value-type="string">
            <text:p>aaglytnev@edu.hse.ru</text:p>
          </table:table-cell>
          <table:table-cell office:value-type="string">
            <text:p>204109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ниломедов</text:p>
          </table:table-cell>
          <table:table-cell office:value-type="string">
            <text:p>Павел Владимирович</text:p>
          </table:table-cell>
          <table:table-cell office:value-type="string">
            <text:p>pvgnilomedov@edu.hse.ru</text:p>
          </table:table-cell>
          <table:table-cell office:value-type="string">
            <text:p>82814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воруха</text:p>
          </table:table-cell>
          <table:table-cell office:value-type="string">
            <text:p>Злата Александровна</text:p>
          </table:table-cell>
          <table:table-cell office:value-type="string">
            <text:p>zagovorukha@edu.hse.ru</text:p>
          </table:table-cell>
          <table:table-cell office:value-type="string">
            <text:p>8164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70">
            <text:p>7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голева</text:p>
          </table:table-cell>
          <table:table-cell office:value-type="string">
            <text:p>Екатерина Дмитриевна</text:p>
          </table:table-cell>
          <table:table-cell office:value-type="string">
            <text:p>edgogoleva@edu.hse.ru</text:p>
          </table:table-cell>
          <table:table-cell office:value-type="string">
            <text:p>2048608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дованюк</text:p>
          </table:table-cell>
          <table:table-cell office:value-type="string">
            <text:p>Алина Викторовна</text:p>
          </table:table-cell>
          <table:table-cell office:value-type="string">
            <text:p>avgodovanyuk@edu.hse.ru</text:p>
          </table:table-cell>
          <table:table-cell office:value-type="string">
            <text:p>8113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дованюк</text:p>
          </table:table-cell>
          <table:table-cell office:value-type="string">
            <text:p>Елизавета Сергеевна</text:p>
          </table:table-cell>
          <table:table-cell office:value-type="string">
            <text:p>esgodovanyuk@edu.hse.ru</text:p>
          </table:table-cell>
          <table:table-cell office:value-type="string">
            <text:p>202612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лев</text:p>
          </table:table-cell>
          <table:table-cell office:value-type="string">
            <text:p>Семён Леонидович</text:p>
          </table:table-cell>
          <table:table-cell office:value-type="string">
            <text:p>slgolev@edu.hse.ru</text:p>
          </table:table-cell>
          <table:table-cell office:value-type="string">
            <text:p>137819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ликов</text:p>
          </table:table-cell>
          <table:table-cell office:value-type="string">
            <text:p>Данила Владимирович</text:p>
          </table:table-cell>
          <table:table-cell office:value-type="string">
            <text:p>dvgolikov_1@edu.hse.ru</text:p>
          </table:table-cell>
          <table:table-cell office:value-type="string">
            <text:p>204469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ликов</text:p>
          </table:table-cell>
          <table:table-cell office:value-type="string">
            <text:p>Эрик Фёдорович</text:p>
          </table:table-cell>
          <table:table-cell office:value-type="string">
            <text:p>efgolikov@edu.hse.ru</text:p>
          </table:table-cell>
          <table:table-cell office:value-type="string">
            <text:p>2044694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ловкина</text:p>
          </table:table-cell>
          <table:table-cell office:value-type="string">
            <text:p>Марта Дмитриевна</text:p>
          </table:table-cell>
          <table:table-cell office:value-type="string">
            <text:p>mdgolovkina@edu.hse.ru</text:p>
          </table:table-cell>
          <table:table-cell office:value-type="string">
            <text:p>82819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лубева</text:p>
          </table:table-cell>
          <table:table-cell office:value-type="string">
            <text:p>Полина Алексеевна</text:p>
          </table:table-cell>
          <table:table-cell office:value-type="string">
            <text:p>pagolubeva_1@edu.hse.ru</text:p>
          </table:table-cell>
          <table:table-cell office:value-type="string">
            <text:p>1567763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неева</text:p>
          </table:table-cell>
          <table:table-cell office:value-type="string">
            <text:p>Элина Вадимовна</text:p>
          </table:table-cell>
          <table:table-cell office:value-type="string">
            <text:p>evgoneeva@edu.hse.ru</text:p>
          </table:table-cell>
          <table:table-cell office:value-type="string">
            <text:p>77497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нохова</text:p>
          </table:table-cell>
          <table:table-cell office:value-type="string">
            <text:p>Алёна Владимировна</text:p>
          </table:table-cell>
          <table:table-cell office:value-type="string">
            <text:p>avgonokhova@edu.hse.ru</text:p>
          </table:table-cell>
          <table:table-cell office:value-type="string">
            <text:p>134819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нтарь</text:p>
          </table:table-cell>
          <table:table-cell office:value-type="string">
            <text:p>Анастасия Игоревна</text:p>
          </table:table-cell>
          <table:table-cell office:value-type="string">
            <text:p>aigontar_1@edu.hse.ru</text:p>
          </table:table-cell>
          <table:table-cell office:value-type="string">
            <text:p>1464216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нчаренко</text:p>
          </table:table-cell>
          <table:table-cell office:value-type="string">
            <text:p>Даниил Родионович</text:p>
          </table:table-cell>
          <table:table-cell office:value-type="string">
            <text:p>drgoncharenko@edu.hse.ru</text:p>
          </table:table-cell>
          <table:table-cell office:value-type="string">
            <text:p>204191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нчаров</text:p>
          </table:table-cell>
          <table:table-cell office:value-type="string">
            <text:p>Дмитрий Павлович</text:p>
          </table:table-cell>
          <table:table-cell office:value-type="string">
            <text:p>dpgoncharov@edu.hse.ru</text:p>
          </table:table-cell>
          <table:table-cell office:value-type="string">
            <text:p>204191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нчаров</text:p>
          </table:table-cell>
          <table:table-cell office:value-type="string">
            <text:p>Елисей Владимирович</text:p>
          </table:table-cell>
          <table:table-cell office:value-type="string">
            <text:p>evgoncharov@edu.hse.ru</text:p>
          </table:table-cell>
          <table:table-cell office:value-type="string">
            <text:p>26322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7">
            <text:p>7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нчарова</text:p>
          </table:table-cell>
          <table:table-cell office:value-type="string">
            <text:p>Алина -</text:p>
          </table:table-cell>
          <table:table-cell office:value-type="string">
            <text:p>agoncharova@edu.hse.ru</text:p>
          </table:table-cell>
          <table:table-cell office:value-type="string">
            <text:p>8160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нчарова</text:p>
          </table:table-cell>
          <table:table-cell office:value-type="string">
            <text:p>Екатерина Александровна</text:p>
          </table:table-cell>
          <table:table-cell office:value-type="string">
            <text:p>eagoncharova_5@edu.hse.ru</text:p>
          </table:table-cell>
          <table:table-cell office:value-type="string">
            <text:p>79644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нчарова</text:p>
          </table:table-cell>
          <table:table-cell office:value-type="string">
            <text:p>Юлия Алексеевна</text:p>
          </table:table-cell>
          <table:table-cell office:value-type="string">
            <text:p>yuagoncharova@edu.hse.ru</text:p>
          </table:table-cell>
          <table:table-cell office:value-type="string">
            <text:p>2044703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рбачёва</text:p>
          </table:table-cell>
          <table:table-cell office:value-type="string">
            <text:p>Алёна Игоревна</text:p>
          </table:table-cell>
          <table:table-cell office:value-type="string">
            <text:p>aigorbachyova@edu.hse.ru</text:p>
          </table:table-cell>
          <table:table-cell office:value-type="string">
            <text:p>204191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рбунов</text:p>
          </table:table-cell>
          <table:table-cell office:value-type="string">
            <text:p>Юрий Максимович</text:p>
          </table:table-cell>
          <table:table-cell office:value-type="string">
            <text:p>yumgorbunov@edu.hse.ru</text:p>
          </table:table-cell>
          <table:table-cell office:value-type="string">
            <text:p>142859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2 курс; </text:p>
          </table:table-cell>
          <table:table-cell office:value-type="string">
            <text:p>St. Petersburg School of Economics and Management, HSE; ?International Bachelor in Business and Economics; 2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рбунова</text:p>
          </table:table-cell>
          <table:table-cell office:value-type="string">
            <text:p>Диана Александровна</text:p>
          </table:table-cell>
          <table:table-cell office:value-type="string">
            <text:p>dagorbunova@edu.hse.ru</text:p>
          </table:table-cell>
          <table:table-cell office:value-type="string">
            <text:p>229646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рлова</text:p>
          </table:table-cell>
          <table:table-cell office:value-type="string">
            <text:p>Мария Дмитриевна</text:p>
          </table:table-cell>
          <table:table-cell office:value-type="string">
            <text:p>mdgorlova@edu.hse.ru</text:p>
          </table:table-cell>
          <table:table-cell office:value-type="string">
            <text:p>204192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родецкая</text:p>
          </table:table-cell>
          <table:table-cell office:value-type="string">
            <text:p>Вероника Владимировна</text:p>
          </table:table-cell>
          <table:table-cell office:value-type="string">
            <text:p>vvgorodetskaya@edu.hse.ru</text:p>
          </table:table-cell>
          <table:table-cell office:value-type="string">
            <text:p>81644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0">
            <text:p>7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рожанкина</text:p>
          </table:table-cell>
          <table:table-cell office:value-type="string">
            <text:p>Юлия Андреевна</text:p>
          </table:table-cell>
          <table:table-cell office:value-type="string">
            <text:p>iagorozhankina@edu.hse.ru</text:p>
          </table:table-cell>
          <table:table-cell office:value-type="string">
            <text:p>2296461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рохов</text:p>
          </table:table-cell>
          <table:table-cell office:value-type="string">
            <text:p>Ярослав Александрович</text:p>
          </table:table-cell>
          <table:table-cell office:value-type="string">
            <text:p>yaagorokhov@edu.hse.ru</text:p>
          </table:table-cell>
          <table:table-cell office:value-type="string">
            <text:p>80993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74">
            <text:p>7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ршкова</text:p>
          </table:table-cell>
          <table:table-cell office:value-type="string">
            <text:p>Валерия Евгеньевна</text:p>
          </table:table-cell>
          <table:table-cell office:value-type="string">
            <text:p>vegorshkova@edu.hse.ru</text:p>
          </table:table-cell>
          <table:table-cell office:value-type="string">
            <text:p>144944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рячев</text:p>
          </table:table-cell>
          <table:table-cell office:value-type="string">
            <text:p>Илья Михайлович</text:p>
          </table:table-cell>
          <table:table-cell office:value-type="string">
            <text:p>imgoryachev@edu.hse.ru</text:p>
          </table:table-cell>
          <table:table-cell office:value-type="string">
            <text:p>204393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рячева</text:p>
          </table:table-cell>
          <table:table-cell office:value-type="string">
            <text:p>Анастасия -</text:p>
          </table:table-cell>
          <table:table-cell office:value-type="string">
            <text:p>agoryacheva@edu.hse.ru</text:p>
          </table:table-cell>
          <table:table-cell office:value-type="string">
            <text:p>8164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43">
            <text:p>4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рячкина</text:p>
          </table:table-cell>
          <table:table-cell office:value-type="string">
            <text:p>Устинья Витальевна</text:p>
          </table:table-cell>
          <table:table-cell office:value-type="string">
            <text:p>uvgoryachkina@edu.hse.ru</text:p>
          </table:table-cell>
          <table:table-cell office:value-type="string">
            <text:p>79541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3">
            <text:p>9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остева</text:p>
          </table:table-cell>
          <table:table-cell office:value-type="string">
            <text:p>Ксения Алексеевна</text:p>
          </table:table-cell>
          <table:table-cell office:value-type="string">
            <text:p>kagosteva@edu.hse.ru</text:p>
          </table:table-cell>
          <table:table-cell office:value-type="string">
            <text:p>83611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рафская</text:p>
          </table:table-cell>
          <table:table-cell office:value-type="string">
            <text:p>Диана Валерьевна</text:p>
          </table:table-cell>
          <table:table-cell office:value-type="string">
            <text:p>dvgrafskaya@edu.hse.ru</text:p>
          </table:table-cell>
          <table:table-cell office:value-type="string">
            <text:p>1366539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рачева</text:p>
          </table:table-cell>
          <table:table-cell office:value-type="string">
            <text:p>Дарья Романовна</text:p>
          </table:table-cell>
          <table:table-cell office:value-type="string">
            <text:p>drgracheva@edu.hse.ru</text:p>
          </table:table-cell>
          <table:table-cell office:value-type="string">
            <text:p>79575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ребнева</text:p>
          </table:table-cell>
          <table:table-cell office:value-type="string">
            <text:p>Полина Дмитриевна</text:p>
          </table:table-cell>
          <table:table-cell office:value-type="string">
            <text:p>pdgrebneva@edu.hse.ru</text:p>
          </table:table-cell>
          <table:table-cell office:value-type="string">
            <text:p>1483618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рибанова</text:p>
          </table:table-cell>
          <table:table-cell office:value-type="string">
            <text:p>Дарья Михайловна</text:p>
          </table:table-cell>
          <table:table-cell office:value-type="string">
            <text:p>dmgribanova@edu.hse.ru</text:p>
          </table:table-cell>
          <table:table-cell office:value-type="string">
            <text:p>82991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69">
            <text:p>6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рибова</text:p>
          </table:table-cell>
          <table:table-cell office:value-type="string">
            <text:p>Ангелина Константиновна</text:p>
          </table:table-cell>
          <table:table-cell office:value-type="string">
            <text:p>akgribova@edu.hse.ru</text:p>
          </table:table-cell>
          <table:table-cell office:value-type="string">
            <text:p>204193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ригорьев</text:p>
          </table:table-cell>
          <table:table-cell office:value-type="string">
            <text:p>Егор Андреевич</text:p>
          </table:table-cell>
          <table:table-cell office:value-type="string">
            <text:p>eagrigorev_2@edu.hse.ru</text:p>
          </table:table-cell>
          <table:table-cell office:value-type="string">
            <text:p>204457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ригорьева</text:p>
          </table:table-cell>
          <table:table-cell office:value-type="string">
            <text:p>Валерия Сергеевна</text:p>
          </table:table-cell>
          <table:table-cell office:value-type="string">
            <text:p>vsgrigoreva@edu.hse.ru</text:p>
          </table:table-cell>
          <table:table-cell office:value-type="string">
            <text:p>8411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ригорьева</text:p>
          </table:table-cell>
          <table:table-cell office:value-type="string">
            <text:p>Виктория Валерьевна</text:p>
          </table:table-cell>
          <table:table-cell office:value-type="string">
            <text:p>vvgrigoreva_3@edu.hse.ru</text:p>
          </table:table-cell>
          <table:table-cell office:value-type="string">
            <text:p>8164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81">
            <text:p>8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ригорьева</text:p>
          </table:table-cell>
          <table:table-cell office:value-type="string">
            <text:p>Лилия Владимировна</text:p>
          </table:table-cell>
          <table:table-cell office:value-type="string">
            <text:p>lvgrigoreva_1@edu.hse.ru</text:p>
          </table:table-cell>
          <table:table-cell office:value-type="string">
            <text:p>204193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ригорян</text:p>
          </table:table-cell>
          <table:table-cell office:value-type="string">
            <text:p>Леонид Арменович</text:p>
          </table:table-cell>
          <table:table-cell office:value-type="string">
            <text:p>lagrigoryan_1@edu.hse.ru</text:p>
          </table:table-cell>
          <table:table-cell office:value-type="string">
            <text:p>8384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ригорян</text:p>
          </table:table-cell>
          <table:table-cell office:value-type="string">
            <text:p>Элина Гайковна</text:p>
          </table:table-cell>
          <table:table-cell office:value-type="string">
            <text:p>eggrigoryan_1@edu.hse.ru</text:p>
          </table:table-cell>
          <table:table-cell office:value-type="string">
            <text:p>81139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ригорян</text:p>
          </table:table-cell>
          <table:table-cell office:value-type="string">
            <text:p>Элина Рудиковна</text:p>
          </table:table-cell>
          <table:table-cell office:value-type="string">
            <text:p>ergrigoryan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2 курс; БМБ2209С</text:p>
          </table:table-cell>
          <table:table-cell office:value-type="string">
            <text:p>St. Petersburg School of Economics and Management, HSE; ?International Bachelor in Business and Economics; 2 course; БМБ2209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ришин</text:p>
          </table:table-cell>
          <table:table-cell office:value-type="string">
            <text:p>Леонид Евгеньевич</text:p>
          </table:table-cell>
          <table:table-cell office:value-type="string">
            <text:p>legrishin@edu.hse.ru</text:p>
          </table:table-cell>
          <table:table-cell office:value-type="string">
            <text:p>201361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ришко</text:p>
          </table:table-cell>
          <table:table-cell office:value-type="string">
            <text:p>Юлия Витальевна</text:p>
          </table:table-cell>
          <table:table-cell office:value-type="string">
            <text:p>yuvgrishko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41.03.04 СПБ ШСНВ СПБ 2016 очная Политология и мировая пол3F3C; 2 курс; BPS211</text:p>
          </table:table-cell>
          <table:table-cell office:value-type="string">
            <text:p>St. Petersburg School of Social Sciences and Area Studies, HSE; Political Science and World Politics; 2 course; BPS211</text:p>
          </table:table-cell>
          <table:table-cell office:value-type="string">
            <text:p>15050549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ришкова</text:p>
          </table:table-cell>
          <table:table-cell office:value-type="string">
            <text:p>Ксения Дмитриевна</text:p>
          </table:table-cell>
          <table:table-cell office:value-type="string">
            <text:p>kdgrishkova@edu.hse.ru</text:p>
          </table:table-cell>
          <table:table-cell office:value-type="string">
            <text:p>131970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3">
            <text:p>5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ромыко</text:p>
          </table:table-cell>
          <table:table-cell office:value-type="string">
            <text:p>Есения Юрьевна</text:p>
          </table:table-cell>
          <table:table-cell office:value-type="string">
            <text:p>eyugromyko@edu.hse.ru</text:p>
          </table:table-cell>
          <table:table-cell office:value-type="string">
            <text:p>79515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рызлова</text:p>
          </table:table-cell>
          <table:table-cell office:value-type="string">
            <text:p>Диана Дмитриевна</text:p>
          </table:table-cell>
          <table:table-cell office:value-type="string">
            <text:p>ddgryzlova@edu.hse.ru</text:p>
          </table:table-cell>
          <table:table-cell office:value-type="string">
            <text:p>82371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убарьков</text:p>
          </table:table-cell>
          <table:table-cell office:value-type="string">
            <text:p>Глеб Алексеевич</text:p>
          </table:table-cell>
          <table:table-cell office:value-type="string">
            <text:p>gagubarkov@edu.hse.ru</text:p>
          </table:table-cell>
          <table:table-cell office:value-type="string">
            <text:p>79766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9">
            <text:p>8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удыма</text:p>
          </table:table-cell>
          <table:table-cell office:value-type="string">
            <text:p>Екатерина Георгиевна</text:p>
          </table:table-cell>
          <table:table-cell office:value-type="string">
            <text:p>eggudyma@edu.hse.ru</text:p>
          </table:table-cell>
          <table:table-cell office:value-type="string">
            <text:p>80920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уйс</text:p>
          </table:table-cell>
          <table:table-cell office:value-type="string">
            <text:p>Софья Сергеевна</text:p>
          </table:table-cell>
          <table:table-cell office:value-type="string">
            <text:p>ssguys@edu.hse.ru</text:p>
          </table:table-cell>
          <table:table-cell office:value-type="string">
            <text:p>204472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уральник</text:p>
          </table:table-cell>
          <table:table-cell office:value-type="string">
            <text:p>Анастасия Вадимовна</text:p>
          </table:table-cell>
          <table:table-cell office:value-type="string">
            <text:p>avguralnik@edu.hse.ru</text:p>
          </table:table-cell>
          <table:table-cell office:value-type="string">
            <text:p>8165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уральник</text:p>
          </table:table-cell>
          <table:table-cell office:value-type="string">
            <text:p>Ксения Вадимовна</text:p>
          </table:table-cell>
          <table:table-cell office:value-type="string">
            <text:p>kvguralnik@edu.hse.ru</text:p>
          </table:table-cell>
          <table:table-cell office:value-type="string">
            <text:p>8165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7">
            <text:p>7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урдиш</text:p>
          </table:table-cell>
          <table:table-cell office:value-type="string">
            <text:p>Кристина Андреевна</text:p>
          </table:table-cell>
          <table:table-cell office:value-type="string">
            <text:p>kagurdish@edu.hse.ru</text:p>
          </table:table-cell>
          <table:table-cell office:value-type="string">
            <text:p>204472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урин</text:p>
          </table:table-cell>
          <table:table-cell office:value-type="string">
            <text:p>Даниил Андриянович</text:p>
          </table:table-cell>
          <table:table-cell office:value-type="string">
            <text:p>dagurin@edu.hse.ru</text:p>
          </table:table-cell>
          <table:table-cell office:value-type="string">
            <text:p>79611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2">
            <text:p>9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урьев</text:p>
          </table:table-cell>
          <table:table-cell office:value-type="string">
            <text:p>Даниил Васильевич</text:p>
          </table:table-cell>
          <table:table-cell office:value-type="string">
            <text:p>dvgurev@edu.hse.ru</text:p>
          </table:table-cell>
          <table:table-cell office:value-type="string">
            <text:p>201562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урьева</text:p>
          </table:table-cell>
          <table:table-cell office:value-type="string">
            <text:p>Наталья Олеговна</text:p>
          </table:table-cell>
          <table:table-cell office:value-type="string">
            <text:p>nogureva@edu.hse.ru</text:p>
          </table:table-cell>
          <table:table-cell office:value-type="string">
            <text:p>29752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6">
            <text:p>5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усева</text:p>
          </table:table-cell>
          <table:table-cell office:value-type="string">
            <text:p>Дарья Михайловна</text:p>
          </table:table-cell>
          <table:table-cell office:value-type="string">
            <text:p>dmguseva@edu.hse.ru</text:p>
          </table:table-cell>
          <table:table-cell office:value-type="string">
            <text:p>2296507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Гусейнов</text:p>
          </table:table-cell>
          <table:table-cell office:value-type="string">
            <text:p>Анар Рамилович</text:p>
          </table:table-cell>
          <table:table-cell office:value-type="string">
            <text:p>arguseynov@edu.hse.ru</text:p>
          </table:table-cell>
          <table:table-cell office:value-type="string">
            <text:p>8165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авидовский</text:p>
          </table:table-cell>
          <table:table-cell office:value-type="string">
            <text:p>Кирилл Владимирович</text:p>
          </table:table-cell>
          <table:table-cell office:value-type="string">
            <text:p>kvdavidovskiy@edu.hse.ru</text:p>
          </table:table-cell>
          <table:table-cell office:value-type="string">
            <text:p>8145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авыденко</text:p>
          </table:table-cell>
          <table:table-cell office:value-type="string">
            <text:p>Алина -</text:p>
          </table:table-cell>
          <table:table-cell office:value-type="string">
            <text:p>adavydenko@edu.hse.ru</text:p>
          </table:table-cell>
          <table:table-cell office:value-type="string">
            <text:p>77453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авыдова</text:p>
          </table:table-cell>
          <table:table-cell office:value-type="string">
            <text:p>Ксения Денисовна</text:p>
          </table:table-cell>
          <table:table-cell office:value-type="string">
            <text:p>kddavydova_1@edu.hse.ru</text:p>
          </table:table-cell>
          <table:table-cell office:value-type="string">
            <text:p>81141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авыдова</text:p>
          </table:table-cell>
          <table:table-cell office:value-type="string">
            <text:p>Мария Кирилловна</text:p>
          </table:table-cell>
          <table:table-cell office:value-type="string">
            <text:p>mkdavydova@edu.hse.ru</text:p>
          </table:table-cell>
          <table:table-cell office:value-type="string">
            <text:p>204196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адуева</text:p>
          </table:table-cell>
          <table:table-cell office:value-type="string">
            <text:p>Алиса Юрьевна</text:p>
          </table:table-cell>
          <table:table-cell office:value-type="string">
            <text:p>ayudadueva@edu.hse.ru</text:p>
          </table:table-cell>
          <table:table-cell office:value-type="string">
            <text:p>153089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анилова</text:p>
          </table:table-cell>
          <table:table-cell office:value-type="string">
            <text:p>Анна Александровна</text:p>
          </table:table-cell>
          <table:table-cell office:value-type="string">
            <text:p>aadanilova_11@edu.hse.ru</text:p>
          </table:table-cell>
          <table:table-cell office:value-type="string">
            <text:p>1447634</text:p>
          </table:table-cell>
          <table:table-cell office:value-type="string">
            <text:p>факультет креативных индустрий; Б 42.03.01 ФКИ М 2022 очная Стратегия и продюсирование в коммуникациях; 1 курс; БСПК2403</text:p>
          </table:table-cell>
          <table:table-cell office:value-type="string">
            <text:p>Faculty of Creative Industries; Strategy and Production in Communications; 1 course; БСПК2403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анилюк</text:p>
          </table:table-cell>
          <table:table-cell office:value-type="string">
            <text:p>Александр Александрович</text:p>
          </table:table-cell>
          <table:table-cell office:value-type="string">
            <text:p>aadanilyuk_1@edu.hse.ru</text:p>
          </table:table-cell>
          <table:table-cell office:value-type="string">
            <text:p>131977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9">
            <text:p>4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евяткова</text:p>
          </table:table-cell>
          <table:table-cell office:value-type="string">
            <text:p>Дарина Руслановна</text:p>
          </table:table-cell>
          <table:table-cell office:value-type="string">
            <text:p>drdevyatkova@edu.hse.ru</text:p>
          </table:table-cell>
          <table:table-cell office:value-type="string">
            <text:p>2044739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евяшина</text:p>
          </table:table-cell>
          <table:table-cell office:value-type="string">
            <text:p>Екатерина Сергеевна</text:p>
          </table:table-cell>
          <table:table-cell office:value-type="string">
            <text:p>esdevyashina@edu.hse.ru</text:p>
          </table:table-cell>
          <table:table-cell office:value-type="string">
            <text:p>2044740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3">
            <text:p>6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ейкина</text:p>
          </table:table-cell>
          <table:table-cell office:value-type="string">
            <text:p>Елена Андреевна</text:p>
          </table:table-cell>
          <table:table-cell office:value-type="string">
            <text:p>eadeykina@edu.hse.ru</text:p>
          </table:table-cell>
          <table:table-cell office:value-type="string">
            <text:p>1479955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61">
            <text:p>6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е Мартини</text:p>
          </table:table-cell>
          <table:table-cell office:value-type="string">
            <text:p>Марко -</text:p>
          </table:table-cell>
          <table:table-cell office:value-type="string">
            <text:p>mdemartini@edu.hse.ru</text:p>
          </table:table-cell>
          <table:table-cell office:value-type="string">
            <text:p>8063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емидов</text:p>
          </table:table-cell>
          <table:table-cell office:value-type="string">
            <text:p>Василий Александрович</text:p>
          </table:table-cell>
          <table:table-cell office:value-type="string">
            <text:p>vademidov_1@edu.hse.ru</text:p>
          </table:table-cell>
          <table:table-cell office:value-type="string">
            <text:p>83168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емидов</text:p>
          </table:table-cell>
          <table:table-cell office:value-type="string">
            <text:p>Матвей Дмитриевич</text:p>
          </table:table-cell>
          <table:table-cell office:value-type="string">
            <text:p>mddemidov_1@edu.hse.ru</text:p>
          </table:table-cell>
          <table:table-cell office:value-type="string">
            <text:p>82508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3 курс; </text:p>
          </table:table-cell>
          <table:table-cell office:value-type="string">
            <text:p>Faculty of World Economy and International Affairs; International Relations and Global Studies; 3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ёмкин</text:p>
          </table:table-cell>
          <table:table-cell office:value-type="string">
            <text:p>Алексей Евгеньевич</text:p>
          </table:table-cell>
          <table:table-cell office:value-type="string">
            <text:p>alevdemkin@edu.hse.ru</text:p>
          </table:table-cell>
          <table:table-cell office:value-type="string">
            <text:p>2265487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емский</text:p>
          </table:table-cell>
          <table:table-cell office:value-type="string">
            <text:p>Илья Алексеевич</text:p>
          </table:table-cell>
          <table:table-cell office:value-type="string">
            <text:p>iademskiy@edu.hse.ru</text:p>
          </table:table-cell>
          <table:table-cell office:value-type="string">
            <text:p>1403882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емченко</text:p>
          </table:table-cell>
          <table:table-cell office:value-type="string">
            <text:p>Анастасия Денисовна</text:p>
          </table:table-cell>
          <table:table-cell office:value-type="string">
            <text:p>addemchenko@edu.hse.ru</text:p>
          </table:table-cell>
          <table:table-cell office:value-type="string">
            <text:p>2047687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емьянчук</text:p>
          </table:table-cell>
          <table:table-cell office:value-type="string">
            <text:p>Артём Ярославович</text:p>
          </table:table-cell>
          <table:table-cell office:value-type="string">
            <text:p>ayademyanchuk@edu.hse.ru</text:p>
          </table:table-cell>
          <table:table-cell office:value-type="string">
            <text:p>204474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енисова</text:p>
          </table:table-cell>
          <table:table-cell office:value-type="string">
            <text:p>Дарья Олеговна</text:p>
          </table:table-cell>
          <table:table-cell office:value-type="string">
            <text:p>dodenisova@edu.hse.ru</text:p>
          </table:table-cell>
          <table:table-cell office:value-type="string">
            <text:p>229383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енисюк</text:p>
          </table:table-cell>
          <table:table-cell office:value-type="string">
            <text:p>Леонид Дмитриевич</text:p>
          </table:table-cell>
          <table:table-cell office:value-type="string">
            <text:p>lddenisyuk@edu.hse.ru</text:p>
          </table:table-cell>
          <table:table-cell office:value-type="string">
            <text:p>144875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2 курс; </text:p>
          </table:table-cell>
          <table:table-cell office:value-type="string">
            <text:p>St. Petersburg School of Economics and Management, HSE; ?International Bachelor in Business and Economics; 2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ергунов</text:p>
          </table:table-cell>
          <table:table-cell office:value-type="string">
            <text:p>Никита Тимурович</text:p>
          </table:table-cell>
          <table:table-cell office:value-type="string">
            <text:p>ntdergunov@edu.hse.ru</text:p>
          </table:table-cell>
          <table:table-cell office:value-type="string">
            <text:p>145503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еревщикова</text:p>
          </table:table-cell>
          <table:table-cell office:value-type="string">
            <text:p>Ксения Андреевна</text:p>
          </table:table-cell>
          <table:table-cell office:value-type="string">
            <text:p>kaderevschikova@edu.hse.ru</text:p>
          </table:table-cell>
          <table:table-cell office:value-type="string">
            <text:p>204474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ерябина</text:p>
          </table:table-cell>
          <table:table-cell office:value-type="string">
            <text:p>Алисия Сергеевна</text:p>
          </table:table-cell>
          <table:table-cell office:value-type="string">
            <text:p>asderyabina@edu.hse.ru</text:p>
          </table:table-cell>
          <table:table-cell office:value-type="string">
            <text:p>204460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63">
            <text:p>6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ерябина</text:p>
          </table:table-cell>
          <table:table-cell office:value-type="string">
            <text:p>Софья Игоревна</text:p>
          </table:table-cell>
          <table:table-cell office:value-type="string">
            <text:p>sideryabina@edu.hse.ru</text:p>
          </table:table-cell>
          <table:table-cell office:value-type="string">
            <text:p>140698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ещенко</text:p>
          </table:table-cell>
          <table:table-cell office:value-type="string">
            <text:p>Елизавета Евгеньевна</text:p>
          </table:table-cell>
          <table:table-cell office:value-type="string">
            <text:p>eedeschenko@edu.hse.ru</text:p>
          </table:table-cell>
          <table:table-cell office:value-type="string">
            <text:p>204474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жалагония</text:p>
          </table:table-cell>
          <table:table-cell office:value-type="string">
            <text:p>Мери Гочевна</text:p>
          </table:table-cell>
          <table:table-cell office:value-type="string">
            <text:p>mgdzhalagoniya@edu.hse.ru</text:p>
          </table:table-cell>
          <table:table-cell office:value-type="string">
            <text:p>82432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жалалян</text:p>
          </table:table-cell>
          <table:table-cell office:value-type="string">
            <text:p>Мария Ованесовна</text:p>
          </table:table-cell>
          <table:table-cell office:value-type="string">
            <text:p>modzhalalyan_1@edu.hse.ru</text:p>
          </table:table-cell>
          <table:table-cell office:value-type="string">
            <text:p>1396907</text:p>
          </table:table-cell>
          <table:table-cell office:value-type="string">
            <text:p>факультет креативных индустрий, факультет мировой экономики и мировой политики; Б 42.03.01 ФКИ М 2014 очная Реклама и связи с общественностью, Б 41.03.06, 41.03.01 МЭ М 2022 очная Программа двух дипломов НИУ ВШЭ и Университета Кёнхи "Экономика и полит...</text:p>
          </table:table-cell>
          <table:table-cell office:value-type="string">
            <text:p>Faculty of Creative Industries, Faculty of World Economy and International Affairs; Advertising and Public Relations, KHU-HSE Double Degree Program Economics and Politics in Asia; 2 course, 2 course; </text:p>
          </table:table-cell>
          <table:table-cell office:value-type="string">
            <text:p>307, 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жафарова</text:p>
          </table:table-cell>
          <table:table-cell office:value-type="string">
            <text:p>Ламия Джейхун кызы</text:p>
          </table:table-cell>
          <table:table-cell office:value-type="string">
            <text:p>lddzhafarova@edu.hse.ru</text:p>
          </table:table-cell>
          <table:table-cell office:value-type="string">
            <text:p>45925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жобиров</text:p>
          </table:table-cell>
          <table:table-cell office:value-type="string">
            <text:p>Саидджобир Эраджович</text:p>
          </table:table-cell>
          <table:table-cell office:value-type="string">
            <text:p>sedzhobirov@edu.hse.ru</text:p>
          </table:table-cell>
          <table:table-cell office:value-type="string">
            <text:p>1687924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зюба</text:p>
          </table:table-cell>
          <table:table-cell office:value-type="string">
            <text:p>Мария Сергеевна</text:p>
          </table:table-cell>
          <table:table-cell office:value-type="string">
            <text:p>msdziuba@edu.hse.ru</text:p>
          </table:table-cell>
          <table:table-cell office:value-type="string">
            <text:p>1344475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имитриу</text:p>
          </table:table-cell>
          <table:table-cell office:value-type="string">
            <text:p>Николаос -</text:p>
          </table:table-cell>
          <table:table-cell office:value-type="string">
            <text:p>ndimitriu@edu.hse.ru</text:p>
          </table:table-cell>
          <table:table-cell office:value-type="string">
            <text:p>84797</text:p>
          </table:table-cell>
          <table:table-cell office:value-type="string">
            <text:p>факультет мировой экономики и мировой политики; Б 41.03.05 МЭ М 2014 очная Международные отношения; 4 курс; </text:p>
          </table:table-cell>
          <table:table-cell office:value-type="string">
            <text:p>Faculty of World Economy and International Affairs; International Relations; 4 course; </text:p>
          </table:table-cell>
          <table:table-cell office:value-type="string">
            <text:p>18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ирш</text:p>
          </table:table-cell>
          <table:table-cell office:value-type="string">
            <text:p>Ольга Вадимовна</text:p>
          </table:table-cell>
          <table:table-cell office:value-type="string">
            <text:p>ovdirsh@edu.hse.ru</text:p>
          </table:table-cell>
          <table:table-cell office:value-type="string">
            <text:p>149614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митриева</text:p>
          </table:table-cell>
          <table:table-cell office:value-type="string">
            <text:p>Софья Александровна</text:p>
          </table:table-cell>
          <table:table-cell office:value-type="string">
            <text:p>sadmitrieva_1@edu.hse.ru</text:p>
          </table:table-cell>
          <table:table-cell office:value-type="string">
            <text:p>146167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6">
            <text:p>8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обровольская</text:p>
          </table:table-cell>
          <table:table-cell office:value-type="string">
            <text:p>Виктория Владиславовна</text:p>
          </table:table-cell>
          <table:table-cell office:value-type="string">
            <text:p>vvdobrovolskaya@edu.hse.ru</text:p>
          </table:table-cell>
          <table:table-cell office:value-type="string">
            <text:p>2044760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43">
            <text:p>4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обронравова</text:p>
          </table:table-cell>
          <table:table-cell office:value-type="string">
            <text:p>Юлиана Дмитриевна</text:p>
          </table:table-cell>
          <table:table-cell office:value-type="string">
            <text:p>yuddobronravova@edu.hse.ru</text:p>
          </table:table-cell>
          <table:table-cell office:value-type="string">
            <text:p>2044761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0">
            <text:p>4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овгополый</text:p>
          </table:table-cell>
          <table:table-cell office:value-type="string">
            <text:p>Иоанн Алексеевич</text:p>
          </table:table-cell>
          <table:table-cell office:value-type="string">
            <text:p>idovgopolyj@hse.ru</text:p>
          </table:table-cell>
          <table:table-cell office:value-type="string">
            <text:p>1339514</text:p>
          </table:table-cell>
          <table:table-cell office:value-type="string">
            <text:p>приглашенный преподаватель / департамент больших данных и информационного поиска</text:p>
          </table:table-cell>
          <table:table-cell office:value-type="string">
            <text:p>приглашенный преподаватель / Department of Big Data and Information Retrieval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ождиков</text:p>
          </table:table-cell>
          <table:table-cell office:value-type="string">
            <text:p>Илья Олегович</text:p>
          </table:table-cell>
          <table:table-cell office:value-type="string">
            <text:p>iodozhdikov@edu.hse.ru</text:p>
          </table:table-cell>
          <table:table-cell office:value-type="string">
            <text:p>148395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оможирова</text:p>
          </table:table-cell>
          <table:table-cell office:value-type="string">
            <text:p>Полина Владимировна</text:p>
          </table:table-cell>
          <table:table-cell office:value-type="string">
            <text:p>pvdomozhirova@edu.hse.ru</text:p>
          </table:table-cell>
          <table:table-cell office:value-type="string">
            <text:p>81029</text:p>
          </table:table-cell>
          <table:table-cell office:value-type="string">
            <text:p>Факультет гуманитарных наук; Б 45.03.03 НН ГН НН 2014 очная Фундаментальная и прикладная лингвистика; 4 курс; </text:p>
          </table:table-cell>
          <table:table-cell office:value-type="string">
            <text:p>Faculty of Humanities; Fundamental and Applied Linguistics; 4 course; </text:p>
          </table:table-cell>
          <table:table-cell office:value-type="string">
            <text:p>44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он</text:p>
          </table:table-cell>
          <table:table-cell office:value-type="string">
            <text:p>Александр Сергеевич</text:p>
          </table:table-cell>
          <table:table-cell office:value-type="string">
            <text:p>asdon@edu.hse.ru</text:p>
          </table:table-cell>
          <table:table-cell office:value-type="string">
            <text:p>204199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оптан</text:p>
          </table:table-cell>
          <table:table-cell office:value-type="string">
            <text:p>Эртине Сарыг-оолович</text:p>
          </table:table-cell>
          <table:table-cell office:value-type="string">
            <text:p>esdoptan@edu.hse.ru</text:p>
          </table:table-cell>
          <table:table-cell office:value-type="string">
            <text:p>79789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5">
            <text:p>7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оронин</text:p>
          </table:table-cell>
          <table:table-cell office:value-type="string">
            <text:p>Никита Александрович</text:p>
          </table:table-cell>
          <table:table-cell office:value-type="string">
            <text:p>nadoronin@edu.hse.ru</text:p>
          </table:table-cell>
          <table:table-cell office:value-type="string">
            <text:p>204199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оронина</text:p>
          </table:table-cell>
          <table:table-cell office:value-type="string">
            <text:p>Екатерина Георгиевна</text:p>
          </table:table-cell>
          <table:table-cell office:value-type="string">
            <text:p>egdoronina@edu.hse.ru</text:p>
          </table:table-cell>
          <table:table-cell office:value-type="string">
            <text:p>82429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орофеева</text:p>
          </table:table-cell>
          <table:table-cell office:value-type="string">
            <text:p>Анна Денисовна</text:p>
          </table:table-cell>
          <table:table-cell office:value-type="string">
            <text:p>addorofeeva_1@edu.hse.ru</text:p>
          </table:table-cell>
          <table:table-cell office:value-type="string">
            <text:p/>
          </table:table-cell>
          <table:table-cell office:value-type="string">
            <text:p>Факультет социально-экономических и компьютерных наук; Б 38.03.01 П СЭКН П 2022 очная Международный бакалавриат по DA78; 2 курс; МБ-22-3</text:p>
          </table:table-cell>
          <table:table-cell office:value-type="string">
            <text:p>-; International Bachelor in Business and Economics; 2 course; МБ-22-3</text:p>
          </table:table-cell>
          <table:table-cell office:value-type="string">
            <text:p>53064649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орофеева</text:p>
          </table:table-cell>
          <table:table-cell office:value-type="string">
            <text:p>Арина Олеговна</text:p>
          </table:table-cell>
          <table:table-cell office:value-type="string">
            <text:p>aodorofeeva_1@edu.hse.ru</text:p>
          </table:table-cell>
          <table:table-cell office:value-type="string">
            <text:p>8166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орохина</text:p>
          </table:table-cell>
          <table:table-cell office:value-type="string">
            <text:p>Олеся Николаевна</text:p>
          </table:table-cell>
          <table:table-cell office:value-type="string">
            <text:p>ondorokhina@edu.hse.ru</text:p>
          </table:table-cell>
          <table:table-cell office:value-type="string">
            <text:p>82505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орошев</text:p>
          </table:table-cell>
          <table:table-cell office:value-type="string">
            <text:p>Александр Сергеевич</text:p>
          </table:table-cell>
          <table:table-cell office:value-type="string">
            <text:p>asdoroshev@edu.hse.ru</text:p>
          </table:table-cell>
          <table:table-cell office:value-type="string">
            <text:p>143009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ругов</text:p>
          </table:table-cell>
          <table:table-cell office:value-type="string">
            <text:p>Богдан Владимирович</text:p>
          </table:table-cell>
          <table:table-cell office:value-type="string">
            <text:p>bvdrugov@edu.hse.ru</text:p>
          </table:table-cell>
          <table:table-cell office:value-type="string">
            <text:p>204374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рючина</text:p>
          </table:table-cell>
          <table:table-cell office:value-type="string">
            <text:p>Мария Сергеевна</text:p>
          </table:table-cell>
          <table:table-cell office:value-type="string">
            <text:p>msdriuchina@edu.hse.ru</text:p>
          </table:table-cell>
          <table:table-cell office:value-type="string">
            <text:p>205986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убровин</text:p>
          </table:table-cell>
          <table:table-cell office:value-type="string">
            <text:p>Александр Евгеньевич</text:p>
          </table:table-cell>
          <table:table-cell office:value-type="string">
            <text:p>aedubrovin@edu.hse.ru</text:p>
          </table:table-cell>
          <table:table-cell office:value-type="string">
            <text:p>1465240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убровина</text:p>
          </table:table-cell>
          <table:table-cell office:value-type="string">
            <text:p>Галина Дмитриевна</text:p>
          </table:table-cell>
          <table:table-cell office:value-type="string">
            <text:p>gddubrovina@edu.hse.ru</text:p>
          </table:table-cell>
          <table:table-cell office:value-type="string">
            <text:p>2042006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убровская</text:p>
          </table:table-cell>
          <table:table-cell office:value-type="string">
            <text:p>Виктория Максимовна</text:p>
          </table:table-cell>
          <table:table-cell office:value-type="string">
            <text:p>vmdubrovskaia@edu.hse.ru</text:p>
          </table:table-cell>
          <table:table-cell office:value-type="string">
            <text:p>229646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удаев</text:p>
          </table:table-cell>
          <table:table-cell office:value-type="string">
            <text:p>Давид Георгиевич</text:p>
          </table:table-cell>
          <table:table-cell office:value-type="string">
            <text:p>dgdudaev@edu.hse.ru</text:p>
          </table:table-cell>
          <table:table-cell office:value-type="string">
            <text:p>82820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уев</text:p>
          </table:table-cell>
          <table:table-cell office:value-type="string">
            <text:p>Илья Витальевич</text:p>
          </table:table-cell>
          <table:table-cell office:value-type="string">
            <text:p>ivduev@edu.hse.ru</text:p>
          </table:table-cell>
          <table:table-cell office:value-type="string">
            <text:p>8181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79">
            <text:p>7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унаева</text:p>
          </table:table-cell>
          <table:table-cell office:value-type="string">
            <text:p>Екатерина Ивановна</text:p>
          </table:table-cell>
          <table:table-cell office:value-type="string">
            <text:p>eidunaeva@edu.hse.ru</text:p>
          </table:table-cell>
          <table:table-cell office:value-type="string">
            <text:p>145579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ураманова</text:p>
          </table:table-cell>
          <table:table-cell office:value-type="string">
            <text:p>Ксения Игоревна</text:p>
          </table:table-cell>
          <table:table-cell office:value-type="string">
            <text:p>kiduramanova@edu.hse.ru</text:p>
          </table:table-cell>
          <table:table-cell office:value-type="string">
            <text:p>84164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9">
            <text:p>9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урбажева</text:p>
          </table:table-cell>
          <table:table-cell office:value-type="string">
            <text:p>Юлия Андреевна</text:p>
          </table:table-cell>
          <table:table-cell office:value-type="string">
            <text:p>yuadurbazheva@edu.hse.ru</text:p>
          </table:table-cell>
          <table:table-cell office:value-type="string">
            <text:p>204201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Душак</text:p>
          </table:table-cell>
          <table:table-cell office:value-type="string">
            <text:p>Анастасия Александровна</text:p>
          </table:table-cell>
          <table:table-cell office:value-type="string">
            <text:p>aadushak@edu.hse.ru</text:p>
          </table:table-cell>
          <table:table-cell office:value-type="string">
            <text:p>81148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вдакушин</text:p>
          </table:table-cell>
          <table:table-cell office:value-type="string">
            <text:p>Илья Сергеевич</text:p>
          </table:table-cell>
          <table:table-cell office:value-type="string">
            <text:p>isevdakushin@edu.hse.ru</text:p>
          </table:table-cell>
          <table:table-cell office:value-type="string">
            <text:p>2044775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вдокимов</text:p>
          </table:table-cell>
          <table:table-cell office:value-type="string">
            <text:p>Николай Николаевич</text:p>
          </table:table-cell>
          <table:table-cell office:value-type="string">
            <text:p>nnevdokimov@edu.hse.ru</text:p>
          </table:table-cell>
          <table:table-cell office:value-type="string">
            <text:p>80846</text:p>
          </table:table-cell>
          <table:table-cell office:value-type="string">
            <text:p>Высшая школа бизнеса; Б 38.03.05 ВШБ М 2020 очная Бизнес-информатика; 4 курс; </text:p>
          </table:table-cell>
          <table:table-cell office:value-type="string">
            <text:p>Graduate School of Business; Business Informatics; 4 course; </text:p>
          </table:table-cell>
          <table:table-cell office:value-type="string">
            <text:p>36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вкарпиди</text:p>
          </table:table-cell>
          <table:table-cell office:value-type="string">
            <text:p>Николас Константинович</text:p>
          </table:table-cell>
          <table:table-cell office:value-type="string">
            <text:p>nkevkarpidi@edu.hse.ru</text:p>
          </table:table-cell>
          <table:table-cell office:value-type="string">
            <text:p>2044776</text:p>
          </table:table-cell>
          <table:table-cell office:value-type="string">
            <text:p>факультет компьютерных наук; Б 01.03.02 ФКН М 2014 очная Прикладная математика и информатика; 3 курс; </text:p>
          </table:table-cell>
          <table:table-cell office:value-type="string">
            <text:p>Faculty of Computer Science; Applied Mathematics and Information Science; 3 course; </text:p>
          </table:table-cell>
          <table:table-cell office:value-type="string">
            <text:p>2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горов</text:p>
          </table:table-cell>
          <table:table-cell office:value-type="string">
            <text:p>Владимир Олегович</text:p>
          </table:table-cell>
          <table:table-cell office:value-type="string">
            <text:p>voegorov@edu.hse.ru</text:p>
          </table:table-cell>
          <table:table-cell office:value-type="string">
            <text:p>1392829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горов</text:p>
          </table:table-cell>
          <table:table-cell office:value-type="string">
            <text:p>Владислав Владимирович</text:p>
          </table:table-cell>
          <table:table-cell office:value-type="string">
            <text:p>vvegorov_2@edu.hse.ru</text:p>
          </table:table-cell>
          <table:table-cell office:value-type="string">
            <text:p>204478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горова</text:p>
          </table:table-cell>
          <table:table-cell office:value-type="string">
            <text:p>Евгения Николаевна</text:p>
          </table:table-cell>
          <table:table-cell office:value-type="string">
            <text:p>enegorova@edu.hse.ru</text:p>
          </table:table-cell>
          <table:table-cell office:value-type="string">
            <text:p>1319609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55">
            <text:p>5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далиева</text:p>
          </table:table-cell>
          <table:table-cell office:value-type="string">
            <text:p>Александра Фирдавсовна</text:p>
          </table:table-cell>
          <table:table-cell office:value-type="string">
            <text:p>afedalieva_1@edu.hse.ru</text:p>
          </table:table-cell>
          <table:table-cell office:value-type="string">
            <text:p>204454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лизарова</text:p>
          </table:table-cell>
          <table:table-cell office:value-type="string">
            <text:p>Полина Дмитриевна</text:p>
          </table:table-cell>
          <table:table-cell office:value-type="string">
            <text:p>pdelizarova@edu.hse.ru</text:p>
          </table:table-cell>
          <table:table-cell office:value-type="string">
            <text:p>79443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лисеева</text:p>
          </table:table-cell>
          <table:table-cell office:value-type="string">
            <text:p>Елизавета Вячеславовна</text:p>
          </table:table-cell>
          <table:table-cell office:value-type="string">
            <text:p>eveliseeva_3@edu.hse.ru</text:p>
          </table:table-cell>
          <table:table-cell office:value-type="string">
            <text:p>81666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0">
            <text:p>7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листратов</text:p>
          </table:table-cell>
          <table:table-cell office:value-type="string">
            <text:p>Виктор Игоревич</text:p>
          </table:table-cell>
          <table:table-cell office:value-type="string">
            <text:p>vielistratov@edu.hse.ru</text:p>
          </table:table-cell>
          <table:table-cell office:value-type="string">
            <text:p>200345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лшина</text:p>
          </table:table-cell>
          <table:table-cell office:value-type="string">
            <text:p>Арина Андреевна</text:p>
          </table:table-cell>
          <table:table-cell office:value-type="string">
            <text:p>aaelshina_1@edu.hse.ru</text:p>
          </table:table-cell>
          <table:table-cell office:value-type="string">
            <text:p>151250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лькина</text:p>
          </table:table-cell>
          <table:table-cell office:value-type="string">
            <text:p>Ева Олеговна</text:p>
          </table:table-cell>
          <table:table-cell office:value-type="string">
            <text:p>eoelkina@edu.hse.ru</text:p>
          </table:table-cell>
          <table:table-cell office:value-type="string">
            <text:p>2048620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лькина</text:p>
          </table:table-cell>
          <table:table-cell office:value-type="string">
            <text:p>Екатерина Владиславовна</text:p>
          </table:table-cell>
          <table:table-cell office:value-type="string">
            <text:p>evelkina@edu.hse.ru</text:p>
          </table:table-cell>
          <table:table-cell office:value-type="string">
            <text:p>204202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льчанинова</text:p>
          </table:table-cell>
          <table:table-cell office:value-type="string">
            <text:p>Варвара Максимовна</text:p>
          </table:table-cell>
          <table:table-cell office:value-type="string">
            <text:p>vmelchaninova@edu.hse.ru</text:p>
          </table:table-cell>
          <table:table-cell office:value-type="string">
            <text:p>204202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51">
            <text:p>5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мельянова</text:p>
          </table:table-cell>
          <table:table-cell office:value-type="string">
            <text:p>Елизавета Сергеевна</text:p>
          </table:table-cell>
          <table:table-cell office:value-type="string">
            <text:p>esemelyanova_1@edu.hse.ru</text:p>
          </table:table-cell>
          <table:table-cell office:value-type="string">
            <text:p>145932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67">
            <text:p>6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пифанов</text:p>
          </table:table-cell>
          <table:table-cell office:value-type="string">
            <text:p>Егор Константинович</text:p>
          </table:table-cell>
          <table:table-cell office:value-type="string">
            <text:p>ekepifanov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1 курс; БМБ2203С</text:p>
          </table:table-cell>
          <table:table-cell office:value-type="string">
            <text:p>St. Petersburg School of Economics and Management, HSE; ﻿International Bachelor in Business and Economics; 1 course; БМБ2203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ргнян</text:p>
          </table:table-cell>
          <table:table-cell office:value-type="string">
            <text:p>Давид Степанович</text:p>
          </table:table-cell>
          <table:table-cell office:value-type="string">
            <text:p>dsergnyan@edu.hse.ru</text:p>
          </table:table-cell>
          <table:table-cell office:value-type="string">
            <text:p>2042030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ремин</text:p>
          </table:table-cell>
          <table:table-cell office:value-type="string">
            <text:p>Игорь Александрович</text:p>
          </table:table-cell>
          <table:table-cell office:value-type="string">
            <text:p>iaeremin@edu.hse.ru</text:p>
          </table:table-cell>
          <table:table-cell office:value-type="string">
            <text:p>204337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ресько</text:p>
          </table:table-cell>
          <table:table-cell office:value-type="string">
            <text:p>Диана Вадимовна</text:p>
          </table:table-cell>
          <table:table-cell office:value-type="string">
            <text:p>dveresko@edu.hse.ru</text:p>
          </table:table-cell>
          <table:table-cell office:value-type="string">
            <text:p>2042031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рмашова</text:p>
          </table:table-cell>
          <table:table-cell office:value-type="string">
            <text:p>Диана Витальевна</text:p>
          </table:table-cell>
          <table:table-cell office:value-type="string">
            <text:p>dvermashova@edu.hse.ru</text:p>
          </table:table-cell>
          <table:table-cell office:value-type="string">
            <text:p>2026146</text:p>
          </table:table-cell>
          <table:table-cell office:value-type="string">
            <text:p>факультет мировой экономики и мировой политики; ; 3 курс; </text:p>
          </table:table-cell>
          <table:table-cell office:value-type="string">
            <text:p>Faculty of World Economy and International Affairs; ; 3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рмолаев</text:p>
          </table:table-cell>
          <table:table-cell office:value-type="string">
            <text:p>Антон Вадимович</text:p>
          </table:table-cell>
          <table:table-cell office:value-type="string">
            <text:p>avermolaev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1 МЭ 2018 очная Программа двух дипломов НИУ ВШЭ и УC5B8; 2 курс; БЭПА222</text:p>
          </table:table-cell>
          <table:table-cell office:value-type="string">
            <text:p>Faculty of World Economy and International Affairs; KHU-HSE Double Degree Program Economics and Politics in Asia; 2 course; БЭПА222</text:p>
          </table:table-cell>
          <table:table-cell office:value-type="string">
            <text:p>196307533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рмолаев</text:p>
          </table:table-cell>
          <table:table-cell office:value-type="string">
            <text:p>Данил Кириллович</text:p>
          </table:table-cell>
          <table:table-cell office:value-type="string">
            <text:p>dkermolaev@edu.hse.ru</text:p>
          </table:table-cell>
          <table:table-cell office:value-type="string">
            <text:p>204203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рмолина</text:p>
          </table:table-cell>
          <table:table-cell office:value-type="string">
            <text:p>Анастасия Вячеславовна</text:p>
          </table:table-cell>
          <table:table-cell office:value-type="string">
            <text:p>avermolina@edu.hse.ru</text:p>
          </table:table-cell>
          <table:table-cell office:value-type="string">
            <text:p>81434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рмохина</text:p>
          </table:table-cell>
          <table:table-cell office:value-type="string">
            <text:p>Екатерина Александровна</text:p>
          </table:table-cell>
          <table:table-cell office:value-type="string">
            <text:p>eaermokhina@edu.hse.ru</text:p>
          </table:table-cell>
          <table:table-cell office:value-type="string">
            <text:p>81375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рохин</text:p>
          </table:table-cell>
          <table:table-cell office:value-type="string">
            <text:p>Егор Григорьевич</text:p>
          </table:table-cell>
          <table:table-cell office:value-type="string">
            <text:p>egerokhin@edu.hse.ru</text:p>
          </table:table-cell>
          <table:table-cell office:value-type="string">
            <text:p>204204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ршова</text:p>
          </table:table-cell>
          <table:table-cell office:value-type="string">
            <text:p>Анастасия Андреевна</text:p>
          </table:table-cell>
          <table:table-cell office:value-type="string">
            <text:p>aaershova_1@edu.hse.ru</text:p>
          </table:table-cell>
          <table:table-cell office:value-type="string">
            <text:p>131952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6">
            <text:p>8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фимов</text:p>
          </table:table-cell>
          <table:table-cell office:value-type="string">
            <text:p>Вячеслав Иванович</text:p>
          </table:table-cell>
          <table:table-cell office:value-type="string">
            <text:p>viefimov_1@edu.hse.ru</text:p>
          </table:table-cell>
          <table:table-cell office:value-type="string">
            <text:p>79505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фимова</text:p>
          </table:table-cell>
          <table:table-cell office:value-type="string">
            <text:p>Дарья Александровна</text:p>
          </table:table-cell>
          <table:table-cell office:value-type="string">
            <text:p>daefimova@edu.hse.ru</text:p>
          </table:table-cell>
          <table:table-cell office:value-type="string">
            <text:p>2044790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фремова</text:p>
          </table:table-cell>
          <table:table-cell office:value-type="string">
            <text:p>Дарья Кирилловна</text:p>
          </table:table-cell>
          <table:table-cell office:value-type="string">
            <text:p>dkefremova@edu.hse.ru</text:p>
          </table:table-cell>
          <table:table-cell office:value-type="string">
            <text:p>131942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7">
            <text:p>6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Ехлакова</text:p>
          </table:table-cell>
          <table:table-cell office:value-type="string">
            <text:p>Елизавета Дмитриевна</text:p>
          </table:table-cell>
          <table:table-cell office:value-type="string">
            <text:p>edekhlakova@edu.hse.ru</text:p>
          </table:table-cell>
          <table:table-cell office:value-type="string">
            <text:p>204479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Жаворонкова</text:p>
          </table:table-cell>
          <table:table-cell office:value-type="string">
            <text:p>Анна Максимовна</text:p>
          </table:table-cell>
          <table:table-cell office:value-type="string">
            <text:p>amzhavoronkova@edu.hse.ru</text:p>
          </table:table-cell>
          <table:table-cell office:value-type="string">
            <text:p>8382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Жаголкина</text:p>
          </table:table-cell>
          <table:table-cell office:value-type="string">
            <text:p>Елизавета Андреевна</text:p>
          </table:table-cell>
          <table:table-cell office:value-type="string">
            <text:p>eazhagolkina@edu.hse.ru</text:p>
          </table:table-cell>
          <table:table-cell office:value-type="string">
            <text:p>1394220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Жакиянова</text:p>
          </table:table-cell>
          <table:table-cell office:value-type="string">
            <text:p>Жанна Маратовна</text:p>
          </table:table-cell>
          <table:table-cell office:value-type="string">
            <text:p>zhmzhakiyanova@edu.hse.ru</text:p>
          </table:table-cell>
          <table:table-cell office:value-type="string">
            <text:p>2047691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Жангазинова</text:p>
          </table:table-cell>
          <table:table-cell office:value-type="string">
            <text:p>Жаслин -</text:p>
          </table:table-cell>
          <table:table-cell office:value-type="string">
            <text:p>zhzhangazinova@edu.hse.ru</text:p>
          </table:table-cell>
          <table:table-cell office:value-type="string">
            <text:p>79647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Жаркынбаев</text:p>
          </table:table-cell>
          <table:table-cell office:value-type="string">
            <text:p>Нурмамат -</text:p>
          </table:table-cell>
          <table:table-cell office:value-type="string">
            <text:p>nzharkynbaev@edu.hse.ru</text:p>
          </table:table-cell>
          <table:table-cell office:value-type="string">
            <text:p>143563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2 курс; </text:p>
          </table:table-cell>
          <table:table-cell office:value-type="string">
            <text:p>St. Petersburg School of Economics and Management, HSE; ?International Bachelor in Business and Economics; 2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Жаров</text:p>
          </table:table-cell>
          <table:table-cell office:value-type="string">
            <text:p>Григорий Леонидович</text:p>
          </table:table-cell>
          <table:table-cell office:value-type="string">
            <text:p>glzharov@edu.hse.ru</text:p>
          </table:table-cell>
          <table:table-cell office:value-type="string">
            <text:p>145072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57">
            <text:p>5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Железников</text:p>
          </table:table-cell>
          <table:table-cell office:value-type="string">
            <text:p>Григорий Анатольевич</text:p>
          </table:table-cell>
          <table:table-cell office:value-type="string">
            <text:p>gazheleznikov@edu.hse.ru</text:p>
          </table:table-cell>
          <table:table-cell office:value-type="string">
            <text:p>2044596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3 курс; </text:p>
          </table:table-cell>
          <table:table-cell office:value-type="string">
            <text:p>Faculty of World Economy and International Affairs; International Relations and Global Studies; 3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Желтов</text:p>
          </table:table-cell>
          <table:table-cell office:value-type="string">
            <text:p>Матвей Андреевич</text:p>
          </table:table-cell>
          <table:table-cell office:value-type="string">
            <text:p>mazheltov@edu.hse.ru</text:p>
          </table:table-cell>
          <table:table-cell office:value-type="string">
            <text:p>152114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Желтова</text:p>
          </table:table-cell>
          <table:table-cell office:value-type="string">
            <text:p>Мария Михайловна</text:p>
          </table:table-cell>
          <table:table-cell office:value-type="string">
            <text:p>mmzheltova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6 МЭ 2022 очная Программа двух дипломов НИУ ВШЭ и УC5B8; 1 курс; БЭПА223</text:p>
          </table:table-cell>
          <table:table-cell office:value-type="string">
            <text:p>Faculty of World Economy and International Affairs; KHU-HSE Double Degree Program Economics and Politics in Asia; 1 course; БЭПА223</text:p>
          </table:table-cell>
          <table:table-cell office:value-type="string">
            <text:p>53219088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Жернаков</text:p>
          </table:table-cell>
          <table:table-cell office:value-type="string">
            <text:p>Иссайя Максимович</text:p>
          </table:table-cell>
          <table:table-cell office:value-type="string">
            <text:p>imzhernakov@edu.hse.ru</text:p>
          </table:table-cell>
          <table:table-cell office:value-type="string">
            <text:p>204205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Животкова</text:p>
          </table:table-cell>
          <table:table-cell office:value-type="string">
            <text:p>Элла Александровна</text:p>
          </table:table-cell>
          <table:table-cell office:value-type="string">
            <text:p>eazhivotkova@edu.hse.ru</text:p>
          </table:table-cell>
          <table:table-cell office:value-type="string">
            <text:p>1356493</text:p>
          </table:table-cell>
          <table:table-cell office:value-type="string">
            <text:p>факультет мировой экономики и мировой политики; Б 58.03.01 МЭ М 2017 очная Востоковедение; 1 курс; </text:p>
          </table:table-cell>
          <table:table-cell office:value-type="string">
            <text:p>Faculty of World Economy and International Affairs; Asian Studies; 1 course; </text:p>
          </table:table-cell>
          <table:table-cell office:value-type="string">
            <text:p>4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Жижина</text:p>
          </table:table-cell>
          <table:table-cell office:value-type="string">
            <text:p>Полина Андреевна</text:p>
          </table:table-cell>
          <table:table-cell office:value-type="string">
            <text:p>pazhizhina@edu.hse.ru</text:p>
          </table:table-cell>
          <table:table-cell office:value-type="string">
            <text:p>135224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Жижина</text:p>
          </table:table-cell>
          <table:table-cell office:value-type="string">
            <text:p>Полина Валерьевна</text:p>
          </table:table-cell>
          <table:table-cell office:value-type="string">
            <text:p>pvzhizhina@edu.hse.ru</text:p>
          </table:table-cell>
          <table:table-cell office:value-type="string">
            <text:p>8141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Жиленко</text:p>
          </table:table-cell>
          <table:table-cell office:value-type="string">
            <text:p>Владислава Павловна</text:p>
          </table:table-cell>
          <table:table-cell office:value-type="string">
            <text:p>vpzhilenko@edu.hse.ru</text:p>
          </table:table-cell>
          <table:table-cell office:value-type="string">
            <text:p>2044566</text:p>
          </table:table-cell>
          <table:table-cell office:value-type="string">
            <text:p>факультет компьютерных наук; Б 01.03.02 ФКН М 2021 очная Прикладной анализ данных; 2 курс; </text:p>
          </table:table-cell>
          <table:table-cell office:value-type="string">
            <text:p>Faculty of Computer Science; Data Science and Business Analytics; 2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Житенева</text:p>
          </table:table-cell>
          <table:table-cell office:value-type="string">
            <text:p>Мария Вадимовна</text:p>
          </table:table-cell>
          <table:table-cell office:value-type="string">
            <text:p>mvzhiteneva@edu.hse.ru</text:p>
          </table:table-cell>
          <table:table-cell office:value-type="string">
            <text:p>2042056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Жуков</text:p>
          </table:table-cell>
          <table:table-cell office:value-type="string">
            <text:p>Алексей Александрович</text:p>
          </table:table-cell>
          <table:table-cell office:value-type="string">
            <text:p>aazhukov_5@edu.hse.ru</text:p>
          </table:table-cell>
          <table:table-cell office:value-type="string">
            <text:p>131973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Жуков</text:p>
          </table:table-cell>
          <table:table-cell office:value-type="string">
            <text:p>Богдан Юрьевич</text:p>
          </table:table-cell>
          <table:table-cell office:value-type="string">
            <text:p>byuzhukov@edu.hse.ru</text:p>
          </table:table-cell>
          <table:table-cell office:value-type="string">
            <text:p>2044804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2 курс; </text:p>
          </table:table-cell>
          <table:table-cell office:value-type="string">
            <text:p>International College of Economics and Finance; International Programme in Economics and Finance; 2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Журавлева</text:p>
          </table:table-cell>
          <table:table-cell office:value-type="string">
            <text:p>Кристина Алексеевна</text:p>
          </table:table-cell>
          <table:table-cell office:value-type="string">
            <text:p>kazhuravleva@edu.hse.ru</text:p>
          </table:table-cell>
          <table:table-cell office:value-type="string">
            <text:p>1347028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абира</text:p>
          </table:table-cell>
          <table:table-cell office:value-type="string">
            <text:p>Филипп Сергеевич</text:p>
          </table:table-cell>
          <table:table-cell office:value-type="string">
            <text:p>fszabira@edu.hse.ru</text:p>
          </table:table-cell>
          <table:table-cell office:value-type="string">
            <text:p>82373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абиров</text:p>
          </table:table-cell>
          <table:table-cell office:value-type="string">
            <text:p>Никита Нурхатович</text:p>
          </table:table-cell>
          <table:table-cell office:value-type="string">
            <text:p>nnzabirov@edu.hse.ru</text:p>
          </table:table-cell>
          <table:table-cell office:value-type="string">
            <text:p>2048623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абитов</text:p>
          </table:table-cell>
          <table:table-cell office:value-type="string">
            <text:p>Уллубий Нурадилович</text:p>
          </table:table-cell>
          <table:table-cell office:value-type="string">
            <text:p>unzabitov@edu.hse.ru</text:p>
          </table:table-cell>
          <table:table-cell office:value-type="string">
            <text:p>2044956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3 курс; </text:p>
          </table:table-cell>
          <table:table-cell office:value-type="string">
            <text:p>Faculty of World Economy and International Affairs; International Relations and Global Studies; 3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абруссков</text:p>
          </table:table-cell>
          <table:table-cell office:value-type="string">
            <text:p>Филипп Кириллович</text:p>
          </table:table-cell>
          <table:table-cell office:value-type="string">
            <text:p>fkzabrusskov@edu.hse.ru</text:p>
          </table:table-cell>
          <table:table-cell office:value-type="string">
            <text:p>1361990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авадская</text:p>
          </table:table-cell>
          <table:table-cell office:value-type="string">
            <text:p>Анастасия Сергеевна</text:p>
          </table:table-cell>
          <table:table-cell office:value-type="string">
            <text:p>aszavadskaya@edu.hse.ru</text:p>
          </table:table-cell>
          <table:table-cell office:value-type="string">
            <text:p>2042064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аворовская</text:p>
          </table:table-cell>
          <table:table-cell office:value-type="string">
            <text:p>Арина Михайловна</text:p>
          </table:table-cell>
          <table:table-cell office:value-type="string">
            <text:p>amzavorovskaya@edu.hse.ru</text:p>
          </table:table-cell>
          <table:table-cell office:value-type="string">
            <text:p>8167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агороднева</text:p>
          </table:table-cell>
          <table:table-cell office:value-type="string">
            <text:p>Яна Юрьевна</text:p>
          </table:table-cell>
          <table:table-cell office:value-type="string">
            <text:p>yayuzagorodneva@edu.hse.ru</text:p>
          </table:table-cell>
          <table:table-cell office:value-type="string">
            <text:p>148185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агоскин</text:p>
          </table:table-cell>
          <table:table-cell office:value-type="string">
            <text:p>Егор Игоревич</text:p>
          </table:table-cell>
          <table:table-cell office:value-type="string">
            <text:p>eizagoskin_1@edu.hse.ru</text:p>
          </table:table-cell>
          <table:table-cell office:value-type="string">
            <text:p>1546823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аименко</text:p>
          </table:table-cell>
          <table:table-cell office:value-type="string">
            <text:p>Софья Александровна</text:p>
          </table:table-cell>
          <table:table-cell office:value-type="string">
            <text:p>sazaimenko@edu.hse.ru</text:p>
          </table:table-cell>
          <table:table-cell office:value-type="string">
            <text:p>2296467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айцева</text:p>
          </table:table-cell>
          <table:table-cell office:value-type="string">
            <text:p>Селена Алексеевна</text:p>
          </table:table-cell>
          <table:table-cell office:value-type="string">
            <text:p>sazaytseva_1@edu.hse.ru</text:p>
          </table:table-cell>
          <table:table-cell office:value-type="string">
            <text:p>82330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99">
            <text:p>9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айченкова</text:p>
          </table:table-cell>
          <table:table-cell office:value-type="string">
            <text:p>Анастасия Сергеевна</text:p>
          </table:table-cell>
          <table:table-cell office:value-type="string">
            <text:p>aszaychenkova@edu.hse.ru</text:p>
          </table:table-cell>
          <table:table-cell office:value-type="string">
            <text:p>26368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акирова</text:p>
          </table:table-cell>
          <table:table-cell office:value-type="string">
            <text:p>Виктория Вадимовна</text:p>
          </table:table-cell>
          <table:table-cell office:value-type="string">
            <text:p>vvzakirova_1@edu.hse.ru</text:p>
          </table:table-cell>
          <table:table-cell office:value-type="string">
            <text:p>1483802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амятин</text:p>
          </table:table-cell>
          <table:table-cell office:value-type="string">
            <text:p>Иван Денисович</text:p>
          </table:table-cell>
          <table:table-cell office:value-type="string">
            <text:p>idzamyatin@edu.hse.ru</text:p>
          </table:table-cell>
          <table:table-cell office:value-type="string">
            <text:p>140092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амяткина</text:p>
          </table:table-cell>
          <table:table-cell office:value-type="string">
            <text:p>Екатерина Николаевна</text:p>
          </table:table-cell>
          <table:table-cell office:value-type="string">
            <text:p>enzamyatkina@edu.hse.ru</text:p>
          </table:table-cell>
          <table:table-cell office:value-type="string">
            <text:p>147713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60">
            <text:p>6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арецкий</text:p>
          </table:table-cell>
          <table:table-cell office:value-type="string">
            <text:p>Василий Александрович</text:p>
          </table:table-cell>
          <table:table-cell office:value-type="string">
            <text:p>vazaretskiy@edu.hse.ru</text:p>
          </table:table-cell>
          <table:table-cell office:value-type="string">
            <text:p>8088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66">
            <text:p>6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арипова</text:p>
          </table:table-cell>
          <table:table-cell office:value-type="string">
            <text:p>Ралина Ринатовна</text:p>
          </table:table-cell>
          <table:table-cell office:value-type="string">
            <text:p>rrzaripova@edu.hse.ru</text:p>
          </table:table-cell>
          <table:table-cell office:value-type="string">
            <text:p>80951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арубина</text:p>
          </table:table-cell>
          <table:table-cell office:value-type="string">
            <text:p>Надежда Владимировна</text:p>
          </table:table-cell>
          <table:table-cell office:value-type="string">
            <text:p>nvzarubina@edu.hse.ru</text:p>
          </table:table-cell>
          <table:table-cell office:value-type="string">
            <text:p>1408488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аруцкий</text:p>
          </table:table-cell>
          <table:table-cell office:value-type="string">
            <text:p>Михаил Алексеевич</text:p>
          </table:table-cell>
          <table:table-cell office:value-type="string">
            <text:p>mazarutskiy_1@edu.hse.ru</text:p>
          </table:table-cell>
          <table:table-cell office:value-type="string">
            <text:p>138793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ахаров</text:p>
          </table:table-cell>
          <table:table-cell office:value-type="string">
            <text:p>Матвей Александрович</text:p>
          </table:table-cell>
          <table:table-cell office:value-type="string">
            <text:p>mazakharov_1@edu.hse.ru</text:p>
          </table:table-cell>
          <table:table-cell office:value-type="string">
            <text:p>7963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верева</text:p>
          </table:table-cell>
          <table:table-cell office:value-type="string">
            <text:p>Дарья Николаевна</text:p>
          </table:table-cell>
          <table:table-cell office:value-type="string">
            <text:p>dnzvereva@edu.hse.ru</text:p>
          </table:table-cell>
          <table:table-cell office:value-type="string">
            <text:p>2048567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ейналова</text:p>
          </table:table-cell>
          <table:table-cell office:value-type="string">
            <text:p>Алмаз Эльданизовна</text:p>
          </table:table-cell>
          <table:table-cell office:value-type="string">
            <text:p>aezeynalova@edu.hse.ru</text:p>
          </table:table-cell>
          <table:table-cell office:value-type="string">
            <text:p>2044975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ернова</text:p>
          </table:table-cell>
          <table:table-cell office:value-type="string">
            <text:p>Ирина Олеговна</text:p>
          </table:table-cell>
          <table:table-cell office:value-type="string">
            <text:p>iozernova@edu.hse.ru</text:p>
          </table:table-cell>
          <table:table-cell office:value-type="string">
            <text:p>131964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2 курс; </text:p>
          </table:table-cell>
          <table:table-cell office:value-type="string">
            <text:p>St. Petersburg School of Social Sciences, HSE; Political Science and World Politics; 2 course; </text:p>
          </table:table-cell>
          <table:table-cell office:value-type="string">
            <text:p>79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66">
            <text:p>6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иганшин</text:p>
          </table:table-cell>
          <table:table-cell office:value-type="string">
            <text:p>Даниил Альбертович</text:p>
          </table:table-cell>
          <table:table-cell office:value-type="string">
            <text:p>daziganshin@edu.hse.ru</text:p>
          </table:table-cell>
          <table:table-cell office:value-type="string">
            <text:p>2048625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имина</text:p>
          </table:table-cell>
          <table:table-cell office:value-type="string">
            <text:p>Ксения Сергеевна</text:p>
          </table:table-cell>
          <table:table-cell office:value-type="string">
            <text:p>kszimina@edu.hse.ru</text:p>
          </table:table-cell>
          <table:table-cell office:value-type="string">
            <text:p>137198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орина</text:p>
          </table:table-cell>
          <table:table-cell office:value-type="string">
            <text:p>Татьяна Андреевна</text:p>
          </table:table-cell>
          <table:table-cell office:value-type="string">
            <text:p>tazorina_1@edu.hse.ru</text:p>
          </table:table-cell>
          <table:table-cell office:value-type="string">
            <text:p>80960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4">
            <text:p>9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отова</text:p>
          </table:table-cell>
          <table:table-cell office:value-type="string">
            <text:p>Анна Андреевна</text:p>
          </table:table-cell>
          <table:table-cell office:value-type="string">
            <text:p>aazotova_8@edu.hse.ru</text:p>
          </table:table-cell>
          <table:table-cell office:value-type="string">
            <text:p>204392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рячих</text:p>
          </table:table-cell>
          <table:table-cell office:value-type="string">
            <text:p>Екатерина Дмитриевна</text:p>
          </table:table-cell>
          <table:table-cell office:value-type="string">
            <text:p>edzryachikh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2 курс; БМБ2209С</text:p>
          </table:table-cell>
          <table:table-cell office:value-type="string">
            <text:p>St. Petersburg School of Economics and Management, HSE; ?International Bachelor in Business and Economics; 2 course; БМБ2209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убарев</text:p>
          </table:table-cell>
          <table:table-cell office:value-type="string">
            <text:p>Александр Вячеславович</text:p>
          </table:table-cell>
          <table:table-cell office:value-type="string">
            <text:p>avzubarev_1@edu.hse.ru</text:p>
          </table:table-cell>
          <table:table-cell office:value-type="string">
            <text:p>204498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7">
            <text:p>7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убарев</text:p>
          </table:table-cell>
          <table:table-cell office:value-type="string">
            <text:p>Никита Сергеевич</text:p>
          </table:table-cell>
          <table:table-cell office:value-type="string">
            <text:p>nzubarev@hse.ru</text:p>
          </table:table-cell>
          <table:table-cell office:value-type="string">
            <text:p>1339128</text:p>
          </table:table-cell>
          <table:table-cell office:value-type="string">
            <text:p>1) Стажер-исследователь / Лаборатория сравнительных социальных исследований имени Рональда Франклина Инглхарта; 2) приглашенный преподаватель / департамент социологии; 3) приглашенный преподаватель / департамент политологии и международных отношений</text:p>
          </table:table-cell>
          <table:table-cell office:value-type="string">
            <text:p>1) Стажер-исследователь / Лаборатория сравнительных социальных исследований имени Рональда Франклина Инглхарта; 2) приглашенный преподаватель / Department of Sociology; 3) приглашенный преподаватель / Department of Political Science and International ...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убулина</text:p>
          </table:table-cell>
          <table:table-cell office:value-type="string">
            <text:p>Милана Сергеевна</text:p>
          </table:table-cell>
          <table:table-cell office:value-type="string">
            <text:p>mszubulina@edu.hse.ru</text:p>
          </table:table-cell>
          <table:table-cell office:value-type="string">
            <text:p>81426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7">
            <text:p>4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уева</text:p>
          </table:table-cell>
          <table:table-cell office:value-type="string">
            <text:p>Алиса Эдуардовна</text:p>
          </table:table-cell>
          <table:table-cell office:value-type="string">
            <text:p>aezueva@edu.hse.ru</text:p>
          </table:table-cell>
          <table:table-cell office:value-type="string">
            <text:p>81292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Зыченко</text:p>
          </table:table-cell>
          <table:table-cell office:value-type="string">
            <text:p>Варвара Александровна</text:p>
          </table:table-cell>
          <table:table-cell office:value-type="string">
            <text:p>vazychenko_1@edu.hse.ru</text:p>
          </table:table-cell>
          <table:table-cell office:value-type="string">
            <text:p>143487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брагимов</text:p>
          </table:table-cell>
          <table:table-cell office:value-type="string">
            <text:p>Камолджон Илхомович</text:p>
          </table:table-cell>
          <table:table-cell office:value-type="string">
            <text:p>kiibragimov@edu.hse.ru</text:p>
          </table:table-cell>
          <table:table-cell office:value-type="string">
            <text:p>204499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брагимова</text:p>
          </table:table-cell>
          <table:table-cell office:value-type="string">
            <text:p>Элина Асхатовна</text:p>
          </table:table-cell>
          <table:table-cell office:value-type="string">
            <text:p>elasibragimova@edu.hse.ru</text:p>
          </table:table-cell>
          <table:table-cell office:value-type="string">
            <text:p>1387107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браева</text:p>
          </table:table-cell>
          <table:table-cell office:value-type="string">
            <text:p>Александра Евгеньевна</text:p>
          </table:table-cell>
          <table:table-cell office:value-type="string">
            <text:p>aeibraeva@edu.hse.ru</text:p>
          </table:table-cell>
          <table:table-cell office:value-type="string">
            <text:p>2016612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4 курс; </text:p>
          </table:table-cell>
          <table:table-cell office:value-type="string">
            <text:p>School of Foreign Languages; Foreign Languages and Intercultural Communication; 4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ваничкин</text:p>
          </table:table-cell>
          <table:table-cell office:value-type="string">
            <text:p>Дмитрий -</text:p>
          </table:table-cell>
          <table:table-cell office:value-type="string">
            <text:p>divanichkin@edu.hse.ru</text:p>
          </table:table-cell>
          <table:table-cell office:value-type="string">
            <text:p>131932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ванов</text:p>
          </table:table-cell>
          <table:table-cell office:value-type="string">
            <text:p>Владимир Алексеевич</text:p>
          </table:table-cell>
          <table:table-cell office:value-type="string">
            <text:p>vaivanov_3@edu.hse.ru</text:p>
          </table:table-cell>
          <table:table-cell office:value-type="string">
            <text:p>1450440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ванов</text:p>
          </table:table-cell>
          <table:table-cell office:value-type="string">
            <text:p>Данила Владимирович</text:p>
          </table:table-cell>
          <table:table-cell office:value-type="string">
            <text:p>dvivanov_3@edu.hse.ru</text:p>
          </table:table-cell>
          <table:table-cell office:value-type="string">
            <text:p>135505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ванов</text:p>
          </table:table-cell>
          <table:table-cell office:value-type="string">
            <text:p>Максим Евгеньевич</text:p>
          </table:table-cell>
          <table:table-cell office:value-type="string">
            <text:p>meivanov@edu.hse.ru</text:p>
          </table:table-cell>
          <table:table-cell office:value-type="string">
            <text:p>2044881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ванова</text:p>
          </table:table-cell>
          <table:table-cell office:value-type="string">
            <text:p>Ангелина Павловна</text:p>
          </table:table-cell>
          <table:table-cell office:value-type="string">
            <text:p>apivanova_4@edu.hse.ru</text:p>
          </table:table-cell>
          <table:table-cell office:value-type="string">
            <text:p>1549553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ванова</text:p>
          </table:table-cell>
          <table:table-cell office:value-type="string">
            <text:p>Анна Алексеевна</text:p>
          </table:table-cell>
          <table:table-cell office:value-type="string">
            <text:p>aaivanova_29@edu.hse.ru</text:p>
          </table:table-cell>
          <table:table-cell office:value-type="string">
            <text:p>8132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1">
            <text:p>9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ванова</text:p>
          </table:table-cell>
          <table:table-cell office:value-type="string">
            <text:p>Вероника Станиславовна</text:p>
          </table:table-cell>
          <table:table-cell office:value-type="string">
            <text:p>vsivanova_8@edu.hse.ru</text:p>
          </table:table-cell>
          <table:table-cell office:value-type="string">
            <text:p>8115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ванова</text:p>
          </table:table-cell>
          <table:table-cell office:value-type="string">
            <text:p>Екатерина Игоревна</text:p>
          </table:table-cell>
          <table:table-cell office:value-type="string">
            <text:p>eiivanova_4@edu.hse.ru</text:p>
          </table:table-cell>
          <table:table-cell office:value-type="string">
            <text:p>2044926</text:p>
          </table:table-cell>
          <table:table-cell office:value-type="string">
            <text:p>факультет компьютерных наук; Б 01.03.02 ФКН М 2021 очная Прикладной анализ данных; 2 курс; </text:p>
          </table:table-cell>
          <table:table-cell office:value-type="string">
            <text:p>Faculty of Computer Science; Data Science and Business Analytics; 2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ванова</text:p>
          </table:table-cell>
          <table:table-cell office:value-type="string">
            <text:p>Ксения Олеговна</text:p>
          </table:table-cell>
          <table:table-cell office:value-type="string">
            <text:p>koivanova_4@edu.hse.ru</text:p>
          </table:table-cell>
          <table:table-cell office:value-type="string">
            <text:p>132016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9">
            <text:p>6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ванова</text:p>
          </table:table-cell>
          <table:table-cell office:value-type="string">
            <text:p>Полина Владиславовна</text:p>
          </table:table-cell>
          <table:table-cell office:value-type="string">
            <text:p>pvivanova_2@edu.hse.ru</text:p>
          </table:table-cell>
          <table:table-cell office:value-type="string">
            <text:p>8148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2">
            <text:p>9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ванова</text:p>
          </table:table-cell>
          <table:table-cell office:value-type="string">
            <text:p>Яна Игоревна</text:p>
          </table:table-cell>
          <table:table-cell office:value-type="string">
            <text:p>yaiivanova@edu.hse.ru</text:p>
          </table:table-cell>
          <table:table-cell office:value-type="string">
            <text:p>8217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6">
            <text:p>9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гнатенко</text:p>
          </table:table-cell>
          <table:table-cell office:value-type="string">
            <text:p>Анна Владимировна</text:p>
          </table:table-cell>
          <table:table-cell office:value-type="string">
            <text:p>avignatenko_1@edu.hse.ru</text:p>
          </table:table-cell>
          <table:table-cell office:value-type="string">
            <text:p>2045009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гнатенкова</text:p>
          </table:table-cell>
          <table:table-cell office:value-type="string">
            <text:p>Валерия Александровна</text:p>
          </table:table-cell>
          <table:table-cell office:value-type="string">
            <text:p>vaignatenkova@edu.hse.ru</text:p>
          </table:table-cell>
          <table:table-cell office:value-type="string">
            <text:p>204501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гнатова</text:p>
          </table:table-cell>
          <table:table-cell office:value-type="string">
            <text:p>Елена Константиновна</text:p>
          </table:table-cell>
          <table:table-cell office:value-type="string">
            <text:p>ekignatova@edu.hse.ru</text:p>
          </table:table-cell>
          <table:table-cell office:value-type="string">
            <text:p>204392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гнатова</text:p>
          </table:table-cell>
          <table:table-cell office:value-type="string">
            <text:p>Ксения Сергеевна</text:p>
          </table:table-cell>
          <table:table-cell office:value-type="string">
            <text:p>ksignatova@edu.hse.ru</text:p>
          </table:table-cell>
          <table:table-cell office:value-type="string">
            <text:p>2044931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зиляев</text:p>
          </table:table-cell>
          <table:table-cell office:value-type="string">
            <text:p>Константин Вячеславович</text:p>
          </table:table-cell>
          <table:table-cell office:value-type="string">
            <text:p>kvizilyaev@edu.hse.ru</text:p>
          </table:table-cell>
          <table:table-cell office:value-type="string">
            <text:p>8430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змайлов</text:p>
          </table:table-cell>
          <table:table-cell office:value-type="string">
            <text:p>Юсуф Ринатович</text:p>
          </table:table-cell>
          <table:table-cell office:value-type="string">
            <text:p>yurizmaylov@edu.hse.ru</text:p>
          </table:table-cell>
          <table:table-cell office:value-type="string">
            <text:p>2045013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льин</text:p>
          </table:table-cell>
          <table:table-cell office:value-type="string">
            <text:p>Ярослав Вячеславович</text:p>
          </table:table-cell>
          <table:table-cell office:value-type="string">
            <text:p>yavilin@edu.hse.ru</text:p>
          </table:table-cell>
          <table:table-cell office:value-type="string">
            <text:p>8144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льиных</text:p>
          </table:table-cell>
          <table:table-cell office:value-type="string">
            <text:p>Арина Артемовна</text:p>
          </table:table-cell>
          <table:table-cell office:value-type="string">
            <text:p>aailinykh@edu.hse.ru</text:p>
          </table:table-cell>
          <table:table-cell office:value-type="string">
            <text:p/>
          </table:table-cell>
          <table:table-cell office:value-type="string">
            <text:p>Факультет социально-экономических и компьютерных наук; Б 38.03.01 П СЭКН П 2022 очная Международный бакалавриат по DA78; 2 курс; МБ-22-1</text:p>
          </table:table-cell>
          <table:table-cell office:value-type="string">
            <text:p>-; International Bachelor in Business and Economics; 2 course; МБ-22-1</text:p>
          </table:table-cell>
          <table:table-cell office:value-type="string">
            <text:p>53064649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льичева</text:p>
          </table:table-cell>
          <table:table-cell office:value-type="string">
            <text:p>Анастасия Витальевна</text:p>
          </table:table-cell>
          <table:table-cell office:value-type="string">
            <text:p>avilicheva_1@edu.hse.ru</text:p>
          </table:table-cell>
          <table:table-cell office:value-type="string">
            <text:p>142084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льичёва</text:p>
          </table:table-cell>
          <table:table-cell office:value-type="string">
            <text:p>Александра Евгеньевна</text:p>
          </table:table-cell>
          <table:table-cell office:value-type="string">
            <text:p>aeilichyova@edu.hse.ru</text:p>
          </table:table-cell>
          <table:table-cell office:value-type="string">
            <text:p>204212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лькив</text:p>
          </table:table-cell>
          <table:table-cell office:value-type="string">
            <text:p>Диана Александровна</text:p>
          </table:table-cell>
          <table:table-cell office:value-type="string">
            <text:p>dailkiv@edu.hse.ru</text:p>
          </table:table-cell>
          <table:table-cell office:value-type="string">
            <text:p>204491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6">
            <text:p>5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лякова</text:p>
          </table:table-cell>
          <table:table-cell office:value-type="string">
            <text:p>Софья Михайловна</text:p>
          </table:table-cell>
          <table:table-cell office:value-type="string">
            <text:p>smilyakova@edu.hse.ru</text:p>
          </table:table-cell>
          <table:table-cell office:value-type="string">
            <text:p>131955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">
            <text:p>8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мшенецкая</text:p>
          </table:table-cell>
          <table:table-cell office:value-type="string">
            <text:p>Екатерина Денисовна</text:p>
          </table:table-cell>
          <table:table-cell office:value-type="string">
            <text:p>edimshenetskaya@edu.hse.ru</text:p>
          </table:table-cell>
          <table:table-cell office:value-type="string">
            <text:p>204212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саева</text:p>
          </table:table-cell>
          <table:table-cell office:value-type="string">
            <text:p>Алиса Викторовна</text:p>
          </table:table-cell>
          <table:table-cell office:value-type="string">
            <text:p>avisaeva_2@edu.hse.ru</text:p>
          </table:table-cell>
          <table:table-cell office:value-type="string">
            <text:p>1360031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саева</text:p>
          </table:table-cell>
          <table:table-cell office:value-type="string">
            <text:p>Валерия Заурхановна</text:p>
          </table:table-cell>
          <table:table-cell office:value-type="string">
            <text:p>vzisaeva@edu.hse.ru</text:p>
          </table:table-cell>
          <table:table-cell office:value-type="string">
            <text:p>148413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саков</text:p>
          </table:table-cell>
          <table:table-cell office:value-type="string">
            <text:p>Данила Андреевич</text:p>
          </table:table-cell>
          <table:table-cell office:value-type="string">
            <text:p>daisakov@edu.hse.ru</text:p>
          </table:table-cell>
          <table:table-cell office:value-type="string">
            <text:p>1320475</text:p>
          </table:table-cell>
          <table:table-cell office:value-type="string">
            <text:p>Факультет гуманитарных наук; Б 45.03.03 НН ГН НН 2014 очная Фундаментальная и прикладная лингвистика; 4 курс; </text:p>
          </table:table-cell>
          <table:table-cell office:value-type="string">
            <text:p>Faculty of Humanities; Fundamental and Applied Linguistics; 4 course; </text:p>
          </table:table-cell>
          <table:table-cell office:value-type="string">
            <text:p>44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смагилова</text:p>
          </table:table-cell>
          <table:table-cell office:value-type="string">
            <text:p>Камилла Мударисовна</text:p>
          </table:table-cell>
          <table:table-cell office:value-type="string">
            <text:p>kmismagilova@edu.hse.ru</text:p>
          </table:table-cell>
          <table:table-cell office:value-type="string">
            <text:p>131965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смаилов</text:p>
          </table:table-cell>
          <table:table-cell office:value-type="string">
            <text:p>Сардорбек Улугбек угли</text:p>
          </table:table-cell>
          <table:table-cell office:value-type="string">
            <text:p>suismailov@edu.hse.ru</text:p>
          </table:table-cell>
          <table:table-cell office:value-type="string">
            <text:p>84542</text:p>
          </table:table-cell>
          <table:table-cell office:value-type="string">
            <text:p>факультет экономических наук; Б 38.03.01 Э М 2012 очная Экономика; 4 курс; </text:p>
          </table:table-cell>
          <table:table-cell office:value-type="string">
            <text:p>Faculty of Economic Sciences; Economics; 4 course; </text:p>
          </table:table-cell>
          <table:table-cell office:value-type="string">
            <text:p>46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стомин</text:p>
          </table:table-cell>
          <table:table-cell office:value-type="string">
            <text:p>Даниил Владимирович</text:p>
          </table:table-cell>
          <table:table-cell office:value-type="string">
            <text:p>dvistomin@edu.hse.ru</text:p>
          </table:table-cell>
          <table:table-cell office:value-type="string">
            <text:p>1420017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стомина</text:p>
          </table:table-cell>
          <table:table-cell office:value-type="string">
            <text:p>София Андреевна</text:p>
          </table:table-cell>
          <table:table-cell office:value-type="string">
            <text:p>saistomina@edu.hse.ru</text:p>
          </table:table-cell>
          <table:table-cell office:value-type="string">
            <text:p>143798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схаков</text:p>
          </table:table-cell>
          <table:table-cell office:value-type="string">
            <text:p>Родион Айдарович</text:p>
          </table:table-cell>
          <table:table-cell office:value-type="string">
            <text:p>raiskhakov@edu.hse.ru</text:p>
          </table:table-cell>
          <table:table-cell office:value-type="string">
            <text:p>204213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схакова</text:p>
          </table:table-cell>
          <table:table-cell office:value-type="string">
            <text:p>Чулпан Альфировна</text:p>
          </table:table-cell>
          <table:table-cell office:value-type="string">
            <text:p>chaiskhakova@edu.hse.ru</text:p>
          </table:table-cell>
          <table:table-cell office:value-type="string">
            <text:p>204502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78">
            <text:p>7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ус</text:p>
          </table:table-cell>
          <table:table-cell office:value-type="string">
            <text:p>Мария Дмитриевна</text:p>
          </table:table-cell>
          <table:table-cell office:value-type="string">
            <text:p>mdius@edu.hse.ru</text:p>
          </table:table-cell>
          <table:table-cell office:value-type="string">
            <text:p>1536047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Ишлак</text:p>
          </table:table-cell>
          <table:table-cell office:value-type="string">
            <text:p>Фатих Кан -</text:p>
          </table:table-cell>
          <table:table-cell office:value-type="string">
            <text:p>fislak@edu.hse.ru</text:p>
          </table:table-cell>
          <table:table-cell office:value-type="string">
            <text:p>2851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57">
            <text:p>5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банов</text:p>
          </table:table-cell>
          <table:table-cell office:value-type="string">
            <text:p>Юрий Андреевич</text:p>
          </table:table-cell>
          <table:table-cell office:value-type="string">
            <text:p>ykabanov@hse.ru</text:p>
          </table:table-cell>
          <table:table-cell office:value-type="string">
            <text:p>1326184</text:p>
          </table:table-cell>
          <table:table-cell office:value-type="string">
            <text:p>1) Старший преподаватель (штатная) / департамент политологии и международных отношений; 2) Научный сотрудник / международная лаборатория цифровой трансформации в государственном управлении</text:p>
          </table:table-cell>
          <table:table-cell office:value-type="string">
            <text:p>1) Старший преподаватель (штатная) / Department of Political Science and International Affairs; 2) Научный сотрудник / международная лаборатория цифровой трансформации в государственном управлении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верина</text:p>
          </table:table-cell>
          <table:table-cell office:value-type="string">
            <text:p>Дарья Павловна</text:p>
          </table:table-cell>
          <table:table-cell office:value-type="string">
            <text:p>dpkaverina@edu.hse.ru</text:p>
          </table:table-cell>
          <table:table-cell office:value-type="string">
            <text:p>81013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заков</text:p>
          </table:table-cell>
          <table:table-cell office:value-type="string">
            <text:p>Лука Александрович</text:p>
          </table:table-cell>
          <table:table-cell office:value-type="string">
            <text:p>lakazakov_1@edu.hse.ru</text:p>
          </table:table-cell>
          <table:table-cell office:value-type="string">
            <text:p>1499847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закова</text:p>
          </table:table-cell>
          <table:table-cell office:value-type="string">
            <text:p>Вероника Александровна</text:p>
          </table:table-cell>
          <table:table-cell office:value-type="string">
            <text:p>vakazakova@edu.hse.ru</text:p>
          </table:table-cell>
          <table:table-cell office:value-type="string">
            <text:p>204355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зымова</text:p>
          </table:table-cell>
          <table:table-cell office:value-type="string">
            <text:p>Каролина Михайловна</text:p>
          </table:table-cell>
          <table:table-cell office:value-type="string">
            <text:p>kmkazymova_1@edu.hse.ru</text:p>
          </table:table-cell>
          <table:table-cell office:value-type="string">
            <text:p>2048628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курин</text:p>
          </table:table-cell>
          <table:table-cell office:value-type="string">
            <text:p>Алексей Александрович</text:p>
          </table:table-cell>
          <table:table-cell office:value-type="string">
            <text:p>aakakurin@edu.hse.ru</text:p>
          </table:table-cell>
          <table:table-cell office:value-type="string">
            <text:p>142701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латин</text:p>
          </table:table-cell>
          <table:table-cell office:value-type="string">
            <text:p>Егор Борисович</text:p>
          </table:table-cell>
          <table:table-cell office:value-type="string">
            <text:p>ebkalatin@edu.hse.ru</text:p>
          </table:table-cell>
          <table:table-cell office:value-type="string">
            <text:p>2045035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9">
            <text:p>5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лашникова</text:p>
          </table:table-cell>
          <table:table-cell office:value-type="string">
            <text:p>Анна Сергеевна</text:p>
          </table:table-cell>
          <table:table-cell office:value-type="string">
            <text:p>askalashnikova_2@edu.hse.ru</text:p>
          </table:table-cell>
          <table:table-cell office:value-type="string">
            <text:p>80873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2">
            <text:p>5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лашникова</text:p>
          </table:table-cell>
          <table:table-cell office:value-type="string">
            <text:p>Диана Владимировна</text:p>
          </table:table-cell>
          <table:table-cell office:value-type="string">
            <text:p>dvkalashnikova@edu.hse.ru</text:p>
          </table:table-cell>
          <table:table-cell office:value-type="string">
            <text:p>79478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90">
            <text:p>9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лнауз</text:p>
          </table:table-cell>
          <table:table-cell office:value-type="string">
            <text:p>Олеся Владимировна</text:p>
          </table:table-cell>
          <table:table-cell office:value-type="string">
            <text:p>ovkalnauz@edu.hse.ru</text:p>
          </table:table-cell>
          <table:table-cell office:value-type="string">
            <text:p>229647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мбалов</text:p>
          </table:table-cell>
          <table:table-cell office:value-type="string">
            <text:p>Михаил Сергеевич</text:p>
          </table:table-cell>
          <table:table-cell office:value-type="string">
            <text:p>mskambalov@edu.hse.ru</text:p>
          </table:table-cell>
          <table:table-cell office:value-type="string">
            <text:p/>
          </table:table-cell>
          <table:table-cell office:value-type="string">
            <text:p>Международный институт экономики и финансов; Б 38.03.01 МИЭФ 2021 очная Международная программа по эконом92A8; 2 курс; БПД229</text:p>
          </table:table-cell>
          <table:table-cell office:value-type="string">
            <text:p>International College of Economics and Finance; International Programme in Economics and Finance; 2 course; БПД229</text:p>
          </table:table-cell>
          <table:table-cell office:value-type="string">
            <text:p>554098931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мбулова</text:p>
          </table:table-cell>
          <table:table-cell office:value-type="string">
            <text:p>Ксения Максимовна</text:p>
          </table:table-cell>
          <table:table-cell office:value-type="string">
            <text:p>kmkambulova@edu.hse.ru</text:p>
          </table:table-cell>
          <table:table-cell office:value-type="string">
            <text:p>204504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мышан</text:p>
          </table:table-cell>
          <table:table-cell office:value-type="string">
            <text:p>Андрей Валентинович</text:p>
          </table:table-cell>
          <table:table-cell office:value-type="string">
            <text:p>avkamyshan@edu.hse.ru</text:p>
          </table:table-cell>
          <table:table-cell office:value-type="string">
            <text:p>2042157</text:p>
          </table:table-cell>
          <table:table-cell office:value-type="string">
            <text:p>факультет экономических наук; Б 38.03.01 Э М 2012 очная Экономика; 2 курс; </text:p>
          </table:table-cell>
          <table:table-cell office:value-type="string">
            <text:p>Faculty of Economic Sciences; Economics; 2 course; </text:p>
          </table:table-cell>
          <table:table-cell office:value-type="string">
            <text:p>46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плун</text:p>
          </table:table-cell>
          <table:table-cell office:value-type="string">
            <text:p>Анна Денисовна</text:p>
          </table:table-cell>
          <table:table-cell office:value-type="string">
            <text:p>adkaplun_1@edu.hse.ru</text:p>
          </table:table-cell>
          <table:table-cell office:value-type="string">
            <text:p>204770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пралов</text:p>
          </table:table-cell>
          <table:table-cell office:value-type="string">
            <text:p>Даниил Олегович</text:p>
          </table:table-cell>
          <table:table-cell office:value-type="string">
            <text:p>dokapralov@edu.hse.ru</text:p>
          </table:table-cell>
          <table:table-cell office:value-type="string">
            <text:p/>
          </table:table-cell>
          <table:table-cell office:value-type="string">
            <text:p>Факультет социально-экономических и компьютерных наук; Б 38.03.01 П СЭКН П 2022 очная Международный бакалавриат по DA78; 2 курс; МБ-22-1</text:p>
          </table:table-cell>
          <table:table-cell office:value-type="string">
            <text:p>-; International Bachelor in Business and Economics; 2 course; МБ-22-1</text:p>
          </table:table-cell>
          <table:table-cell office:value-type="string">
            <text:p>53064649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пустина</text:p>
          </table:table-cell>
          <table:table-cell office:value-type="string">
            <text:p>Александра Георгиевна</text:p>
          </table:table-cell>
          <table:table-cell office:value-type="string">
            <text:p>agkapustina@edu.hse.ru</text:p>
          </table:table-cell>
          <table:table-cell office:value-type="string">
            <text:p>8157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рабулут</text:p>
          </table:table-cell>
          <table:table-cell office:value-type="string">
            <text:p>Эйда Ахметовна</text:p>
          </table:table-cell>
          <table:table-cell office:value-type="string">
            <text:p>eakarabulut@edu.hse.ru</text:p>
          </table:table-cell>
          <table:table-cell office:value-type="string">
            <text:p>81676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2">
            <text:p>5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рапетян</text:p>
          </table:table-cell>
          <table:table-cell office:value-type="string">
            <text:p>Карина Саргисовна</text:p>
          </table:table-cell>
          <table:table-cell office:value-type="string">
            <text:p>kskarapetyan_1@edu.hse.ru</text:p>
          </table:table-cell>
          <table:table-cell office:value-type="string">
            <text:p>204495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ратуева</text:p>
          </table:table-cell>
          <table:table-cell office:value-type="string">
            <text:p>Анна Артемовна</text:p>
          </table:table-cell>
          <table:table-cell office:value-type="string">
            <text:p>aakaratueva@edu.hse.ru</text:p>
          </table:table-cell>
          <table:table-cell office:value-type="string">
            <text:p>204754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рачёва</text:p>
          </table:table-cell>
          <table:table-cell office:value-type="string">
            <text:p>Карина Викторовна</text:p>
          </table:table-cell>
          <table:table-cell office:value-type="string">
            <text:p>kvkarachyova@edu.hse.ru</text:p>
          </table:table-cell>
          <table:table-cell office:value-type="string">
            <text:p>8270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рманов</text:p>
          </table:table-cell>
          <table:table-cell office:value-type="string">
            <text:p>Аркадий Романович</text:p>
          </table:table-cell>
          <table:table-cell office:value-type="string">
            <text:p>arkarmanov@edu.hse.ru</text:p>
          </table:table-cell>
          <table:table-cell office:value-type="string">
            <text:p>8156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3">
            <text:p>7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рпова</text:p>
          </table:table-cell>
          <table:table-cell office:value-type="string">
            <text:p>Дарья Петровна</text:p>
          </table:table-cell>
          <table:table-cell office:value-type="string">
            <text:p>dpkarpova@edu.hse.ru</text:p>
          </table:table-cell>
          <table:table-cell office:value-type="string">
            <text:p>83000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рсаков</text:p>
          </table:table-cell>
          <table:table-cell office:value-type="string">
            <text:p>Арсений Олегович</text:p>
          </table:table-cell>
          <table:table-cell office:value-type="string">
            <text:p>aokarsakov@edu.hse.ru</text:p>
          </table:table-cell>
          <table:table-cell office:value-type="string">
            <text:p>131977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рсунцева</text:p>
          </table:table-cell>
          <table:table-cell office:value-type="string">
            <text:p>Дарья -</text:p>
          </table:table-cell>
          <table:table-cell office:value-type="string">
            <text:p>dkarsuntseva@edu.hse.ru</text:p>
          </table:table-cell>
          <table:table-cell office:value-type="string">
            <text:p>8036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4">
            <text:p>5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рташева</text:p>
          </table:table-cell>
          <table:table-cell office:value-type="string">
            <text:p>Владислава Сергеевна</text:p>
          </table:table-cell>
          <table:table-cell office:value-type="string">
            <text:p>vskartasheva@edu.hse.ru</text:p>
          </table:table-cell>
          <table:table-cell office:value-type="string">
            <text:p>81403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86">
            <text:p>8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рцева</text:p>
          </table:table-cell>
          <table:table-cell office:value-type="string">
            <text:p>Екатерина Дмитриевна</text:p>
          </table:table-cell>
          <table:table-cell office:value-type="string">
            <text:p>edkartseva@edu.hse.ru</text:p>
          </table:table-cell>
          <table:table-cell office:value-type="string">
            <text:p>79583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1">
            <text:p>9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сапчук</text:p>
          </table:table-cell>
          <table:table-cell office:value-type="string">
            <text:p>Даниил Захарович</text:p>
          </table:table-cell>
          <table:table-cell office:value-type="string">
            <text:p>dzkasapchuk@edu.hse.ru</text:p>
          </table:table-cell>
          <table:table-cell office:value-type="string">
            <text:p>1563432</text:p>
          </table:table-cell>
          <table:table-cell office:value-type="string">
            <text:p>Факультет Санкт-Петербургская школа социальных наук и востоковедения; ; 2 курс; </text:p>
          </table:table-cell>
          <table:table-cell office:value-type="string">
            <text:p>St. Petersburg School of Social Sciences and Area Studies, HSE; ; 2 course; </text:p>
          </table:table-cell>
          <table:table-cell office:value-type="string">
            <text:p>24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саткина</text:p>
          </table:table-cell>
          <table:table-cell office:value-type="string">
            <text:p>Анна Михайловна</text:p>
          </table:table-cell>
          <table:table-cell office:value-type="string">
            <text:p>amkasatkina@edu.hse.ru</text:p>
          </table:table-cell>
          <table:table-cell office:value-type="string">
            <text:p>7956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100">
            <text:p>10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сперский</text:p>
          </table:table-cell>
          <table:table-cell office:value-type="string">
            <text:p>Дмитрий Михайлович</text:p>
          </table:table-cell>
          <table:table-cell office:value-type="string">
            <text:p>dmkasperskiy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6 МЭ 2021 очная Международная программа "МеждународF0B8; 3 курс; БМОЛ212</text:p>
          </table:table-cell>
          <table:table-cell office:value-type="string">
            <text:p>Faculty of World Economy and International Affairs; International Relations and Global Studies; 3 course; БМОЛ212</text:p>
          </table:table-cell>
          <table:table-cell office:value-type="string">
            <text:p>55409398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таев</text:p>
          </table:table-cell>
          <table:table-cell office:value-type="string">
            <text:p>Дмитрий Алексеевич</text:p>
          </table:table-cell>
          <table:table-cell office:value-type="string">
            <text:p>dakataev@edu.hse.ru</text:p>
          </table:table-cell>
          <table:table-cell office:value-type="string">
            <text:p>1494005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ткадамова</text:p>
          </table:table-cell>
          <table:table-cell office:value-type="string">
            <text:p>Элина -</text:p>
          </table:table-cell>
          <table:table-cell office:value-type="string">
            <text:p>ekatkadamova@edu.hse.ru</text:p>
          </table:table-cell>
          <table:table-cell office:value-type="string">
            <text:p>146173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шкарова</text:p>
          </table:table-cell>
          <table:table-cell office:value-type="string">
            <text:p>Светлана Павловна</text:p>
          </table:table-cell>
          <table:table-cell office:value-type="string">
            <text:p>spkashkarova@edu.hse.ru</text:p>
          </table:table-cell>
          <table:table-cell office:value-type="string">
            <text:p>229642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аюкова</text:p>
          </table:table-cell>
          <table:table-cell office:value-type="string">
            <text:p>Софья Вадимовна</text:p>
          </table:table-cell>
          <table:table-cell office:value-type="string">
            <text:p>svkayukova@edu.hse.ru</text:p>
          </table:table-cell>
          <table:table-cell office:value-type="string">
            <text:p>2990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васов</text:p>
          </table:table-cell>
          <table:table-cell office:value-type="string">
            <text:p>Матвей Дмитриевич</text:p>
          </table:table-cell>
          <table:table-cell office:value-type="string">
            <text:p>mdkvasov@edu.hse.ru</text:p>
          </table:table-cell>
          <table:table-cell office:value-type="string">
            <text:p>2045059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волек</text:p>
          </table:table-cell>
          <table:table-cell office:value-type="string">
            <text:p>Анастасия Валериевна</text:p>
          </table:table-cell>
          <table:table-cell office:value-type="string">
            <text:p>avkvolek@edu.hse.ru</text:p>
          </table:table-cell>
          <table:table-cell office:value-type="string">
            <text:p>131945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2 курс; </text:p>
          </table:table-cell>
          <table:table-cell office:value-type="string">
            <text:p>St. Petersburg School of Social Sciences, HSE; Political Science and World Politics; 2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илимник</text:p>
          </table:table-cell>
          <table:table-cell office:value-type="string">
            <text:p>Иван Васильевич</text:p>
          </table:table-cell>
          <table:table-cell office:value-type="string">
            <text:p>ivkilimnik@edu.hse.ru</text:p>
          </table:table-cell>
          <table:table-cell office:value-type="string">
            <text:p>135596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им</text:p>
          </table:table-cell>
          <table:table-cell office:value-type="string">
            <text:p>Александра Игоревна</text:p>
          </table:table-cell>
          <table:table-cell office:value-type="string">
            <text:p>aikim@edu.hse.ru</text:p>
          </table:table-cell>
          <table:table-cell office:value-type="string">
            <text:p>200232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им</text:p>
          </table:table-cell>
          <table:table-cell office:value-type="string">
            <text:p>Анна -</text:p>
          </table:table-cell>
          <table:table-cell office:value-type="string">
            <text:p>akim_6@edu.hse.ru</text:p>
          </table:table-cell>
          <table:table-cell office:value-type="string">
            <text:p>1355055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им</text:p>
          </table:table-cell>
          <table:table-cell office:value-type="string">
            <text:p>Дмитрий Алексеевич</text:p>
          </table:table-cell>
          <table:table-cell office:value-type="string">
            <text:p>dakim@edu.hse.ru</text:p>
          </table:table-cell>
          <table:table-cell office:value-type="string">
            <text:p>26629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им</text:p>
          </table:table-cell>
          <table:table-cell office:value-type="string">
            <text:p>Кристина Максимовна</text:p>
          </table:table-cell>
          <table:table-cell office:value-type="string">
            <text:p>kmkim@edu.hse.ru</text:p>
          </table:table-cell>
          <table:table-cell office:value-type="string">
            <text:p>204218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им</text:p>
          </table:table-cell>
          <table:table-cell office:value-type="string">
            <text:p>Полина Сергеевна</text:p>
          </table:table-cell>
          <table:table-cell office:value-type="string">
            <text:p>pskim_1@edu.hse.ru</text:p>
          </table:table-cell>
          <table:table-cell office:value-type="string">
            <text:p>204494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иосе</text:p>
          </table:table-cell>
          <table:table-cell office:value-type="string">
            <text:p>Анна Георгиевна</text:p>
          </table:table-cell>
          <table:table-cell office:value-type="string">
            <text:p>agkiose@edu.hse.ru</text:p>
          </table:table-cell>
          <table:table-cell office:value-type="string">
            <text:p>79624</text:p>
          </table:table-cell>
          <table:table-cell office:value-type="string">
            <text:p>факультет экономических наук; Б 38.03.01 Э М 2012 очная Экономика; 4 курс; </text:p>
          </table:table-cell>
          <table:table-cell office:value-type="string">
            <text:p>Faculty of Economic Sciences; Economics; 4 course; </text:p>
          </table:table-cell>
          <table:table-cell office:value-type="string">
            <text:p>46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ириенко</text:p>
          </table:table-cell>
          <table:table-cell office:value-type="string">
            <text:p>Анастасия Александровна</text:p>
          </table:table-cell>
          <table:table-cell office:value-type="string">
            <text:p>aakirienko@edu.hse.ru</text:p>
          </table:table-cell>
          <table:table-cell office:value-type="string">
            <text:p>204219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ириллова</text:p>
          </table:table-cell>
          <table:table-cell office:value-type="string">
            <text:p>Ольга Алексеевна</text:p>
          </table:table-cell>
          <table:table-cell office:value-type="string">
            <text:p>oakirillova_1@edu.hse.ru</text:p>
          </table:table-cell>
          <table:table-cell office:value-type="string">
            <text:p>1510165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ириченко</text:p>
          </table:table-cell>
          <table:table-cell office:value-type="string">
            <text:p>Варвара Андреевна</text:p>
          </table:table-cell>
          <table:table-cell office:value-type="string">
            <text:p>vaankirichenko@edu.hse.ru</text:p>
          </table:table-cell>
          <table:table-cell office:value-type="string">
            <text:p>2170998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ирьянов</text:p>
          </table:table-cell>
          <table:table-cell office:value-type="string">
            <text:p>Никита Дмитриевич</text:p>
          </table:table-cell>
          <table:table-cell office:value-type="string">
            <text:p>ndkiryanov@edu.hse.ru</text:p>
          </table:table-cell>
          <table:table-cell office:value-type="string">
            <text:p>1431851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иселев</text:p>
          </table:table-cell>
          <table:table-cell office:value-type="string">
            <text:p>Дмитрий Евгеньевич</text:p>
          </table:table-cell>
          <table:table-cell office:value-type="string">
            <text:p>dekiselev_1@edu.hse.ru</text:p>
          </table:table-cell>
          <table:table-cell office:value-type="string">
            <text:p>1353026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иселёв</text:p>
          </table:table-cell>
          <table:table-cell office:value-type="string">
            <text:p>Аркадий Евгеньевич</text:p>
          </table:table-cell>
          <table:table-cell office:value-type="string">
            <text:p>aekiselyov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1 курс; БМБ2214С</text:p>
          </table:table-cell>
          <table:table-cell office:value-type="string">
            <text:p>St. Petersburg School of Economics and Management, HSE; ﻿International Bachelor in Business and Economics; 1 course; БМБ2214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иселева</text:p>
          </table:table-cell>
          <table:table-cell office:value-type="string">
            <text:p>Лада Владимировна</text:p>
          </table:table-cell>
          <table:table-cell office:value-type="string">
            <text:p>lvkiseleva_1@edu.hse.ru</text:p>
          </table:table-cell>
          <table:table-cell office:value-type="string">
            <text:p>80125</text:p>
          </table:table-cell>
          <table:table-cell office:value-type="string">
            <text:p>Факультет социально-экономических и компьютерных наук; Б 38.03.01 П СЭКН П 2021 очная Экономика; 4 курс; </text:p>
          </table:table-cell>
          <table:table-cell office:value-type="string">
            <text:p>-; Economics; 4 course; </text:p>
          </table:table-cell>
          <table:table-cell office:value-type="string">
            <text:p>54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левцова</text:p>
          </table:table-cell>
          <table:table-cell office:value-type="string">
            <text:p>Снежана Вадимовна</text:p>
          </table:table-cell>
          <table:table-cell office:value-type="string">
            <text:p>svklevtsova@edu.hse.ru</text:p>
          </table:table-cell>
          <table:table-cell office:value-type="string">
            <text:p>1435019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лемято</text:p>
          </table:table-cell>
          <table:table-cell office:value-type="string">
            <text:p>Елизавета Дмитриевна</text:p>
          </table:table-cell>
          <table:table-cell office:value-type="string">
            <text:p>edklemyato@edu.hse.ru</text:p>
          </table:table-cell>
          <table:table-cell office:value-type="string">
            <text:p>8152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9">
            <text:p>7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ливанов</text:p>
          </table:table-cell>
          <table:table-cell office:value-type="string">
            <text:p>Денис Алексеевич</text:p>
          </table:table-cell>
          <table:table-cell office:value-type="string">
            <text:p>daklivanov@edu.hse.ru</text:p>
          </table:table-cell>
          <table:table-cell office:value-type="string">
            <text:p>149055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лименко</text:p>
          </table:table-cell>
          <table:table-cell office:value-type="string">
            <text:p>Влада Алексеевна</text:p>
          </table:table-cell>
          <table:table-cell office:value-type="string">
            <text:p>vlalklimenko@edu.hse.ru</text:p>
          </table:table-cell>
          <table:table-cell office:value-type="string">
            <text:p>229651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лименкова</text:p>
          </table:table-cell>
          <table:table-cell office:value-type="string">
            <text:p>Юлия Сергеевна</text:p>
          </table:table-cell>
          <table:table-cell office:value-type="string">
            <text:p>yusklimenkova@edu.hse.ru</text:p>
          </table:table-cell>
          <table:table-cell office:value-type="string">
            <text:p>204507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лимова</text:p>
          </table:table-cell>
          <table:table-cell office:value-type="string">
            <text:p>Екатерина Константиновна</text:p>
          </table:table-cell>
          <table:table-cell office:value-type="string">
            <text:p>ekklimova_1@edu.hse.ru</text:p>
          </table:table-cell>
          <table:table-cell office:value-type="string">
            <text:p>153017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локова</text:p>
          </table:table-cell>
          <table:table-cell office:value-type="string">
            <text:p>Элеонора Ильинична</text:p>
          </table:table-cell>
          <table:table-cell office:value-type="string">
            <text:p>eiklokova@edu.hse.ru</text:p>
          </table:table-cell>
          <table:table-cell office:value-type="string">
            <text:p>1566657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лычкова</text:p>
          </table:table-cell>
          <table:table-cell office:value-type="string">
            <text:p>Екатерина Сергеевна</text:p>
          </table:table-cell>
          <table:table-cell office:value-type="string">
            <text:p>esklychkova@edu.hse.ru</text:p>
          </table:table-cell>
          <table:table-cell office:value-type="string">
            <text:p>80997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люева</text:p>
          </table:table-cell>
          <table:table-cell office:value-type="string">
            <text:p>Ника Константиновна</text:p>
          </table:table-cell>
          <table:table-cell office:value-type="string">
            <text:p>nkklyueva@edu.hse.ru</text:p>
          </table:table-cell>
          <table:table-cell office:value-type="string">
            <text:p>2045079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напског</text:p>
          </table:table-cell>
          <table:table-cell office:value-type="string">
            <text:p>Эивинд -</text:p>
          </table:table-cell>
          <table:table-cell office:value-type="string">
            <text:p>eknapskug@edu.hse.ru</text:p>
          </table:table-cell>
          <table:table-cell office:value-type="string">
            <text:p>84537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нязев</text:p>
          </table:table-cell>
          <table:table-cell office:value-type="string">
            <text:p>Константин Борисович</text:p>
          </table:table-cell>
          <table:table-cell office:value-type="string">
            <text:p>kbknyazev@edu.hse.ru</text:p>
          </table:table-cell>
          <table:table-cell office:value-type="string">
            <text:p>2045080</text:p>
          </table:table-cell>
          <table:table-cell office:value-type="string">
            <text:p>факультет экономических наук; Б 38.03.01 Э М 2012 очная Экономика; 2 курс; </text:p>
          </table:table-cell>
          <table:table-cell office:value-type="string">
            <text:p>Faculty of Economic Sciences; Economics; 2 course; </text:p>
          </table:table-cell>
          <table:table-cell office:value-type="string">
            <text:p>46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нязева</text:p>
          </table:table-cell>
          <table:table-cell office:value-type="string">
            <text:p>София Максимовна</text:p>
          </table:table-cell>
          <table:table-cell office:value-type="string">
            <text:p>smkniazeva@edu.hse.ru</text:p>
          </table:table-cell>
          <table:table-cell office:value-type="string">
            <text:p>229650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нязева</text:p>
          </table:table-cell>
          <table:table-cell office:value-type="string">
            <text:p>Эмилия Павловна</text:p>
          </table:table-cell>
          <table:table-cell office:value-type="string">
            <text:p>epknyazeva@edu.hse.ru</text:p>
          </table:table-cell>
          <table:table-cell office:value-type="string">
            <text:p>1457177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брисева</text:p>
          </table:table-cell>
          <table:table-cell office:value-type="string">
            <text:p>Елизавета Матвеевна</text:p>
          </table:table-cell>
          <table:table-cell office:value-type="string">
            <text:p>emkobriseva@edu.hse.ru</text:p>
          </table:table-cell>
          <table:table-cell office:value-type="string">
            <text:p>8115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валев</text:p>
          </table:table-cell>
          <table:table-cell office:value-type="string">
            <text:p>Илья Денисович</text:p>
          </table:table-cell>
          <table:table-cell office:value-type="string">
            <text:p>idkovalev_2@edu.hse.ru</text:p>
          </table:table-cell>
          <table:table-cell office:value-type="string">
            <text:p/>
          </table:table-cell>
          <table:table-cell office:value-type="string">
            <text:p>Школа иностранных языков; Б 45.03.02 ШИЯ 2015 очная Иностранные языки и межкультурная 4AF8; 1 курс; БИЯ228</text:p>
          </table:table-cell>
          <table:table-cell office:value-type="string">
            <text:p>School of Foreign Languages; Foreign Languages and Intercultural Communication; 1 course; БИЯ228</text:p>
          </table:table-cell>
          <table:table-cell office:value-type="string">
            <text:p>55762353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валева</text:p>
          </table:table-cell>
          <table:table-cell office:value-type="string">
            <text:p>Алина Олеговна</text:p>
          </table:table-cell>
          <table:table-cell office:value-type="string">
            <text:p>aokovaleva_1@edu.hse.ru</text:p>
          </table:table-cell>
          <table:table-cell office:value-type="string">
            <text:p>8426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валева</text:p>
          </table:table-cell>
          <table:table-cell office:value-type="string">
            <text:p>Анфиса Евгеньевна</text:p>
          </table:table-cell>
          <table:table-cell office:value-type="string">
            <text:p>aekovaleva_1@edu.hse.ru</text:p>
          </table:table-cell>
          <table:table-cell office:value-type="string">
            <text:p>140237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валева</text:p>
          </table:table-cell>
          <table:table-cell office:value-type="string">
            <text:p>Полина Сергеевна</text:p>
          </table:table-cell>
          <table:table-cell office:value-type="string">
            <text:p>pskovaleva@edu.hse.ru</text:p>
          </table:table-cell>
          <table:table-cell office:value-type="string">
            <text:p>137133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валёнок</text:p>
          </table:table-cell>
          <table:table-cell office:value-type="string">
            <text:p>Даниил Владиславович</text:p>
          </table:table-cell>
          <table:table-cell office:value-type="string">
            <text:p>dvkovalyonok@edu.hse.ru</text:p>
          </table:table-cell>
          <table:table-cell office:value-type="string">
            <text:p>2045093</text:p>
          </table:table-cell>
          <table:table-cell office:value-type="string">
            <text:p>факультет компьютерных наук; Б 01.03.02 ФКН М 2021 очная Прикладной анализ данных; 2 курс; </text:p>
          </table:table-cell>
          <table:table-cell office:value-type="string">
            <text:p>Faculty of Computer Science; Data Science and Business Analytics; 2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вязина</text:p>
          </table:table-cell>
          <table:table-cell office:value-type="string">
            <text:p>Полина Леонидовна</text:p>
          </table:table-cell>
          <table:table-cell office:value-type="string">
            <text:p>plkovyazina_1@edu.hse.ru</text:p>
          </table:table-cell>
          <table:table-cell office:value-type="string">
            <text:p>2042219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данова</text:p>
          </table:table-cell>
          <table:table-cell office:value-type="string">
            <text:p>Алина Евгеньевна</text:p>
          </table:table-cell>
          <table:table-cell office:value-type="string">
            <text:p>aekodanova@edu.hse.ru</text:p>
          </table:table-cell>
          <table:table-cell office:value-type="string">
            <text:p>204373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88">
            <text:p>8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жуховская</text:p>
          </table:table-cell>
          <table:table-cell office:value-type="string">
            <text:p>Ксения Александровна</text:p>
          </table:table-cell>
          <table:table-cell office:value-type="string">
            <text:p>kakozhukhovskaya@edu.hse.ru</text:p>
          </table:table-cell>
          <table:table-cell office:value-type="string">
            <text:p>80861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зак</text:p>
          </table:table-cell>
          <table:table-cell office:value-type="string">
            <text:p>Арина Владимировна</text:p>
          </table:table-cell>
          <table:table-cell office:value-type="string">
            <text:p>avkozak_1@edu.hse.ru</text:p>
          </table:table-cell>
          <table:table-cell office:value-type="string">
            <text:p>8135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зелкова</text:p>
          </table:table-cell>
          <table:table-cell office:value-type="string">
            <text:p>Мария Сергеевна</text:p>
          </table:table-cell>
          <table:table-cell office:value-type="string">
            <text:p>mskozelkova@edu.hse.ru</text:p>
          </table:table-cell>
          <table:table-cell office:value-type="string">
            <text:p>1320468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злов</text:p>
          </table:table-cell>
          <table:table-cell office:value-type="string">
            <text:p>Михаил Сергеевич</text:p>
          </table:table-cell>
          <table:table-cell office:value-type="string">
            <text:p>mskozlov_1@edu.hse.ru</text:p>
          </table:table-cell>
          <table:table-cell office:value-type="string">
            <text:p>204222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злова</text:p>
          </table:table-cell>
          <table:table-cell office:value-type="string">
            <text:p>Анна Ростиславовна</text:p>
          </table:table-cell>
          <table:table-cell office:value-type="string">
            <text:p>arkozlova@edu.hse.ru</text:p>
          </table:table-cell>
          <table:table-cell office:value-type="string">
            <text:p>82400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5">
            <text:p>9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зловский</text:p>
          </table:table-cell>
          <table:table-cell office:value-type="string">
            <text:p>Евгений Дмитриевич</text:p>
          </table:table-cell>
          <table:table-cell office:value-type="string">
            <text:p>edkozlovskiy@edu.hse.ru</text:p>
          </table:table-cell>
          <table:table-cell office:value-type="string">
            <text:p>2045100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зловцев</text:p>
          </table:table-cell>
          <table:table-cell office:value-type="string">
            <text:p>Никита Денисович</text:p>
          </table:table-cell>
          <table:table-cell office:value-type="string">
            <text:p>ndkozlovtsev@edu.hse.ru</text:p>
          </table:table-cell>
          <table:table-cell office:value-type="string">
            <text:p>2045101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зырина</text:p>
          </table:table-cell>
          <table:table-cell office:value-type="string">
            <text:p>Карина Евгеньевна</text:p>
          </table:table-cell>
          <table:table-cell office:value-type="string">
            <text:p>kekozyrina@edu.hse.ru</text:p>
          </table:table-cell>
          <table:table-cell office:value-type="string">
            <text:p>147163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68">
            <text:p>6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корина</text:p>
          </table:table-cell>
          <table:table-cell office:value-type="string">
            <text:p>Маргарита Витальевна</text:p>
          </table:table-cell>
          <table:table-cell office:value-type="string">
            <text:p>mvkokorina@edu.hse.ru</text:p>
          </table:table-cell>
          <table:table-cell office:value-type="string">
            <text:p>1564915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леватов</text:p>
          </table:table-cell>
          <table:table-cell office:value-type="string">
            <text:p>Ян Олегович</text:p>
          </table:table-cell>
          <table:table-cell office:value-type="string">
            <text:p>yaokolevatov@edu.hse.ru</text:p>
          </table:table-cell>
          <table:table-cell office:value-type="string">
            <text:p>1388976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лесников</text:p>
          </table:table-cell>
          <table:table-cell office:value-type="string">
            <text:p>Данила Андреевич</text:p>
          </table:table-cell>
          <table:table-cell office:value-type="string">
            <text:p>dakolesnikov_6@edu.hse.ru</text:p>
          </table:table-cell>
          <table:table-cell office:value-type="string">
            <text:p/>
          </table:table-cell>
          <table:table-cell office:value-type="string">
            <text:p>Высшая школа бизнеса; Б 38.03.02 ВШБ 2022 очная Международный бизнес; 2 курс; БМДБ221</text:p>
          </table:table-cell>
          <table:table-cell office:value-type="string">
            <text:p>Graduate School of Business; International Business; 2 course; БМДБ221</text:p>
          </table:table-cell>
          <table:table-cell office:value-type="string">
            <text:p>53066378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лесников</text:p>
          </table:table-cell>
          <table:table-cell office:value-type="string">
            <text:p>Денис Андреевич</text:p>
          </table:table-cell>
          <table:table-cell office:value-type="string">
            <text:p>dakolesnikov_2@edu.hse.ru</text:p>
          </table:table-cell>
          <table:table-cell office:value-type="string">
            <text:p>7969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лесников</text:p>
          </table:table-cell>
          <table:table-cell office:value-type="string">
            <text:p>Дмитрий Андреевич</text:p>
          </table:table-cell>
          <table:table-cell office:value-type="string">
            <text:p>dakolesnikov_4@edu.hse.ru</text:p>
          </table:table-cell>
          <table:table-cell office:value-type="string">
            <text:p>1486332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лесникова</text:p>
          </table:table-cell>
          <table:table-cell office:value-type="string">
            <text:p>Феона Алексеевна</text:p>
          </table:table-cell>
          <table:table-cell office:value-type="string">
            <text:p>fakolesnikova@edu.hse.ru</text:p>
          </table:table-cell>
          <table:table-cell office:value-type="string">
            <text:p>2044037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лмогоров</text:p>
          </table:table-cell>
          <table:table-cell office:value-type="string">
            <text:p>Дмитрий Витальевич</text:p>
          </table:table-cell>
          <table:table-cell office:value-type="string">
            <text:p>dvkolmogorov@edu.hse.ru</text:p>
          </table:table-cell>
          <table:table-cell office:value-type="string">
            <text:p>1355070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лобков</text:p>
          </table:table-cell>
          <table:table-cell office:value-type="string">
            <text:p>Михаил Павлович</text:p>
          </table:table-cell>
          <table:table-cell office:value-type="string">
            <text:p>mpkolobkov@edu.hse.ru</text:p>
          </table:table-cell>
          <table:table-cell office:value-type="string">
            <text:p>2047704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ломиец</text:p>
          </table:table-cell>
          <table:table-cell office:value-type="string">
            <text:p>Георгий Сергеевич</text:p>
          </table:table-cell>
          <table:table-cell office:value-type="string">
            <text:p>gskolomiets@edu.hse.ru</text:p>
          </table:table-cell>
          <table:table-cell office:value-type="string">
            <text:p>1435960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ломийченко</text:p>
          </table:table-cell>
          <table:table-cell office:value-type="string">
            <text:p>Игорь Владимирович</text:p>
          </table:table-cell>
          <table:table-cell office:value-type="string">
            <text:p>ivkolomiychenko@edu.hse.ru</text:p>
          </table:table-cell>
          <table:table-cell office:value-type="string">
            <text:p>1381630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лосов</text:p>
          </table:table-cell>
          <table:table-cell office:value-type="string">
            <text:p>Максим Григорьевич</text:p>
          </table:table-cell>
          <table:table-cell office:value-type="string">
            <text:p>mgkolosov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2 курс; БМБ2210С</text:p>
          </table:table-cell>
          <table:table-cell office:value-type="string">
            <text:p>St. Petersburg School of Economics and Management, HSE; ?International Bachelor in Business and Economics; 2 course; БМБ2210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лосова</text:p>
          </table:table-cell>
          <table:table-cell office:value-type="string">
            <text:p>Мария Максимовна</text:p>
          </table:table-cell>
          <table:table-cell office:value-type="string">
            <text:p>mmkolosova@edu.hse.ru</text:p>
          </table:table-cell>
          <table:table-cell office:value-type="string">
            <text:p>81162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лпакова</text:p>
          </table:table-cell>
          <table:table-cell office:value-type="string">
            <text:p>Маргарита Максимовна</text:p>
          </table:table-cell>
          <table:table-cell office:value-type="string">
            <text:p>mmkolpakova@edu.hse.ru</text:p>
          </table:table-cell>
          <table:table-cell office:value-type="string">
            <text:p>1319727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марова</text:p>
          </table:table-cell>
          <table:table-cell office:value-type="string">
            <text:p>Наталия Алексеевна</text:p>
          </table:table-cell>
          <table:table-cell office:value-type="string">
            <text:p>nakomarova@edu.hse.ru</text:p>
          </table:table-cell>
          <table:table-cell office:value-type="string">
            <text:p>2045111</text:p>
          </table:table-cell>
          <table:table-cell office:value-type="string">
            <text:p>Высшая школа бизнеса; ; 2 курс; </text:p>
          </table:table-cell>
          <table:table-cell office:value-type="string">
            <text:p>Graduate School of Business; ; 2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ндакова</text:p>
          </table:table-cell>
          <table:table-cell office:value-type="string">
            <text:p>Маргарита Николаевна</text:p>
          </table:table-cell>
          <table:table-cell office:value-type="string">
            <text:p>mnkondakova@edu.hse.ru</text:p>
          </table:table-cell>
          <table:table-cell office:value-type="string">
            <text:p>204491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нева</text:p>
          </table:table-cell>
          <table:table-cell office:value-type="string">
            <text:p>Екатерина Олеговна</text:p>
          </table:table-cell>
          <table:table-cell office:value-type="string">
            <text:p>eokoneva@edu.hse.ru</text:p>
          </table:table-cell>
          <table:table-cell office:value-type="string">
            <text:p>2045118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нкин</text:p>
          </table:table-cell>
          <table:table-cell office:value-type="string">
            <text:p>Александр Юрьевич</text:p>
          </table:table-cell>
          <table:table-cell office:value-type="string">
            <text:p>ayukonkin@edu.hse.ru</text:p>
          </table:table-cell>
          <table:table-cell office:value-type="string">
            <text:p>81354</text:p>
          </table:table-cell>
          <table:table-cell office:value-type="string">
            <text:p>Факультет Санкт-Петербургская школа социальных наук и востоковедения; ; 3 курс; </text:p>
          </table:table-cell>
          <table:table-cell office:value-type="string">
            <text:p>St. Petersburg School of Social Sciences and Area Studies, HSE; ; 3 course; </text:p>
          </table:table-cell>
          <table:table-cell office:value-type="string">
            <text:p>248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нонов</text:p>
          </table:table-cell>
          <table:table-cell office:value-type="string">
            <text:p>Анатолий Андреевич</text:p>
          </table:table-cell>
          <table:table-cell office:value-type="string">
            <text:p>aakononov_4@edu.hse.ru</text:p>
          </table:table-cell>
          <table:table-cell office:value-type="string">
            <text:p>204224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нонова</text:p>
          </table:table-cell>
          <table:table-cell office:value-type="string">
            <text:p>Дарья Юрьевна</text:p>
          </table:table-cell>
          <table:table-cell office:value-type="string">
            <text:p>dyukononova@edu.hse.ru</text:p>
          </table:table-cell>
          <table:table-cell office:value-type="string">
            <text:p>8137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нстантинова</text:p>
          </table:table-cell>
          <table:table-cell office:value-type="string">
            <text:p>Ксения Валентиновна</text:p>
          </table:table-cell>
          <table:table-cell office:value-type="string">
            <text:p>kvkonstantinova_1@edu.hse.ru</text:p>
          </table:table-cell>
          <table:table-cell office:value-type="string">
            <text:p>1358096</text:p>
          </table:table-cell>
          <table:table-cell office:value-type="string">
            <text:p>Факультет Санкт-Петербургская школа социальных наук и востоковедения; Б 39.03.01 СПБ ШСНВ СПБ 2016 очная Социология и социальная информатика; 2 курс; </text:p>
          </table:table-cell>
          <table:table-cell office:value-type="string">
            <text:p>St. Petersburg School of Social Sciences and Area Studies, HSE; Sociology and Social Informatics; 2 course; </text:p>
          </table:table-cell>
          <table:table-cell office:value-type="string">
            <text:p>34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няхина</text:p>
          </table:table-cell>
          <table:table-cell office:value-type="string">
            <text:p>Елизавета Олеговна</text:p>
          </table:table-cell>
          <table:table-cell office:value-type="string">
            <text:p>eokonyakhina_1@edu.hse.ru</text:p>
          </table:table-cell>
          <table:table-cell office:value-type="string">
            <text:p>1378062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пнина</text:p>
          </table:table-cell>
          <table:table-cell office:value-type="string">
            <text:p>Екатерина Дмитриевна</text:p>
          </table:table-cell>
          <table:table-cell office:value-type="string">
            <text:p>edkopnina@edu.hse.ru</text:p>
          </table:table-cell>
          <table:table-cell office:value-type="string">
            <text:p>8116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потилов</text:p>
          </table:table-cell>
          <table:table-cell office:value-type="string">
            <text:p>Павел Денисович</text:p>
          </table:table-cell>
          <table:table-cell office:value-type="string">
            <text:p>pdkopotilov@edu.hse.ru</text:p>
          </table:table-cell>
          <table:table-cell office:value-type="string">
            <text:p>8168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птев</text:p>
          </table:table-cell>
          <table:table-cell office:value-type="string">
            <text:p>Александр Игоревич</text:p>
          </table:table-cell>
          <table:table-cell office:value-type="string">
            <text:p>aikoptev@edu.hse.ru</text:p>
          </table:table-cell>
          <table:table-cell office:value-type="string">
            <text:p>8272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раблина</text:p>
          </table:table-cell>
          <table:table-cell office:value-type="string">
            <text:p>Майя Александровна</text:p>
          </table:table-cell>
          <table:table-cell office:value-type="string">
            <text:p>makorablina@edu.hse.ru</text:p>
          </table:table-cell>
          <table:table-cell office:value-type="string">
            <text:p>79693</text:p>
          </table:table-cell>
          <table:table-cell office:value-type="string">
            <text:p>факультет компьютерных наук; Б 01.03.02 ФКН М 2021 очная Прикладной анализ данных; 2 курс; </text:p>
          </table:table-cell>
          <table:table-cell office:value-type="string">
            <text:p>Faculty of Computer Science; Data Science and Business Analytics; 2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5">
            <text:p>8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рбан</text:p>
          </table:table-cell>
          <table:table-cell office:value-type="string">
            <text:p>Мария Дмитриевна</text:p>
          </table:table-cell>
          <table:table-cell office:value-type="string">
            <text:p>mdkorban@edu.hse.ru</text:p>
          </table:table-cell>
          <table:table-cell office:value-type="string">
            <text:p>8142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1">
            <text:p>7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ржавина</text:p>
          </table:table-cell>
          <table:table-cell office:value-type="string">
            <text:p>Елизавета Михайловна</text:p>
          </table:table-cell>
          <table:table-cell office:value-type="string">
            <text:p>emkorzhavina@edu.hse.ru</text:p>
          </table:table-cell>
          <table:table-cell office:value-type="string">
            <text:p>149589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рионова</text:p>
          </table:table-cell>
          <table:table-cell office:value-type="string">
            <text:p>Полина Денисовна</text:p>
          </table:table-cell>
          <table:table-cell office:value-type="string">
            <text:p>pdkorionova@edu.hse.ru</text:p>
          </table:table-cell>
          <table:table-cell office:value-type="string">
            <text:p>1509037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рниенко</text:p>
          </table:table-cell>
          <table:table-cell office:value-type="string">
            <text:p>Софья Геннадьевна</text:p>
          </table:table-cell>
          <table:table-cell office:value-type="string">
            <text:p>sgkornienko@edu.hse.ru</text:p>
          </table:table-cell>
          <table:table-cell office:value-type="string">
            <text:p>206246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рнилова</text:p>
          </table:table-cell>
          <table:table-cell office:value-type="string">
            <text:p>Ульяна Алексеевна</text:p>
          </table:table-cell>
          <table:table-cell office:value-type="string">
            <text:p>uakornilova@edu.hse.ru</text:p>
          </table:table-cell>
          <table:table-cell office:value-type="string">
            <text:p>1408941</text:p>
          </table:table-cell>
          <table:table-cell office:value-type="string">
            <text:p>факультет компьютерных наук; Б 01.03.02 ФКН М 2014 очная Прикладная математика и информатика; 3 курс; </text:p>
          </table:table-cell>
          <table:table-cell office:value-type="string">
            <text:p>Faculty of Computer Science; Applied Mathematics and Information Science; 3 course; </text:p>
          </table:table-cell>
          <table:table-cell office:value-type="string">
            <text:p>2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ровина</text:p>
          </table:table-cell>
          <table:table-cell office:value-type="string">
            <text:p>Валерия Олеговна</text:p>
          </table:table-cell>
          <table:table-cell office:value-type="string">
            <text:p>vokorovina@edu.hse.ru</text:p>
          </table:table-cell>
          <table:table-cell office:value-type="string">
            <text:p>134508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2 курс; </text:p>
          </table:table-cell>
          <table:table-cell office:value-type="string">
            <text:p>St. Petersburg School of Economics and Management, HSE; ?International Bachelor in Business and Economics; 2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ровякова</text:p>
          </table:table-cell>
          <table:table-cell office:value-type="string">
            <text:p>Вера Даниловна</text:p>
          </table:table-cell>
          <table:table-cell office:value-type="string">
            <text:p>vdkorovyakova@edu.hse.ru</text:p>
          </table:table-cell>
          <table:table-cell office:value-type="string">
            <text:p>1412465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роза</text:p>
          </table:table-cell>
          <table:table-cell office:value-type="string">
            <text:p>Екатерина Андреевна</text:p>
          </table:table-cell>
          <table:table-cell office:value-type="string">
            <text:p>eakoroza@edu.hse.ru</text:p>
          </table:table-cell>
          <table:table-cell office:value-type="string">
            <text:p>82877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2">
            <text:p>6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ролев</text:p>
          </table:table-cell>
          <table:table-cell office:value-type="string">
            <text:p>Вячеслав Александрович</text:p>
          </table:table-cell>
          <table:table-cell office:value-type="string">
            <text:p>vakorolev@edu.hse.ru</text:p>
          </table:table-cell>
          <table:table-cell office:value-type="string">
            <text:p>2048530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ролева</text:p>
          </table:table-cell>
          <table:table-cell office:value-type="string">
            <text:p>Яна Сергеевна</text:p>
          </table:table-cell>
          <table:table-cell office:value-type="string">
            <text:p>yaskoroleva@edu.hse.ru</text:p>
          </table:table-cell>
          <table:table-cell office:value-type="string">
            <text:p>2043457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ролёва</text:p>
          </table:table-cell>
          <table:table-cell office:value-type="string">
            <text:p>Нина Денисовна</text:p>
          </table:table-cell>
          <table:table-cell office:value-type="string">
            <text:p>ndkorolyova@edu.hse.ru</text:p>
          </table:table-cell>
          <table:table-cell office:value-type="string">
            <text:p>1527069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роленко</text:p>
          </table:table-cell>
          <table:table-cell office:value-type="string">
            <text:p>Виктория Ярославовна</text:p>
          </table:table-cell>
          <table:table-cell office:value-type="string">
            <text:p>vyakorolenko@edu.hse.ru</text:p>
          </table:table-cell>
          <table:table-cell office:value-type="string">
            <text:p>147484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роль</text:p>
          </table:table-cell>
          <table:table-cell office:value-type="string">
            <text:p>Анастасия Васильевна</text:p>
          </table:table-cell>
          <table:table-cell office:value-type="string">
            <text:p>avkorol_1@edu.hse.ru</text:p>
          </table:table-cell>
          <table:table-cell office:value-type="string">
            <text:p>143500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ротаев</text:p>
          </table:table-cell>
          <table:table-cell office:value-type="string">
            <text:p>Михаил Михайлович</text:p>
          </table:table-cell>
          <table:table-cell office:value-type="string">
            <text:p>mmkorotaev@edu.hse.ru</text:p>
          </table:table-cell>
          <table:table-cell office:value-type="string">
            <text:p>204770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роткевич</text:p>
          </table:table-cell>
          <table:table-cell office:value-type="string">
            <text:p>Александра Антоновна</text:p>
          </table:table-cell>
          <table:table-cell office:value-type="string">
            <text:p>aakorotkevich_1@edu.hse.ru</text:p>
          </table:table-cell>
          <table:table-cell office:value-type="string">
            <text:p>2045130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ротнева</text:p>
          </table:table-cell>
          <table:table-cell office:value-type="string">
            <text:p>Варвара Николаевна</text:p>
          </table:table-cell>
          <table:table-cell office:value-type="string">
            <text:p>vnkorotneva@edu.hse.ru</text:p>
          </table:table-cell>
          <table:table-cell office:value-type="string">
            <text:p>1440121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ротуненко</text:p>
          </table:table-cell>
          <table:table-cell office:value-type="string">
            <text:p>Анастасия Дмитриевна</text:p>
          </table:table-cell>
          <table:table-cell office:value-type="string">
            <text:p>adkorotunenko@edu.hse.ru</text:p>
          </table:table-cell>
          <table:table-cell office:value-type="string">
            <text:p>131975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3">
            <text:p>6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рсаков</text:p>
          </table:table-cell>
          <table:table-cell office:value-type="string">
            <text:p>Артем Игоревич</text:p>
          </table:table-cell>
          <table:table-cell office:value-type="string">
            <text:p>aikorsakov@edu.hse.ru</text:p>
          </table:table-cell>
          <table:table-cell office:value-type="string">
            <text:p>83204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69">
            <text:p>6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ршунова</text:p>
          </table:table-cell>
          <table:table-cell office:value-type="string">
            <text:p>Александра Антоновна</text:p>
          </table:table-cell>
          <table:table-cell office:value-type="string">
            <text:p>aakorshunova_1@edu.hse.ru</text:p>
          </table:table-cell>
          <table:table-cell office:value-type="string">
            <text:p>80849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8">
            <text:p>5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ряков</text:p>
          </table:table-cell>
          <table:table-cell office:value-type="string">
            <text:p>Иван Владимирович</text:p>
          </table:table-cell>
          <table:table-cell office:value-type="string">
            <text:p>ivkoryakov_1@edu.hse.ru</text:p>
          </table:table-cell>
          <table:table-cell office:value-type="string">
            <text:p>1557871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сач</text:p>
          </table:table-cell>
          <table:table-cell office:value-type="string">
            <text:p>Валерия Александровна</text:p>
          </table:table-cell>
          <table:table-cell office:value-type="string">
            <text:p>vakosach@edu.hse.ru</text:p>
          </table:table-cell>
          <table:table-cell office:value-type="string">
            <text:p>2016749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53">
            <text:p>5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старев</text:p>
          </table:table-cell>
          <table:table-cell office:value-type="string">
            <text:p>Володар Владиславович</text:p>
          </table:table-cell>
          <table:table-cell office:value-type="string">
            <text:p>vvkostarev@edu.hse.ru</text:p>
          </table:table-cell>
          <table:table-cell office:value-type="string">
            <text:p>204513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стева</text:p>
          </table:table-cell>
          <table:table-cell office:value-type="string">
            <text:p>Дарина Дмитриевна</text:p>
          </table:table-cell>
          <table:table-cell office:value-type="string">
            <text:p>ddkosteva@edu.hse.ru</text:p>
          </table:table-cell>
          <table:table-cell office:value-type="string">
            <text:p>204226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стюченко</text:p>
          </table:table-cell>
          <table:table-cell office:value-type="string">
            <text:p>Глеб Олегович</text:p>
          </table:table-cell>
          <table:table-cell office:value-type="string">
            <text:p>gokostyuchenko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6 МЭ 2022 очная Программа двух дипломов НИУ ВШЭ и УC5B8; 1 курс; БЭПА222</text:p>
          </table:table-cell>
          <table:table-cell office:value-type="string">
            <text:p>Faculty of World Economy and International Affairs; KHU-HSE Double Degree Program Economics and Politics in Asia; 1 course; БЭПА222</text:p>
          </table:table-cell>
          <table:table-cell office:value-type="string">
            <text:p>53219088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тко</text:p>
          </table:table-cell>
          <table:table-cell office:value-type="string">
            <text:p>Ольга Алексеевна</text:p>
          </table:table-cell>
          <table:table-cell office:value-type="string">
            <text:p>oakotko_2@edu.hse.ru</text:p>
          </table:table-cell>
          <table:table-cell office:value-type="string">
            <text:p/>
          </table:table-cell>
          <table:table-cell office:value-type="string">
            <text:p>Школа иностранных языков; Б 45.03.02 ШИЯ 2015 очная Иностранные языки и межкультурная 4AF8; 2 курс; БИЯ228</text:p>
          </table:table-cell>
          <table:table-cell office:value-type="string">
            <text:p>School of Foreign Languages; Foreign Languages and Intercultural Communication; 2 course; БИЯ228</text:p>
          </table:table-cell>
          <table:table-cell office:value-type="string">
            <text:p>55762353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това</text:p>
          </table:table-cell>
          <table:table-cell office:value-type="string">
            <text:p>Людмила Юрьевна</text:p>
          </table:table-cell>
          <table:table-cell office:value-type="string">
            <text:p>lyukotova@edu.hse.ru</text:p>
          </table:table-cell>
          <table:table-cell office:value-type="string">
            <text:p>1465075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ошкин</text:p>
          </table:table-cell>
          <table:table-cell office:value-type="string">
            <text:p>Дмитрий Михайлович</text:p>
          </table:table-cell>
          <table:table-cell office:value-type="string">
            <text:p>dmkoshkin@edu.hse.ru</text:p>
          </table:table-cell>
          <table:table-cell office:value-type="string">
            <text:p>138024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авцова</text:p>
          </table:table-cell>
          <table:table-cell office:value-type="string">
            <text:p>Арина Игоревна</text:p>
          </table:table-cell>
          <table:table-cell office:value-type="string">
            <text:p>aikravtsova@edu.hse.ru</text:p>
          </table:table-cell>
          <table:table-cell office:value-type="string">
            <text:p>8168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авцова</text:p>
          </table:table-cell>
          <table:table-cell office:value-type="string">
            <text:p>Светлана Юрьевна</text:p>
          </table:table-cell>
          <table:table-cell office:value-type="string">
            <text:p>syukravtsova@edu.hse.ru</text:p>
          </table:table-cell>
          <table:table-cell office:value-type="string">
            <text:p>80892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9">
            <text:p>7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авченко</text:p>
          </table:table-cell>
          <table:table-cell office:value-type="string">
            <text:p>Артур Алексеевич</text:p>
          </table:table-cell>
          <table:table-cell office:value-type="string">
            <text:p>aakravchenko_5@edu.hse.ru</text:p>
          </table:table-cell>
          <table:table-cell office:value-type="string">
            <text:p>1544891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1">
            <text:p>4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авчук</text:p>
          </table:table-cell>
          <table:table-cell office:value-type="string">
            <text:p>Антон Ильич</text:p>
          </table:table-cell>
          <table:table-cell office:value-type="string">
            <text:p>aikravchuk_3@edu.hse.ru</text:p>
          </table:table-cell>
          <table:table-cell office:value-type="string">
            <text:p>2048031</text:p>
          </table:table-cell>
          <table:table-cell office:value-type="string">
            <text:p>факультет креативных индустрий; Б 42.03.05 ФКИ М 2015 очная Медиакоммуникации; 2 курс; </text:p>
          </table:table-cell>
          <table:table-cell office:value-type="string">
            <text:p>Faculty of Creative Industries; Media Communications; 2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авчук</text:p>
          </table:table-cell>
          <table:table-cell office:value-type="string">
            <text:p>Софья Михайловна</text:p>
          </table:table-cell>
          <table:table-cell office:value-type="string">
            <text:p>smkravchuk@edu.hse.ru</text:p>
          </table:table-cell>
          <table:table-cell office:value-type="string">
            <text:p>204530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айнова</text:p>
          </table:table-cell>
          <table:table-cell office:value-type="string">
            <text:p>Карина Андреевна</text:p>
          </table:table-cell>
          <table:table-cell office:value-type="string">
            <text:p>kakraynova@edu.hse.ru</text:p>
          </table:table-cell>
          <table:table-cell office:value-type="string">
            <text:p>137984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аснер-Кушнир</text:p>
          </table:table-cell>
          <table:table-cell office:value-type="string">
            <text:p>Варвара Егоровна</text:p>
          </table:table-cell>
          <table:table-cell office:value-type="string">
            <text:p>vevoronova@edu.hse.ru</text:p>
          </table:table-cell>
          <table:table-cell office:value-type="string">
            <text:p>204466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аснов</text:p>
          </table:table-cell>
          <table:table-cell office:value-type="string">
            <text:p>Александр Владиславович</text:p>
          </table:table-cell>
          <table:table-cell office:value-type="string">
            <text:p>avkrasnov_1@edu.hse.ru</text:p>
          </table:table-cell>
          <table:table-cell office:value-type="string">
            <text:p>2045309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аснолобова</text:p>
          </table:table-cell>
          <table:table-cell office:value-type="string">
            <text:p>Татьяна Александровна</text:p>
          </table:table-cell>
          <table:table-cell office:value-type="string">
            <text:p>takrasnolobova@edu.hse.ru</text:p>
          </table:table-cell>
          <table:table-cell office:value-type="string">
            <text:p>8168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56">
            <text:p>5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аснопевцева</text:p>
          </table:table-cell>
          <table:table-cell office:value-type="string">
            <text:p>Мария Дмитриевна</text:p>
          </table:table-cell>
          <table:table-cell office:value-type="string">
            <text:p>mdkrasnopevtseva@edu.hse.ru</text:p>
          </table:table-cell>
          <table:table-cell office:value-type="string">
            <text:p>82727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6">
            <text:p>7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естьянцева</text:p>
          </table:table-cell>
          <table:table-cell office:value-type="string">
            <text:p>Анна Сергеевна</text:p>
          </table:table-cell>
          <table:table-cell office:value-type="string">
            <text:p>askrestyantseva@edu.hse.ru</text:p>
          </table:table-cell>
          <table:table-cell office:value-type="string">
            <text:p>1319641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2">
            <text:p>5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ивиченко</text:p>
          </table:table-cell>
          <table:table-cell office:value-type="string">
            <text:p>Игорь Владимирович</text:p>
          </table:table-cell>
          <table:table-cell office:value-type="string">
            <text:p>ivkrivichenko@edu.hse.ru</text:p>
          </table:table-cell>
          <table:table-cell office:value-type="string">
            <text:p>2045312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ивощёков</text:p>
          </table:table-cell>
          <table:table-cell office:value-type="string">
            <text:p>Савва Алексеевич</text:p>
          </table:table-cell>
          <table:table-cell office:value-type="string">
            <text:p>sakrivoschyokov@edu.hse.ru</text:p>
          </table:table-cell>
          <table:table-cell office:value-type="string">
            <text:p>2045314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итская</text:p>
          </table:table-cell>
          <table:table-cell office:value-type="string">
            <text:p>Анастасия Кирилловна</text:p>
          </table:table-cell>
          <table:table-cell office:value-type="string">
            <text:p>akkritskaya@edu.hse.ru</text:p>
          </table:table-cell>
          <table:table-cell office:value-type="string">
            <text:p>81168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9">
            <text:p>7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отова</text:p>
          </table:table-cell>
          <table:table-cell office:value-type="string">
            <text:p>Анна Михайловна</text:p>
          </table:table-cell>
          <table:table-cell office:value-type="string">
            <text:p>amkrotova@edu.hse.ru</text:p>
          </table:table-cell>
          <table:table-cell office:value-type="string">
            <text:p>148727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угляшова</text:p>
          </table:table-cell>
          <table:table-cell office:value-type="string">
            <text:p>Елизавета Станиславовна</text:p>
          </table:table-cell>
          <table:table-cell office:value-type="string">
            <text:p>eskruglyashova@edu.hse.ru</text:p>
          </table:table-cell>
          <table:table-cell office:value-type="string">
            <text:p>146881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упенина</text:p>
          </table:table-cell>
          <table:table-cell office:value-type="string">
            <text:p>Александра Сергеевна</text:p>
          </table:table-cell>
          <table:table-cell office:value-type="string">
            <text:p>askrupenina@edu.hse.ru</text:p>
          </table:table-cell>
          <table:table-cell office:value-type="string">
            <text:p>82392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6">
            <text:p>7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упник</text:p>
          </table:table-cell>
          <table:table-cell office:value-type="string">
            <text:p>Анастасия Евгеньевна</text:p>
          </table:table-cell>
          <table:table-cell office:value-type="string">
            <text:p>aekrupnik@edu.hse.ru</text:p>
          </table:table-cell>
          <table:table-cell office:value-type="string">
            <text:p>2045260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79">
            <text:p>7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ывошлыкова</text:p>
          </table:table-cell>
          <table:table-cell office:value-type="string">
            <text:p>Алина Александровна</text:p>
          </table:table-cell>
          <table:table-cell office:value-type="string">
            <text:p>aakryvoshlykova@edu.hse.ru</text:p>
          </table:table-cell>
          <table:table-cell office:value-type="string">
            <text:p>79536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ылов</text:p>
          </table:table-cell>
          <table:table-cell office:value-type="string">
            <text:p>Леонид Григорьевич</text:p>
          </table:table-cell>
          <table:table-cell office:value-type="string">
            <text:p>lgkrylov@edu.hse.ru</text:p>
          </table:table-cell>
          <table:table-cell office:value-type="string">
            <text:p>2045322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ысанов</text:p>
          </table:table-cell>
          <table:table-cell office:value-type="string">
            <text:p>Георгий Сергеевич</text:p>
          </table:table-cell>
          <table:table-cell office:value-type="string">
            <text:p>gskrysanov@edu.hse.ru</text:p>
          </table:table-cell>
          <table:table-cell office:value-type="string">
            <text:p>2045323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юкова</text:p>
          </table:table-cell>
          <table:table-cell office:value-type="string">
            <text:p>Александра Романовна</text:p>
          </table:table-cell>
          <table:table-cell office:value-type="string">
            <text:p>arkryukova@edu.hse.ru</text:p>
          </table:table-cell>
          <table:table-cell office:value-type="string">
            <text:p>2045275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юкова</text:p>
          </table:table-cell>
          <table:table-cell office:value-type="string">
            <text:p>Галина Сергеевна</text:p>
          </table:table-cell>
          <table:table-cell office:value-type="string">
            <text:p>gskryukova@edu.hse.ru</text:p>
          </table:table-cell>
          <table:table-cell office:value-type="string">
            <text:p>79622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6">
            <text:p>7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ючатов</text:p>
          </table:table-cell>
          <table:table-cell office:value-type="string">
            <text:p>Александр Дмитриевич</text:p>
          </table:table-cell>
          <table:table-cell office:value-type="string">
            <text:p>adkryuchatov@edu.hse.ru</text:p>
          </table:table-cell>
          <table:table-cell office:value-type="string">
            <text:p>2012456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рючкова</text:p>
          </table:table-cell>
          <table:table-cell office:value-type="string">
            <text:p>Мария Сергеевна</text:p>
          </table:table-cell>
          <table:table-cell office:value-type="string">
            <text:p>mskryuchkova@edu.hse.ru</text:p>
          </table:table-cell>
          <table:table-cell office:value-type="string">
            <text:p>80867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0">
            <text:p>7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готов</text:p>
          </table:table-cell>
          <table:table-cell office:value-type="string">
            <text:p>Анзаур Тимурович</text:p>
          </table:table-cell>
          <table:table-cell office:value-type="string">
            <text:p>atkugotov@edu.hse.ru</text:p>
          </table:table-cell>
          <table:table-cell office:value-type="string">
            <text:p>2295580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дзиева</text:p>
          </table:table-cell>
          <table:table-cell office:value-type="string">
            <text:p>Нина Казбековна</text:p>
          </table:table-cell>
          <table:table-cell office:value-type="string">
            <text:p>nkkudzieva@edu.hse.ru</text:p>
          </table:table-cell>
          <table:table-cell office:value-type="string">
            <text:p>154252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дрявцева</text:p>
          </table:table-cell>
          <table:table-cell office:value-type="string">
            <text:p>Алёна Максимовна</text:p>
          </table:table-cell>
          <table:table-cell office:value-type="string">
            <text:p>amkudryavtseva_1@edu.hse.ru</text:p>
          </table:table-cell>
          <table:table-cell office:value-type="string">
            <text:p>204229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дрявцева</text:p>
          </table:table-cell>
          <table:table-cell office:value-type="string">
            <text:p>Екатерина Сергеевна</text:p>
          </table:table-cell>
          <table:table-cell office:value-type="string">
            <text:p>eskudryavtseva_5@edu.hse.ru</text:p>
          </table:table-cell>
          <table:table-cell office:value-type="string">
            <text:p>1492464</text:p>
          </table:table-cell>
          <table:table-cell office:value-type="string">
            <text:p>Высшая школа бизнеса; Б 38.03.02 ВШБ М 2020 очная Маркетинг и рыночная аналитика; 1 курс; БММ241</text:p>
          </table:table-cell>
          <table:table-cell office:value-type="string">
            <text:p>Graduate School of Business; Marketing and Market Analytics; 1 course; БММ241</text:p>
          </table:table-cell>
          <table:table-cell office:value-type="string">
            <text:p>16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дрявцева</text:p>
          </table:table-cell>
          <table:table-cell office:value-type="string">
            <text:p>Елена Витальевна</text:p>
          </table:table-cell>
          <table:table-cell office:value-type="string">
            <text:p>evkudryavtseva_2@edu.hse.ru</text:p>
          </table:table-cell>
          <table:table-cell office:value-type="string">
            <text:p>81887</text:p>
          </table:table-cell>
          <table:table-cell office:value-type="string">
            <text:p>факультет биологии и биотехнологии; Б 06.03.01 ФББ М 2019 очная Клеточная и молекулярная биотехнология; 4 курс; </text:p>
          </table:table-cell>
          <table:table-cell office:value-type="string">
            <text:p>Faculty of Biology and Biotechnology; Cellular and Molecular Biotechnologies; 4 course; </text:p>
          </table:table-cell>
          <table:table-cell office:value-type="string">
            <text:p>11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жекина</text:p>
          </table:table-cell>
          <table:table-cell office:value-type="string">
            <text:p>Дарья Александровна</text:p>
          </table:table-cell>
          <table:table-cell office:value-type="string">
            <text:p>dakuzhekina@edu.hse.ru</text:p>
          </table:table-cell>
          <table:table-cell office:value-type="string">
            <text:p>81169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зина</text:p>
          </table:table-cell>
          <table:table-cell office:value-type="string">
            <text:p>Алиса Евгеньевна</text:p>
          </table:table-cell>
          <table:table-cell office:value-type="string">
            <text:p>aekuzina_2@edu.hse.ru</text:p>
          </table:table-cell>
          <table:table-cell office:value-type="string">
            <text:p>1416860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1">
            <text:p>5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знецов</text:p>
          </table:table-cell>
          <table:table-cell office:value-type="string">
            <text:p>Дмитрий Евгеньевич</text:p>
          </table:table-cell>
          <table:table-cell office:value-type="string">
            <text:p>dekuznetsov@edu.hse.ru</text:p>
          </table:table-cell>
          <table:table-cell office:value-type="string">
            <text:p>204376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знецова</text:p>
          </table:table-cell>
          <table:table-cell office:value-type="string">
            <text:p>Елизавета Владиславовна</text:p>
          </table:table-cell>
          <table:table-cell office:value-type="string">
            <text:p>evkuznetsova_10@edu.hse.ru</text:p>
          </table:table-cell>
          <table:table-cell office:value-type="string">
            <text:p>78130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знецова</text:p>
          </table:table-cell>
          <table:table-cell office:value-type="string">
            <text:p>Кристина Алексеевна</text:p>
          </table:table-cell>
          <table:table-cell office:value-type="string">
            <text:p>kakuznetsova_3@edu.hse.ru</text:p>
          </table:table-cell>
          <table:table-cell office:value-type="string">
            <text:p>212874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знецова</text:p>
          </table:table-cell>
          <table:table-cell office:value-type="string">
            <text:p>Мария Павловна</text:p>
          </table:table-cell>
          <table:table-cell office:value-type="string">
            <text:p>mpkuznetsova_3@edu.hse.ru</text:p>
          </table:table-cell>
          <table:table-cell office:value-type="string">
            <text:p>150351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знецова</text:p>
          </table:table-cell>
          <table:table-cell office:value-type="string">
            <text:p>Ульяна Юрьевна</text:p>
          </table:table-cell>
          <table:table-cell office:value-type="string">
            <text:p>uyukuznetsova_1@edu.hse.ru</text:p>
          </table:table-cell>
          <table:table-cell office:value-type="string">
            <text:p>1444665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знецова</text:p>
          </table:table-cell>
          <table:table-cell office:value-type="string">
            <text:p>Юлия Сергеевна</text:p>
          </table:table-cell>
          <table:table-cell office:value-type="string">
            <text:p>iusekuznetsova@edu.hse.ru</text:p>
          </table:table-cell>
          <table:table-cell office:value-type="string">
            <text:p>142583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зовчиков</text:p>
          </table:table-cell>
          <table:table-cell office:value-type="string">
            <text:p>Егор Алексеевич</text:p>
          </table:table-cell>
          <table:table-cell office:value-type="string">
            <text:p>eakuzovchikov@edu.hse.ru</text:p>
          </table:table-cell>
          <table:table-cell office:value-type="string">
            <text:p>7940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зьменко</text:p>
          </table:table-cell>
          <table:table-cell office:value-type="string">
            <text:p>Дарья Васильевна</text:p>
          </table:table-cell>
          <table:table-cell office:value-type="string">
            <text:p>dvkuzmenko@edu.hse.ru</text:p>
          </table:table-cell>
          <table:table-cell office:value-type="string">
            <text:p>83719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зьмин</text:p>
          </table:table-cell>
          <table:table-cell office:value-type="string">
            <text:p>Иван Андреевич</text:p>
          </table:table-cell>
          <table:table-cell office:value-type="string">
            <text:p>iakuzmin_3@edu.hse.ru</text:p>
          </table:table-cell>
          <table:table-cell office:value-type="string">
            <text:p>79374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зьмин</text:p>
          </table:table-cell>
          <table:table-cell office:value-type="string">
            <text:p>Никита Дмитриевич</text:p>
          </table:table-cell>
          <table:table-cell office:value-type="string">
            <text:p>ndkuzmin_1@edu.hse.ru</text:p>
          </table:table-cell>
          <table:table-cell office:value-type="string">
            <text:p>2045230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зьмина</text:p>
          </table:table-cell>
          <table:table-cell office:value-type="string">
            <text:p>Ульяна Андреевна</text:p>
          </table:table-cell>
          <table:table-cell office:value-type="string">
            <text:p>uakuzmina@edu.hse.ru</text:p>
          </table:table-cell>
          <table:table-cell office:value-type="string">
            <text:p>142025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имова</text:p>
          </table:table-cell>
          <table:table-cell office:value-type="string">
            <text:p>Полина Александровна</text:p>
          </table:table-cell>
          <table:table-cell office:value-type="string">
            <text:p>pakuimova_1@edu.hse.ru</text:p>
          </table:table-cell>
          <table:table-cell office:value-type="string">
            <text:p>149092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кликова</text:p>
          </table:table-cell>
          <table:table-cell office:value-type="string">
            <text:p>Дарья Алексеевна</text:p>
          </table:table-cell>
          <table:table-cell office:value-type="string">
            <text:p>dakuklikova@edu.hse.ru</text:p>
          </table:table-cell>
          <table:table-cell office:value-type="string">
            <text:p>80015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кушкин</text:p>
          </table:table-cell>
          <table:table-cell office:value-type="string">
            <text:p>Егор Александрович</text:p>
          </table:table-cell>
          <table:table-cell office:value-type="string">
            <text:p>eakukushkin_1@edu.hse.ru</text:p>
          </table:table-cell>
          <table:table-cell office:value-type="string">
            <text:p>1439762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лагина</text:p>
          </table:table-cell>
          <table:table-cell office:value-type="string">
            <text:p>Елена Владимировна</text:p>
          </table:table-cell>
          <table:table-cell office:value-type="string">
            <text:p>evkulagina_1@edu.hse.ru</text:p>
          </table:table-cell>
          <table:table-cell office:value-type="string">
            <text:p>204230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мок</text:p>
          </table:table-cell>
          <table:table-cell office:value-type="string">
            <text:p>Александр Павлович</text:p>
          </table:table-cell>
          <table:table-cell office:value-type="string">
            <text:p>apkumok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6 МЭ 2022 очная Программа двух дипломов НИУ ВШЭ и УC5B8; 2 курс; БЭПА223</text:p>
          </table:table-cell>
          <table:table-cell office:value-type="string">
            <text:p>Faculty of World Economy and International Affairs; KHU-HSE Double Degree Program Economics and Politics in Asia; 2 course; БЭПА223</text:p>
          </table:table-cell>
          <table:table-cell office:value-type="string">
            <text:p>53219088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невич</text:p>
          </table:table-cell>
          <table:table-cell office:value-type="string">
            <text:p>Григорий Сергеевич</text:p>
          </table:table-cell>
          <table:table-cell office:value-type="string">
            <text:p>gskunevich@edu.hse.ru</text:p>
          </table:table-cell>
          <table:table-cell office:value-type="string">
            <text:p>204761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приенко</text:p>
          </table:table-cell>
          <table:table-cell office:value-type="string">
            <text:p>Ульяна Денисовна</text:p>
          </table:table-cell>
          <table:table-cell office:value-type="string">
            <text:p>udkuprienko@edu.hse.ru</text:p>
          </table:table-cell>
          <table:table-cell office:value-type="string">
            <text:p>138432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рбатова</text:p>
          </table:table-cell>
          <table:table-cell office:value-type="string">
            <text:p>Кристина Алексеевна</text:p>
          </table:table-cell>
          <table:table-cell office:value-type="string">
            <text:p>kakurbatova_1@edu.hse.ru</text:p>
          </table:table-cell>
          <table:table-cell office:value-type="string">
            <text:p>8169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7">
            <text:p>6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рило</text:p>
          </table:table-cell>
          <table:table-cell office:value-type="string">
            <text:p>Бенджамин Гийом Вильям -</text:p>
          </table:table-cell>
          <table:table-cell office:value-type="string">
            <text:p>bkurilo@edu.hse.ru</text:p>
          </table:table-cell>
          <table:table-cell office:value-type="string">
            <text:p>84661</text:p>
          </table:table-cell>
          <table:table-cell office:value-type="string">
            <text:p>факультет мировой экономики и мировой политики; Б 41.03.05 МЭ М 2014 очная Международные отношения; 3 курс; </text:p>
          </table:table-cell>
          <table:table-cell office:value-type="string">
            <text:p>Faculty of World Economy and International Affairs; International Relations; 3 course; </text:p>
          </table:table-cell>
          <table:table-cell office:value-type="string">
            <text:p>18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рносов</text:p>
          </table:table-cell>
          <table:table-cell office:value-type="string">
            <text:p>Максим Андреевич</text:p>
          </table:table-cell>
          <table:table-cell office:value-type="string">
            <text:p>makurnosov@edu.hse.ru</text:p>
          </table:table-cell>
          <table:table-cell office:value-type="string">
            <text:p>24619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рунова</text:p>
          </table:table-cell>
          <table:table-cell office:value-type="string">
            <text:p>Юлия Александровна</text:p>
          </table:table-cell>
          <table:table-cell office:value-type="string">
            <text:p>yuakurunova@edu.hse.ru</text:p>
          </table:table-cell>
          <table:table-cell office:value-type="string">
            <text:p>8153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68">
            <text:p>6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рьянова</text:p>
          </table:table-cell>
          <table:table-cell office:value-type="string">
            <text:p>Софья Владимировна</text:p>
          </table:table-cell>
          <table:table-cell office:value-type="string">
            <text:p>svkuryanova@edu.hse.ru</text:p>
          </table:table-cell>
          <table:table-cell office:value-type="string">
            <text:p>1522436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стубаева</text:p>
          </table:table-cell>
          <table:table-cell office:value-type="string">
            <text:p>Эльмира Ильдаровна</text:p>
          </table:table-cell>
          <table:table-cell office:value-type="string">
            <text:p>eikustubaeva@edu.hse.ru</text:p>
          </table:table-cell>
          <table:table-cell office:value-type="string">
            <text:p>206235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тлуюлова</text:p>
          </table:table-cell>
          <table:table-cell office:value-type="string">
            <text:p>Азалина Кадировна</text:p>
          </table:table-cell>
          <table:table-cell office:value-type="string">
            <text:p>akkutluyulova@edu.hse.ru</text:p>
          </table:table-cell>
          <table:table-cell office:value-type="string">
            <text:p>131977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Кутупова</text:p>
          </table:table-cell>
          <table:table-cell office:value-type="string">
            <text:p>Элина Игоревна</text:p>
          </table:table-cell>
          <table:table-cell office:value-type="string">
            <text:p>eikutupova@edu.hse.ru</text:p>
          </table:table-cell>
          <table:table-cell office:value-type="string">
            <text:p>2042325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агунова</text:p>
          </table:table-cell>
          <table:table-cell office:value-type="string">
            <text:p>Катрина Витальевна</text:p>
          </table:table-cell>
          <table:table-cell office:value-type="string">
            <text:p>kvlagunova@edu.hse.ru</text:p>
          </table:table-cell>
          <table:table-cell office:value-type="string">
            <text:p>204865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адохина</text:p>
          </table:table-cell>
          <table:table-cell office:value-type="string">
            <text:p>Екатерина Николаевна</text:p>
          </table:table-cell>
          <table:table-cell office:value-type="string">
            <text:p>enladokhina@edu.hse.ru</text:p>
          </table:table-cell>
          <table:table-cell office:value-type="string">
            <text:p>81694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адыгина</text:p>
          </table:table-cell>
          <table:table-cell office:value-type="string">
            <text:p>Анастасия Викторовна</text:p>
          </table:table-cell>
          <table:table-cell office:value-type="string">
            <text:p>avladygina@edu.hse.ru</text:p>
          </table:table-cell>
          <table:table-cell office:value-type="string">
            <text:p>2026901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8">
            <text:p>8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азарева</text:p>
          </table:table-cell>
          <table:table-cell office:value-type="string">
            <text:p>Александра -</text:p>
          </table:table-cell>
          <table:table-cell office:value-type="string">
            <text:p>alazareva_1@edu.hse.ru</text:p>
          </table:table-cell>
          <table:table-cell office:value-type="string">
            <text:p>154556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азарева</text:p>
          </table:table-cell>
          <table:table-cell office:value-type="string">
            <text:p>Юлия Алексеевна</text:p>
          </table:table-cell>
          <table:table-cell office:value-type="string">
            <text:p>yualazareva@edu.hse.ru</text:p>
          </table:table-cell>
          <table:table-cell office:value-type="string">
            <text:p>131938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0">
            <text:p>7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азарук</text:p>
          </table:table-cell>
          <table:table-cell office:value-type="string">
            <text:p>Мария Олеговна</text:p>
          </table:table-cell>
          <table:table-cell office:value-type="string">
            <text:p>molazaruk@edu.hse.ru</text:p>
          </table:table-cell>
          <table:table-cell office:value-type="string">
            <text:p>3710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азорик</text:p>
          </table:table-cell>
          <table:table-cell office:value-type="string">
            <text:p>Софья Романовна</text:p>
          </table:table-cell>
          <table:table-cell office:value-type="string">
            <text:p>srlazorik@edu.hse.ru</text:p>
          </table:table-cell>
          <table:table-cell office:value-type="string">
            <text:p>80537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айпанов</text:p>
          </table:table-cell>
          <table:table-cell office:value-type="string">
            <text:p>Адамей Казимович</text:p>
          </table:table-cell>
          <table:table-cell office:value-type="string">
            <text:p>aklaypanov@edu.hse.ru</text:p>
          </table:table-cell>
          <table:table-cell office:value-type="string">
            <text:p>2045296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акеева</text:p>
          </table:table-cell>
          <table:table-cell office:value-type="string">
            <text:p>Анна Алексеевна</text:p>
          </table:table-cell>
          <table:table-cell office:value-type="string">
            <text:p>aalakeeva_1@edu.hse.ru</text:p>
          </table:table-cell>
          <table:table-cell office:value-type="string">
            <text:p>204535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1">
            <text:p>8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алакина</text:p>
          </table:table-cell>
          <table:table-cell office:value-type="string">
            <text:p>Алёна Максимовна</text:p>
          </table:table-cell>
          <table:table-cell office:value-type="string">
            <text:p>amlalakina@edu.hse.ru</text:p>
          </table:table-cell>
          <table:table-cell office:value-type="string">
            <text:p>204357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апин</text:p>
          </table:table-cell>
          <table:table-cell office:value-type="string">
            <text:p>Георгий Александрович</text:p>
          </table:table-cell>
          <table:table-cell office:value-type="string">
            <text:p>galapin@edu.hse.ru</text:p>
          </table:table-cell>
          <table:table-cell office:value-type="string">
            <text:p>144226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апина</text:p>
          </table:table-cell>
          <table:table-cell office:value-type="string">
            <text:p>Таисия Юрьевна</text:p>
          </table:table-cell>
          <table:table-cell office:value-type="string">
            <text:p>tyulapina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1 курс; БМБ2209С</text:p>
          </table:table-cell>
          <table:table-cell office:value-type="string">
            <text:p>St. Petersburg School of Economics and Management, HSE; ﻿International Bachelor in Business and Economics; 1 course; БМБ2209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астанова</text:p>
          </table:table-cell>
          <table:table-cell office:value-type="string">
            <text:p>Ангелина Витальевна</text:p>
          </table:table-cell>
          <table:table-cell office:value-type="string">
            <text:p>avlastanova@edu.hse.ru</text:p>
          </table:table-cell>
          <table:table-cell office:value-type="string">
            <text:p>8427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асько</text:p>
          </table:table-cell>
          <table:table-cell office:value-type="string">
            <text:p>Мария Александровна</text:p>
          </table:table-cell>
          <table:table-cell office:value-type="string">
            <text:p>malasko@edu.hse.ru</text:p>
          </table:table-cell>
          <table:table-cell office:value-type="string">
            <text:p>1378817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атыпова</text:p>
          </table:table-cell>
          <table:table-cell office:value-type="string">
            <text:p>Екатерина Алексеевна</text:p>
          </table:table-cell>
          <table:table-cell office:value-type="string">
            <text:p>ealatypova@edu.hse.ru</text:p>
          </table:table-cell>
          <table:table-cell office:value-type="string">
            <text:p>8169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атышева</text:p>
          </table:table-cell>
          <table:table-cell office:value-type="string">
            <text:p>Мария Константиновна</text:p>
          </table:table-cell>
          <table:table-cell office:value-type="string">
            <text:p>mklatysheva@edu.hse.ru</text:p>
          </table:table-cell>
          <table:table-cell office:value-type="string">
            <text:p>2038607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60">
            <text:p>6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ебедев</text:p>
          </table:table-cell>
          <table:table-cell office:value-type="string">
            <text:p>Денис Васильевич</text:p>
          </table:table-cell>
          <table:table-cell office:value-type="string">
            <text:p>dvlebedev_1@edu.hse.ru</text:p>
          </table:table-cell>
          <table:table-cell office:value-type="string">
            <text:p>50215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ебедев</text:p>
          </table:table-cell>
          <table:table-cell office:value-type="string">
            <text:p>Фёдор Михайлович</text:p>
          </table:table-cell>
          <table:table-cell office:value-type="string">
            <text:p>fmlebedev@edu.hse.ru</text:p>
          </table:table-cell>
          <table:table-cell office:value-type="string">
            <text:p>2045360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ебедева</text:p>
          </table:table-cell>
          <table:table-cell office:value-type="string">
            <text:p>Анна Викторовна</text:p>
          </table:table-cell>
          <table:table-cell office:value-type="string">
            <text:p>avlebedeva_7@edu.hse.ru</text:p>
          </table:table-cell>
          <table:table-cell office:value-type="string">
            <text:p>156407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ебедева</text:p>
          </table:table-cell>
          <table:table-cell office:value-type="string">
            <text:p>Елизавета Алексеевна</text:p>
          </table:table-cell>
          <table:table-cell office:value-type="string">
            <text:p>ealebedeva_4@edu.hse.ru</text:p>
          </table:table-cell>
          <table:table-cell office:value-type="string">
            <text:p>1409909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ебедева</text:p>
          </table:table-cell>
          <table:table-cell office:value-type="string">
            <text:p>Мария Вениаминовна</text:p>
          </table:table-cell>
          <table:table-cell office:value-type="string">
            <text:p>mvlebedeva_1@edu.hse.ru</text:p>
          </table:table-cell>
          <table:table-cell office:value-type="string">
            <text:p>81696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ебедева</text:p>
          </table:table-cell>
          <table:table-cell office:value-type="string">
            <text:p>Полина Евгеньевна</text:p>
          </table:table-cell>
          <table:table-cell office:value-type="string">
            <text:p>pelebedeva@edu.hse.ru</text:p>
          </table:table-cell>
          <table:table-cell office:value-type="string">
            <text:p>204233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ебидь</text:p>
          </table:table-cell>
          <table:table-cell office:value-type="string">
            <text:p>Олеся Романовна</text:p>
          </table:table-cell>
          <table:table-cell office:value-type="string">
            <text:p>orlebid@edu.hse.ru</text:p>
          </table:table-cell>
          <table:table-cell office:value-type="string">
            <text:p>8150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евашов</text:p>
          </table:table-cell>
          <table:table-cell office:value-type="string">
            <text:p>Данил Евгеньевич</text:p>
          </table:table-cell>
          <table:table-cell office:value-type="string">
            <text:p>delevashov@edu.hse.ru</text:p>
          </table:table-cell>
          <table:table-cell office:value-type="string">
            <text:p>150097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еви</text:p>
          </table:table-cell>
          <table:table-cell office:value-type="string">
            <text:p>Андрей Романович</text:p>
          </table:table-cell>
          <table:table-cell office:value-type="string">
            <text:p>arlevi@edu.hse.ru</text:p>
          </table:table-cell>
          <table:table-cell office:value-type="string">
            <text:p>204395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евченко</text:p>
          </table:table-cell>
          <table:table-cell office:value-type="string">
            <text:p>Матвей Валерьевич</text:p>
          </table:table-cell>
          <table:table-cell office:value-type="string">
            <text:p>mvlevchenko_1@edu.hse.ru</text:p>
          </table:table-cell>
          <table:table-cell office:value-type="string">
            <text:p>2049111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еднев</text:p>
          </table:table-cell>
          <table:table-cell office:value-type="string">
            <text:p>Георгий Фёдорович</text:p>
          </table:table-cell>
          <table:table-cell office:value-type="string">
            <text:p>gflednyov@edu.hse.ru</text:p>
          </table:table-cell>
          <table:table-cell office:value-type="string">
            <text:p>136858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едовская</text:p>
          </table:table-cell>
          <table:table-cell office:value-type="string">
            <text:p>Алена Александровна</text:p>
          </table:table-cell>
          <table:table-cell office:value-type="string">
            <text:p>aaledovskaya@edu.hse.ru</text:p>
          </table:table-cell>
          <table:table-cell office:value-type="string">
            <text:p>1319714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9">
            <text:p>4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ейкин</text:p>
          </table:table-cell>
          <table:table-cell office:value-type="string">
            <text:p>Максим Юрьевич</text:p>
          </table:table-cell>
          <table:table-cell office:value-type="string">
            <text:p>myuleykin@edu.hse.ru</text:p>
          </table:table-cell>
          <table:table-cell office:value-type="string">
            <text:p>131978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емешко</text:p>
          </table:table-cell>
          <table:table-cell office:value-type="string">
            <text:p>Валентина Валерьевна</text:p>
          </table:table-cell>
          <table:table-cell office:value-type="string">
            <text:p>vvlemeshko@edu.hse.ru</text:p>
          </table:table-cell>
          <table:table-cell office:value-type="string">
            <text:p>8151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емза</text:p>
          </table:table-cell>
          <table:table-cell office:value-type="string">
            <text:p>Владислав Александрович</text:p>
          </table:table-cell>
          <table:table-cell office:value-type="string">
            <text:p>valemza@edu.hse.ru</text:p>
          </table:table-cell>
          <table:table-cell office:value-type="string">
            <text:p>2008444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еонтьева</text:p>
          </table:table-cell>
          <table:table-cell office:value-type="string">
            <text:p>Полина Алексеевна</text:p>
          </table:table-cell>
          <table:table-cell office:value-type="string">
            <text:p>paleonteva@edu.hse.ru</text:p>
          </table:table-cell>
          <table:table-cell office:value-type="string">
            <text:p>79698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епехина</text:p>
          </table:table-cell>
          <table:table-cell office:value-type="string">
            <text:p>Анастасия Владимировна</text:p>
          </table:table-cell>
          <table:table-cell office:value-type="string">
            <text:p>avlepekhina@edu.hse.ru</text:p>
          </table:table-cell>
          <table:table-cell office:value-type="string">
            <text:p>2832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есных</text:p>
          </table:table-cell>
          <table:table-cell office:value-type="string">
            <text:p>Мария Валерьевна</text:p>
          </table:table-cell>
          <table:table-cell office:value-type="string">
            <text:p>mvlesnykh@edu.hse.ru</text:p>
          </table:table-cell>
          <table:table-cell office:value-type="string">
            <text:p>1456166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есовина</text:p>
          </table:table-cell>
          <table:table-cell office:value-type="string">
            <text:p>Полина Евгеньевна</text:p>
          </table:table-cell>
          <table:table-cell office:value-type="string">
            <text:p>pelesovina@edu.hse.ru</text:p>
          </table:table-cell>
          <table:table-cell office:value-type="string">
            <text:p>2045370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етягин</text:p>
          </table:table-cell>
          <table:table-cell office:value-type="string">
            <text:p>Кирилл Александрович</text:p>
          </table:table-cell>
          <table:table-cell office:value-type="string">
            <text:p>kaletyagin@edu.hse.ru</text:p>
          </table:table-cell>
          <table:table-cell office:value-type="string">
            <text:p/>
          </table:table-cell>
          <table:table-cell office:value-type="string">
            <text:p>Факультет социально-экономических и компьютерных наук; Б 38.03.01 П СЭКН П 2022 очная Международный бакалавриат по DA78; 2 курс; </text:p>
          </table:table-cell>
          <table:table-cell office:value-type="string">
            <text:p>-; International Bachelor in Business and Economics; 2 course; </text:p>
          </table:table-cell>
          <table:table-cell office:value-type="string">
            <text:p>53064649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и</text:p>
          </table:table-cell>
          <table:table-cell office:value-type="string">
            <text:p>Андрей Викторович</text:p>
          </table:table-cell>
          <table:table-cell office:value-type="string">
            <text:p>avli_1@edu.hse.ru</text:p>
          </table:table-cell>
          <table:table-cell office:value-type="string">
            <text:p>2045375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и</text:p>
          </table:table-cell>
          <table:table-cell office:value-type="string">
            <text:p>Кирилл Юрьевич</text:p>
          </table:table-cell>
          <table:table-cell office:value-type="string">
            <text:p>kyuli@edu.hse.ru</text:p>
          </table:table-cell>
          <table:table-cell office:value-type="string">
            <text:p>204390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и</text:p>
          </table:table-cell>
          <table:table-cell office:value-type="string">
            <text:p>Синьхан -</text:p>
          </table:table-cell>
          <table:table-cell office:value-type="string">
            <text:p>sli_5@edu.hse.ru</text:p>
          </table:table-cell>
          <table:table-cell office:value-type="string">
            <text:p>25661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инник</text:p>
          </table:table-cell>
          <table:table-cell office:value-type="string">
            <text:p>Дарья Васильевна</text:p>
          </table:table-cell>
          <table:table-cell office:value-type="string">
            <text:p>dvlinnik@edu.hse.ru</text:p>
          </table:table-cell>
          <table:table-cell office:value-type="string">
            <text:p>2042351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ипкина</text:p>
          </table:table-cell>
          <table:table-cell office:value-type="string">
            <text:p>Марина Александровна</text:p>
          </table:table-cell>
          <table:table-cell office:value-type="string">
            <text:p>malipkina_1@edu.hse.ru</text:p>
          </table:table-cell>
          <table:table-cell office:value-type="string">
            <text:p>1410876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итвинова</text:p>
          </table:table-cell>
          <table:table-cell office:value-type="string">
            <text:p>Варвара Евгеньевна</text:p>
          </table:table-cell>
          <table:table-cell office:value-type="string">
            <text:p>velitvinova@edu.hse.ru</text:p>
          </table:table-cell>
          <table:table-cell office:value-type="string">
            <text:p>8170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60">
            <text:p>6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итвинова</text:p>
          </table:table-cell>
          <table:table-cell office:value-type="string">
            <text:p>Элла Владимировна</text:p>
          </table:table-cell>
          <table:table-cell office:value-type="string">
            <text:p>evlitvinova@edu.hse.ru</text:p>
          </table:table-cell>
          <table:table-cell office:value-type="string">
            <text:p>1409245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ифарь</text:p>
          </table:table-cell>
          <table:table-cell office:value-type="string">
            <text:p>Полина Алексеевна</text:p>
          </table:table-cell>
          <table:table-cell office:value-type="string">
            <text:p>pakhristyuk@edu.hse.ru</text:p>
          </table:table-cell>
          <table:table-cell office:value-type="string">
            <text:p>8134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58">
            <text:p>5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ихова</text:p>
          </table:table-cell>
          <table:table-cell office:value-type="string">
            <text:p>Диана Витальевна</text:p>
          </table:table-cell>
          <table:table-cell office:value-type="string">
            <text:p>dvlikhova@edu.hse.ru</text:p>
          </table:table-cell>
          <table:table-cell office:value-type="string">
            <text:p/>
          </table:table-cell>
          <table:table-cell office:value-type="string">
            <text:p>факультет креативных индустрий; Б 42.03.05 ФКИ 2015 очная Медиакоммуникации; 1 курс; БМД232</text:p>
          </table:table-cell>
          <table:table-cell office:value-type="string">
            <text:p>Faculty of Creative Industries; Media Communications; 1 course; БМД232</text:p>
          </table:table-cell>
          <table:table-cell office:value-type="string">
            <text:p>5576136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ихутов</text:p>
          </table:table-cell>
          <table:table-cell office:value-type="string">
            <text:p>Дмитрий Игоревич</text:p>
          </table:table-cell>
          <table:table-cell office:value-type="string">
            <text:p>dilikhutov@edu.hse.ru</text:p>
          </table:table-cell>
          <table:table-cell office:value-type="string">
            <text:p>143348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ичагина</text:p>
          </table:table-cell>
          <table:table-cell office:value-type="string">
            <text:p>Полина Антоновна</text:p>
          </table:table-cell>
          <table:table-cell office:value-type="string">
            <text:p>palichagina@edu.hse.ru</text:p>
          </table:table-cell>
          <table:table-cell office:value-type="string">
            <text:p>4390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3">
            <text:p>4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ичковаха</text:p>
          </table:table-cell>
          <table:table-cell office:value-type="string">
            <text:p>Григорий Игоревич</text:p>
          </table:table-cell>
          <table:table-cell office:value-type="string">
            <text:p>gilichkovakha@edu.hse.ru</text:p>
          </table:table-cell>
          <table:table-cell office:value-type="string">
            <text:p>1319845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4">
            <text:p>9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обачева</text:p>
          </table:table-cell>
          <table:table-cell office:value-type="string">
            <text:p>Анна Олеговна</text:p>
          </table:table-cell>
          <table:table-cell office:value-type="string">
            <text:p>aolobacheva@edu.hse.ru</text:p>
          </table:table-cell>
          <table:table-cell office:value-type="string">
            <text:p>8144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0">
            <text:p>5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огинова</text:p>
          </table:table-cell>
          <table:table-cell office:value-type="string">
            <text:p>Валерия Вячеславовна</text:p>
          </table:table-cell>
          <table:table-cell office:value-type="string">
            <text:p>vvloginova@edu.hse.ru</text:p>
          </table:table-cell>
          <table:table-cell office:value-type="string">
            <text:p>80917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ойко</text:p>
          </table:table-cell>
          <table:table-cell office:value-type="string">
            <text:p>София Владиленовна</text:p>
          </table:table-cell>
          <table:table-cell office:value-type="string">
            <text:p>svloyko@edu.hse.ru</text:p>
          </table:table-cell>
          <table:table-cell office:value-type="string">
            <text:p>2045253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окотар</text:p>
          </table:table-cell>
          <table:table-cell office:value-type="string">
            <text:p>Тимоти Жан Б -</text:p>
          </table:table-cell>
          <table:table-cell office:value-type="string">
            <text:p>tlokotar@edu.hse.ru</text:p>
          </table:table-cell>
          <table:table-cell office:value-type="string">
            <text:p>151451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49">
            <text:p>4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оу</text:p>
          </table:table-cell>
          <table:table-cell office:value-type="string">
            <text:p>Элиза Лонниевна</text:p>
          </table:table-cell>
          <table:table-cell office:value-type="string">
            <text:p>ellou@edu.hse.ru</text:p>
          </table:table-cell>
          <table:table-cell office:value-type="string">
            <text:p>221104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ошкарева</text:p>
          </table:table-cell>
          <table:table-cell office:value-type="string">
            <text:p>Дарья Васильевна</text:p>
          </table:table-cell>
          <table:table-cell office:value-type="string">
            <text:p>dvloshkareva@edu.hse.ru</text:p>
          </table:table-cell>
          <table:table-cell office:value-type="string">
            <text:p>8135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у</text:p>
          </table:table-cell>
          <table:table-cell office:value-type="string">
            <text:p>Хаоян -</text:p>
          </table:table-cell>
          <table:table-cell office:value-type="string">
            <text:p>khlu@edu.hse.ru</text:p>
          </table:table-cell>
          <table:table-cell office:value-type="string">
            <text:p>7726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удзская</text:p>
          </table:table-cell>
          <table:table-cell office:value-type="string">
            <text:p>Таисия Сергеевна</text:p>
          </table:table-cell>
          <table:table-cell office:value-type="string">
            <text:p>tsludzskaya@edu.hse.ru</text:p>
          </table:table-cell>
          <table:table-cell office:value-type="string">
            <text:p>1319647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ужбин</text:p>
          </table:table-cell>
          <table:table-cell office:value-type="string">
            <text:p>Егор Олегович</text:p>
          </table:table-cell>
          <table:table-cell office:value-type="string">
            <text:p>eoluzhbin@edu.hse.ru</text:p>
          </table:table-cell>
          <table:table-cell office:value-type="string">
            <text:p>143078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уканина</text:p>
          </table:table-cell>
          <table:table-cell office:value-type="string">
            <text:p>Арина Дмитриевна</text:p>
          </table:table-cell>
          <table:table-cell office:value-type="string">
            <text:p>adlukanina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2 курс; БМБ2205С</text:p>
          </table:table-cell>
          <table:table-cell office:value-type="string">
            <text:p>St. Petersburg School of Economics and Management, HSE; ?International Bachelor in Business and Economics; 2 course; БМБ2205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уканина</text:p>
          </table:table-cell>
          <table:table-cell office:value-type="string">
            <text:p>Елизавета Викторовна</text:p>
          </table:table-cell>
          <table:table-cell office:value-type="string">
            <text:p>evlukanina_1@edu.hse.ru</text:p>
          </table:table-cell>
          <table:table-cell office:value-type="string">
            <text:p>8372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укина</text:p>
          </table:table-cell>
          <table:table-cell office:value-type="string">
            <text:p>Полина Вадимовна</text:p>
          </table:table-cell>
          <table:table-cell office:value-type="string">
            <text:p>pvlukina_1@edu.hse.ru</text:p>
          </table:table-cell>
          <table:table-cell office:value-type="string">
            <text:p>1319797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6">
            <text:p>7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упу</text:p>
          </table:table-cell>
          <table:table-cell office:value-type="string">
            <text:p>Елизавета -</text:p>
          </table:table-cell>
          <table:table-cell office:value-type="string">
            <text:p>elupu@edu.hse.ru</text:p>
          </table:table-cell>
          <table:table-cell office:value-type="string">
            <text:p>137394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91">
            <text:p>9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учков</text:p>
          </table:table-cell>
          <table:table-cell office:value-type="string">
            <text:p>Павел Сергеевич</text:p>
          </table:table-cell>
          <table:table-cell office:value-type="string">
            <text:p>psluchkov@edu.hse.ru</text:p>
          </table:table-cell>
          <table:table-cell office:value-type="string">
            <text:p>2003255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ыскова</text:p>
          </table:table-cell>
          <table:table-cell office:value-type="string">
            <text:p>Елизавета Денисовна</text:p>
          </table:table-cell>
          <table:table-cell office:value-type="string">
            <text:p>edlyskova@edu.hse.ru</text:p>
          </table:table-cell>
          <table:table-cell office:value-type="string">
            <text:p>2045297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ыткин</text:p>
          </table:table-cell>
          <table:table-cell office:value-type="string">
            <text:p>Даниил Сергеевич</text:p>
          </table:table-cell>
          <table:table-cell office:value-type="string">
            <text:p>dslytkin@edu.hse.ru</text:p>
          </table:table-cell>
          <table:table-cell office:value-type="string">
            <text:p/>
          </table:table-cell>
          <table:table-cell office:value-type="string">
            <text:p>Факультет социально-экономических и компьютерных наук; Б 38.03.01 П СЭКН П 2022 очная Международный бакалавриат по DA78; 2 курс; МБ-22-1</text:p>
          </table:table-cell>
          <table:table-cell office:value-type="string">
            <text:p>-; International Bachelor in Business and Economics; 2 course; МБ-22-1</text:p>
          </table:table-cell>
          <table:table-cell office:value-type="string">
            <text:p>53064649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юбимова</text:p>
          </table:table-cell>
          <table:table-cell office:value-type="string">
            <text:p>София Сергеевна</text:p>
          </table:table-cell>
          <table:table-cell office:value-type="string">
            <text:p>sslyubimova@edu.hse.ru</text:p>
          </table:table-cell>
          <table:table-cell office:value-type="string">
            <text:p>148350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ямзина</text:p>
          </table:table-cell>
          <table:table-cell office:value-type="string">
            <text:p>Катарина Вячеславовна</text:p>
          </table:table-cell>
          <table:table-cell office:value-type="string">
            <text:p>kvlyamzina@edu.hse.ru</text:p>
          </table:table-cell>
          <table:table-cell office:value-type="string">
            <text:p>84313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0">
            <text:p>8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яхова</text:p>
          </table:table-cell>
          <table:table-cell office:value-type="string">
            <text:p>Анна Ивановна</text:p>
          </table:table-cell>
          <table:table-cell office:value-type="string">
            <text:p>ailyakhova@edu.hse.ru</text:p>
          </table:table-cell>
          <table:table-cell office:value-type="string">
            <text:p>82291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9">
            <text:p>7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ящев</text:p>
          </table:table-cell>
          <table:table-cell office:value-type="string">
            <text:p>Максим Дмитриевич</text:p>
          </table:table-cell>
          <table:table-cell office:value-type="string">
            <text:p>mdlyaschev@edu.hse.ru</text:p>
          </table:table-cell>
          <table:table-cell office:value-type="string">
            <text:p>2045396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Лященко</text:p>
          </table:table-cell>
          <table:table-cell office:value-type="string">
            <text:p>Андрей Дмитриевич</text:p>
          </table:table-cell>
          <table:table-cell office:value-type="string">
            <text:p>adlyaschenko@edu.hse.ru</text:p>
          </table:table-cell>
          <table:table-cell office:value-type="string">
            <text:p>1394876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</text:p>
          </table:table-cell>
          <table:table-cell office:value-type="string">
            <text:p>Дэцянь -</text:p>
          </table:table-cell>
          <table:table-cell office:value-type="string">
            <text:p>dma@edu.hse.ru</text:p>
          </table:table-cell>
          <table:table-cell office:value-type="string">
            <text:p>2811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зитов</text:p>
          </table:table-cell>
          <table:table-cell office:value-type="string">
            <text:p>Амин Альбертович</text:p>
          </table:table-cell>
          <table:table-cell office:value-type="string">
            <text:p>aamazitov@edu.hse.ru</text:p>
          </table:table-cell>
          <table:table-cell office:value-type="string">
            <text:p>147303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йков</text:p>
          </table:table-cell>
          <table:table-cell office:value-type="string">
            <text:p>Андрей Владимирович</text:p>
          </table:table-cell>
          <table:table-cell office:value-type="string">
            <text:p>avmaykov@edu.hse.ru</text:p>
          </table:table-cell>
          <table:table-cell office:value-type="string">
            <text:p>1319620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2">
            <text:p>9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йоров</text:p>
          </table:table-cell>
          <table:table-cell office:value-type="string">
            <text:p>Владимир Владимирович</text:p>
          </table:table-cell>
          <table:table-cell office:value-type="string">
            <text:p>vvmayorov@edu.hse.ru</text:p>
          </table:table-cell>
          <table:table-cell office:value-type="string">
            <text:p>2798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йоров</text:p>
          </table:table-cell>
          <table:table-cell office:value-type="string">
            <text:p>Лев Николаевич</text:p>
          </table:table-cell>
          <table:table-cell office:value-type="string">
            <text:p>lnmayorov@edu.hse.ru</text:p>
          </table:table-cell>
          <table:table-cell office:value-type="string">
            <text:p>5164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йорова</text:p>
          </table:table-cell>
          <table:table-cell office:value-type="string">
            <text:p>Валерия Михайловна</text:p>
          </table:table-cell>
          <table:table-cell office:value-type="string">
            <text:p>vmmayorova@edu.hse.ru</text:p>
          </table:table-cell>
          <table:table-cell office:value-type="string">
            <text:p>144721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2">
            <text:p>6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йорова</text:p>
          </table:table-cell>
          <table:table-cell office:value-type="string">
            <text:p>Виктория Сергеевна</text:p>
          </table:table-cell>
          <table:table-cell office:value-type="string">
            <text:p>vsmayorova@edu.hse.ru</text:p>
          </table:table-cell>
          <table:table-cell office:value-type="string">
            <text:p>151399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йорова</text:p>
          </table:table-cell>
          <table:table-cell office:value-type="string">
            <text:p>Дарья Дмитриевна</text:p>
          </table:table-cell>
          <table:table-cell office:value-type="string">
            <text:p>ddmayorova_1@edu.hse.ru</text:p>
          </table:table-cell>
          <table:table-cell office:value-type="string">
            <text:p>81012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йорова</text:p>
          </table:table-cell>
          <table:table-cell office:value-type="string">
            <text:p>София Аркадиевна</text:p>
          </table:table-cell>
          <table:table-cell office:value-type="string">
            <text:p>samayorova_2@edu.hse.ru</text:p>
          </table:table-cell>
          <table:table-cell office:value-type="string">
            <text:p>79485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каренко</text:p>
          </table:table-cell>
          <table:table-cell office:value-type="string">
            <text:p>Анастасия Павловна</text:p>
          </table:table-cell>
          <table:table-cell office:value-type="string">
            <text:p>apmakarenko@edu.hse.ru</text:p>
          </table:table-cell>
          <table:table-cell office:value-type="string">
            <text:p>8117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каренко</text:p>
          </table:table-cell>
          <table:table-cell office:value-type="string">
            <text:p>Тимофей Игоревич</text:p>
          </table:table-cell>
          <table:table-cell office:value-type="string">
            <text:p>timakarenko@edu.hse.ru</text:p>
          </table:table-cell>
          <table:table-cell office:value-type="string">
            <text:p>2047956</text:p>
          </table:table-cell>
          <table:table-cell office:value-type="string">
            <text:p>Факультет Санкт-Петербургская школа социальных наук и востоковедения; ; 2 курс; </text:p>
          </table:table-cell>
          <table:table-cell office:value-type="string">
            <text:p>St. Petersburg School of Social Sciences and Area Studies, HSE; ; 2 course; </text:p>
          </table:table-cell>
          <table:table-cell office:value-type="string">
            <text:p>24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каров</text:p>
          </table:table-cell>
          <table:table-cell office:value-type="string">
            <text:p>Степан Олегович</text:p>
          </table:table-cell>
          <table:table-cell office:value-type="string">
            <text:p>somakarov@edu.hse.ru</text:p>
          </table:table-cell>
          <table:table-cell office:value-type="string">
            <text:p>81177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87">
            <text:p>8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карова</text:p>
          </table:table-cell>
          <table:table-cell office:value-type="string">
            <text:p>Елизавета Григорьевна</text:p>
          </table:table-cell>
          <table:table-cell office:value-type="string">
            <text:p>egmakarova@edu.hse.ru</text:p>
          </table:table-cell>
          <table:table-cell office:value-type="string">
            <text:p>138424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карова</text:p>
          </table:table-cell>
          <table:table-cell office:value-type="string">
            <text:p>Ксения Вячеславовна</text:p>
          </table:table-cell>
          <table:table-cell office:value-type="string">
            <text:p>kvmakarova_4@edu.hse.ru</text:p>
          </table:table-cell>
          <table:table-cell office:value-type="string">
            <text:p/>
          </table:table-cell>
          <table:table-cell office:value-type="string">
            <text:p>факультет экономических наук; Б 38.03.01 Э 2022 очная Экономика и анализ данных; 2 курс; БЭАД223</text:p>
          </table:table-cell>
          <table:table-cell office:value-type="string">
            <text:p>Faculty of Economic Sciences; Economics and Data Science; 2 course; БЭАД223</text:p>
          </table:table-cell>
          <table:table-cell office:value-type="string">
            <text:p>530657810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карова</text:p>
          </table:table-cell>
          <table:table-cell office:value-type="string">
            <text:p>София Владимировна</text:p>
          </table:table-cell>
          <table:table-cell office:value-type="string">
            <text:p>svmakarova_2@edu.hse.ru</text:p>
          </table:table-cell>
          <table:table-cell office:value-type="string">
            <text:p/>
          </table:table-cell>
          <table:table-cell office:value-type="string">
            <text:p>Факультет социально-экономических и компьютерных наук; Б 38.03.01 П СЭКН П 2022 очная Международный бакалавриат по DA78; 2 курс; МБ-22-1</text:p>
          </table:table-cell>
          <table:table-cell office:value-type="string">
            <text:p>-; International Bachelor in Business and Economics; 2 course; МБ-22-1</text:p>
          </table:table-cell>
          <table:table-cell office:value-type="string">
            <text:p>53064649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катров</text:p>
          </table:table-cell>
          <table:table-cell office:value-type="string">
            <text:p>Артём Валерьевич</text:p>
          </table:table-cell>
          <table:table-cell office:value-type="string">
            <text:p>avmakatrov@edu.hse.ru</text:p>
          </table:table-cell>
          <table:table-cell office:value-type="string">
            <text:p>221113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кашвили</text:p>
          </table:table-cell>
          <table:table-cell office:value-type="string">
            <text:p>Наталия Максимовна</text:p>
          </table:table-cell>
          <table:table-cell office:value-type="string">
            <text:p>nmmakashvili@edu.hse.ru</text:p>
          </table:table-cell>
          <table:table-cell office:value-type="string">
            <text:p>2045404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ксимов</text:p>
          </table:table-cell>
          <table:table-cell office:value-type="string">
            <text:p>Александр Артемович</text:p>
          </table:table-cell>
          <table:table-cell office:value-type="string">
            <text:p>aamaksimov_2@edu.hse.ru</text:p>
          </table:table-cell>
          <table:table-cell office:value-type="string">
            <text:p>8158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курин</text:p>
          </table:table-cell>
          <table:table-cell office:value-type="string">
            <text:p>Роман Алексеевич</text:p>
          </table:table-cell>
          <table:table-cell office:value-type="string">
            <text:p>ramakurin@edu.hse.ru</text:p>
          </table:table-cell>
          <table:table-cell office:value-type="string">
            <text:p>2043586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ликов</text:p>
          </table:table-cell>
          <table:table-cell office:value-type="string">
            <text:p>Евгений Олегович</text:p>
          </table:table-cell>
          <table:table-cell office:value-type="string">
            <text:p>eomalikov@edu.hse.ru</text:p>
          </table:table-cell>
          <table:table-cell office:value-type="string">
            <text:p>8170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ликова</text:p>
          </table:table-cell>
          <table:table-cell office:value-type="string">
            <text:p>Марина Кирилловна</text:p>
          </table:table-cell>
          <table:table-cell office:value-type="string">
            <text:p>mkmalikova@edu.hse.ru</text:p>
          </table:table-cell>
          <table:table-cell office:value-type="string">
            <text:p>8137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ликова</text:p>
          </table:table-cell>
          <table:table-cell office:value-type="string">
            <text:p>Элина Михайловна</text:p>
          </table:table-cell>
          <table:table-cell office:value-type="string">
            <text:p>emmalikova@edu.hse.ru</text:p>
          </table:table-cell>
          <table:table-cell office:value-type="string">
            <text:p>2045406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лкова</text:p>
          </table:table-cell>
          <table:table-cell office:value-type="string">
            <text:p>Арина Дмитриевна</text:p>
          </table:table-cell>
          <table:table-cell office:value-type="string">
            <text:p>admalkova@edu.hse.ru</text:p>
          </table:table-cell>
          <table:table-cell office:value-type="string">
            <text:p>2045408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лышева</text:p>
          </table:table-cell>
          <table:table-cell office:value-type="string">
            <text:p>Анна Дмитриевна</text:p>
          </table:table-cell>
          <table:table-cell office:value-type="string">
            <text:p>admalysheva@edu.hse.ru</text:p>
          </table:table-cell>
          <table:table-cell office:value-type="string">
            <text:p>8140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9">
            <text:p>5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лышева</text:p>
          </table:table-cell>
          <table:table-cell office:value-type="string">
            <text:p>Софья Аркадьевна</text:p>
          </table:table-cell>
          <table:table-cell office:value-type="string">
            <text:p>samalysheva@edu.hse.ru</text:p>
          </table:table-cell>
          <table:table-cell office:value-type="string">
            <text:p>82569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8">
            <text:p>7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лькова</text:p>
          </table:table-cell>
          <table:table-cell office:value-type="string">
            <text:p>София Михайловна</text:p>
          </table:table-cell>
          <table:table-cell office:value-type="string">
            <text:p>smmalkova@edu.hse.ru</text:p>
          </table:table-cell>
          <table:table-cell office:value-type="string">
            <text:p>138908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льцев</text:p>
          </table:table-cell>
          <table:table-cell office:value-type="string">
            <text:p>Иван Сергеевич</text:p>
          </table:table-cell>
          <table:table-cell office:value-type="string">
            <text:p>ismaltsev@edu.hse.ru</text:p>
          </table:table-cell>
          <table:table-cell office:value-type="string">
            <text:p>135749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льцева</text:p>
          </table:table-cell>
          <table:table-cell office:value-type="string">
            <text:p>Евгения Александровна</text:p>
          </table:table-cell>
          <table:table-cell office:value-type="string">
            <text:p>eamaltseva_1@edu.hse.ru</text:p>
          </table:table-cell>
          <table:table-cell office:value-type="string">
            <text:p>79503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60">
            <text:p>6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льцева</text:p>
          </table:table-cell>
          <table:table-cell office:value-type="string">
            <text:p>Елизавета Евгеньевна</text:p>
          </table:table-cell>
          <table:table-cell office:value-type="string">
            <text:p>eemaltseva@edu.hse.ru</text:p>
          </table:table-cell>
          <table:table-cell office:value-type="string">
            <text:p>2048656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люкова</text:p>
          </table:table-cell>
          <table:table-cell office:value-type="string">
            <text:p>Софья -</text:p>
          </table:table-cell>
          <table:table-cell office:value-type="string">
            <text:p>smalyukova_1@edu.hse.ru</text:p>
          </table:table-cell>
          <table:table-cell office:value-type="string">
            <text:p>1395083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лютина</text:p>
          </table:table-cell>
          <table:table-cell office:value-type="string">
            <text:p>Дарья Дмитриевна</text:p>
          </table:table-cell>
          <table:table-cell office:value-type="string">
            <text:p>ddmalyutina_1@edu.hse.ru</text:p>
          </table:table-cell>
          <table:table-cell office:value-type="string">
            <text:p>1319012</text:p>
          </table:table-cell>
          <table:table-cell office:value-type="string">
            <text:p>факультет креативных индустрий; Б 38.03.02, 42.03.05 ФКИ М 2022 очная Управление в креативных индустриях; 3 курс; </text:p>
          </table:table-cell>
          <table:table-cell office:value-type="string">
            <text:p>Faculty of Creative Industries; Creative Industries Management; 3 course; </text:p>
          </table:table-cell>
          <table:table-cell office:value-type="string">
            <text:p>5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лютина</text:p>
          </table:table-cell>
          <table:table-cell office:value-type="string">
            <text:p>Ксения Сергеевна</text:p>
          </table:table-cell>
          <table:table-cell office:value-type="string">
            <text:p>ksmalyutina@edu.hse.ru</text:p>
          </table:table-cell>
          <table:table-cell office:value-type="string">
            <text:p>81180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5">
            <text:p>9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медов</text:p>
          </table:table-cell>
          <table:table-cell office:value-type="string">
            <text:p>Тимур Алиевич</text:p>
          </table:table-cell>
          <table:table-cell office:value-type="string">
            <text:p>tamamedov@edu.hse.ru</text:p>
          </table:table-cell>
          <table:table-cell office:value-type="string">
            <text:p>2045414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медова</text:p>
          </table:table-cell>
          <table:table-cell office:value-type="string">
            <text:p>Алина Аскяровна</text:p>
          </table:table-cell>
          <table:table-cell office:value-type="string">
            <text:p>aamamedova_1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1 МЭ 2022 очная Программа двух дипломов НИУ ВШЭ и УC5B8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3219088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монов</text:p>
          </table:table-cell>
          <table:table-cell office:value-type="string">
            <text:p>Никита Максимович</text:p>
          </table:table-cell>
          <table:table-cell office:value-type="string">
            <text:p>nmmamonov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6 МЭ 2021 очная Международная программа "МеждународF0B8; 3 курс; БМОЛ211</text:p>
          </table:table-cell>
          <table:table-cell office:value-type="string">
            <text:p>Faculty of World Economy and International Affairs; International Relations and Global Studies; 3 course; БМОЛ211</text:p>
          </table:table-cell>
          <table:table-cell office:value-type="string">
            <text:p>55409398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мпория</text:p>
          </table:table-cell>
          <table:table-cell office:value-type="string">
            <text:p>Даниил Автандилович</text:p>
          </table:table-cell>
          <table:table-cell office:value-type="string">
            <text:p>damamporiya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41.03.04 СПБ ШСНВ СПБ 2016 очная Политология и мировая пол3F3C; 2 курс; BPS212</text:p>
          </table:table-cell>
          <table:table-cell office:value-type="string">
            <text:p>St. Petersburg School of Social Sciences and Area Studies, HSE; Political Science and World Politics; 2 course; BPS212</text:p>
          </table:table-cell>
          <table:table-cell office:value-type="string">
            <text:p>15050549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нджиева</text:p>
          </table:table-cell>
          <table:table-cell office:value-type="string">
            <text:p>Джиргал Нармаевна</text:p>
          </table:table-cell>
          <table:table-cell office:value-type="string">
            <text:p>dnmandzhieva@edu.hse.ru</text:p>
          </table:table-cell>
          <table:table-cell office:value-type="string">
            <text:p>2043946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нохина</text:p>
          </table:table-cell>
          <table:table-cell office:value-type="string">
            <text:p>Анна Владимировна</text:p>
          </table:table-cell>
          <table:table-cell office:value-type="string">
            <text:p>avmanokhina@edu.hse.ru</text:p>
          </table:table-cell>
          <table:table-cell office:value-type="string">
            <text:p>79338</text:p>
          </table:table-cell>
          <table:table-cell office:value-type="string">
            <text:p>факультет Санкт-Петербургская школа социальных наук; Б 38.03.04 ФСПШСН СПБ 2021 очная Управление и аналитика в государственном секторе; 4 курс; </text:p>
          </table:table-cell>
          <table:table-cell office:value-type="string">
            <text:p>St. Petersburg School of Social Sciences, HSE; Public Policy and Analytics; 4 course; </text:p>
          </table:table-cell>
          <table:table-cell office:value-type="string">
            <text:p>79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нузина</text:p>
          </table:table-cell>
          <table:table-cell office:value-type="string">
            <text:p>Полина Евгеньевна</text:p>
          </table:table-cell>
          <table:table-cell office:value-type="string">
            <text:p>pemanuzina@edu.hse.ru</text:p>
          </table:table-cell>
          <table:table-cell office:value-type="string">
            <text:p>139502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рабян</text:p>
          </table:table-cell>
          <table:table-cell office:value-type="string">
            <text:p>Сона Артуровна</text:p>
          </table:table-cell>
          <table:table-cell office:value-type="string">
            <text:p>samarabyan@edu.hse.ru</text:p>
          </table:table-cell>
          <table:table-cell office:value-type="string">
            <text:p>83482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раквелидзе</text:p>
          </table:table-cell>
          <table:table-cell office:value-type="string">
            <text:p>Максим Малхазович</text:p>
          </table:table-cell>
          <table:table-cell office:value-type="string">
            <text:p>mmmarakvelidze@edu.hse.ru</text:p>
          </table:table-cell>
          <table:table-cell office:value-type="string">
            <text:p>145647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50">
            <text:p>5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рдарь</text:p>
          </table:table-cell>
          <table:table-cell office:value-type="string">
            <text:p>София Ионовна</text:p>
          </table:table-cell>
          <table:table-cell office:value-type="string">
            <text:p>simardar@edu.hse.ru</text:p>
          </table:table-cell>
          <table:table-cell office:value-type="string">
            <text:p>2045424</text:p>
          </table:table-cell>
          <table:table-cell office:value-type="string">
            <text:p>факультет креативных индустрий; Б 38.03.02, 42.03.05 ФКИ М 2022 очная Управление в креативных индустриях; 2 курс; </text:p>
          </table:table-cell>
          <table:table-cell office:value-type="string">
            <text:p>Faculty of Creative Industries; Creative Industries Management; 2 course; </text:p>
          </table:table-cell>
          <table:table-cell office:value-type="string">
            <text:p>5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риненко</text:p>
          </table:table-cell>
          <table:table-cell office:value-type="string">
            <text:p>Дарья Евгеньевна</text:p>
          </table:table-cell>
          <table:table-cell office:value-type="string">
            <text:p>demarinenko@edu.hse.ru</text:p>
          </table:table-cell>
          <table:table-cell office:value-type="string">
            <text:p>149225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ринкевич</text:p>
          </table:table-cell>
          <table:table-cell office:value-type="string">
            <text:p>Влада Сергеевна</text:p>
          </table:table-cell>
          <table:table-cell office:value-type="string">
            <text:p>vsmarinkevich@edu.hse.ru</text:p>
          </table:table-cell>
          <table:table-cell office:value-type="string">
            <text:p>2045238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ркина</text:p>
          </table:table-cell>
          <table:table-cell office:value-type="string">
            <text:p>Елизавета Игоревна</text:p>
          </table:table-cell>
          <table:table-cell office:value-type="string">
            <text:p>eimarkina@edu.hse.ru</text:p>
          </table:table-cell>
          <table:table-cell office:value-type="string">
            <text:p>8107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рков</text:p>
          </table:table-cell>
          <table:table-cell office:value-type="string">
            <text:p>Иван Александрович</text:p>
          </table:table-cell>
          <table:table-cell office:value-type="string">
            <text:p>iamarkov_2@edu.hse.ru</text:p>
          </table:table-cell>
          <table:table-cell office:value-type="string">
            <text:p>2045426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рнова</text:p>
          </table:table-cell>
          <table:table-cell office:value-type="string">
            <text:p>Амина Дмитриевна</text:p>
          </table:table-cell>
          <table:table-cell office:value-type="string">
            <text:p>admarnova@edu.hse.ru</text:p>
          </table:table-cell>
          <table:table-cell office:value-type="string">
            <text:p>153939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ртиросян</text:p>
          </table:table-cell>
          <table:table-cell office:value-type="string">
            <text:p>Кима Нелсоновна</text:p>
          </table:table-cell>
          <table:table-cell office:value-type="string">
            <text:p>knmartirosyan@edu.hse.ru</text:p>
          </table:table-cell>
          <table:table-cell office:value-type="string">
            <text:p>138651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ртынов</text:p>
          </table:table-cell>
          <table:table-cell office:value-type="string">
            <text:p>Всеволод Васильевич</text:p>
          </table:table-cell>
          <table:table-cell office:value-type="string">
            <text:p>vvmartynov@edu.hse.ru</text:p>
          </table:table-cell>
          <table:table-cell office:value-type="string">
            <text:p>8118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ртьянова</text:p>
          </table:table-cell>
          <table:table-cell office:value-type="string">
            <text:p>Светлана Александровна</text:p>
          </table:table-cell>
          <table:table-cell office:value-type="string">
            <text:p>samartyanova_1@edu.hse.ru</text:p>
          </table:table-cell>
          <table:table-cell office:value-type="string">
            <text:p>2042427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рчук</text:p>
          </table:table-cell>
          <table:table-cell office:value-type="string">
            <text:p>Олеся Владиславовна</text:p>
          </table:table-cell>
          <table:table-cell office:value-type="string">
            <text:p>olvlmarchuk@edu.hse.ru</text:p>
          </table:table-cell>
          <table:table-cell office:value-type="string">
            <text:p>2295293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слак</text:p>
          </table:table-cell>
          <table:table-cell office:value-type="string">
            <text:p>Яна Вячеславовна</text:p>
          </table:table-cell>
          <table:table-cell office:value-type="string">
            <text:p>yavmaslak@edu.hse.ru</text:p>
          </table:table-cell>
          <table:table-cell office:value-type="string">
            <text:p>8118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слакова</text:p>
          </table:table-cell>
          <table:table-cell office:value-type="string">
            <text:p>Вероника Игоревна</text:p>
          </table:table-cell>
          <table:table-cell office:value-type="string">
            <text:p>vimaslakova@edu.hse.ru</text:p>
          </table:table-cell>
          <table:table-cell office:value-type="string">
            <text:p>150621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таев</text:p>
          </table:table-cell>
          <table:table-cell office:value-type="string">
            <text:p>Мохмад-Эми Аптиевич</text:p>
          </table:table-cell>
          <table:table-cell office:value-type="string">
            <text:p>mamataev@edu.hse.ru</text:p>
          </table:table-cell>
          <table:table-cell office:value-type="string">
            <text:p>204771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твеев</text:p>
          </table:table-cell>
          <table:table-cell office:value-type="string">
            <text:p>Максим Сергеевич</text:p>
          </table:table-cell>
          <table:table-cell office:value-type="string">
            <text:p>msmatveev@edu.hse.ru</text:p>
          </table:table-cell>
          <table:table-cell office:value-type="string">
            <text:p>81187</text:p>
          </table:table-cell>
          <table:table-cell office:value-type="string">
            <text:p>Факультет гуманитарных наук; Б 45.03.03 НН ГН НН 2014 очная Фундаментальная и прикладная лингвистика; 4 курс; </text:p>
          </table:table-cell>
          <table:table-cell office:value-type="string">
            <text:p>Faculty of Humanities; Fundamental and Applied Linguistics; 4 course; </text:p>
          </table:table-cell>
          <table:table-cell office:value-type="string">
            <text:p>44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тяш</text:p>
          </table:table-cell>
          <table:table-cell office:value-type="string">
            <text:p>Анита Алексеевна</text:p>
          </table:table-cell>
          <table:table-cell office:value-type="string">
            <text:p>aamatyash@edu.hse.ru</text:p>
          </table:table-cell>
          <table:table-cell office:value-type="string">
            <text:p>131969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ашкарин</text:p>
          </table:table-cell>
          <table:table-cell office:value-type="string">
            <text:p>Иван Романович</text:p>
          </table:table-cell>
          <table:table-cell office:value-type="string">
            <text:p>irmashkarin@edu.hse.ru</text:p>
          </table:table-cell>
          <table:table-cell office:value-type="string">
            <text:p>1409950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едведев</text:p>
          </table:table-cell>
          <table:table-cell office:value-type="string">
            <text:p>Александр Игоревич</text:p>
          </table:table-cell>
          <table:table-cell office:value-type="string">
            <text:p>aimedvedev_2@edu.hse.ru</text:p>
          </table:table-cell>
          <table:table-cell office:value-type="string">
            <text:p>204544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едведев</text:p>
          </table:table-cell>
          <table:table-cell office:value-type="string">
            <text:p>Владимир Алексеевич</text:p>
          </table:table-cell>
          <table:table-cell office:value-type="string">
            <text:p>vamedvedev_3@edu.hse.ru</text:p>
          </table:table-cell>
          <table:table-cell office:value-type="string">
            <text:p>1417318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едведев</text:p>
          </table:table-cell>
          <table:table-cell office:value-type="string">
            <text:p>Максим Александрович</text:p>
          </table:table-cell>
          <table:table-cell office:value-type="string">
            <text:p>mamedvedev@edu.hse.ru</text:p>
          </table:table-cell>
          <table:table-cell office:value-type="string">
            <text:p>22657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едведева</text:p>
          </table:table-cell>
          <table:table-cell office:value-type="string">
            <text:p>Дарья Николаевна</text:p>
          </table:table-cell>
          <table:table-cell office:value-type="string">
            <text:p>dnmedvedeva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6 МЭ 2022 очная Программа двух дипломов НИУ ВШЭ и УC5B8; 1 курс; БЭПА222</text:p>
          </table:table-cell>
          <table:table-cell office:value-type="string">
            <text:p>Faculty of World Economy and International Affairs; KHU-HSE Double Degree Program Economics and Politics in Asia; 1 course; БЭПА222</text:p>
          </table:table-cell>
          <table:table-cell office:value-type="string">
            <text:p>53219088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езенцева</text:p>
          </table:table-cell>
          <table:table-cell office:value-type="string">
            <text:p>Екатерина Романовна</text:p>
          </table:table-cell>
          <table:table-cell office:value-type="string">
            <text:p>ermezentseva@edu.hse.ru</text:p>
          </table:table-cell>
          <table:table-cell office:value-type="string">
            <text:p>2042444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езенцева</text:p>
          </table:table-cell>
          <table:table-cell office:value-type="string">
            <text:p>Мария Андреевна</text:p>
          </table:table-cell>
          <table:table-cell office:value-type="string">
            <text:p>mamezentseva@edu.hse.ru</text:p>
          </table:table-cell>
          <table:table-cell office:value-type="string">
            <text:p>80933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еликсон</text:p>
          </table:table-cell>
          <table:table-cell office:value-type="string">
            <text:p>Елизавета Денисовна</text:p>
          </table:table-cell>
          <table:table-cell office:value-type="string">
            <text:p>edmelikson@edu.hse.ru</text:p>
          </table:table-cell>
          <table:table-cell office:value-type="string">
            <text:p>79705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елконян</text:p>
          </table:table-cell>
          <table:table-cell office:value-type="string">
            <text:p>Сати Кареновна</text:p>
          </table:table-cell>
          <table:table-cell office:value-type="string">
            <text:p>skmelkonyan@edu.hse.ru</text:p>
          </table:table-cell>
          <table:table-cell office:value-type="string">
            <text:p>204545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65">
            <text:p>6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ельникова</text:p>
          </table:table-cell>
          <table:table-cell office:value-type="string">
            <text:p>Ксения Дмитриевна</text:p>
          </table:table-cell>
          <table:table-cell office:value-type="string">
            <text:p>kdmelnikova_1@edu.hse.ru</text:p>
          </table:table-cell>
          <table:table-cell office:value-type="string">
            <text:p>1533357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еньшикова</text:p>
          </table:table-cell>
          <table:table-cell office:value-type="string">
            <text:p>Мария Александровна</text:p>
          </table:table-cell>
          <table:table-cell office:value-type="string">
            <text:p>mamenshikova@edu.hse.ru</text:p>
          </table:table-cell>
          <table:table-cell office:value-type="string">
            <text:p>131975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66">
            <text:p>6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еркулова</text:p>
          </table:table-cell>
          <table:table-cell office:value-type="string">
            <text:p>Екатерина Михайловна</text:p>
          </table:table-cell>
          <table:table-cell office:value-type="string">
            <text:p>emmerkulova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39.03.01 СПБ ШСНВ СПБ 2016 очная Социология и социальная иE843; 3 курс; БСЦ213С</text:p>
          </table:table-cell>
          <table:table-cell office:value-type="string">
            <text:p>St. Petersburg School of Social Sciences and Area Studies, HSE; Sociology and Social Informatics; 3 course; БСЦ213С</text:p>
          </table:table-cell>
          <table:table-cell office:value-type="string">
            <text:p>15050412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еркушев</text:p>
          </table:table-cell>
          <table:table-cell office:value-type="string">
            <text:p>Данил Алексеевич</text:p>
          </table:table-cell>
          <table:table-cell office:value-type="string">
            <text:p>damerkushev@edu.hse.ru</text:p>
          </table:table-cell>
          <table:table-cell office:value-type="string">
            <text:p>204245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есяченко</text:p>
          </table:table-cell>
          <table:table-cell office:value-type="string">
            <text:p>Кирилл Владимирович</text:p>
          </table:table-cell>
          <table:table-cell office:value-type="string">
            <text:p>kvmesyachenko@edu.hse.ru</text:p>
          </table:table-cell>
          <table:table-cell office:value-type="string">
            <text:p>2045453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3 курс; </text:p>
          </table:table-cell>
          <table:table-cell office:value-type="string">
            <text:p>Faculty of World Economy and International Affairs; International Relations and Global Studies; 3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ешкова</text:p>
          </table:table-cell>
          <table:table-cell office:value-type="string">
            <text:p>Мария -</text:p>
          </table:table-cell>
          <table:table-cell office:value-type="string">
            <text:p>mmeshkova_1@edu.hse.ru</text:p>
          </table:table-cell>
          <table:table-cell office:value-type="string">
            <text:p>1365715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ещерякова</text:p>
          </table:table-cell>
          <table:table-cell office:value-type="string">
            <text:p>Арина Олеговна</text:p>
          </table:table-cell>
          <table:table-cell office:value-type="string">
            <text:p>aomescheryakova@edu.hse.ru</text:p>
          </table:table-cell>
          <table:table-cell office:value-type="string">
            <text:p>83729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">
            <text:p>8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икоян</text:p>
          </table:table-cell>
          <table:table-cell office:value-type="string">
            <text:p>Софья Ивановна</text:p>
          </table:table-cell>
          <table:table-cell office:value-type="string">
            <text:p>simikoyan@edu.hse.ru</text:p>
          </table:table-cell>
          <table:table-cell office:value-type="string">
            <text:p>83226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илёхина</text:p>
          </table:table-cell>
          <table:table-cell office:value-type="string">
            <text:p>Яна Борисовна</text:p>
          </table:table-cell>
          <table:table-cell office:value-type="string">
            <text:p>yabmilyokhina@edu.hse.ru</text:p>
          </table:table-cell>
          <table:table-cell office:value-type="string">
            <text:p>8154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инаков</text:p>
          </table:table-cell>
          <table:table-cell office:value-type="string">
            <text:p>Степан Дмитриевич</text:p>
          </table:table-cell>
          <table:table-cell office:value-type="string">
            <text:p>sdminakov@edu.hse.ru</text:p>
          </table:table-cell>
          <table:table-cell office:value-type="string">
            <text:p>2063152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иненко</text:p>
          </table:table-cell>
          <table:table-cell office:value-type="string">
            <text:p>Софья Алексеевна</text:p>
          </table:table-cell>
          <table:table-cell office:value-type="string">
            <text:p>saminenko@edu.hse.ru</text:p>
          </table:table-cell>
          <table:table-cell office:value-type="string">
            <text:p>1435260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инжулина</text:p>
          </table:table-cell>
          <table:table-cell office:value-type="string">
            <text:p>Алина Витальевна</text:p>
          </table:table-cell>
          <table:table-cell office:value-type="string">
            <text:p>avminzhulina_1@edu.hse.ru</text:p>
          </table:table-cell>
          <table:table-cell office:value-type="string">
            <text:p>8140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инин</text:p>
          </table:table-cell>
          <table:table-cell office:value-type="string">
            <text:p>Владислав Сергеевич</text:p>
          </table:table-cell>
          <table:table-cell office:value-type="string">
            <text:p>vsminin@edu.hse.ru</text:p>
          </table:table-cell>
          <table:table-cell office:value-type="string">
            <text:p>8155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0">
            <text:p>7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инин</text:p>
          </table:table-cell>
          <table:table-cell office:value-type="string">
            <text:p>Иван Вадимович</text:p>
          </table:table-cell>
          <table:table-cell office:value-type="string">
            <text:p>ivminin_1@edu.hse.ru</text:p>
          </table:table-cell>
          <table:table-cell office:value-type="string">
            <text:p>80756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70">
            <text:p>7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инкина</text:p>
          </table:table-cell>
          <table:table-cell office:value-type="string">
            <text:p>Анастасия Игоревна</text:p>
          </table:table-cell>
          <table:table-cell office:value-type="string">
            <text:p>aiminkina@edu.hse.ru</text:p>
          </table:table-cell>
          <table:table-cell office:value-type="string">
            <text:p>2045250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инникова</text:p>
          </table:table-cell>
          <table:table-cell office:value-type="string">
            <text:p>Милена Юрьевна</text:p>
          </table:table-cell>
          <table:table-cell office:value-type="string">
            <text:p>myuminnikova@edu.hse.ru</text:p>
          </table:table-cell>
          <table:table-cell office:value-type="string">
            <text:p>81190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ироненко</text:p>
          </table:table-cell>
          <table:table-cell office:value-type="string">
            <text:p>Галина Константиновна</text:p>
          </table:table-cell>
          <table:table-cell office:value-type="string">
            <text:p>gkmironenko_1@edu.hse.ru</text:p>
          </table:table-cell>
          <table:table-cell office:value-type="string">
            <text:p>1460801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иронова</text:p>
          </table:table-cell>
          <table:table-cell office:value-type="string">
            <text:p>Екатерина Игоревна</text:p>
          </table:table-cell>
          <table:table-cell office:value-type="string">
            <text:p>eimironova_1@edu.hse.ru</text:p>
          </table:table-cell>
          <table:table-cell office:value-type="string">
            <text:p>204362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исиуро</text:p>
          </table:table-cell>
          <table:table-cell office:value-type="string">
            <text:p>Анди -</text:p>
          </table:table-cell>
          <table:table-cell office:value-type="string">
            <text:p>amisiuro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41.03.04 СПБ ШСНВ СПБ 2016 очная Политология и мировая пол3F3C; 2 курс; BPS211</text:p>
          </table:table-cell>
          <table:table-cell office:value-type="string">
            <text:p>St. Petersburg School of Social Sciences and Area Studies, HSE; Political Science and World Politics; 2 course; BPS211</text:p>
          </table:table-cell>
          <table:table-cell office:value-type="string">
            <text:p>15050549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ихайлов</text:p>
          </table:table-cell>
          <table:table-cell office:value-type="string">
            <text:p>Александр Константинович</text:p>
          </table:table-cell>
          <table:table-cell office:value-type="string">
            <text:p>akmikhaylov@edu.hse.ru</text:p>
          </table:table-cell>
          <table:table-cell office:value-type="string">
            <text:p>8119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5">
            <text:p>7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ихайлов</text:p>
          </table:table-cell>
          <table:table-cell office:value-type="string">
            <text:p>Игорь Васильевич</text:p>
          </table:table-cell>
          <table:table-cell office:value-type="string">
            <text:p>ivmikhaylov@edu.hse.ru</text:p>
          </table:table-cell>
          <table:table-cell office:value-type="string">
            <text:p>1373048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ихайлов</text:p>
          </table:table-cell>
          <table:table-cell office:value-type="string">
            <text:p>Фёдор Николаевич</text:p>
          </table:table-cell>
          <table:table-cell office:value-type="string">
            <text:p>fnmikhaylov@edu.hse.ru</text:p>
          </table:table-cell>
          <table:table-cell office:value-type="string">
            <text:p>140113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ихайлова</text:p>
          </table:table-cell>
          <table:table-cell office:value-type="string">
            <text:p>Анна Валерьевна</text:p>
          </table:table-cell>
          <table:table-cell office:value-type="string">
            <text:p>avmikhaylova_7@edu.hse.ru</text:p>
          </table:table-cell>
          <table:table-cell office:value-type="string">
            <text:p>8145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66">
            <text:p>6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ихайлова</text:p>
          </table:table-cell>
          <table:table-cell office:value-type="string">
            <text:p>Дарья Александровна</text:p>
          </table:table-cell>
          <table:table-cell office:value-type="string">
            <text:p>damikhaylova_2@edu.hse.ru</text:p>
          </table:table-cell>
          <table:table-cell office:value-type="string">
            <text:p>144949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ихайлова</text:p>
          </table:table-cell>
          <table:table-cell office:value-type="string">
            <text:p>Елизавета Сергеевна</text:p>
          </table:table-cell>
          <table:table-cell office:value-type="string">
            <text:p>esmikhaylova_2@edu.hse.ru</text:p>
          </table:table-cell>
          <table:table-cell office:value-type="string">
            <text:p>204246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ихайлова</text:p>
          </table:table-cell>
          <table:table-cell office:value-type="string">
            <text:p>Ольга Александровна</text:p>
          </table:table-cell>
          <table:table-cell office:value-type="string">
            <text:p>oamikhaylova_2@edu.hse.ru</text:p>
          </table:table-cell>
          <table:table-cell office:value-type="string">
            <text:p>201862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ихайлова</text:p>
          </table:table-cell>
          <table:table-cell office:value-type="string">
            <text:p>Полина Георгиевна</text:p>
          </table:table-cell>
          <table:table-cell office:value-type="string">
            <text:p>pgmikhaylova@edu.hse.ru</text:p>
          </table:table-cell>
          <table:table-cell office:value-type="string">
            <text:p>81717</text:p>
          </table:table-cell>
          <table:table-cell office:value-type="string">
            <text:p>Факультет Санкт-Петербургская школа социальных наук и востоковедения; ; 2 курс; </text:p>
          </table:table-cell>
          <table:table-cell office:value-type="string">
            <text:p>St. Petersburg School of Social Sciences and Area Studies, HSE; ; 2 course; </text:p>
          </table:table-cell>
          <table:table-cell office:value-type="string">
            <text:p>24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ихайлова</text:p>
          </table:table-cell>
          <table:table-cell office:value-type="string">
            <text:p>Полина Михайловна</text:p>
          </table:table-cell>
          <table:table-cell office:value-type="string">
            <text:p>pmmikhaylova_1@edu.hse.ru</text:p>
          </table:table-cell>
          <table:table-cell office:value-type="string">
            <text:p>2045203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ихайлюк</text:p>
          </table:table-cell>
          <table:table-cell office:value-type="string">
            <text:p>Виктория Алексеевна</text:p>
          </table:table-cell>
          <table:table-cell office:value-type="string">
            <text:p>vamikhaylyuk@edu.hse.ru</text:p>
          </table:table-cell>
          <table:table-cell office:value-type="string">
            <text:p>8153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ишина</text:p>
          </table:table-cell>
          <table:table-cell office:value-type="string">
            <text:p>Дарья Михайловна</text:p>
          </table:table-cell>
          <table:table-cell office:value-type="string">
            <text:p>dmmishina@edu.hse.ru</text:p>
          </table:table-cell>
          <table:table-cell office:value-type="string">
            <text:p>1390888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ищенко</text:p>
          </table:table-cell>
          <table:table-cell office:value-type="string">
            <text:p>Виктор Михайлович</text:p>
          </table:table-cell>
          <table:table-cell office:value-type="string">
            <text:p>vmmischenko@edu.hse.ru</text:p>
          </table:table-cell>
          <table:table-cell office:value-type="string">
            <text:p>81460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8">
            <text:p>5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кртумова</text:p>
          </table:table-cell>
          <table:table-cell office:value-type="string">
            <text:p>Светлана Кареновна</text:p>
          </table:table-cell>
          <table:table-cell office:value-type="string">
            <text:p>skmkrtumova@edu.hse.ru</text:p>
          </table:table-cell>
          <table:table-cell office:value-type="string">
            <text:p>1486816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кртчян</text:p>
          </table:table-cell>
          <table:table-cell office:value-type="string">
            <text:p>Валерия Валериевна</text:p>
          </table:table-cell>
          <table:table-cell office:value-type="string">
            <text:p>vavamkrtchian@edu.hse.ru</text:p>
          </table:table-cell>
          <table:table-cell office:value-type="string">
            <text:p>229559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кртчян</text:p>
          </table:table-cell>
          <table:table-cell office:value-type="string">
            <text:p>Кристина Гамлетовна</text:p>
          </table:table-cell>
          <table:table-cell office:value-type="string">
            <text:p>kgmkrtchyan@edu.hse.ru</text:p>
          </table:table-cell>
          <table:table-cell office:value-type="string">
            <text:p>151553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кртчян</text:p>
          </table:table-cell>
          <table:table-cell office:value-type="string">
            <text:p>Мария Павловна</text:p>
          </table:table-cell>
          <table:table-cell office:value-type="string">
            <text:p>mpmkrtchyan@edu.hse.ru</text:p>
          </table:table-cell>
          <table:table-cell office:value-type="string">
            <text:p>8090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кртчян</text:p>
          </table:table-cell>
          <table:table-cell office:value-type="string">
            <text:p>Софья Геворговна</text:p>
          </table:table-cell>
          <table:table-cell office:value-type="string">
            <text:p>sgmkrtchyan_1@edu.hse.ru</text:p>
          </table:table-cell>
          <table:table-cell office:value-type="string">
            <text:p>8127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нацаканян</text:p>
          </table:table-cell>
          <table:table-cell office:value-type="string">
            <text:p>Нарек Нораванович</text:p>
          </table:table-cell>
          <table:table-cell office:value-type="string">
            <text:p>nnmnatsakanyan@edu.hse.ru</text:p>
          </table:table-cell>
          <table:table-cell office:value-type="string">
            <text:p>2045467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оисеенко</text:p>
          </table:table-cell>
          <table:table-cell office:value-type="string">
            <text:p>Дарья Романовна</text:p>
          </table:table-cell>
          <table:table-cell office:value-type="string">
            <text:p>drmoiseenko@edu.hse.ru</text:p>
          </table:table-cell>
          <table:table-cell office:value-type="string">
            <text:p>2047434</text:p>
          </table:table-cell>
          <table:table-cell office:value-type="string">
            <text:p>факультет права; Б 40.03.01 Ю М 2022 очная Право; 3 курс; </text:p>
          </table:table-cell>
          <table:table-cell office:value-type="string">
            <text:p>Faculty of Law; Law; 3 course; </text:p>
          </table:table-cell>
          <table:table-cell office:value-type="string">
            <text:p>24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1">
            <text:p>9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онахова</text:p>
          </table:table-cell>
          <table:table-cell office:value-type="string">
            <text:p>Алиса Сергеевна</text:p>
          </table:table-cell>
          <table:table-cell office:value-type="string">
            <text:p>asmonakhova@edu.hse.ru</text:p>
          </table:table-cell>
          <table:table-cell office:value-type="string">
            <text:p>132048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онгуш</text:p>
          </table:table-cell>
          <table:table-cell office:value-type="string">
            <text:p>Олчей Белековна</text:p>
          </table:table-cell>
          <table:table-cell office:value-type="string">
            <text:p>obmongush@edu.hse.ru</text:p>
          </table:table-cell>
          <table:table-cell office:value-type="string">
            <text:p>23842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орданов</text:p>
          </table:table-cell>
          <table:table-cell office:value-type="string">
            <text:p>Никита Геннадьевич</text:p>
          </table:table-cell>
          <table:table-cell office:value-type="string">
            <text:p>ngmordanov@edu.hse.ru</text:p>
          </table:table-cell>
          <table:table-cell office:value-type="string">
            <text:p>204388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ордашов</text:p>
          </table:table-cell>
          <table:table-cell office:value-type="string">
            <text:p>Никита Алексеевич</text:p>
          </table:table-cell>
          <table:table-cell office:value-type="string">
            <text:p>namordashov@edu.hse.ru</text:p>
          </table:table-cell>
          <table:table-cell office:value-type="string">
            <text:p>40013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орозов</text:p>
          </table:table-cell>
          <table:table-cell office:value-type="string">
            <text:p>Владимир Александрович</text:p>
          </table:table-cell>
          <table:table-cell office:value-type="string">
            <text:p>vamorozov_6@edu.hse.ru</text:p>
          </table:table-cell>
          <table:table-cell office:value-type="string">
            <text:p>204248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орозов</text:p>
          </table:table-cell>
          <table:table-cell office:value-type="string">
            <text:p>Трифон Кириллович</text:p>
          </table:table-cell>
          <table:table-cell office:value-type="string">
            <text:p>temorozov@edu.hse.ru</text:p>
          </table:table-cell>
          <table:table-cell office:value-type="string">
            <text:p>83817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орозова</text:p>
          </table:table-cell>
          <table:table-cell office:value-type="string">
            <text:p>Екатерина Денисовна</text:p>
          </table:table-cell>
          <table:table-cell office:value-type="string">
            <text:p>edmorozova@edu.hse.ru</text:p>
          </table:table-cell>
          <table:table-cell office:value-type="string">
            <text:p>229579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орозова</text:p>
          </table:table-cell>
          <table:table-cell office:value-type="string">
            <text:p>Юлия Дмитриевна</text:p>
          </table:table-cell>
          <table:table-cell office:value-type="string">
            <text:p>yudmorozova@edu.hse.ru</text:p>
          </table:table-cell>
          <table:table-cell office:value-type="string">
            <text:p>2045545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осеев</text:p>
          </table:table-cell>
          <table:table-cell office:value-type="string">
            <text:p>Александр Григорьевич</text:p>
          </table:table-cell>
          <table:table-cell office:value-type="string">
            <text:p>agmoseev@edu.hse.ru</text:p>
          </table:table-cell>
          <table:table-cell office:value-type="string">
            <text:p>79469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оскалева</text:p>
          </table:table-cell>
          <table:table-cell office:value-type="string">
            <text:p>Валерия Викторовна</text:p>
          </table:table-cell>
          <table:table-cell office:value-type="string">
            <text:p>vvmoskaleva_1@edu.hse.ru</text:p>
          </table:table-cell>
          <table:table-cell office:value-type="string">
            <text:p>204554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4">
            <text:p>5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осолов</text:p>
          </table:table-cell>
          <table:table-cell office:value-type="string">
            <text:p>Артём Юрьевич</text:p>
          </table:table-cell>
          <table:table-cell office:value-type="string">
            <text:p>ayumosolov@edu.hse.ru</text:p>
          </table:table-cell>
          <table:table-cell office:value-type="string">
            <text:p>2045613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отин</text:p>
          </table:table-cell>
          <table:table-cell office:value-type="string">
            <text:p>Роман Александрович</text:p>
          </table:table-cell>
          <table:table-cell office:value-type="string">
            <text:p>ramotin@edu.hse.ru</text:p>
          </table:table-cell>
          <table:table-cell office:value-type="string">
            <text:p>2045616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ошкарева</text:p>
          </table:table-cell>
          <table:table-cell office:value-type="string">
            <text:p>Мария Сергеевна</text:p>
          </table:table-cell>
          <table:table-cell office:value-type="string">
            <text:p>msmoshkareva@edu.hse.ru</text:p>
          </table:table-cell>
          <table:table-cell office:value-type="string">
            <text:p>2045619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ошняков</text:p>
          </table:table-cell>
          <table:table-cell office:value-type="string">
            <text:p>Владимир Климентович</text:p>
          </table:table-cell>
          <table:table-cell office:value-type="string">
            <text:p>vkmoshnyakov@edu.hse.ru</text:p>
          </table:table-cell>
          <table:table-cell office:value-type="string">
            <text:p>145738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узыря</text:p>
          </table:table-cell>
          <table:table-cell office:value-type="string">
            <text:p>Софья Никитична</text:p>
          </table:table-cell>
          <table:table-cell office:value-type="string">
            <text:p>snmuzyrya@edu.hse.ru</text:p>
          </table:table-cell>
          <table:table-cell office:value-type="string">
            <text:p>8378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улла-Гаянова</text:p>
          </table:table-cell>
          <table:table-cell office:value-type="string">
            <text:p>Руслана Эльдаровна</text:p>
          </table:table-cell>
          <table:table-cell office:value-type="string">
            <text:p>remullagayanova@edu.hse.ru</text:p>
          </table:table-cell>
          <table:table-cell office:value-type="string">
            <text:p>204562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унтян</text:p>
          </table:table-cell>
          <table:table-cell office:value-type="string">
            <text:p>Роман Сергеевич</text:p>
          </table:table-cell>
          <table:table-cell office:value-type="string">
            <text:p>rsmuntyan@edu.hse.ru</text:p>
          </table:table-cell>
          <table:table-cell office:value-type="string">
            <text:p>2045597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уравлев</text:p>
          </table:table-cell>
          <table:table-cell office:value-type="string">
            <text:p>Данила Александрович</text:p>
          </table:table-cell>
          <table:table-cell office:value-type="string">
            <text:p>damuravlev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1 курс; БМБ2216С</text:p>
          </table:table-cell>
          <table:table-cell office:value-type="string">
            <text:p>St. Petersburg School of Economics and Management, HSE; ﻿International Bachelor in Business and Economics; 1 course; БМБ2216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урашкин</text:p>
          </table:table-cell>
          <table:table-cell office:value-type="string">
            <text:p>Никита Вячеславович</text:p>
          </table:table-cell>
          <table:table-cell office:value-type="string">
            <text:p>nvmurashkin@edu.hse.ru</text:p>
          </table:table-cell>
          <table:table-cell office:value-type="string">
            <text:p>204250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усаева</text:p>
          </table:table-cell>
          <table:table-cell office:value-type="string">
            <text:p>Элина Робертовна</text:p>
          </table:table-cell>
          <table:table-cell office:value-type="string">
            <text:p>ermusaeva@edu.hse.ru</text:p>
          </table:table-cell>
          <table:table-cell office:value-type="string">
            <text:p>229559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усихина</text:p>
          </table:table-cell>
          <table:table-cell office:value-type="string">
            <text:p>Мария Евгеньевна</text:p>
          </table:table-cell>
          <table:table-cell office:value-type="string">
            <text:p>memusikhina@edu.hse.ru</text:p>
          </table:table-cell>
          <table:table-cell office:value-type="string">
            <text:p>204250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устафина</text:p>
          </table:table-cell>
          <table:table-cell office:value-type="string">
            <text:p>Ирма Эдгаровна</text:p>
          </table:table-cell>
          <table:table-cell office:value-type="string">
            <text:p>iemustafina@edu.hse.ru</text:p>
          </table:table-cell>
          <table:table-cell office:value-type="string">
            <text:p>8153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ухамадиева</text:p>
          </table:table-cell>
          <table:table-cell office:value-type="string">
            <text:p>Аиша Равиловна</text:p>
          </table:table-cell>
          <table:table-cell office:value-type="string">
            <text:p>airamukhamadieva@edu.hse.ru</text:p>
          </table:table-cell>
          <table:table-cell office:value-type="string">
            <text:p>229559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уштатова</text:p>
          </table:table-cell>
          <table:table-cell office:value-type="string">
            <text:p>Варвара Евгеньевна</text:p>
          </table:table-cell>
          <table:table-cell office:value-type="string">
            <text:p>vemushtatova@edu.hse.ru</text:p>
          </table:table-cell>
          <table:table-cell office:value-type="string">
            <text:p>2042511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ышлявкина</text:p>
          </table:table-cell>
          <table:table-cell office:value-type="string">
            <text:p>Елизавета Владимировна</text:p>
          </table:table-cell>
          <table:table-cell office:value-type="string">
            <text:p>evmyshlyavkina@edu.hse.ru</text:p>
          </table:table-cell>
          <table:table-cell office:value-type="string">
            <text:p>83011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69">
            <text:p>6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Мясоедова</text:p>
          </table:table-cell>
          <table:table-cell office:value-type="string">
            <text:p>Дарья Кирилловна</text:p>
          </table:table-cell>
          <table:table-cell office:value-type="string">
            <text:p>dkmyasoedova@edu.hse.ru</text:p>
          </table:table-cell>
          <table:table-cell office:value-type="string">
            <text:p>204355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абатов</text:p>
          </table:table-cell>
          <table:table-cell office:value-type="string">
            <text:p>Иван Александрович</text:p>
          </table:table-cell>
          <table:table-cell office:value-type="string">
            <text:p>ianabatov@edu.hse.ru</text:p>
          </table:table-cell>
          <table:table-cell office:value-type="string">
            <text:p>2045535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азаров</text:p>
          </table:table-cell>
          <table:table-cell office:value-type="string">
            <text:p>Даниил Алексеевич</text:p>
          </table:table-cell>
          <table:table-cell office:value-type="string">
            <text:p>danazarov_2@edu.hse.ru</text:p>
          </table:table-cell>
          <table:table-cell office:value-type="string">
            <text:p>204866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2 курс; </text:p>
          </table:table-cell>
          <table:table-cell office:value-type="string">
            <text:p>-; International Bachelor in Business and Economics; 2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азарова</text:p>
          </table:table-cell>
          <table:table-cell office:value-type="string">
            <text:p>Александра Викторовна</text:p>
          </table:table-cell>
          <table:table-cell office:value-type="string">
            <text:p>avnazarova_4@edu.hse.ru</text:p>
          </table:table-cell>
          <table:table-cell office:value-type="string">
            <text:p>79809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азмеева</text:p>
          </table:table-cell>
          <table:table-cell office:value-type="string">
            <text:p>Ярославна Анатольевна</text:p>
          </table:table-cell>
          <table:table-cell office:value-type="string">
            <text:p>yaanazmeeva@edu.hse.ru</text:p>
          </table:table-cell>
          <table:table-cell office:value-type="string">
            <text:p>82478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63">
            <text:p>6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айденова</text:p>
          </table:table-cell>
          <table:table-cell office:value-type="string">
            <text:p>Ника Владимировна</text:p>
          </table:table-cell>
          <table:table-cell office:value-type="string">
            <text:p>nvnaydenova@edu.hse.ru</text:p>
          </table:table-cell>
          <table:table-cell office:value-type="string">
            <text:p>1453453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аркевич</text:p>
          </table:table-cell>
          <table:table-cell office:value-type="string">
            <text:p>Дарья Николаевна</text:p>
          </table:table-cell>
          <table:table-cell office:value-type="string">
            <text:p>dnnarkevich@edu.hse.ru</text:p>
          </table:table-cell>
          <table:table-cell office:value-type="string">
            <text:p>137489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арыжная</text:p>
          </table:table-cell>
          <table:table-cell office:value-type="string">
            <text:p>Виктория Вячеславовна</text:p>
          </table:table-cell>
          <table:table-cell office:value-type="string">
            <text:p>vvnaryzhnaya@edu.hse.ru</text:p>
          </table:table-cell>
          <table:table-cell office:value-type="string">
            <text:p>143083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асибуллин</text:p>
          </table:table-cell>
          <table:table-cell office:value-type="string">
            <text:p>Эмиль Рустамович</text:p>
          </table:table-cell>
          <table:table-cell office:value-type="string">
            <text:p>ernasibullin@edu.hse.ru</text:p>
          </table:table-cell>
          <table:table-cell office:value-type="string">
            <text:p>149612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2">
            <text:p>5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асибуллина</text:p>
          </table:table-cell>
          <table:table-cell office:value-type="string">
            <text:p>Алина Ильясовна</text:p>
          </table:table-cell>
          <table:table-cell office:value-type="string">
            <text:p>ainasibullina@edu.hse.ru</text:p>
          </table:table-cell>
          <table:table-cell office:value-type="string">
            <text:p>1460363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атрусова</text:p>
          </table:table-cell>
          <table:table-cell office:value-type="string">
            <text:p>Надежда Артемовна</text:p>
          </table:table-cell>
          <table:table-cell office:value-type="string">
            <text:p>nanatrusova@edu.hse.ru</text:p>
          </table:table-cell>
          <table:table-cell office:value-type="string">
            <text:p>1352025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69">
            <text:p>6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аумова</text:p>
          </table:table-cell>
          <table:table-cell office:value-type="string">
            <text:p>Елизавета Дмитриевна</text:p>
          </table:table-cell>
          <table:table-cell office:value-type="string">
            <text:p>ednaumova@edu.hse.ru</text:p>
          </table:table-cell>
          <table:table-cell office:value-type="string">
            <text:p>131958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68">
            <text:p>6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афиков</text:p>
          </table:table-cell>
          <table:table-cell office:value-type="string">
            <text:p>Муслим Маратович</text:p>
          </table:table-cell>
          <table:table-cell office:value-type="string">
            <text:p>mmnafikov@edu.hse.ru</text:p>
          </table:table-cell>
          <table:table-cell office:value-type="string">
            <text:p>204252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ахатакян</text:p>
          </table:table-cell>
          <table:table-cell office:value-type="string">
            <text:p>Сильва Мкртичевна</text:p>
          </table:table-cell>
          <table:table-cell office:value-type="string">
            <text:p>smnakhatakian@edu.hse.ru</text:p>
          </table:table-cell>
          <table:table-cell office:value-type="string">
            <text:p>210877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евмянова</text:p>
          </table:table-cell>
          <table:table-cell office:value-type="string">
            <text:p>Карина Романовна</text:p>
          </table:table-cell>
          <table:table-cell office:value-type="string">
            <text:p>krnevmianova@edu.hse.ru</text:p>
          </table:table-cell>
          <table:table-cell office:value-type="string">
            <text:p>229703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едобой</text:p>
          </table:table-cell>
          <table:table-cell office:value-type="string">
            <text:p>Ульяна Игоревна</text:p>
          </table:table-cell>
          <table:table-cell office:value-type="string">
            <text:p>uinedoboy@edu.hse.ru</text:p>
          </table:table-cell>
          <table:table-cell office:value-type="string">
            <text:p>2045641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екрасова</text:p>
          </table:table-cell>
          <table:table-cell office:value-type="string">
            <text:p>Юлия Дмитриевна</text:p>
          </table:table-cell>
          <table:table-cell office:value-type="string">
            <text:p>yudnekrasova@edu.hse.ru</text:p>
          </table:table-cell>
          <table:table-cell office:value-type="string">
            <text:p>138699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67">
            <text:p>6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емцова</text:p>
          </table:table-cell>
          <table:table-cell office:value-type="string">
            <text:p>Софья Борисовна</text:p>
          </table:table-cell>
          <table:table-cell office:value-type="string">
            <text:p>sbnemtsova@edu.hse.ru</text:p>
          </table:table-cell>
          <table:table-cell office:value-type="string">
            <text:p>2045644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еснова</text:p>
          </table:table-cell>
          <table:table-cell office:value-type="string">
            <text:p>Екатерина Александровна</text:p>
          </table:table-cell>
          <table:table-cell office:value-type="string">
            <text:p>eanesnova@edu.hse.ru</text:p>
          </table:table-cell>
          <table:table-cell office:value-type="string">
            <text:p>81197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естеренко</text:p>
          </table:table-cell>
          <table:table-cell office:value-type="string">
            <text:p>Максим Алексеевич</text:p>
          </table:table-cell>
          <table:table-cell office:value-type="string">
            <text:p>manesterenko_3@edu.hse.ru</text:p>
          </table:table-cell>
          <table:table-cell office:value-type="string">
            <text:p>204253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естеренко</text:p>
          </table:table-cell>
          <table:table-cell office:value-type="string">
            <text:p>Татьяна Сергеевна</text:p>
          </table:table-cell>
          <table:table-cell office:value-type="string">
            <text:p>tsnesterenko@edu.hse.ru</text:p>
          </table:table-cell>
          <table:table-cell office:value-type="string">
            <text:p>80934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4">
            <text:p>5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икитюк</text:p>
          </table:table-cell>
          <table:table-cell office:value-type="string">
            <text:p>Михаил Андреевич</text:p>
          </table:table-cell>
          <table:table-cell office:value-type="string">
            <text:p>manikityuk@edu.hse.ru</text:p>
          </table:table-cell>
          <table:table-cell office:value-type="string">
            <text:p>29658</text:p>
          </table:table-cell>
          <table:table-cell office:value-type="string">
            <text:p>факультет компьютерных наук; М 01.04.02 ФКН М 2024 очная Аналитика больших данных; 1 курс; МАБД2024</text:p>
          </table:table-cell>
          <table:table-cell office:value-type="string">
            <text:p>Faculty of Computer Science; Big Data Analytics; 1 course; МАБД2024</text:p>
          </table:table-cell>
          <table:table-cell office:value-type="string">
            <text:p>812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икифоров</text:p>
          </table:table-cell>
          <table:table-cell office:value-type="string">
            <text:p>Вадим Игоревич</text:p>
          </table:table-cell>
          <table:table-cell office:value-type="string">
            <text:p>vinikiforov@edu.hse.ru</text:p>
          </table:table-cell>
          <table:table-cell office:value-type="string">
            <text:p>8149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67">
            <text:p>6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икифорова</text:p>
          </table:table-cell>
          <table:table-cell office:value-type="string">
            <text:p>Злата Игоревна</text:p>
          </table:table-cell>
          <table:table-cell office:value-type="string">
            <text:p>zinikiforova@edu.hse.ru</text:p>
          </table:table-cell>
          <table:table-cell office:value-type="string">
            <text:p>8171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икифорова</text:p>
          </table:table-cell>
          <table:table-cell office:value-type="string">
            <text:p>Светлана Евгеньевна</text:p>
          </table:table-cell>
          <table:table-cell office:value-type="string">
            <text:p>senikiforova@edu.hse.ru</text:p>
          </table:table-cell>
          <table:table-cell office:value-type="string">
            <text:p>135585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иколаев</text:p>
          </table:table-cell>
          <table:table-cell office:value-type="string">
            <text:p>Михаил Александрович</text:p>
          </table:table-cell>
          <table:table-cell office:value-type="string">
            <text:p>manikolaev_3@edu.hse.ru</text:p>
          </table:table-cell>
          <table:table-cell office:value-type="string">
            <text:p>2047719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иколаева</text:p>
          </table:table-cell>
          <table:table-cell office:value-type="string">
            <text:p>Дарья Дмитриевна</text:p>
          </table:table-cell>
          <table:table-cell office:value-type="string">
            <text:p>dardminikolaeva@edu.hse.ru</text:p>
          </table:table-cell>
          <table:table-cell office:value-type="string">
            <text:p>229559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иколаева</text:p>
          </table:table-cell>
          <table:table-cell office:value-type="string">
            <text:p>Мария Владимировна</text:p>
          </table:table-cell>
          <table:table-cell office:value-type="string">
            <text:p>mvnikolaeva_2@edu.hse.ru</text:p>
          </table:table-cell>
          <table:table-cell office:value-type="string">
            <text:p>1344906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иколаевский</text:p>
          </table:table-cell>
          <table:table-cell office:value-type="string">
            <text:p>Клим Игоревич</text:p>
          </table:table-cell>
          <table:table-cell office:value-type="string">
            <text:p>kinikolaevskiy@edu.hse.ru</text:p>
          </table:table-cell>
          <table:table-cell office:value-type="string">
            <text:p>204565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иколаенко</text:p>
          </table:table-cell>
          <table:table-cell office:value-type="string">
            <text:p>Алексей Андреевич</text:p>
          </table:table-cell>
          <table:table-cell office:value-type="string">
            <text:p>aanikolaenko@edu.hse.ru</text:p>
          </table:table-cell>
          <table:table-cell office:value-type="string">
            <text:p>1476116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иколсон</text:p>
          </table:table-cell>
          <table:table-cell office:value-type="string">
            <text:p>Ева -</text:p>
          </table:table-cell>
          <table:table-cell office:value-type="string">
            <text:p>enikolson@edu.hse.ru</text:p>
          </table:table-cell>
          <table:table-cell office:value-type="string">
            <text:p>1456948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иконов</text:p>
          </table:table-cell>
          <table:table-cell office:value-type="string">
            <text:p>Алексей Сергеевич</text:p>
          </table:table-cell>
          <table:table-cell office:value-type="string">
            <text:p>alsenikonov@edu.hse.ru</text:p>
          </table:table-cell>
          <table:table-cell office:value-type="string">
            <text:p>205746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иконов</text:p>
          </table:table-cell>
          <table:table-cell office:value-type="string">
            <text:p>Иван Григорьевич</text:p>
          </table:table-cell>
          <table:table-cell office:value-type="string">
            <text:p>ignikonov@edu.hse.ru</text:p>
          </table:table-cell>
          <table:table-cell office:value-type="string">
            <text:p>1465245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икулина</text:p>
          </table:table-cell>
          <table:table-cell office:value-type="string">
            <text:p>Александра Евгеньевна</text:p>
          </table:table-cell>
          <table:table-cell office:value-type="string">
            <text:p>aenikulina@edu.hse.ru</text:p>
          </table:table-cell>
          <table:table-cell office:value-type="string">
            <text:p>204566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9">
            <text:p>5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икулина</text:p>
          </table:table-cell>
          <table:table-cell office:value-type="string">
            <text:p>Василиса Сергеевна</text:p>
          </table:table-cell>
          <table:table-cell office:value-type="string">
            <text:p>vsnikulina_1@edu.hse.ru</text:p>
          </table:table-cell>
          <table:table-cell office:value-type="string">
            <text:p>1470648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овикова</text:p>
          </table:table-cell>
          <table:table-cell office:value-type="string">
            <text:p>Виктория Алексеевна</text:p>
          </table:table-cell>
          <table:table-cell office:value-type="string">
            <text:p>vanovikova_2@edu.hse.ru</text:p>
          </table:table-cell>
          <table:table-cell office:value-type="string">
            <text:p>8146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овикова</text:p>
          </table:table-cell>
          <table:table-cell office:value-type="string">
            <text:p>Наталья Сергеевна</text:p>
          </table:table-cell>
          <table:table-cell office:value-type="string">
            <text:p>nsnovikova_2@edu.hse.ru</text:p>
          </table:table-cell>
          <table:table-cell office:value-type="string">
            <text:p>2048550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овицкая</text:p>
          </table:table-cell>
          <table:table-cell office:value-type="string">
            <text:p>Ксения Олеговна</text:p>
          </table:table-cell>
          <table:table-cell office:value-type="string">
            <text:p>konovitskaia@edu.hse.ru</text:p>
          </table:table-cell>
          <table:table-cell office:value-type="string">
            <text:p>208441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овожилова</text:p>
          </table:table-cell>
          <table:table-cell office:value-type="string">
            <text:p>Анастасия Васильевна</text:p>
          </table:table-cell>
          <table:table-cell office:value-type="string">
            <text:p>avnovozhilova@edu.hse.ru</text:p>
          </table:table-cell>
          <table:table-cell office:value-type="string">
            <text:p>2045563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овоселов</text:p>
          </table:table-cell>
          <table:table-cell office:value-type="string">
            <text:p>Андрей Дмитриевич</text:p>
          </table:table-cell>
          <table:table-cell office:value-type="string">
            <text:p>adnovoselov_1@edu.hse.ru</text:p>
          </table:table-cell>
          <table:table-cell office:value-type="string">
            <text:p>80880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овосельцева</text:p>
          </table:table-cell>
          <table:table-cell office:value-type="string">
            <text:p>Софья Денисовна</text:p>
          </table:table-cell>
          <table:table-cell office:value-type="string">
            <text:p>sdnovoseltseva@edu.hse.ru</text:p>
          </table:table-cell>
          <table:table-cell office:value-type="string">
            <text:p>2043243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ожников</text:p>
          </table:table-cell>
          <table:table-cell office:value-type="string">
            <text:p>Родион Борисович</text:p>
          </table:table-cell>
          <table:table-cell office:value-type="string">
            <text:p>rbnozhnikov@edu.hse.ru</text:p>
          </table:table-cell>
          <table:table-cell office:value-type="string">
            <text:p>2001039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оскова</text:p>
          </table:table-cell>
          <table:table-cell office:value-type="string">
            <text:p>Вероника Алексеевна</text:p>
          </table:table-cell>
          <table:table-cell office:value-type="string">
            <text:p>vanoskova@edu.hse.ru</text:p>
          </table:table-cell>
          <table:table-cell office:value-type="string">
            <text:p/>
          </table:table-cell>
          <table:table-cell office:value-type="string">
            <text:p>Факультет социально-экономических и компьютерных наук; Б 38.03.01 П СЭКН П 2022 очная Международный бакалавриат по DA78; 2 курс; МБ-22-1</text:p>
          </table:table-cell>
          <table:table-cell office:value-type="string">
            <text:p>-; International Bachelor in Business and Economics; 2 course; МБ-22-1</text:p>
          </table:table-cell>
          <table:table-cell office:value-type="string">
            <text:p>53064649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угаева</text:p>
          </table:table-cell>
          <table:table-cell office:value-type="string">
            <text:p>Евгения Ильинична</text:p>
          </table:table-cell>
          <table:table-cell office:value-type="string">
            <text:p>einugaeva@edu.hse.ru</text:p>
          </table:table-cell>
          <table:table-cell office:value-type="string">
            <text:p>135504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урлыгаянов</text:p>
          </table:table-cell>
          <table:table-cell office:value-type="string">
            <text:p>Данил Камилевич</text:p>
          </table:table-cell>
          <table:table-cell office:value-type="string">
            <text:p>dknurlygayanov@edu.hse.ru</text:p>
          </table:table-cell>
          <table:table-cell office:value-type="string">
            <text:p>2042568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Нючагин</text:p>
          </table:table-cell>
          <table:table-cell office:value-type="string">
            <text:p>Леонид Павлович</text:p>
          </table:table-cell>
          <table:table-cell office:value-type="string">
            <text:p>lpnyuchagin@edu.hse.ru</text:p>
          </table:table-cell>
          <table:table-cell office:value-type="string">
            <text:p>2042569</text:p>
          </table:table-cell>
          <table:table-cell office:value-type="string">
            <text:p>Факультет Санкт-Петербургская школа экономики и менеджмента; Б 38.03.02 СПБ ШЭМ СПБ 2022 очная Цифровые платформы и логистика; 3 курс; </text:p>
          </table:table-cell>
          <table:table-cell office:value-type="string">
            <text:p>St. Petersburg School of Economics and Management, HSE; Digital Platforms and Logistics; 3 course; </text:p>
          </table:table-cell>
          <table:table-cell office:value-type="string">
            <text:p>45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Овнатанян</text:p>
          </table:table-cell>
          <table:table-cell office:value-type="string">
            <text:p>Аркадий Степанович</text:p>
          </table:table-cell>
          <table:table-cell office:value-type="string">
            <text:p>asovnatanian@edu.hse.ru</text:p>
          </table:table-cell>
          <table:table-cell office:value-type="string">
            <text:p>229560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Овсянников</text:p>
          </table:table-cell>
          <table:table-cell office:value-type="string">
            <text:p>Кирилл Сергеевич</text:p>
          </table:table-cell>
          <table:table-cell office:value-type="string">
            <text:p>ksovsyannikov@edu.hse.ru</text:p>
          </table:table-cell>
          <table:table-cell office:value-type="string">
            <text:p>138904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Овчаренко</text:p>
          </table:table-cell>
          <table:table-cell office:value-type="string">
            <text:p>Владислав Михайлович</text:p>
          </table:table-cell>
          <table:table-cell office:value-type="string">
            <text:p>vmovcharenko@edu.hse.ru</text:p>
          </table:table-cell>
          <table:table-cell office:value-type="string">
            <text:p>147833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Огородникова</text:p>
          </table:table-cell>
          <table:table-cell office:value-type="string">
            <text:p>Владислава Николаевна</text:p>
          </table:table-cell>
          <table:table-cell office:value-type="string">
            <text:p>vnogorodnikova@edu.hse.ru</text:p>
          </table:table-cell>
          <table:table-cell office:value-type="string">
            <text:p>8135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Одинцов</text:p>
          </table:table-cell>
          <table:table-cell office:value-type="string">
            <text:p>Иван Сергеевич</text:p>
          </table:table-cell>
          <table:table-cell office:value-type="string">
            <text:p>isodintsov_1@edu.hse.ru</text:p>
          </table:table-cell>
          <table:table-cell office:value-type="string">
            <text:p>1501967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96">
            <text:p>9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Озберк</text:p>
          </table:table-cell>
          <table:table-cell office:value-type="string">
            <text:p>Мария Гюльсэрай -</text:p>
          </table:table-cell>
          <table:table-cell office:value-type="string">
            <text:p>mozberk@edu.hse.ru</text:p>
          </table:table-cell>
          <table:table-cell office:value-type="string">
            <text:p>84239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Околелова</text:p>
          </table:table-cell>
          <table:table-cell office:value-type="string">
            <text:p>Анна Дмитриевна</text:p>
          </table:table-cell>
          <table:table-cell office:value-type="string">
            <text:p>adokolelova@edu.hse.ru</text:p>
          </table:table-cell>
          <table:table-cell office:value-type="string">
            <text:p>2045683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Окунь</text:p>
          </table:table-cell>
          <table:table-cell office:value-type="string">
            <text:p>Алёна Евгеньевна</text:p>
          </table:table-cell>
          <table:table-cell office:value-type="string">
            <text:p>aeokun@edu.hse.ru</text:p>
          </table:table-cell>
          <table:table-cell office:value-type="string">
            <text:p>7970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Ольтова</text:p>
          </table:table-cell>
          <table:table-cell office:value-type="string">
            <text:p>Екатерина Андреевна</text:p>
          </table:table-cell>
          <table:table-cell office:value-type="string">
            <text:p>eaoltova@edu.hse.ru</text:p>
          </table:table-cell>
          <table:table-cell office:value-type="string">
            <text:p>82753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1">
            <text:p>7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Ольхова</text:p>
          </table:table-cell>
          <table:table-cell office:value-type="string">
            <text:p>Анна Александровна</text:p>
          </table:table-cell>
          <table:table-cell office:value-type="string">
            <text:p>aaolkhova@edu.hse.ru</text:p>
          </table:table-cell>
          <table:table-cell office:value-type="string">
            <text:p>2045687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Ольховский</text:p>
          </table:table-cell>
          <table:table-cell office:value-type="string">
            <text:p>Феликс Эдуардович</text:p>
          </table:table-cell>
          <table:table-cell office:value-type="string">
            <text:p>feolkhovskiy_1@edu.hse.ru</text:p>
          </table:table-cell>
          <table:table-cell office:value-type="string">
            <text:p>1397804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Омаров</text:p>
          </table:table-cell>
          <table:table-cell office:value-type="string">
            <text:p>Тимур -</text:p>
          </table:table-cell>
          <table:table-cell office:value-type="string">
            <text:p>tomarov@edu.hse.ru</text:p>
          </table:table-cell>
          <table:table-cell office:value-type="string">
            <text:p>2018890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Орехова</text:p>
          </table:table-cell>
          <table:table-cell office:value-type="string">
            <text:p>Татьяна Дмитриевна</text:p>
          </table:table-cell>
          <table:table-cell office:value-type="string">
            <text:p>tdorekhova@edu.hse.ru</text:p>
          </table:table-cell>
          <table:table-cell office:value-type="string">
            <text:p>81721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9">
            <text:p>4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Орешкова</text:p>
          </table:table-cell>
          <table:table-cell office:value-type="string">
            <text:p>Елизавета Антоновна</text:p>
          </table:table-cell>
          <table:table-cell office:value-type="string">
            <text:p>eaoreshkova_1@edu.hse.ru</text:p>
          </table:table-cell>
          <table:table-cell office:value-type="string">
            <text:p>83415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">
            <text:p>8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Орлов</text:p>
          </table:table-cell>
          <table:table-cell office:value-type="string">
            <text:p>Даниил Юрьевич</text:p>
          </table:table-cell>
          <table:table-cell office:value-type="string">
            <text:p>dyuorlov_1@edu.hse.ru</text:p>
          </table:table-cell>
          <table:table-cell office:value-type="string">
            <text:p>136809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Осецкая</text:p>
          </table:table-cell>
          <table:table-cell office:value-type="string">
            <text:p>Анастасия Михайловна</text:p>
          </table:table-cell>
          <table:table-cell office:value-type="string">
            <text:p>amosetskaya@edu.hse.ru</text:p>
          </table:table-cell>
          <table:table-cell office:value-type="string">
            <text:p>148230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Осин</text:p>
          </table:table-cell>
          <table:table-cell office:value-type="string">
            <text:p>Егор Владиславович</text:p>
          </table:table-cell>
          <table:table-cell office:value-type="string">
            <text:p>evosin_1@edu.hse.ru</text:p>
          </table:table-cell>
          <table:table-cell office:value-type="string">
            <text:p>1487790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3 курс; </text:p>
          </table:table-cell>
          <table:table-cell office:value-type="string">
            <text:p>Faculty of World Economy and International Affairs; International Relations and Global Studies; 3 course; </text:p>
          </table:table-cell>
          <table:table-cell office:value-type="string">
            <text:p>73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Осипова</text:p>
          </table:table-cell>
          <table:table-cell office:value-type="string">
            <text:p>Светлана Дмитриевна</text:p>
          </table:table-cell>
          <table:table-cell office:value-type="string">
            <text:p>sdosipova@edu.hse.ru</text:p>
          </table:table-cell>
          <table:table-cell office:value-type="string">
            <text:p>1376811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Осколкова</text:p>
          </table:table-cell>
          <table:table-cell office:value-type="string">
            <text:p>Ангелина Олеговна</text:p>
          </table:table-cell>
          <table:table-cell office:value-type="string">
            <text:p>aooskolkova@edu.hse.ru</text:p>
          </table:table-cell>
          <table:table-cell office:value-type="string">
            <text:p>2012236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Останина</text:p>
          </table:table-cell>
          <table:table-cell office:value-type="string">
            <text:p>Дарья Сергеевна</text:p>
          </table:table-cell>
          <table:table-cell office:value-type="string">
            <text:p>dsostanina@edu.hse.ru</text:p>
          </table:table-cell>
          <table:table-cell office:value-type="string">
            <text:p>2048675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Остапенко</text:p>
          </table:table-cell>
          <table:table-cell office:value-type="string">
            <text:p>Кристина Евгеньевна</text:p>
          </table:table-cell>
          <table:table-cell office:value-type="string">
            <text:p>keostapenko@edu.hse.ru</text:p>
          </table:table-cell>
          <table:table-cell office:value-type="string">
            <text:p>79709</text:p>
          </table:table-cell>
          <table:table-cell office:value-type="string">
            <text:p>Факультет Санкт-Петербургская школа гуманитарных наук и искусств; Б 46.03.01 СПБ ШГНИ СПБ 2019 очная История; 3 курс; </text:p>
          </table:table-cell>
          <table:table-cell office:value-type="string">
            <text:p>St. Petersburg School of Arts and Humanities, HSE; History; 3 course; </text:p>
          </table:table-cell>
          <table:table-cell office:value-type="string">
            <text:p>10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Оськина</text:p>
          </table:table-cell>
          <table:table-cell office:value-type="string">
            <text:p>Элина Дмитриевна</text:p>
          </table:table-cell>
          <table:table-cell office:value-type="string">
            <text:p>edoskina_1@edu.hse.ru</text:p>
          </table:table-cell>
          <table:table-cell office:value-type="string">
            <text:p>81328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Отинова</text:p>
          </table:table-cell>
          <table:table-cell office:value-type="string">
            <text:p>Валерия Алексеевна</text:p>
          </table:table-cell>
          <table:table-cell office:value-type="string">
            <text:p>vaotinova@edu.hse.ru</text:p>
          </table:table-cell>
          <table:table-cell office:value-type="string">
            <text:p>1444385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вленко</text:p>
          </table:table-cell>
          <table:table-cell office:value-type="string">
            <text:p>Мария Алексеевна</text:p>
          </table:table-cell>
          <table:table-cell office:value-type="string">
            <text:p>mapavlenko_3@edu.hse.ru</text:p>
          </table:table-cell>
          <table:table-cell office:value-type="string">
            <text:p>80247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влов</text:p>
          </table:table-cell>
          <table:table-cell office:value-type="string">
            <text:p>Леонид Андреевич</text:p>
          </table:table-cell>
          <table:table-cell office:value-type="string">
            <text:p>lapavlov@edu.hse.ru</text:p>
          </table:table-cell>
          <table:table-cell office:value-type="string">
            <text:p>1478534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влова</text:p>
          </table:table-cell>
          <table:table-cell office:value-type="string">
            <text:p>Анастасия Александровна</text:p>
          </table:table-cell>
          <table:table-cell office:value-type="string">
            <text:p>aapavlova_17@edu.hse.ru</text:p>
          </table:table-cell>
          <table:table-cell office:value-type="string">
            <text:p>1442881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влова</text:p>
          </table:table-cell>
          <table:table-cell office:value-type="string">
            <text:p>Полина Валерьевна</text:p>
          </table:table-cell>
          <table:table-cell office:value-type="string">
            <text:p>pvpavlova@edu.hse.ru</text:p>
          </table:table-cell>
          <table:table-cell office:value-type="string">
            <text:p>148698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6">
            <text:p>5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к</text:p>
          </table:table-cell>
          <table:table-cell office:value-type="string">
            <text:p>Елизавета Аркадьевна</text:p>
          </table:table-cell>
          <table:table-cell office:value-type="string">
            <text:p>eapak_1@edu.hse.ru</text:p>
          </table:table-cell>
          <table:table-cell office:value-type="string">
            <text:p>8089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ксюткин</text:p>
          </table:table-cell>
          <table:table-cell office:value-type="string">
            <text:p>Андрей Арсеньевич</text:p>
          </table:table-cell>
          <table:table-cell office:value-type="string">
            <text:p>aapaksyutkin@edu.hse.ru</text:p>
          </table:table-cell>
          <table:table-cell office:value-type="string">
            <text:p>204260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лагутин</text:p>
          </table:table-cell>
          <table:table-cell office:value-type="string">
            <text:p>Андрей Денисович</text:p>
          </table:table-cell>
          <table:table-cell office:value-type="string">
            <text:p>adpalagutin@edu.hse.ru</text:p>
          </table:table-cell>
          <table:table-cell office:value-type="string">
            <text:p>229560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лей</text:p>
          </table:table-cell>
          <table:table-cell office:value-type="string">
            <text:p>Софья Ильинична</text:p>
          </table:table-cell>
          <table:table-cell office:value-type="string">
            <text:p>sipaley@edu.hse.ru</text:p>
          </table:table-cell>
          <table:table-cell office:value-type="string">
            <text:p>81202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льчевский</text:p>
          </table:table-cell>
          <table:table-cell office:value-type="string">
            <text:p>Иван Алексеевич</text:p>
          </table:table-cell>
          <table:table-cell office:value-type="string">
            <text:p>iapalchevskiy@edu.hse.ru</text:p>
          </table:table-cell>
          <table:table-cell office:value-type="string">
            <text:p>204559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52">
            <text:p>5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нарин</text:p>
          </table:table-cell>
          <table:table-cell office:value-type="string">
            <text:p>Максим Сергеевич</text:p>
          </table:table-cell>
          <table:table-cell office:value-type="string">
            <text:p>mspanarin@edu.hse.ru</text:p>
          </table:table-cell>
          <table:table-cell office:value-type="string">
            <text:p>134872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никова</text:p>
          </table:table-cell>
          <table:table-cell office:value-type="string">
            <text:p>Елизавета Сергеевна</text:p>
          </table:table-cell>
          <table:table-cell office:value-type="string">
            <text:p>espanikova@edu.hse.ru</text:p>
          </table:table-cell>
          <table:table-cell office:value-type="string">
            <text:p>8091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нкова</text:p>
          </table:table-cell>
          <table:table-cell office:value-type="string">
            <text:p>Екатерина Михайловна</text:p>
          </table:table-cell>
          <table:table-cell office:value-type="string">
            <text:p>empankova@edu.hse.ru</text:p>
          </table:table-cell>
          <table:table-cell office:value-type="string">
            <text:p>131951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3">
            <text:p>7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нова</text:p>
          </table:table-cell>
          <table:table-cell office:value-type="string">
            <text:p>Алина Дмитриевна</text:p>
          </table:table-cell>
          <table:table-cell office:value-type="string">
            <text:p>adpanova@edu.hse.ru</text:p>
          </table:table-cell>
          <table:table-cell office:value-type="string">
            <text:p>204805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1">
            <text:p>6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нова</text:p>
          </table:table-cell>
          <table:table-cell office:value-type="string">
            <text:p>Элина Анатольевна</text:p>
          </table:table-cell>
          <table:table-cell office:value-type="string">
            <text:p>eapanova@edu.hse.ru</text:p>
          </table:table-cell>
          <table:table-cell office:value-type="string">
            <text:p>229651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нтелей</text:p>
          </table:table-cell>
          <table:table-cell office:value-type="string">
            <text:p>София Олеговна</text:p>
          </table:table-cell>
          <table:table-cell office:value-type="string">
            <text:p>sopanteley@edu.hse.ru</text:p>
          </table:table-cell>
          <table:table-cell office:value-type="string">
            <text:p>204402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нфилова</text:p>
          </table:table-cell>
          <table:table-cell office:value-type="string">
            <text:p>Арина Витальевна</text:p>
          </table:table-cell>
          <table:table-cell office:value-type="string">
            <text:p>avpanfilova_2@edu.hse.ru</text:p>
          </table:table-cell>
          <table:table-cell office:value-type="string">
            <text:p>1456210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92">
            <text:p>9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нченко</text:p>
          </table:table-cell>
          <table:table-cell office:value-type="string">
            <text:p>Анастасия Сергеевна</text:p>
          </table:table-cell>
          <table:table-cell office:value-type="string">
            <text:p>aspanchenko_1@edu.hse.ru</text:p>
          </table:table-cell>
          <table:table-cell office:value-type="string">
            <text:p>81523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ншина</text:p>
          </table:table-cell>
          <table:table-cell office:value-type="string">
            <text:p>Татьяна Дмитриевна</text:p>
          </table:table-cell>
          <table:table-cell office:value-type="string">
            <text:p>tdpanshina@edu.hse.ru</text:p>
          </table:table-cell>
          <table:table-cell office:value-type="string">
            <text:p>79812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рфёнова</text:p>
          </table:table-cell>
          <table:table-cell office:value-type="string">
            <text:p>Анастасия Дмитриевна</text:p>
          </table:table-cell>
          <table:table-cell office:value-type="string">
            <text:p>adparfenova@edu.hse.ru</text:p>
          </table:table-cell>
          <table:table-cell office:value-type="string">
            <text:p>207872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рхоменко</text:p>
          </table:table-cell>
          <table:table-cell office:value-type="string">
            <text:p>Дарья Дмитриевна</text:p>
          </table:table-cell>
          <table:table-cell office:value-type="string">
            <text:p>ddparkhomenko@edu.hse.ru</text:p>
          </table:table-cell>
          <table:table-cell office:value-type="string">
            <text:p>79448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скаль</text:p>
          </table:table-cell>
          <table:table-cell office:value-type="string">
            <text:p>Ульяна Александровна</text:p>
          </table:table-cell>
          <table:table-cell office:value-type="string">
            <text:p>uapaskal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7674; 3 курс; БМН211С</text:p>
          </table:table-cell>
          <table:table-cell office:value-type="string">
            <text:p>St. Petersburg School of Economics and Management, HSE; International Business and Management Studies; 3 course; БМН211С</text:p>
          </table:table-cell>
          <table:table-cell office:value-type="string">
            <text:p>19630840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стернацкий</text:p>
          </table:table-cell>
          <table:table-cell office:value-type="string">
            <text:p>Кирилл Евгеньевич</text:p>
          </table:table-cell>
          <table:table-cell office:value-type="string">
            <text:p>kepasternatskiy@edu.hse.ru</text:p>
          </table:table-cell>
          <table:table-cell office:value-type="string">
            <text:p>204571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стухова</text:p>
          </table:table-cell>
          <table:table-cell office:value-type="string">
            <text:p>Дарья Александровна</text:p>
          </table:table-cell>
          <table:table-cell office:value-type="string">
            <text:p>dapastukhova@edu.hse.ru</text:p>
          </table:table-cell>
          <table:table-cell office:value-type="string">
            <text:p>79813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тров</text:p>
          </table:table-cell>
          <table:table-cell office:value-type="string">
            <text:p>Иван Николаевич</text:p>
          </table:table-cell>
          <table:table-cell office:value-type="string">
            <text:p>inpatrov@edu.hse.ru</text:p>
          </table:table-cell>
          <table:table-cell office:value-type="string">
            <text:p>2045572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утов</text:p>
          </table:table-cell>
          <table:table-cell office:value-type="string">
            <text:p>Алексей Александрович</text:p>
          </table:table-cell>
          <table:table-cell office:value-type="string">
            <text:p>aapautov@edu.hse.ru</text:p>
          </table:table-cell>
          <table:table-cell office:value-type="string">
            <text:p>82515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0">
            <text:p>6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хомов</text:p>
          </table:table-cell>
          <table:table-cell office:value-type="string">
            <text:p>Артём Александрович</text:p>
          </table:table-cell>
          <table:table-cell office:value-type="string">
            <text:p>aapakhomov@edu.hse.ru</text:p>
          </table:table-cell>
          <table:table-cell office:value-type="string">
            <text:p>152401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53">
            <text:p>5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хомов</text:p>
          </table:table-cell>
          <table:table-cell office:value-type="string">
            <text:p>Никита Андреевич</text:p>
          </table:table-cell>
          <table:table-cell office:value-type="string">
            <text:p>napakhomov_1@edu.hse.ru</text:p>
          </table:table-cell>
          <table:table-cell office:value-type="string">
            <text:p>8154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хомова</text:p>
          </table:table-cell>
          <table:table-cell office:value-type="string">
            <text:p>Диана Олеговна</text:p>
          </table:table-cell>
          <table:table-cell office:value-type="string">
            <text:p>dopakhomova@edu.hse.ru</text:p>
          </table:table-cell>
          <table:table-cell office:value-type="string">
            <text:p>7111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чосик</text:p>
          </table:table-cell>
          <table:table-cell office:value-type="string">
            <text:p>Алиса Игоревна</text:p>
          </table:table-cell>
          <table:table-cell office:value-type="string">
            <text:p>aipachosik@edu.hse.ru</text:p>
          </table:table-cell>
          <table:table-cell office:value-type="string">
            <text:p>8120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шенкова</text:p>
          </table:table-cell>
          <table:table-cell office:value-type="string">
            <text:p>Влада Андреевна</text:p>
          </table:table-cell>
          <table:table-cell office:value-type="string">
            <text:p>vapashenkova@edu.hse.ru</text:p>
          </table:table-cell>
          <table:table-cell office:value-type="string">
            <text:p>83466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щенко</text:p>
          </table:table-cell>
          <table:table-cell office:value-type="string">
            <text:p>Ксения Андреевна</text:p>
          </table:table-cell>
          <table:table-cell office:value-type="string">
            <text:p>kapaschenko_1@edu.hse.ru</text:p>
          </table:table-cell>
          <table:table-cell office:value-type="string">
            <text:p>204262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1 курс; МБ-24-5</text:p>
          </table:table-cell>
          <table:table-cell office:value-type="string">
            <text:p>-; International Bachelor in Business and Economics; 1 course; МБ-24-5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ающик</text:p>
          </table:table-cell>
          <table:table-cell office:value-type="string">
            <text:p>Никита Юрьевич</text:p>
          </table:table-cell>
          <table:table-cell office:value-type="string">
            <text:p>nyupayuschik@edu.hse.ru</text:p>
          </table:table-cell>
          <table:table-cell office:value-type="string">
            <text:p>2045716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еганова</text:p>
          </table:table-cell>
          <table:table-cell office:value-type="string">
            <text:p>Олеся Игоревна</text:p>
          </table:table-cell>
          <table:table-cell office:value-type="string">
            <text:p>opeganova@hse.ru</text:p>
          </table:table-cell>
          <table:table-cell office:value-type="string">
            <text:p>1527810</text:p>
          </table:table-cell>
          <table:table-cell office:value-type="string">
            <text:p>Менеджер (штатная) / центр сопровождения учебного процесса</text:p>
          </table:table-cell>
          <table:table-cell office:value-type="string">
            <text:p>Manager / центр сопровождения учебного процесса</text:p>
          </table:table-cell>
          <table:table-cell office:value-type="string">
            <text:p>165969717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елгонен</text:p>
          </table:table-cell>
          <table:table-cell office:value-type="string">
            <text:p>Дарья Александровна</text:p>
          </table:table-cell>
          <table:table-cell office:value-type="string">
            <text:p>dapelgonen@edu.hse.ru</text:p>
          </table:table-cell>
          <table:table-cell office:value-type="string">
            <text:p>79355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елипенко</text:p>
          </table:table-cell>
          <table:table-cell office:value-type="string">
            <text:p>Анастасия Алексеевна</text:p>
          </table:table-cell>
          <table:table-cell office:value-type="string">
            <text:p>aapelipenko@edu.hse.ru</text:p>
          </table:table-cell>
          <table:table-cell office:value-type="string">
            <text:p>153997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епеляева</text:p>
          </table:table-cell>
          <table:table-cell office:value-type="string">
            <text:p>Кристина Александровна</text:p>
          </table:table-cell>
          <table:table-cell office:value-type="string">
            <text:p>kapepelyaeva@edu.hse.ru</text:p>
          </table:table-cell>
          <table:table-cell office:value-type="string">
            <text:p>2048676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еревышина</text:p>
          </table:table-cell>
          <table:table-cell office:value-type="string">
            <text:p>Татьяна Олеговна</text:p>
          </table:table-cell>
          <table:table-cell office:value-type="string">
            <text:p>tperevyshina@hse.ru</text:p>
          </table:table-cell>
          <table:table-cell office:value-type="string">
            <text:p>1466100</text:p>
          </table:table-cell>
          <table:table-cell office:value-type="string">
            <text:p>1) Преподаватель (штатная) / департамент больших данных и информационного поиска; 2) Методист / отдел развития цифровых компетенций</text:p>
          </table:table-cell>
          <table:table-cell office:value-type="string">
            <text:p>1) Преподаватель (штатная) / Department of Big Data and Information Retrieval; 2) Методист / отдел развития цифровых компетенций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еремышлина</text:p>
          </table:table-cell>
          <table:table-cell office:value-type="string">
            <text:p>Анастасия Владимировна</text:p>
          </table:table-cell>
          <table:table-cell office:value-type="string">
            <text:p>avperemyshlina@edu.hse.ru</text:p>
          </table:table-cell>
          <table:table-cell office:value-type="string">
            <text:p>2045719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ерова</text:p>
          </table:table-cell>
          <table:table-cell office:value-type="string">
            <text:p>Дарья Романовна</text:p>
          </table:table-cell>
          <table:table-cell office:value-type="string">
            <text:p>drperova@edu.hse.ru</text:p>
          </table:table-cell>
          <table:table-cell office:value-type="string">
            <text:p>154633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ерфильева</text:p>
          </table:table-cell>
          <table:table-cell office:value-type="string">
            <text:p>Софья Игоревна</text:p>
          </table:table-cell>
          <table:table-cell office:value-type="string">
            <text:p>siperfileva@edu.hse.ru</text:p>
          </table:table-cell>
          <table:table-cell office:value-type="string">
            <text:p>146607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ерцулиани</text:p>
          </table:table-cell>
          <table:table-cell office:value-type="string">
            <text:p>Константин Кобаевич</text:p>
          </table:table-cell>
          <table:table-cell office:value-type="string">
            <text:p>kkpertsuliani@edu.hse.ru</text:p>
          </table:table-cell>
          <table:table-cell office:value-type="string">
            <text:p>141320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ершикова</text:p>
          </table:table-cell>
          <table:table-cell office:value-type="string">
            <text:p>Анастасия Александровна</text:p>
          </table:table-cell>
          <table:table-cell office:value-type="string">
            <text:p>aapershikova@edu.hse.ru</text:p>
          </table:table-cell>
          <table:table-cell office:value-type="string">
            <text:p>213289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естунов</text:p>
          </table:table-cell>
          <table:table-cell office:value-type="string">
            <text:p>Иван Владимирович</text:p>
          </table:table-cell>
          <table:table-cell office:value-type="string">
            <text:p>ivpestunov@edu.hse.ru</text:p>
          </table:table-cell>
          <table:table-cell office:value-type="string">
            <text:p>8138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60">
            <text:p>6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етошин</text:p>
          </table:table-cell>
          <table:table-cell office:value-type="string">
            <text:p>Степан Николаевич</text:p>
          </table:table-cell>
          <table:table-cell office:value-type="string">
            <text:p>snpetoshin@edu.hse.ru</text:p>
          </table:table-cell>
          <table:table-cell office:value-type="string">
            <text:p>2045588</text:p>
          </table:table-cell>
          <table:table-cell office:value-type="string">
            <text:p>факультет компьютерных наук; Б 01.03.02 ФКН М 2021 очная Прикладной анализ данных; 1 курс; </text:p>
          </table:table-cell>
          <table:table-cell office:value-type="string">
            <text:p>Faculty of Computer Science; Data Science and Business Analytics; 1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етров</text:p>
          </table:table-cell>
          <table:table-cell office:value-type="string">
            <text:p>Денис Леонидович</text:p>
          </table:table-cell>
          <table:table-cell office:value-type="string">
            <text:p>dlpetrov@edu.hse.ru</text:p>
          </table:table-cell>
          <table:table-cell office:value-type="string">
            <text:p>204795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етрова</text:p>
          </table:table-cell>
          <table:table-cell office:value-type="string">
            <text:p>Алина Дмитриевна</text:p>
          </table:table-cell>
          <table:table-cell office:value-type="string">
            <text:p>adpetrova_3@edu.hse.ru</text:p>
          </table:table-cell>
          <table:table-cell office:value-type="string">
            <text:p>79539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етрова</text:p>
          </table:table-cell>
          <table:table-cell office:value-type="string">
            <text:p>Виктория Сергеевна</text:p>
          </table:table-cell>
          <table:table-cell office:value-type="string">
            <text:p>vspetrova_1@edu.hse.ru</text:p>
          </table:table-cell>
          <table:table-cell office:value-type="string">
            <text:p>155100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5">
            <text:p>8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етрова</text:p>
          </table:table-cell>
          <table:table-cell office:value-type="string">
            <text:p>Елизавета Игоревна</text:p>
          </table:table-cell>
          <table:table-cell office:value-type="string">
            <text:p>eipetrova_1@edu.hse.ru</text:p>
          </table:table-cell>
          <table:table-cell office:value-type="string">
            <text:p>79544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етровичева</text:p>
          </table:table-cell>
          <table:table-cell office:value-type="string">
            <text:p>Анастасия Михайловна</text:p>
          </table:table-cell>
          <table:table-cell office:value-type="string">
            <text:p>anmipetrovicheva@edu.hse.ru</text:p>
          </table:table-cell>
          <table:table-cell office:value-type="string">
            <text:p>211284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етросян</text:p>
          </table:table-cell>
          <table:table-cell office:value-type="string">
            <text:p>Стелла Самвеловна</text:p>
          </table:table-cell>
          <table:table-cell office:value-type="string">
            <text:p>sspetrosyan_1@edu.hse.ru</text:p>
          </table:table-cell>
          <table:table-cell office:value-type="string">
            <text:p>2045729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етруновская</text:p>
          </table:table-cell>
          <table:table-cell office:value-type="string">
            <text:p>Дарья Сергеевна</text:p>
          </table:table-cell>
          <table:table-cell office:value-type="string">
            <text:p>dspetrunovskaya@edu.hse.ru</text:p>
          </table:table-cell>
          <table:table-cell office:value-type="string">
            <text:p>204573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етухов</text:p>
          </table:table-cell>
          <table:table-cell office:value-type="string">
            <text:p>Тимур Витальевич</text:p>
          </table:table-cell>
          <table:table-cell office:value-type="string">
            <text:p>tvpetukhov_1@edu.hse.ru</text:p>
          </table:table-cell>
          <table:table-cell office:value-type="string">
            <text:p>204554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ивнева</text:p>
          </table:table-cell>
          <table:table-cell office:value-type="string">
            <text:p>Валерия Денисовна</text:p>
          </table:table-cell>
          <table:table-cell office:value-type="string">
            <text:p>vdpivneva@edu.hse.ru</text:p>
          </table:table-cell>
          <table:table-cell office:value-type="string">
            <text:p>2042641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иксаев</text:p>
          </table:table-cell>
          <table:table-cell office:value-type="string">
            <text:p>Михаил Александрович</text:p>
          </table:table-cell>
          <table:table-cell office:value-type="string">
            <text:p>mapiksaev@edu.hse.ru</text:p>
          </table:table-cell>
          <table:table-cell office:value-type="string">
            <text:p>204264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инигина</text:p>
          </table:table-cell>
          <table:table-cell office:value-type="string">
            <text:p>Анна Витальевна</text:p>
          </table:table-cell>
          <table:table-cell office:value-type="string">
            <text:p>avpinigina@edu.hse.ru</text:p>
          </table:table-cell>
          <table:table-cell office:value-type="string">
            <text:p>131955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0">
            <text:p>7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инский</text:p>
          </table:table-cell>
          <table:table-cell office:value-type="string">
            <text:p>Александр Александрович</text:p>
          </table:table-cell>
          <table:table-cell office:value-type="string">
            <text:p>aapinskiy@edu.hse.ru</text:p>
          </table:table-cell>
          <table:table-cell office:value-type="string">
            <text:p>2371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52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2">
            <text:p>9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искарева</text:p>
          </table:table-cell>
          <table:table-cell office:value-type="string">
            <text:p>Диана Александровна</text:p>
          </table:table-cell>
          <table:table-cell office:value-type="string">
            <text:p>dapiskareva@edu.hse.ru</text:p>
          </table:table-cell>
          <table:table-cell office:value-type="string">
            <text:p>79713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искунова</text:p>
          </table:table-cell>
          <table:table-cell office:value-type="string">
            <text:p>Екатерина Игоревна</text:p>
          </table:table-cell>
          <table:table-cell office:value-type="string">
            <text:p>eipiskunova_1@edu.hse.ru</text:p>
          </table:table-cell>
          <table:table-cell office:value-type="string">
            <text:p>204392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лахов</text:p>
          </table:table-cell>
          <table:table-cell office:value-type="string">
            <text:p>Сергей Михайлович</text:p>
          </table:table-cell>
          <table:table-cell office:value-type="string">
            <text:p>smplakhov@edu.hse.ru</text:p>
          </table:table-cell>
          <table:table-cell office:value-type="string">
            <text:p>1349932</text:p>
          </table:table-cell>
          <table:table-cell office:value-type="string">
            <text:p>факультет экономических наук; Б 38.03.01 Э М 2012 очная Экономика; 2 курс; </text:p>
          </table:table-cell>
          <table:table-cell office:value-type="string">
            <text:p>Faculty of Economic Sciences; Economics; 2 course; </text:p>
          </table:table-cell>
          <table:table-cell office:value-type="string">
            <text:p>46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лескачевский</text:p>
          </table:table-cell>
          <table:table-cell office:value-type="string">
            <text:p>Андрей Викторович</text:p>
          </table:table-cell>
          <table:table-cell office:value-type="string">
            <text:p>avpleskachevskiy@edu.hse.ru</text:p>
          </table:table-cell>
          <table:table-cell office:value-type="string">
            <text:p>1432853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лужникова</text:p>
          </table:table-cell>
          <table:table-cell office:value-type="string">
            <text:p>Яна Андреевна</text:p>
          </table:table-cell>
          <table:table-cell office:value-type="string">
            <text:p>yaapluzhnikova_1@edu.hse.ru</text:p>
          </table:table-cell>
          <table:table-cell office:value-type="string">
            <text:p>2045743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бережная</text:p>
          </table:table-cell>
          <table:table-cell office:value-type="string">
            <text:p>Мария Михайловна</text:p>
          </table:table-cell>
          <table:table-cell office:value-type="string">
            <text:p>mmpoberezhnaya@edu.hse.ru</text:p>
          </table:table-cell>
          <table:table-cell office:value-type="string">
            <text:p>2048523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варницына</text:p>
          </table:table-cell>
          <table:table-cell office:value-type="string">
            <text:p>Кристина Эдуардовна</text:p>
          </table:table-cell>
          <table:table-cell office:value-type="string">
            <text:p>kepovarnitsyna@edu.hse.ru</text:p>
          </table:table-cell>
          <table:table-cell office:value-type="string">
            <text:p>145552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дгузова</text:p>
          </table:table-cell>
          <table:table-cell office:value-type="string">
            <text:p>Вера Владимировна</text:p>
          </table:table-cell>
          <table:table-cell office:value-type="string">
            <text:p>vvpodguzova@edu.hse.ru</text:p>
          </table:table-cell>
          <table:table-cell office:value-type="string">
            <text:p>7949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87">
            <text:p>8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дсвиров</text:p>
          </table:table-cell>
          <table:table-cell office:value-type="string">
            <text:p>Максим Андреевич</text:p>
          </table:table-cell>
          <table:table-cell office:value-type="string">
            <text:p>mapodsvirov@edu.hse.ru</text:p>
          </table:table-cell>
          <table:table-cell office:value-type="string">
            <text:p>1453479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здников</text:p>
          </table:table-cell>
          <table:table-cell office:value-type="string">
            <text:p>Марк Денисович</text:p>
          </table:table-cell>
          <table:table-cell office:value-type="string">
            <text:p>mdpozdnikov@edu.hse.ru</text:p>
          </table:table-cell>
          <table:table-cell office:value-type="string">
            <text:p>215843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лтанова</text:p>
          </table:table-cell>
          <table:table-cell office:value-type="string">
            <text:p>Варвара Сергеевна</text:p>
          </table:table-cell>
          <table:table-cell office:value-type="string">
            <text:p>vspoltanova@edu.hse.ru</text:p>
          </table:table-cell>
          <table:table-cell office:value-type="string">
            <text:p>131952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лушкина</text:p>
          </table:table-cell>
          <table:table-cell office:value-type="string">
            <text:p>Анна Михайловна</text:p>
          </table:table-cell>
          <table:table-cell office:value-type="string">
            <text:p>ampolushkina@edu.hse.ru</text:p>
          </table:table-cell>
          <table:table-cell office:value-type="string">
            <text:p>143185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ляков</text:p>
          </table:table-cell>
          <table:table-cell office:value-type="string">
            <text:p>Ярослав Сергеевич</text:p>
          </table:table-cell>
          <table:table-cell office:value-type="string">
            <text:p>yaspolyakov@edu.hse.ru</text:p>
          </table:table-cell>
          <table:table-cell office:value-type="string">
            <text:p>146680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0">
            <text:p>8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пов</text:p>
          </table:table-cell>
          <table:table-cell office:value-type="string">
            <text:p>Алексей Сергеевич</text:p>
          </table:table-cell>
          <table:table-cell office:value-type="string">
            <text:p>aspopov_3@edu.hse.ru</text:p>
          </table:table-cell>
          <table:table-cell office:value-type="string">
            <text:p>60498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пов</text:p>
          </table:table-cell>
          <table:table-cell office:value-type="string">
            <text:p>Андрей Григорьевич</text:p>
          </table:table-cell>
          <table:table-cell office:value-type="string">
            <text:p>agpopov_1@edu.hse.ru</text:p>
          </table:table-cell>
          <table:table-cell office:value-type="string">
            <text:p>1473358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пов</text:p>
          </table:table-cell>
          <table:table-cell office:value-type="string">
            <text:p>Иван Андреевич</text:p>
          </table:table-cell>
          <table:table-cell office:value-type="string">
            <text:p>iapopov_8@edu.hse.ru</text:p>
          </table:table-cell>
          <table:table-cell office:value-type="string">
            <text:p>140559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пов</text:p>
          </table:table-cell>
          <table:table-cell office:value-type="string">
            <text:p>Кирилл Геннадьевич</text:p>
          </table:table-cell>
          <table:table-cell office:value-type="string">
            <text:p>kgpopov@edu.hse.ru</text:p>
          </table:table-cell>
          <table:table-cell office:value-type="string">
            <text:p>143494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пов</text:p>
          </table:table-cell>
          <table:table-cell office:value-type="string">
            <text:p>Павел Сергеевич</text:p>
          </table:table-cell>
          <table:table-cell office:value-type="string">
            <text:p>pspopov_1@edu.hse.ru</text:p>
          </table:table-cell>
          <table:table-cell office:value-type="string">
            <text:p>148769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пов</text:p>
          </table:table-cell>
          <table:table-cell office:value-type="string">
            <text:p>Платон Денисович</text:p>
          </table:table-cell>
          <table:table-cell office:value-type="string">
            <text:p>pdpopov@edu.hse.ru</text:p>
          </table:table-cell>
          <table:table-cell office:value-type="string">
            <text:p>142519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пова</text:p>
          </table:table-cell>
          <table:table-cell office:value-type="string">
            <text:p>Александра Александровна</text:p>
          </table:table-cell>
          <table:table-cell office:value-type="string">
            <text:p>aapopova_25@edu.hse.ru</text:p>
          </table:table-cell>
          <table:table-cell office:value-type="string">
            <text:p>7981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пова</text:p>
          </table:table-cell>
          <table:table-cell office:value-type="string">
            <text:p>Варвара Вадимовна</text:p>
          </table:table-cell>
          <table:table-cell office:value-type="string">
            <text:p>vvpopova_7@edu.hse.ru</text:p>
          </table:table-cell>
          <table:table-cell office:value-type="string">
            <text:p>8144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пова</text:p>
          </table:table-cell>
          <table:table-cell office:value-type="string">
            <text:p>Диана Алексеевна</text:p>
          </table:table-cell>
          <table:table-cell office:value-type="string">
            <text:p>dapopova_6@edu.hse.ru</text:p>
          </table:table-cell>
          <table:table-cell office:value-type="string">
            <text:p>204343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пова</text:p>
          </table:table-cell>
          <table:table-cell office:value-type="string">
            <text:p>Кристина Александровна</text:p>
          </table:table-cell>
          <table:table-cell office:value-type="string">
            <text:p>kapopova_3@edu.hse.ru</text:p>
          </table:table-cell>
          <table:table-cell office:value-type="string">
            <text:p>81374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пова</text:p>
          </table:table-cell>
          <table:table-cell office:value-type="string">
            <text:p>Мария Павловна</text:p>
          </table:table-cell>
          <table:table-cell office:value-type="string">
            <text:p>mppopova_1@edu.hse.ru</text:p>
          </table:table-cell>
          <table:table-cell office:value-type="string">
            <text:p>204391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пова</text:p>
          </table:table-cell>
          <table:table-cell office:value-type="string">
            <text:p>Полина Павловна</text:p>
          </table:table-cell>
          <table:table-cell office:value-type="string">
            <text:p>pppopova_1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6 МЭ 2021 очная Международная программа "МеждународF0B8; 3 курс; БМОЛ216</text:p>
          </table:table-cell>
          <table:table-cell office:value-type="string">
            <text:p>Faculty of World Economy and International Affairs; International Relations and Global Studies; 3 course; БМОЛ216</text:p>
          </table:table-cell>
          <table:table-cell office:value-type="string">
            <text:p>55409398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рохов</text:p>
          </table:table-cell>
          <table:table-cell office:value-type="string">
            <text:p>Григорий Михайлович</text:p>
          </table:table-cell>
          <table:table-cell office:value-type="string">
            <text:p>gmporokhov_1@edu.hse.ru</text:p>
          </table:table-cell>
          <table:table-cell office:value-type="string">
            <text:p>1481874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62">
            <text:p>6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рошин</text:p>
          </table:table-cell>
          <table:table-cell office:value-type="string">
            <text:p>Алексей Николаевич</text:p>
          </table:table-cell>
          <table:table-cell office:value-type="string">
            <text:p>anporoshin@edu.hse.ru</text:p>
          </table:table-cell>
          <table:table-cell office:value-type="string">
            <text:p>1545265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тапкова</text:p>
          </table:table-cell>
          <table:table-cell office:value-type="string">
            <text:p>Алина Дмитриевна</text:p>
          </table:table-cell>
          <table:table-cell office:value-type="string">
            <text:p>adpotapkova@edu.hse.ru</text:p>
          </table:table-cell>
          <table:table-cell office:value-type="string">
            <text:p>153633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тапов</text:p>
          </table:table-cell>
          <table:table-cell office:value-type="string">
            <text:p>Глеб Дмитриевич</text:p>
          </table:table-cell>
          <table:table-cell office:value-type="string">
            <text:p>gdpotapov@edu.hse.ru</text:p>
          </table:table-cell>
          <table:table-cell office:value-type="string">
            <text:p>147443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0">
            <text:p>5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тапова</text:p>
          </table:table-cell>
          <table:table-cell office:value-type="string">
            <text:p>Екатерина Дмитриевна</text:p>
          </table:table-cell>
          <table:table-cell office:value-type="string">
            <text:p>edpotapova@edu.hse.ru</text:p>
          </table:table-cell>
          <table:table-cell office:value-type="string">
            <text:p>139018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71">
            <text:p>7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отехин</text:p>
          </table:table-cell>
          <table:table-cell office:value-type="string">
            <text:p>Даниил Владиславович</text:p>
          </table:table-cell>
          <table:table-cell office:value-type="string">
            <text:p>dvpotekhin_2@edu.hse.ru</text:p>
          </table:table-cell>
          <table:table-cell office:value-type="string">
            <text:p>1370840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релова</text:p>
          </table:table-cell>
          <table:table-cell office:value-type="string">
            <text:p>Александра Алексеевна</text:p>
          </table:table-cell>
          <table:table-cell office:value-type="string">
            <text:p>aaprelova@edu.hse.ru</text:p>
          </table:table-cell>
          <table:table-cell office:value-type="string">
            <text:p>204577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реображенский</text:p>
          </table:table-cell>
          <table:table-cell office:value-type="string">
            <text:p>Владимир Константинович</text:p>
          </table:table-cell>
          <table:table-cell office:value-type="string">
            <text:p>vkpreobrazhenskiy@edu.hse.ru</text:p>
          </table:table-cell>
          <table:table-cell office:value-type="string">
            <text:p>204267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реснякова</text:p>
          </table:table-cell>
          <table:table-cell office:value-type="string">
            <text:p>Анастасия Алексеевна</text:p>
          </table:table-cell>
          <table:table-cell office:value-type="string">
            <text:p>aapresnyakova_1@edu.hse.ru</text:p>
          </table:table-cell>
          <table:table-cell office:value-type="string">
            <text:p>8137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рибора</text:p>
          </table:table-cell>
          <table:table-cell office:value-type="string">
            <text:p>Кирилл Романович</text:p>
          </table:table-cell>
          <table:table-cell office:value-type="string">
            <text:p>krpribora@edu.hse.ru</text:p>
          </table:table-cell>
          <table:table-cell office:value-type="string">
            <text:p>151369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ригаро</text:p>
          </table:table-cell>
          <table:table-cell office:value-type="string">
            <text:p>Егор Сергеевич</text:p>
          </table:table-cell>
          <table:table-cell office:value-type="string">
            <text:p>esprigaro@edu.hse.ru</text:p>
          </table:table-cell>
          <table:table-cell office:value-type="string">
            <text:p>79501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рилюбченко</text:p>
          </table:table-cell>
          <table:table-cell office:value-type="string">
            <text:p>Артём Сергеевич</text:p>
          </table:table-cell>
          <table:table-cell office:value-type="string">
            <text:p>asprilyubchenko@edu.hse.ru</text:p>
          </table:table-cell>
          <table:table-cell office:value-type="string">
            <text:p>204268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9">
            <text:p>5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рищепо</text:p>
          </table:table-cell>
          <table:table-cell office:value-type="string">
            <text:p>Александра Дмитриевна</text:p>
          </table:table-cell>
          <table:table-cell office:value-type="string">
            <text:p>adprischepo@edu.hse.ru</text:p>
          </table:table-cell>
          <table:table-cell office:value-type="string">
            <text:p>8098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розоров</text:p>
          </table:table-cell>
          <table:table-cell office:value-type="string">
            <text:p>Михаил Константинович</text:p>
          </table:table-cell>
          <table:table-cell office:value-type="string">
            <text:p>mkprozorov@edu.hse.ru</text:p>
          </table:table-cell>
          <table:table-cell office:value-type="string">
            <text:p>204855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рокофьева</text:p>
          </table:table-cell>
          <table:table-cell office:value-type="string">
            <text:p>Екатерина Петровна</text:p>
          </table:table-cell>
          <table:table-cell office:value-type="string">
            <text:p>epprokofeva@edu.hse.ru</text:p>
          </table:table-cell>
          <table:table-cell office:value-type="string">
            <text:p>144641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роскурякова</text:p>
          </table:table-cell>
          <table:table-cell office:value-type="string">
            <text:p>Ирина Сергеевна</text:p>
          </table:table-cell>
          <table:table-cell office:value-type="string">
            <text:p>isproskuryakova@edu.hse.ru</text:p>
          </table:table-cell>
          <table:table-cell office:value-type="string">
            <text:p>2045775</text:p>
          </table:table-cell>
          <table:table-cell office:value-type="string">
            <text:p>факультет компьютерных наук; Б 01.03.02 ФКН М 2021 очная Прикладной анализ данных; 2 курс; </text:p>
          </table:table-cell>
          <table:table-cell office:value-type="string">
            <text:p>Faculty of Computer Science; Data Science and Business Analytics; 2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рус</text:p>
          </table:table-cell>
          <table:table-cell office:value-type="string">
            <text:p>Лидия Максимовна</text:p>
          </table:table-cell>
          <table:table-cell office:value-type="string">
            <text:p>lmprus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2 курс; БМБ2207С</text:p>
          </table:table-cell>
          <table:table-cell office:value-type="string">
            <text:p>St. Petersburg School of Economics and Management, HSE; ?International Bachelor in Business and Economics; 2 course; БМБ2207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рутян</text:p>
          </table:table-cell>
          <table:table-cell office:value-type="string">
            <text:p>Ольга Игоревна</text:p>
          </table:table-cell>
          <table:table-cell office:value-type="string">
            <text:p>oiprutyan@edu.hse.ru</text:p>
          </table:table-cell>
          <table:table-cell office:value-type="string">
            <text:p>146384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узанкова</text:p>
          </table:table-cell>
          <table:table-cell office:value-type="string">
            <text:p>Дана Игоревна</text:p>
          </table:table-cell>
          <table:table-cell office:value-type="string">
            <text:p>dipuzankova@edu.hse.ru</text:p>
          </table:table-cell>
          <table:table-cell office:value-type="string">
            <text:p>204269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узанов</text:p>
          </table:table-cell>
          <table:table-cell office:value-type="string">
            <text:p>Никита Дмитриевич</text:p>
          </table:table-cell>
          <table:table-cell office:value-type="string">
            <text:p>ndpuzanov@edu.hse.ru</text:p>
          </table:table-cell>
          <table:table-cell office:value-type="string">
            <text:p>2045532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уляевская</text:p>
          </table:table-cell>
          <table:table-cell office:value-type="string">
            <text:p>Вероника Михайловна</text:p>
          </table:table-cell>
          <table:table-cell office:value-type="string">
            <text:p>vmpulyaevskaya@edu.hse.ru</text:p>
          </table:table-cell>
          <table:table-cell office:value-type="string">
            <text:p>153502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устобаева</text:p>
          </table:table-cell>
          <table:table-cell office:value-type="string">
            <text:p>Ева Валерьевна</text:p>
          </table:table-cell>
          <table:table-cell office:value-type="string">
            <text:p>evpustobaeva@edu.hse.ru</text:p>
          </table:table-cell>
          <table:table-cell office:value-type="string">
            <text:p>229576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ухначева</text:p>
          </table:table-cell>
          <table:table-cell office:value-type="string">
            <text:p>Ангелина Алексеевна</text:p>
          </table:table-cell>
          <table:table-cell office:value-type="string">
            <text:p>aapukhnacheva@edu.hse.ru</text:p>
          </table:table-cell>
          <table:table-cell office:value-type="string">
            <text:p>204805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шеничникова</text:p>
          </table:table-cell>
          <table:table-cell office:value-type="string">
            <text:p>Анастасия Сергеевна</text:p>
          </table:table-cell>
          <table:table-cell office:value-type="string">
            <text:p>aspshenichnikova_1@edu.hse.ru</text:p>
          </table:table-cell>
          <table:table-cell office:value-type="string">
            <text:p>1319794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ютсеп</text:p>
          </table:table-cell>
          <table:table-cell office:value-type="string">
            <text:p>Елизавета Оскаровна</text:p>
          </table:table-cell>
          <table:table-cell office:value-type="string">
            <text:p>eopyutsep@edu.hse.ru</text:p>
          </table:table-cell>
          <table:table-cell office:value-type="string">
            <text:p>8093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Пясецкая</text:p>
          </table:table-cell>
          <table:table-cell office:value-type="string">
            <text:p>Вероника Владимировна</text:p>
          </table:table-cell>
          <table:table-cell office:value-type="string">
            <text:p>vvpyasetskaya@edu.hse.ru</text:p>
          </table:table-cell>
          <table:table-cell office:value-type="string">
            <text:p>81734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адченко</text:p>
          </table:table-cell>
          <table:table-cell office:value-type="string">
            <text:p>Даниил Витальевич</text:p>
          </table:table-cell>
          <table:table-cell office:value-type="string">
            <text:p>dvradchenko@edu.hse.ru</text:p>
          </table:table-cell>
          <table:table-cell office:value-type="string">
            <text:p>8257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азманова</text:p>
          </table:table-cell>
          <table:table-cell office:value-type="string">
            <text:p>Дарья Владиславовна</text:p>
          </table:table-cell>
          <table:table-cell office:value-type="string">
            <text:p>dvrazmanova@edu.hse.ru</text:p>
          </table:table-cell>
          <table:table-cell office:value-type="string">
            <text:p>2045787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айкина</text:p>
          </table:table-cell>
          <table:table-cell office:value-type="string">
            <text:p>Полина Дмитриевна</text:p>
          </table:table-cell>
          <table:table-cell office:value-type="string">
            <text:p>pdraykina@edu.hse.ru</text:p>
          </table:table-cell>
          <table:table-cell office:value-type="string">
            <text:p>83592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айченко</text:p>
          </table:table-cell>
          <table:table-cell office:value-type="string">
            <text:p>Софья Борисовна</text:p>
          </table:table-cell>
          <table:table-cell office:value-type="string">
            <text:p>sbraychenko_1@edu.hse.ru</text:p>
          </table:table-cell>
          <table:table-cell office:value-type="string">
            <text:p>204555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акитина</text:p>
          </table:table-cell>
          <table:table-cell office:value-type="string">
            <text:p>Алина Николаевна</text:p>
          </table:table-cell>
          <table:table-cell office:value-type="string">
            <text:p>anrakitina@edu.hse.ru</text:p>
          </table:table-cell>
          <table:table-cell office:value-type="string">
            <text:p>1365250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амазанова</text:p>
          </table:table-cell>
          <table:table-cell office:value-type="string">
            <text:p>Карина Радиковна</text:p>
          </table:table-cell>
          <table:table-cell office:value-type="string">
            <text:p>krramazanova@edu.hse.ru</text:p>
          </table:table-cell>
          <table:table-cell office:value-type="string">
            <text:p>229560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амирес Саласар</text:p>
          </table:table-cell>
          <table:table-cell office:value-type="string">
            <text:p>Франко Андрес -</text:p>
          </table:table-cell>
          <table:table-cell office:value-type="string">
            <text:p>framiressalasar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41.03.04 СПБ ШСНВ СПБ 2016 очная Политология и мировая пол3F3C; 2 курс; BPS211</text:p>
          </table:table-cell>
          <table:table-cell office:value-type="string">
            <text:p>St. Petersburg School of Social Sciences and Area Studies, HSE; Political Science and World Politics; 2 course; BPS211</text:p>
          </table:table-cell>
          <table:table-cell office:value-type="string">
            <text:p>15050549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астегаева</text:p>
          </table:table-cell>
          <table:table-cell office:value-type="string">
            <text:p>Валерия Денисовна</text:p>
          </table:table-cell>
          <table:table-cell office:value-type="string">
            <text:p>vdrastegaeva@edu.hse.ru</text:p>
          </table:table-cell>
          <table:table-cell office:value-type="string">
            <text:p>8149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ау</text:p>
          </table:table-cell>
          <table:table-cell office:value-type="string">
            <text:p>Анна Вячеславовна</text:p>
          </table:table-cell>
          <table:table-cell office:value-type="string">
            <text:p>avrau@edu.hse.ru</text:p>
          </table:table-cell>
          <table:table-cell office:value-type="string">
            <text:p>204271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ахмани</text:p>
          </table:table-cell>
          <table:table-cell office:value-type="string">
            <text:p>Руслан Шукруллаевич</text:p>
          </table:table-cell>
          <table:table-cell office:value-type="string">
            <text:p>rshrakhmani@edu.hse.ru</text:p>
          </table:table-cell>
          <table:table-cell office:value-type="string">
            <text:p>204579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ахматуллина</text:p>
          </table:table-cell>
          <table:table-cell office:value-type="string">
            <text:p>Рената Радиковна</text:p>
          </table:table-cell>
          <table:table-cell office:value-type="string">
            <text:p>rrrakhmatullina_1@edu.hse.ru</text:p>
          </table:table-cell>
          <table:table-cell office:value-type="string">
            <text:p>1398924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ачин</text:p>
          </table:table-cell>
          <table:table-cell office:value-type="string">
            <text:p>Андрей Игоревич</text:p>
          </table:table-cell>
          <table:table-cell office:value-type="string">
            <text:p>airachin@edu.hse.ru</text:p>
          </table:table-cell>
          <table:table-cell office:value-type="string">
            <text:p>147829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езник</text:p>
          </table:table-cell>
          <table:table-cell office:value-type="string">
            <text:p>Богдан Александрович</text:p>
          </table:table-cell>
          <table:table-cell office:value-type="string">
            <text:p>bareznik@edu.hse.ru</text:p>
          </table:table-cell>
          <table:table-cell office:value-type="string">
            <text:p>81737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59">
            <text:p>5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езниченко</text:p>
          </table:table-cell>
          <table:table-cell office:value-type="string">
            <text:p>Егор Владимирович</text:p>
          </table:table-cell>
          <table:table-cell office:value-type="string">
            <text:p>evreznichenko@edu.hse.ru</text:p>
          </table:table-cell>
          <table:table-cell office:value-type="string">
            <text:p>137110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езцова</text:p>
          </table:table-cell>
          <table:table-cell office:value-type="string">
            <text:p>Марина Геннадьевна</text:p>
          </table:table-cell>
          <table:table-cell office:value-type="string">
            <text:p>mgreztsova@edu.hse.ru</text:p>
          </table:table-cell>
          <table:table-cell office:value-type="string">
            <text:p>83990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емезова</text:p>
          </table:table-cell>
          <table:table-cell office:value-type="string">
            <text:p>Полина Андреевна</text:p>
          </table:table-cell>
          <table:table-cell office:value-type="string">
            <text:p>paremezova@edu.hse.ru</text:p>
          </table:table-cell>
          <table:table-cell office:value-type="string">
            <text:p>1320401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епин</text:p>
          </table:table-cell>
          <table:table-cell office:value-type="string">
            <text:p>Павел Романович</text:p>
          </table:table-cell>
          <table:table-cell office:value-type="string">
            <text:p>prrepin@edu.hse.ru</text:p>
          </table:table-cell>
          <table:table-cell office:value-type="string">
            <text:p/>
          </table:table-cell>
          <table:table-cell office:value-type="string">
            <text:p>Международный институт экономики и финансов; Б 38.03.01 МИЭФ 2021 очная Международная программа по эконом92A8; 1 курс; БПД2210</text:p>
          </table:table-cell>
          <table:table-cell office:value-type="string">
            <text:p>International College of Economics and Finance; ; 1 course; БПД2210</text:p>
          </table:table-cell>
          <table:table-cell office:value-type="string">
            <text:p>554098931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ишес</text:p>
          </table:table-cell>
          <table:table-cell office:value-type="string">
            <text:p>Арина Сергеевна</text:p>
          </table:table-cell>
          <table:table-cell office:value-type="string">
            <text:p>asrishes@edu.hse.ru</text:p>
          </table:table-cell>
          <table:table-cell office:value-type="string">
            <text:p>148917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огач</text:p>
          </table:table-cell>
          <table:table-cell office:value-type="string">
            <text:p>Игорь Сергеевич</text:p>
          </table:table-cell>
          <table:table-cell office:value-type="string">
            <text:p>isrogach@edu.hse.ru</text:p>
          </table:table-cell>
          <table:table-cell office:value-type="string">
            <text:p>8276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огова</text:p>
          </table:table-cell>
          <table:table-cell office:value-type="string">
            <text:p>Арина Владимировна</text:p>
          </table:table-cell>
          <table:table-cell office:value-type="string">
            <text:p>avrogova@edu.hse.ru</text:p>
          </table:table-cell>
          <table:table-cell office:value-type="string">
            <text:p>8173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одичева</text:p>
          </table:table-cell>
          <table:table-cell office:value-type="string">
            <text:p>Мария Андреевна</text:p>
          </table:table-cell>
          <table:table-cell office:value-type="string">
            <text:p>marodicheva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1 МЭ 2018 очная Программа двух дипломов НИУ ВШЭ и УC5B8; 1 курс; БЭПА224</text:p>
          </table:table-cell>
          <table:table-cell office:value-type="string">
            <text:p>Faculty of World Economy and International Affairs; KHU-HSE Double Degree Program Economics and Politics in Asia; 1 course; БЭПА224</text:p>
          </table:table-cell>
          <table:table-cell office:value-type="string">
            <text:p>196307533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оманенко</text:p>
          </table:table-cell>
          <table:table-cell office:value-type="string">
            <text:p>Егор Глебович</text:p>
          </table:table-cell>
          <table:table-cell office:value-type="string">
            <text:p>egromanenko@edu.hse.ru</text:p>
          </table:table-cell>
          <table:table-cell office:value-type="string">
            <text:p>148831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убеко</text:p>
          </table:table-cell>
          <table:table-cell office:value-type="string">
            <text:p>Анна Георгиевна</text:p>
          </table:table-cell>
          <table:table-cell office:value-type="string">
            <text:p>agrubeko@edu.hse.ru</text:p>
          </table:table-cell>
          <table:table-cell office:value-type="string">
            <text:p>77822</text:p>
          </table:table-cell>
          <table:table-cell office:value-type="string">
            <text:p>Высшая школа бизнеса; Б 38.03.02 ВШБ М 2020 очная Управление бизнесом; 4 курс; </text:p>
          </table:table-cell>
          <table:table-cell office:value-type="string">
            <text:p>Graduate School of Business; Business Administration; 4 course; </text:p>
          </table:table-cell>
          <table:table-cell office:value-type="string">
            <text:p>3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убинчик</text:p>
          </table:table-cell>
          <table:table-cell office:value-type="string">
            <text:p>София Ильинична</text:p>
          </table:table-cell>
          <table:table-cell office:value-type="string">
            <text:p>sirubinchik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7674; 2 курс; БМН215С</text:p>
          </table:table-cell>
          <table:table-cell office:value-type="string">
            <text:p>St. Petersburg School of Economics and Management, HSE; International Business and Management Studies; 2 course; БМН215С</text:p>
          </table:table-cell>
          <table:table-cell office:value-type="string">
            <text:p>19630840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убцова</text:p>
          </table:table-cell>
          <table:table-cell office:value-type="string">
            <text:p>Ульяна Витальевна</text:p>
          </table:table-cell>
          <table:table-cell office:value-type="string">
            <text:p>uvrubtsova@edu.hse.ru</text:p>
          </table:table-cell>
          <table:table-cell office:value-type="string">
            <text:p>79613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уденко</text:p>
          </table:table-cell>
          <table:table-cell office:value-type="string">
            <text:p>Александра Константиновна</text:p>
          </table:table-cell>
          <table:table-cell office:value-type="string">
            <text:p>akrudenko@edu.hse.ru</text:p>
          </table:table-cell>
          <table:table-cell office:value-type="string">
            <text:p>1440956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уднева</text:p>
          </table:table-cell>
          <table:table-cell office:value-type="string">
            <text:p>Екатерина Алексеевна</text:p>
          </table:table-cell>
          <table:table-cell office:value-type="string">
            <text:p>earudneva@edu.hse.ru</text:p>
          </table:table-cell>
          <table:table-cell office:value-type="string">
            <text:p>136289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укавина</text:p>
          </table:table-cell>
          <table:table-cell office:value-type="string">
            <text:p>Анастасия Алексеевна</text:p>
          </table:table-cell>
          <table:table-cell office:value-type="string">
            <text:p>aarukavina@edu.hse.ru</text:p>
          </table:table-cell>
          <table:table-cell office:value-type="string">
            <text:p>79423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укосуева</text:p>
          </table:table-cell>
          <table:table-cell office:value-type="string">
            <text:p>Дарья Григорьевна</text:p>
          </table:table-cell>
          <table:table-cell office:value-type="string">
            <text:p>dgrukosueva@edu.hse.ru</text:p>
          </table:table-cell>
          <table:table-cell office:value-type="string">
            <text:p>84211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усак</text:p>
          </table:table-cell>
          <table:table-cell office:value-type="string">
            <text:p>Валерия Александровна</text:p>
          </table:table-cell>
          <table:table-cell office:value-type="string">
            <text:p>varusak@edu.hse.ru</text:p>
          </table:table-cell>
          <table:table-cell office:value-type="string">
            <text:p>79533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2">
            <text:p>4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усина</text:p>
          </table:table-cell>
          <table:table-cell office:value-type="string">
            <text:p>Полина Андреевна</text:p>
          </table:table-cell>
          <table:table-cell office:value-type="string">
            <text:p>parusina@edu.hse.ru</text:p>
          </table:table-cell>
          <table:table-cell office:value-type="string">
            <text:p>2045968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усских</text:p>
          </table:table-cell>
          <table:table-cell office:value-type="string">
            <text:p>Богдан Павлович</text:p>
          </table:table-cell>
          <table:table-cell office:value-type="string">
            <text:p>bprusskikh@edu.hse.ru</text:p>
          </table:table-cell>
          <table:table-cell office:value-type="string">
            <text:p>8174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75">
            <text:p>7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устамов</text:p>
          </table:table-cell>
          <table:table-cell office:value-type="string">
            <text:p>Айхан Рамил Оглы</text:p>
          </table:table-cell>
          <table:table-cell office:value-type="string">
            <text:p>arrustamov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7674; 3 курс; </text:p>
          </table:table-cell>
          <table:table-cell office:value-type="string">
            <text:p>St. Petersburg School of Economics and Management, HSE; International Business and Management Studies; 3 course; </text:p>
          </table:table-cell>
          <table:table-cell office:value-type="string">
            <text:p>19630840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ыбин</text:p>
          </table:table-cell>
          <table:table-cell office:value-type="string">
            <text:p>Александр Владимирович</text:p>
          </table:table-cell>
          <table:table-cell office:value-type="string">
            <text:p>avrybin@edu.hse.ru</text:p>
          </table:table-cell>
          <table:table-cell office:value-type="string">
            <text:p>8174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ыгзенов</text:p>
          </table:table-cell>
          <table:table-cell office:value-type="string">
            <text:p>Аюша Ильич</text:p>
          </table:table-cell>
          <table:table-cell office:value-type="string">
            <text:p>airygzenov@edu.hse.ru</text:p>
          </table:table-cell>
          <table:table-cell office:value-type="string">
            <text:p/>
          </table:table-cell>
          <table:table-cell office:value-type="string">
            <text:p>Школа иностранных языков; Б 45.03.02 ШИЯ 2015 очная Иностранные языки и межкультурная 4AF8; 1 курс; БИЯ234</text:p>
          </table:table-cell>
          <table:table-cell office:value-type="string">
            <text:p>School of Foreign Languages; Foreign Languages and Intercultural Communication; 1 course; БИЯ234</text:p>
          </table:table-cell>
          <table:table-cell office:value-type="string">
            <text:p>55762353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ыжинский</text:p>
          </table:table-cell>
          <table:table-cell office:value-type="string">
            <text:p>Владислав Романович</text:p>
          </table:table-cell>
          <table:table-cell office:value-type="string">
            <text:p>vrryzhinskiy_1@edu.hse.ru</text:p>
          </table:table-cell>
          <table:table-cell office:value-type="string">
            <text:p>1386490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ыжухина</text:p>
          </table:table-cell>
          <table:table-cell office:value-type="string">
            <text:p>Кристина Ильинична</text:p>
          </table:table-cell>
          <table:table-cell office:value-type="string">
            <text:p>kiryzhukhina@edu.hse.ru</text:p>
          </table:table-cell>
          <table:table-cell office:value-type="string">
            <text:p>79751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3">
            <text:p>8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ыльков</text:p>
          </table:table-cell>
          <table:table-cell office:value-type="string">
            <text:p>Владислав Викторович</text:p>
          </table:table-cell>
          <table:table-cell office:value-type="string">
            <text:p>vvrylkov@edu.hse.ru</text:p>
          </table:table-cell>
          <table:table-cell office:value-type="string">
            <text:p>147758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Рычкова</text:p>
          </table:table-cell>
          <table:table-cell office:value-type="string">
            <text:p>Софья Дмитриевна</text:p>
          </table:table-cell>
          <table:table-cell office:value-type="string">
            <text:p>sdrychkova@edu.hse.ru</text:p>
          </table:table-cell>
          <table:table-cell office:value-type="string">
            <text:p>2042744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акян</text:p>
          </table:table-cell>
          <table:table-cell office:value-type="string">
            <text:p>Мирра Эриковна</text:p>
          </table:table-cell>
          <table:table-cell office:value-type="string">
            <text:p>mesaakyan@edu.hse.ru</text:p>
          </table:table-cell>
          <table:table-cell office:value-type="string">
            <text:p>204761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акян</text:p>
          </table:table-cell>
          <table:table-cell office:value-type="string">
            <text:p>Софья Сергеевна</text:p>
          </table:table-cell>
          <table:table-cell office:value-type="string">
            <text:p>sssaakyan@edu.hse.ru</text:p>
          </table:table-cell>
          <table:table-cell office:value-type="string">
            <text:p>1384949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бадышина</text:p>
          </table:table-cell>
          <table:table-cell office:value-type="string">
            <text:p>София Викторовна</text:p>
          </table:table-cell>
          <table:table-cell office:value-type="string">
            <text:p>svsabadyshina@edu.hse.ru</text:p>
          </table:table-cell>
          <table:table-cell office:value-type="string">
            <text:p>149363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буров</text:p>
          </table:table-cell>
          <table:table-cell office:value-type="string">
            <text:p>Никита Игоревич</text:p>
          </table:table-cell>
          <table:table-cell office:value-type="string">
            <text:p>nisaburov@edu.hse.ru</text:p>
          </table:table-cell>
          <table:table-cell office:value-type="string">
            <text:p>131961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бурова</text:p>
          </table:table-cell>
          <table:table-cell office:value-type="string">
            <text:p>Елизавета Александровна</text:p>
          </table:table-cell>
          <table:table-cell office:value-type="string">
            <text:p>easaburova_1@edu.hse.ru</text:p>
          </table:table-cell>
          <table:table-cell office:value-type="string">
            <text:p>8401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вельев</text:p>
          </table:table-cell>
          <table:table-cell office:value-type="string">
            <text:p>Александр Сергеевич</text:p>
          </table:table-cell>
          <table:table-cell office:value-type="string">
            <text:p>assavelev@edu.hse.ru</text:p>
          </table:table-cell>
          <table:table-cell office:value-type="string">
            <text:p>148695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вельева</text:p>
          </table:table-cell>
          <table:table-cell office:value-type="string">
            <text:p>Алина Александровна</text:p>
          </table:table-cell>
          <table:table-cell office:value-type="string">
            <text:p>aasaveleva_4@edu.hse.ru</text:p>
          </table:table-cell>
          <table:table-cell office:value-type="string">
            <text:p>81019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вкин</text:p>
          </table:table-cell>
          <table:table-cell office:value-type="string">
            <text:p>Максим Игоревич</text:p>
          </table:table-cell>
          <table:table-cell office:value-type="string">
            <text:p>misavkin@edu.hse.ru</text:p>
          </table:table-cell>
          <table:table-cell office:value-type="string">
            <text:p>141738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вкина</text:p>
          </table:table-cell>
          <table:table-cell office:value-type="string">
            <text:p>Лидия Юрьевна</text:p>
          </table:table-cell>
          <table:table-cell office:value-type="string">
            <text:p>lyusavkina@edu.hse.ru</text:p>
          </table:table-cell>
          <table:table-cell office:value-type="string">
            <text:p>8087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вко</text:p>
          </table:table-cell>
          <table:table-cell office:value-type="string">
            <text:p>Елизавета Андреевна</text:p>
          </table:table-cell>
          <table:table-cell office:value-type="string">
            <text:p>easavko@edu.hse.ru</text:p>
          </table:table-cell>
          <table:table-cell office:value-type="string">
            <text:p>2045911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вчук</text:p>
          </table:table-cell>
          <table:table-cell office:value-type="string">
            <text:p>Дарья Сергеевна</text:p>
          </table:table-cell>
          <table:table-cell office:value-type="string">
            <text:p>dssavchuk@edu.hse.ru</text:p>
          </table:table-cell>
          <table:table-cell office:value-type="string">
            <text:p>80970</text:p>
          </table:table-cell>
          <table:table-cell office:value-type="string">
            <text:p>факультет мировой экономики и мировой политики, факультет креативных индустрий; Б 42.03.01, 42.03.05 ФКИ М 2024 очная Глобальные цифровые коммуникации; 4 курс, 1 курс; БГЦК241</text:p>
          </table:table-cell>
          <table:table-cell office:value-type="string">
            <text:p>Faculty of World Economy and International Affairs, Faculty of Creative Industries; Global Digital Communications; 4 course, 1 course; БГЦК241</text:p>
          </table:table-cell>
          <table:table-cell office:value-type="string">
            <text:p>556, 76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гайдаков</text:p>
          </table:table-cell>
          <table:table-cell office:value-type="string">
            <text:p>Александр Денисович</text:p>
          </table:table-cell>
          <table:table-cell office:value-type="string">
            <text:p>adsagaidakov@edu.hse.ru</text:p>
          </table:table-cell>
          <table:table-cell office:value-type="string">
            <text:p>213812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довов</text:p>
          </table:table-cell>
          <table:table-cell office:value-type="string">
            <text:p>Артемий Сергеевич</text:p>
          </table:table-cell>
          <table:table-cell office:value-type="string">
            <text:p>assadovov@edu.hse.ru</text:p>
          </table:table-cell>
          <table:table-cell office:value-type="string">
            <text:p>81222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дыков</text:p>
          </table:table-cell>
          <table:table-cell office:value-type="string">
            <text:p>Ильдар Артурович</text:p>
          </table:table-cell>
          <table:table-cell office:value-type="string">
            <text:p>iasadykov@edu.hse.ru</text:p>
          </table:table-cell>
          <table:table-cell office:value-type="string">
            <text:p>8277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енко</text:p>
          </table:table-cell>
          <table:table-cell office:value-type="string">
            <text:p>Валерия Владимировна</text:p>
          </table:table-cell>
          <table:table-cell office:value-type="string">
            <text:p>vvsaenko@edu.hse.ru</text:p>
          </table:table-cell>
          <table:table-cell office:value-type="string">
            <text:p>204276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идов</text:p>
          </table:table-cell>
          <table:table-cell office:value-type="string">
            <text:p>Абдухамид Ёкубжон угли</text:p>
          </table:table-cell>
          <table:table-cell office:value-type="string">
            <text:p>ayosaidov@edu.hse.ru</text:p>
          </table:table-cell>
          <table:table-cell office:value-type="string">
            <text:p>8159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лахутдинов</text:p>
          </table:table-cell>
          <table:table-cell office:value-type="string">
            <text:p>Артур Рафаильевич</text:p>
          </table:table-cell>
          <table:table-cell office:value-type="string">
            <text:p>arsalakhutdinov_1@edu.hse.ru</text:p>
          </table:table-cell>
          <table:table-cell office:value-type="string">
            <text:p>2045986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70">
            <text:p>7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лимгареев</text:p>
          </table:table-cell>
          <table:table-cell office:value-type="string">
            <text:p>Роман Альбертович</text:p>
          </table:table-cell>
          <table:table-cell office:value-type="string">
            <text:p>rasalimgareev@edu.hse.ru</text:p>
          </table:table-cell>
          <table:table-cell office:value-type="string">
            <text:p>8410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льников</text:p>
          </table:table-cell>
          <table:table-cell office:value-type="string">
            <text:p>Илья Андреевич</text:p>
          </table:table-cell>
          <table:table-cell office:value-type="string">
            <text:p>iasalnikov@edu.hse.ru</text:p>
          </table:table-cell>
          <table:table-cell office:value-type="string">
            <text:p>2045988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льникова</text:p>
          </table:table-cell>
          <table:table-cell office:value-type="string">
            <text:p>Екатерина Юрьевна</text:p>
          </table:table-cell>
          <table:table-cell office:value-type="string">
            <text:p>eyusalnikova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1 курс; БМБ2202С</text:p>
          </table:table-cell>
          <table:table-cell office:value-type="string">
            <text:p>St. Petersburg School of Economics and Management, HSE; ﻿International Bachelor in Business and Economics; 1 course; БМБ2202С</text:p>
          </table:table-cell>
          <table:table-cell office:value-type="string">
            <text:p>5306644167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мохвалов</text:p>
          </table:table-cell>
          <table:table-cell office:value-type="string">
            <text:p>Никита Витальевич</text:p>
          </table:table-cell>
          <table:table-cell office:value-type="string">
            <text:p>nvsamokhvalov@edu.hse.ru</text:p>
          </table:table-cell>
          <table:table-cell office:value-type="string">
            <text:p>2045992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мохвалова</text:p>
          </table:table-cell>
          <table:table-cell office:value-type="string">
            <text:p>Вера Олеговна</text:p>
          </table:table-cell>
          <table:table-cell office:value-type="string">
            <text:p>vosamokhvalova@edu.hse.ru</text:p>
          </table:table-cell>
          <table:table-cell office:value-type="string">
            <text:p>152148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мохвалова</text:p>
          </table:table-cell>
          <table:table-cell office:value-type="string">
            <text:p>Ксения Андреевна</text:p>
          </table:table-cell>
          <table:table-cell office:value-type="string">
            <text:p>ksansamokhvalova@edu.hse.ru</text:p>
          </table:table-cell>
          <table:table-cell office:value-type="string">
            <text:p>2296488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ночкин</text:p>
          </table:table-cell>
          <table:table-cell office:value-type="string">
            <text:p>Юрий Ильич</text:p>
          </table:table-cell>
          <table:table-cell office:value-type="string">
            <text:p>ysanochkin@hse.ru</text:p>
          </table:table-cell>
          <table:table-cell office:value-type="string">
            <text:p>1339160</text:p>
          </table:table-cell>
          <table:table-cell office:value-type="string">
            <text:p>1) Старший преподаватель (штатная) / департамент больших данных и информационного поиска; 2) Научный сотрудник / научно-учебная лаборатория моделирования и управления сложными системами; 3) Приглашенный преподаватель / департамент бизнес-информатики</text:p>
          </table:table-cell>
          <table:table-cell office:value-type="string">
            <text:p>1) Старший преподаватель (штатная) / Department of Big Data and Information Retrieval; 2) Научный сотрудник / научно-учебная лаборатория моделирования и управления сложными системами; 3) Приглашенный преподаватель / департамент бизнес-информатики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парбекова</text:p>
          </table:table-cell>
          <table:table-cell office:value-type="string">
            <text:p>София Аскаровна</text:p>
          </table:table-cell>
          <table:table-cell office:value-type="string">
            <text:p>sasaparbekova@edu.hse.ru</text:p>
          </table:table-cell>
          <table:table-cell office:value-type="string">
            <text:p>82445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52">
            <text:p>5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пач</text:p>
          </table:table-cell>
          <table:table-cell office:value-type="string">
            <text:p>Анастасия Эдуардовна</text:p>
          </table:table-cell>
          <table:table-cell office:value-type="string">
            <text:p>aesapach@edu.hse.ru</text:p>
          </table:table-cell>
          <table:table-cell office:value-type="string">
            <text:p/>
          </table:table-cell>
          <table:table-cell office:value-type="string">
            <text:p>Высшая школа бизнеса; Б 38.03.05 ВШБ 2021 очная Цифровые инновации в управлении прE90F; 2 курс; </text:p>
          </table:table-cell>
          <table:table-cell office:value-type="string">
            <text:p>Graduate School of Business; Management and Digital Innovation; 2 course; </text:p>
          </table:table-cell>
          <table:table-cell office:value-type="string">
            <text:p>5540921619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ргсян</text:p>
          </table:table-cell>
          <table:table-cell office:value-type="string">
            <text:p>Нарек Арамович</text:p>
          </table:table-cell>
          <table:table-cell office:value-type="string">
            <text:p>nasargsyan@edu.hse.ru</text:p>
          </table:table-cell>
          <table:table-cell office:value-type="string">
            <text:p>2045999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ркисян</text:p>
          </table:table-cell>
          <table:table-cell office:value-type="string">
            <text:p>Карина Матевосовна</text:p>
          </table:table-cell>
          <table:table-cell office:value-type="string">
            <text:p>kmsarkisyan@edu.hse.ru</text:p>
          </table:table-cell>
          <table:table-cell office:value-type="string">
            <text:p>2048563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ркисян</text:p>
          </table:table-cell>
          <table:table-cell office:value-type="string">
            <text:p>Карина Унановна</text:p>
          </table:table-cell>
          <table:table-cell office:value-type="string">
            <text:p>kusarkisyan@edu.hse.ru</text:p>
          </table:table-cell>
          <table:table-cell office:value-type="string">
            <text:p>1363064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51">
            <text:p>5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рмусокова</text:p>
          </table:table-cell>
          <table:table-cell office:value-type="string">
            <text:p>Рашида Сухробовна</text:p>
          </table:table-cell>
          <table:table-cell office:value-type="string">
            <text:p>rssarmusokova@edu.hse.ru</text:p>
          </table:table-cell>
          <table:table-cell office:value-type="string">
            <text:p>8427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утина</text:p>
          </table:table-cell>
          <table:table-cell office:value-type="string">
            <text:p>Мария Александровна</text:p>
          </table:table-cell>
          <table:table-cell office:value-type="string">
            <text:p>masautina@edu.hse.ru</text:p>
          </table:table-cell>
          <table:table-cell office:value-type="string">
            <text:p>25473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утина</text:p>
          </table:table-cell>
          <table:table-cell office:value-type="string">
            <text:p>Марьяна Денисовна</text:p>
          </table:table-cell>
          <table:table-cell office:value-type="string">
            <text:p>mdsautina@edu.hse.ru</text:p>
          </table:table-cell>
          <table:table-cell office:value-type="string">
            <text:p>8122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фонова</text:p>
          </table:table-cell>
          <table:table-cell office:value-type="string">
            <text:p>Варвара Сергеевна</text:p>
          </table:table-cell>
          <table:table-cell office:value-type="string">
            <text:p>vssafonova_2@edu.hse.ru</text:p>
          </table:table-cell>
          <table:table-cell office:value-type="string">
            <text:p>80871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афронов</text:p>
          </table:table-cell>
          <table:table-cell office:value-type="string">
            <text:p>Михаил Александрович</text:p>
          </table:table-cell>
          <table:table-cell office:value-type="string">
            <text:p>masafronov_2@edu.hse.ru</text:p>
          </table:table-cell>
          <table:table-cell office:value-type="string">
            <text:p>153945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вентицкая</text:p>
          </table:table-cell>
          <table:table-cell office:value-type="string">
            <text:p>Софья Юрьевна</text:p>
          </table:table-cell>
          <table:table-cell office:value-type="string">
            <text:p>syusventitskaya@edu.hse.ru</text:p>
          </table:table-cell>
          <table:table-cell office:value-type="string">
            <text:p>135006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венцицкий</text:p>
          </table:table-cell>
          <table:table-cell office:value-type="string">
            <text:p>Ярослав Игоревич</text:p>
          </table:table-cell>
          <table:table-cell office:value-type="string">
            <text:p>yaisventsitskiy@edu.hse.ru</text:p>
          </table:table-cell>
          <table:table-cell office:value-type="string">
            <text:p>204600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41">
            <text:p>4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вириденко</text:p>
          </table:table-cell>
          <table:table-cell office:value-type="string">
            <text:p>Екатерина Сергеевна</text:p>
          </table:table-cell>
          <table:table-cell office:value-type="string">
            <text:p>essviridenko@edu.hse.ru</text:p>
          </table:table-cell>
          <table:table-cell office:value-type="string">
            <text:p>2013945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вяткин</text:p>
          </table:table-cell>
          <table:table-cell office:value-type="string">
            <text:p>Александр Игоревич</text:p>
          </table:table-cell>
          <table:table-cell office:value-type="string">
            <text:p>aisvyatkin@edu.hse.ru</text:p>
          </table:table-cell>
          <table:table-cell office:value-type="string">
            <text:p>131950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добнова</text:p>
          </table:table-cell>
          <table:table-cell office:value-type="string">
            <text:p>Софья Сергеевна</text:p>
          </table:table-cell>
          <table:table-cell office:value-type="string">
            <text:p>sssdobnova@edu.hse.ru</text:p>
          </table:table-cell>
          <table:table-cell office:value-type="string">
            <text:p>200994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еверина</text:p>
          </table:table-cell>
          <table:table-cell office:value-type="string">
            <text:p>Арина Рафаэльевна</text:p>
          </table:table-cell>
          <table:table-cell office:value-type="string">
            <text:p>arseverina@edu.hse.ru</text:p>
          </table:table-cell>
          <table:table-cell office:value-type="string">
            <text:p>2046008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едлова</text:p>
          </table:table-cell>
          <table:table-cell office:value-type="string">
            <text:p>Анна Александровна</text:p>
          </table:table-cell>
          <table:table-cell office:value-type="string">
            <text:p>aasedlova@edu.hse.ru</text:p>
          </table:table-cell>
          <table:table-cell office:value-type="string">
            <text:p>145194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еднева</text:p>
          </table:table-cell>
          <table:table-cell office:value-type="string">
            <text:p>Софья Александровна</text:p>
          </table:table-cell>
          <table:table-cell office:value-type="string">
            <text:p>sasedneva@edu.hse.ru</text:p>
          </table:table-cell>
          <table:table-cell office:value-type="string">
            <text:p>8140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6">
            <text:p>7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едова</text:p>
          </table:table-cell>
          <table:table-cell office:value-type="string">
            <text:p>Стефания Сергеевна</text:p>
          </table:table-cell>
          <table:table-cell office:value-type="string">
            <text:p>sssedova@edu.hse.ru</text:p>
          </table:table-cell>
          <table:table-cell office:value-type="string">
            <text:p>204855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еливерстов</text:p>
          </table:table-cell>
          <table:table-cell office:value-type="string">
            <text:p>Игорь Алексеевич</text:p>
          </table:table-cell>
          <table:table-cell office:value-type="string">
            <text:p>iaseliverstov@edu.hse.ru</text:p>
          </table:table-cell>
          <table:table-cell office:value-type="string">
            <text:p>204914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еменихин</text:p>
          </table:table-cell>
          <table:table-cell office:value-type="string">
            <text:p>Степан Александрович</text:p>
          </table:table-cell>
          <table:table-cell office:value-type="string">
            <text:p>sasemenikhin_2@edu.hse.ru</text:p>
          </table:table-cell>
          <table:table-cell office:value-type="string">
            <text:p>2045864</text:p>
          </table:table-cell>
          <table:table-cell office:value-type="string">
            <text:p>факультет креативных индустрий; Б 42.03.01 ФКИ М 2022 очная Стратегия и продюсирование в коммуникациях; 2 курс; </text:p>
          </table:table-cell>
          <table:table-cell office:value-type="string">
            <text:p>Faculty of Creative Industries; Strategy and Production in Communications; 2 course; 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еменов</text:p>
          </table:table-cell>
          <table:table-cell office:value-type="string">
            <text:p>Сергей Дмитриевич</text:p>
          </table:table-cell>
          <table:table-cell office:value-type="string">
            <text:p>sdsemenov_1@edu.hse.ru</text:p>
          </table:table-cell>
          <table:table-cell office:value-type="string">
            <text:p>1320393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еменова</text:p>
          </table:table-cell>
          <table:table-cell office:value-type="string">
            <text:p>Маргарита Владимировна</text:p>
          </table:table-cell>
          <table:table-cell office:value-type="string">
            <text:p>mvsemenova@edu.hse.ru</text:p>
          </table:table-cell>
          <table:table-cell office:value-type="string">
            <text:p>79822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8">
            <text:p>8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емёнова</text:p>
          </table:table-cell>
          <table:table-cell office:value-type="string">
            <text:p>Виктория Александровна</text:p>
          </table:table-cell>
          <table:table-cell office:value-type="string">
            <text:p>vasemyonova_1@edu.hse.ru</text:p>
          </table:table-cell>
          <table:table-cell office:value-type="string">
            <text:p>1554335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емёнова</text:p>
          </table:table-cell>
          <table:table-cell office:value-type="string">
            <text:p>Юлия Денисовна</text:p>
          </table:table-cell>
          <table:table-cell office:value-type="string">
            <text:p>yudsemyonova@edu.hse.ru</text:p>
          </table:table-cell>
          <table:table-cell office:value-type="string">
            <text:p>204280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9">
            <text:p>5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емичев</text:p>
          </table:table-cell>
          <table:table-cell office:value-type="string">
            <text:p>Дмитрий Максимович</text:p>
          </table:table-cell>
          <table:table-cell office:value-type="string">
            <text:p>dmsemichev@edu.hse.ru</text:p>
          </table:table-cell>
          <table:table-cell office:value-type="string">
            <text:p>81341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ергеев</text:p>
          </table:table-cell>
          <table:table-cell office:value-type="string">
            <text:p>Алексей Дмитриевич</text:p>
          </table:table-cell>
          <table:table-cell office:value-type="string">
            <text:p>adsergeev@edu.hse.ru</text:p>
          </table:table-cell>
          <table:table-cell office:value-type="string">
            <text:p>144242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ергеев</text:p>
          </table:table-cell>
          <table:table-cell office:value-type="string">
            <text:p>Никита Дмитриевич</text:p>
          </table:table-cell>
          <table:table-cell office:value-type="string">
            <text:p>ndsergeev_1@edu.hse.ru</text:p>
          </table:table-cell>
          <table:table-cell office:value-type="string">
            <text:p>1320607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ергеева</text:p>
          </table:table-cell>
          <table:table-cell office:value-type="string">
            <text:p>Анастасия Вадимовна</text:p>
          </table:table-cell>
          <table:table-cell office:value-type="string">
            <text:p>avsergeeva_8@edu.hse.ru</text:p>
          </table:table-cell>
          <table:table-cell office:value-type="string">
            <text:p>131956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ергеева</text:p>
          </table:table-cell>
          <table:table-cell office:value-type="string">
            <text:p>Анна Владимировна</text:p>
          </table:table-cell>
          <table:table-cell office:value-type="string">
            <text:p>avsergeeva_9@edu.hse.ru</text:p>
          </table:table-cell>
          <table:table-cell office:value-type="string">
            <text:p>132034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ергеева</text:p>
          </table:table-cell>
          <table:table-cell office:value-type="string">
            <text:p>Елизавета Алексеевна</text:p>
          </table:table-cell>
          <table:table-cell office:value-type="string">
            <text:p>easergeeva_2@edu.hse.ru</text:p>
          </table:table-cell>
          <table:table-cell office:value-type="string">
            <text:p>2043463</text:p>
          </table:table-cell>
          <table:table-cell office:value-type="string">
            <text:p>факультет экономических наук; Б 38.03.01 Э М 2014 очная Экономика и статистика; 2 курс; </text:p>
          </table:table-cell>
          <table:table-cell office:value-type="string">
            <text:p>Faculty of Economic Sciences; Economics and Statistics; 2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ергиенко</text:p>
          </table:table-cell>
          <table:table-cell office:value-type="string">
            <text:p>Елизавета Ивановна</text:p>
          </table:table-cell>
          <table:table-cell office:value-type="string">
            <text:p>eisergienko@edu.hse.ru</text:p>
          </table:table-cell>
          <table:table-cell office:value-type="string">
            <text:p>204602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ергиенко</text:p>
          </table:table-cell>
          <table:table-cell office:value-type="string">
            <text:p>София Васильевна</text:p>
          </table:table-cell>
          <table:table-cell office:value-type="string">
            <text:p>svsergienko@edu.hse.ru</text:p>
          </table:table-cell>
          <table:table-cell office:value-type="string">
            <text:p>82782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ердечная</text:p>
          </table:table-cell>
          <table:table-cell office:value-type="string">
            <text:p>Ева Владимировна</text:p>
          </table:table-cell>
          <table:table-cell office:value-type="string">
            <text:p>evserdechnaya@edu.hse.ru</text:p>
          </table:table-cell>
          <table:table-cell office:value-type="string">
            <text:p>8147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ердюкова</text:p>
          </table:table-cell>
          <table:table-cell office:value-type="string">
            <text:p>Алиса Валерьевна</text:p>
          </table:table-cell>
          <table:table-cell office:value-type="string">
            <text:p>avserdiukova@edu.hse.ru</text:p>
          </table:table-cell>
          <table:table-cell office:value-type="string">
            <text:p>2295612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еребренникова</text:p>
          </table:table-cell>
          <table:table-cell office:value-type="string">
            <text:p>Елена Михайловна</text:p>
          </table:table-cell>
          <table:table-cell office:value-type="string">
            <text:p>emserebrennikova@edu.hse.ru</text:p>
          </table:table-cell>
          <table:table-cell office:value-type="string">
            <text:p>204281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ереда</text:p>
          </table:table-cell>
          <table:table-cell office:value-type="string">
            <text:p>Елизавета Георгиевна</text:p>
          </table:table-cell>
          <table:table-cell office:value-type="string">
            <text:p>egsereda@edu.hse.ru</text:p>
          </table:table-cell>
          <table:table-cell office:value-type="string">
            <text:p>83316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ерова</text:p>
          </table:table-cell>
          <table:table-cell office:value-type="string">
            <text:p>Полина Петровна</text:p>
          </table:table-cell>
          <table:table-cell office:value-type="string">
            <text:p>ppserova@edu.hse.ru</text:p>
          </table:table-cell>
          <table:table-cell office:value-type="string">
            <text:p>2046027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еттаров</text:p>
          </table:table-cell>
          <table:table-cell office:value-type="string">
            <text:p>Эрлан Русланович</text:p>
          </table:table-cell>
          <table:table-cell office:value-type="string">
            <text:p>ersettarov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1 курс; БМБ2203С</text:p>
          </table:table-cell>
          <table:table-cell office:value-type="string">
            <text:p>St. Petersburg School of Economics and Management, HSE; ﻿International Bachelor in Business and Economics; 1 course; БМБ2203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ибиль</text:p>
          </table:table-cell>
          <table:table-cell office:value-type="string">
            <text:p>Олеся Александровна</text:p>
          </table:table-cell>
          <table:table-cell office:value-type="string">
            <text:p>oasibil@edu.hse.ru</text:p>
          </table:table-cell>
          <table:table-cell office:value-type="string">
            <text:p>1473961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ивакова</text:p>
          </table:table-cell>
          <table:table-cell office:value-type="string">
            <text:p>Елизавета Сергеевна</text:p>
          </table:table-cell>
          <table:table-cell office:value-type="string">
            <text:p>essivakova@edu.hse.ru</text:p>
          </table:table-cell>
          <table:table-cell office:value-type="string">
            <text:p>8141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ивков</text:p>
          </table:table-cell>
          <table:table-cell office:value-type="string">
            <text:p>Максим Дмитриевич</text:p>
          </table:table-cell>
          <table:table-cell office:value-type="string">
            <text:p>mdsivkov@edu.hse.ru</text:p>
          </table:table-cell>
          <table:table-cell office:value-type="string">
            <text:p>204911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игачев</text:p>
          </table:table-cell>
          <table:table-cell office:value-type="string">
            <text:p>Максим Анатольевич</text:p>
          </table:table-cell>
          <table:table-cell office:value-type="string">
            <text:p>masigachev_1@edu.hse.ru</text:p>
          </table:table-cell>
          <table:table-cell office:value-type="string">
            <text:p>1502177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идельников</text:p>
          </table:table-cell>
          <table:table-cell office:value-type="string">
            <text:p>Евгений Андреевич</text:p>
          </table:table-cell>
          <table:table-cell office:value-type="string">
            <text:p>easidelnikov@edu.hse.ru</text:p>
          </table:table-cell>
          <table:table-cell office:value-type="string">
            <text:p>204773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изова</text:p>
          </table:table-cell>
          <table:table-cell office:value-type="string">
            <text:p>Ульяна Алексеевна</text:p>
          </table:table-cell>
          <table:table-cell office:value-type="string">
            <text:p>uasizova@edu.hse.ru</text:p>
          </table:table-cell>
          <table:table-cell office:value-type="string">
            <text:p>2042820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ингай</text:p>
          </table:table-cell>
          <table:table-cell office:value-type="string">
            <text:p>Иван Тимофеевич</text:p>
          </table:table-cell>
          <table:table-cell office:value-type="string">
            <text:p>itsingay@edu.hse.ru</text:p>
          </table:table-cell>
          <table:table-cell office:value-type="string">
            <text:p>81229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иница</text:p>
          </table:table-cell>
          <table:table-cell office:value-type="string">
            <text:p>Анастасия Владиславовна</text:p>
          </table:table-cell>
          <table:table-cell office:value-type="string">
            <text:p>avsinitsa@edu.hse.ru</text:p>
          </table:table-cell>
          <table:table-cell office:value-type="string">
            <text:p>8127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иницына</text:p>
          </table:table-cell>
          <table:table-cell office:value-type="string">
            <text:p>Александра Александровна</text:p>
          </table:table-cell>
          <table:table-cell office:value-type="string">
            <text:p>aasinitsyna_3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1 МЭ 2022 очная Программа двух дипломов НИУ ВШЭ и УC5B8; 2 курс; БЭПА221</text:p>
          </table:table-cell>
          <table:table-cell office:value-type="string">
            <text:p>Faculty of World Economy and International Affairs; KHU-HSE Double Degree Program Economics and Politics in Asia; 2 course; БЭПА221</text:p>
          </table:table-cell>
          <table:table-cell office:value-type="string">
            <text:p>53219088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ипкина</text:p>
          </table:table-cell>
          <table:table-cell office:value-type="string">
            <text:p>Екатерина Алексеевна</text:p>
          </table:table-cell>
          <table:table-cell office:value-type="string">
            <text:p>easipkina@edu.hse.ru</text:p>
          </table:table-cell>
          <table:table-cell office:value-type="string">
            <text:p>83391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66">
            <text:p>6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иражева</text:p>
          </table:table-cell>
          <table:table-cell office:value-type="string">
            <text:p>Даяна Ильдаровна</text:p>
          </table:table-cell>
          <table:table-cell office:value-type="string">
            <text:p>disirazheva@edu.hse.ru</text:p>
          </table:table-cell>
          <table:table-cell office:value-type="string">
            <text:p>8174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иренко</text:p>
          </table:table-cell>
          <table:table-cell office:value-type="string">
            <text:p>Екатерина Сергеевна</text:p>
          </table:table-cell>
          <table:table-cell office:value-type="string">
            <text:p>essirenko@edu.hse.ru</text:p>
          </table:table-cell>
          <table:table-cell office:value-type="string">
            <text:p>1491671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клюева</text:p>
          </table:table-cell>
          <table:table-cell office:value-type="string">
            <text:p>Мария Андреевна</text:p>
          </table:table-cell>
          <table:table-cell office:value-type="string">
            <text:p>masklyueva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41.03.04 СПБ ШСНВ СПБ 2016 очная Политология и мировая пол3F3C; 2 курс; BPS213</text:p>
          </table:table-cell>
          <table:table-cell office:value-type="string">
            <text:p>St. Petersburg School of Social Sciences and Area Studies, HSE; Political Science and World Politics; 2 course; BPS213</text:p>
          </table:table-cell>
          <table:table-cell office:value-type="string">
            <text:p>15050549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кляренко</text:p>
          </table:table-cell>
          <table:table-cell office:value-type="string">
            <text:p>Иван Михайлович</text:p>
          </table:table-cell>
          <table:table-cell office:value-type="string">
            <text:p>imsklyarenko@edu.hse.ru</text:p>
          </table:table-cell>
          <table:table-cell office:value-type="string">
            <text:p>204603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корик</text:p>
          </table:table-cell>
          <table:table-cell office:value-type="string">
            <text:p>Никита Антонович</text:p>
          </table:table-cell>
          <table:table-cell office:value-type="string">
            <text:p>naskorik@edu.hse.ru</text:p>
          </table:table-cell>
          <table:table-cell office:value-type="string">
            <text:p>2045853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0">
            <text:p>4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коробогатых</text:p>
          </table:table-cell>
          <table:table-cell office:value-type="string">
            <text:p>Анна Андреевна</text:p>
          </table:table-cell>
          <table:table-cell office:value-type="string">
            <text:p>aaskorobogatykh@edu.hse.ru</text:p>
          </table:table-cell>
          <table:table-cell office:value-type="string">
            <text:p>83740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6">
            <text:p>5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крупская</text:p>
          </table:table-cell>
          <table:table-cell office:value-type="string">
            <text:p>Владислава Сергеевна</text:p>
          </table:table-cell>
          <table:table-cell office:value-type="string">
            <text:p>vsskrupskaya@edu.hse.ru</text:p>
          </table:table-cell>
          <table:table-cell office:value-type="string">
            <text:p>204283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крыбыкина</text:p>
          </table:table-cell>
          <table:table-cell office:value-type="string">
            <text:p>Анастасия Александровна</text:p>
          </table:table-cell>
          <table:table-cell office:value-type="string">
            <text:p>aaskrybykina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6 МЭ 2022 очная Программа двух дипломов НИУ ВШЭ и УC5B8; 1 курс; БЭПА224</text:p>
          </table:table-cell>
          <table:table-cell office:value-type="string">
            <text:p>Faculty of World Economy and International Affairs; KHU-HSE Double Degree Program Economics and Politics in Asia; 1 course; БЭПА224</text:p>
          </table:table-cell>
          <table:table-cell office:value-type="string">
            <text:p>53219088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куба</text:p>
          </table:table-cell>
          <table:table-cell office:value-type="string">
            <text:p>Полина Андреевна</text:p>
          </table:table-cell>
          <table:table-cell office:value-type="string">
            <text:p>paskuba@edu.hse.ru</text:p>
          </table:table-cell>
          <table:table-cell office:value-type="string">
            <text:p>147944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кублова</text:p>
          </table:table-cell>
          <table:table-cell office:value-type="string">
            <text:p>Яна Андреевна</text:p>
          </table:table-cell>
          <table:table-cell office:value-type="string">
            <text:p>yaaskublova@edu.hse.ru</text:p>
          </table:table-cell>
          <table:table-cell office:value-type="string">
            <text:p>204388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купов</text:p>
          </table:table-cell>
          <table:table-cell office:value-type="string">
            <text:p>Ярослав Олегович</text:p>
          </table:table-cell>
          <table:table-cell office:value-type="string">
            <text:p>yaoskupov@edu.hse.ru</text:p>
          </table:table-cell>
          <table:table-cell office:value-type="string">
            <text:p>82784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2">
            <text:p>9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кучеляс</text:p>
          </table:table-cell>
          <table:table-cell office:value-type="string">
            <text:p>Павел Алексеевич</text:p>
          </table:table-cell>
          <table:table-cell office:value-type="string">
            <text:p>paskuchelyas@edu.hse.ru</text:p>
          </table:table-cell>
          <table:table-cell office:value-type="string">
            <text:p>131964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лащев</text:p>
          </table:table-cell>
          <table:table-cell office:value-type="string">
            <text:p>Семён Романович</text:p>
          </table:table-cell>
          <table:table-cell office:value-type="string">
            <text:p>srslaschev@edu.hse.ru</text:p>
          </table:table-cell>
          <table:table-cell office:value-type="string">
            <text:p>78269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лащева</text:p>
          </table:table-cell>
          <table:table-cell office:value-type="string">
            <text:p>Виолетта Алексеевна</text:p>
          </table:table-cell>
          <table:table-cell office:value-type="string">
            <text:p>vaslascheva@edu.hse.ru</text:p>
          </table:table-cell>
          <table:table-cell office:value-type="string">
            <text:p>82462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лепченко</text:p>
          </table:table-cell>
          <table:table-cell office:value-type="string">
            <text:p>Ангелина Петровна</text:p>
          </table:table-cell>
          <table:table-cell office:value-type="string">
            <text:p>apslepchenko@edu.hse.ru</text:p>
          </table:table-cell>
          <table:table-cell office:value-type="string">
            <text:p>146593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лизкова</text:p>
          </table:table-cell>
          <table:table-cell office:value-type="string">
            <text:p>Мария Сергеевна</text:p>
          </table:table-cell>
          <table:table-cell office:value-type="string">
            <text:p>msslizkova@edu.hse.ru</text:p>
          </table:table-cell>
          <table:table-cell office:value-type="string">
            <text:p>204603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3">
            <text:p>5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лыхова</text:p>
          </table:table-cell>
          <table:table-cell office:value-type="string">
            <text:p>Ксения Андреевна</text:p>
          </table:table-cell>
          <table:table-cell office:value-type="string">
            <text:p>kaslykhova@edu.hse.ru</text:p>
          </table:table-cell>
          <table:table-cell office:value-type="string">
            <text:p>147500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мертин</text:p>
          </table:table-cell>
          <table:table-cell office:value-type="string">
            <text:p>Всеволод Андреевич</text:p>
          </table:table-cell>
          <table:table-cell office:value-type="string">
            <text:p>vasmertin@edu.hse.ru</text:p>
          </table:table-cell>
          <table:table-cell office:value-type="string">
            <text:p>81277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мирнов</text:p>
          </table:table-cell>
          <table:table-cell office:value-type="string">
            <text:p>Максим Игоревич</text:p>
          </table:table-cell>
          <table:table-cell office:value-type="string">
            <text:p>mismirnov_1@edu.hse.ru</text:p>
          </table:table-cell>
          <table:table-cell office:value-type="string">
            <text:p>2043424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мирнов</text:p>
          </table:table-cell>
          <table:table-cell office:value-type="string">
            <text:p>Олег Андреевич</text:p>
          </table:table-cell>
          <table:table-cell office:value-type="string">
            <text:p>oasmirnov@edu.hse.ru</text:p>
          </table:table-cell>
          <table:table-cell office:value-type="string">
            <text:p>204604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мирнова</text:p>
          </table:table-cell>
          <table:table-cell office:value-type="string">
            <text:p>Алёна Игоревна</text:p>
          </table:table-cell>
          <table:table-cell office:value-type="string">
            <text:p>aismirnova_5@edu.hse.ru</text:p>
          </table:table-cell>
          <table:table-cell office:value-type="string">
            <text:p>8143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4">
            <text:p>7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мирнова</text:p>
          </table:table-cell>
          <table:table-cell office:value-type="string">
            <text:p>Екатерина Николаевна</text:p>
          </table:table-cell>
          <table:table-cell office:value-type="string">
            <text:p>ensmirnova@edu.hse.ru</text:p>
          </table:table-cell>
          <table:table-cell office:value-type="string">
            <text:p>204407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мирнова</text:p>
          </table:table-cell>
          <table:table-cell office:value-type="string">
            <text:p>Ксения Сергеевна</text:p>
          </table:table-cell>
          <table:table-cell office:value-type="string">
            <text:p>kssmirnova_2@edu.hse.ru</text:p>
          </table:table-cell>
          <table:table-cell office:value-type="string">
            <text:p>1443094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молина</text:p>
          </table:table-cell>
          <table:table-cell office:value-type="string">
            <text:p>Мария Михайловна</text:p>
          </table:table-cell>
          <table:table-cell office:value-type="string">
            <text:p>mmsmolina@edu.hse.ru</text:p>
          </table:table-cell>
          <table:table-cell office:value-type="string">
            <text:p>1515030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мышляев</text:p>
          </table:table-cell>
          <table:table-cell office:value-type="string">
            <text:p>Алексей Валентинович</text:p>
          </table:table-cell>
          <table:table-cell office:value-type="string">
            <text:p>avsmyshlyaev_1@edu.hse.ru</text:p>
          </table:table-cell>
          <table:table-cell office:value-type="string">
            <text:p>204333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нисаренко</text:p>
          </table:table-cell>
          <table:table-cell office:value-type="string">
            <text:p>Ева Юрьевна</text:p>
          </table:table-cell>
          <table:table-cell office:value-type="string">
            <text:p>eyusnisarenko@edu.hse.ru</text:p>
          </table:table-cell>
          <table:table-cell office:value-type="string">
            <text:p>7935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62">
            <text:p>6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оболева</text:p>
          </table:table-cell>
          <table:table-cell office:value-type="string">
            <text:p>Мария Николаевна</text:p>
          </table:table-cell>
          <table:table-cell office:value-type="string">
            <text:p>mnsoboleva@edu.hse.ru</text:p>
          </table:table-cell>
          <table:table-cell office:value-type="string">
            <text:p>1424851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оветкина</text:p>
          </table:table-cell>
          <table:table-cell office:value-type="string">
            <text:p>Анна Сергеевна</text:p>
          </table:table-cell>
          <table:table-cell office:value-type="string">
            <text:p>assovetkina@edu.hse.ru</text:p>
          </table:table-cell>
          <table:table-cell office:value-type="string">
            <text:p>8083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овчик</text:p>
          </table:table-cell>
          <table:table-cell office:value-type="string">
            <text:p>Евгений Игоревич</text:p>
          </table:table-cell>
          <table:table-cell office:value-type="string">
            <text:p>eisovchik@edu.hse.ru</text:p>
          </table:table-cell>
          <table:table-cell office:value-type="string">
            <text:p>79481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9">
            <text:p>8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околенко</text:p>
          </table:table-cell>
          <table:table-cell office:value-type="string">
            <text:p>Арина Сергеевна</text:p>
          </table:table-cell>
          <table:table-cell office:value-type="string">
            <text:p>assokolenko@edu.hse.ru</text:p>
          </table:table-cell>
          <table:table-cell office:value-type="string">
            <text:p>8132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3">
            <text:p>4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околов</text:p>
          </table:table-cell>
          <table:table-cell office:value-type="string">
            <text:p>Артём Олегович</text:p>
          </table:table-cell>
          <table:table-cell office:value-type="string">
            <text:p>aosokolov@edu.hse.ru</text:p>
          </table:table-cell>
          <table:table-cell office:value-type="string">
            <text:p>204587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5">
            <text:p>7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околова</text:p>
          </table:table-cell>
          <table:table-cell office:value-type="string">
            <text:p>Анфиса Сергеевна</text:p>
          </table:table-cell>
          <table:table-cell office:value-type="string">
            <text:p>assokolova_6@edu.hse.ru</text:p>
          </table:table-cell>
          <table:table-cell office:value-type="string">
            <text:p>8175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околова</text:p>
          </table:table-cell>
          <table:table-cell office:value-type="string">
            <text:p>Варвара Алексеевна</text:p>
          </table:table-cell>
          <table:table-cell office:value-type="string">
            <text:p>vasokolova_5@edu.hse.ru</text:p>
          </table:table-cell>
          <table:table-cell office:value-type="string">
            <text:p>204285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околова</text:p>
          </table:table-cell>
          <table:table-cell office:value-type="string">
            <text:p>Диана Викторовна</text:p>
          </table:table-cell>
          <table:table-cell office:value-type="string">
            <text:p>dvsokolova_2@edu.hse.ru</text:p>
          </table:table-cell>
          <table:table-cell office:value-type="string">
            <text:p>1378314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околова</text:p>
          </table:table-cell>
          <table:table-cell office:value-type="string">
            <text:p>Мария Дмитриевна</text:p>
          </table:table-cell>
          <table:table-cell office:value-type="string">
            <text:p>mdsokolova@edu.hse.ru</text:p>
          </table:table-cell>
          <table:table-cell office:value-type="string">
            <text:p>204604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олдатенко</text:p>
          </table:table-cell>
          <table:table-cell office:value-type="string">
            <text:p>Никита Александрович</text:p>
          </table:table-cell>
          <table:table-cell office:value-type="string">
            <text:p>nasoldatenko@edu.hse.ru</text:p>
          </table:table-cell>
          <table:table-cell office:value-type="string">
            <text:p>131973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олдаткин</text:p>
          </table:table-cell>
          <table:table-cell office:value-type="string">
            <text:p>Севастьян Георгиевич</text:p>
          </table:table-cell>
          <table:table-cell office:value-type="string">
            <text:p>sgsoldatkin@edu.hse.ru</text:p>
          </table:table-cell>
          <table:table-cell office:value-type="string">
            <text:p>2045923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2 курс; </text:p>
          </table:table-cell>
          <table:table-cell office:value-type="string">
            <text:p>International College of Economics and Finance; International Programme in Economics and Finance; 2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оловьев</text:p>
          </table:table-cell>
          <table:table-cell office:value-type="string">
            <text:p>Савелий Олегович</text:p>
          </table:table-cell>
          <table:table-cell office:value-type="string">
            <text:p>sosolovev@edu.hse.ru</text:p>
          </table:table-cell>
          <table:table-cell office:value-type="string">
            <text:p>204604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6">
            <text:p>5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оловьева</text:p>
          </table:table-cell>
          <table:table-cell office:value-type="string">
            <text:p>Анастасия Дмитриевна</text:p>
          </table:table-cell>
          <table:table-cell office:value-type="string">
            <text:p>adsoloveva_3@edu.hse.ru</text:p>
          </table:table-cell>
          <table:table-cell office:value-type="string">
            <text:p>204367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олодкий</text:p>
          </table:table-cell>
          <table:table-cell office:value-type="string">
            <text:p>Денис Алексеевич</text:p>
          </table:table-cell>
          <table:table-cell office:value-type="string">
            <text:p>dasolodkiy@edu.hse.ru</text:p>
          </table:table-cell>
          <table:table-cell office:value-type="string">
            <text:p>80927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олодовникова</text:p>
          </table:table-cell>
          <table:table-cell office:value-type="string">
            <text:p>Виктория Олеговна</text:p>
          </table:table-cell>
          <table:table-cell office:value-type="string">
            <text:p>vosolodovnikova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2 курс; БМБ2203С</text:p>
          </table:table-cell>
          <table:table-cell office:value-type="string">
            <text:p>St. Petersburg School of Economics and Management, HSE; ?International Bachelor in Business and Economics; 2 course; БМБ2203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олопова</text:p>
          </table:table-cell>
          <table:table-cell office:value-type="string">
            <text:p>Александра Денисовна</text:p>
          </table:table-cell>
          <table:table-cell office:value-type="string">
            <text:p>adsolopova@edu.hse.ru</text:p>
          </table:table-cell>
          <table:table-cell office:value-type="string">
            <text:p>83846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олярик</text:p>
          </table:table-cell>
          <table:table-cell office:value-type="string">
            <text:p>Данила Сергеевич</text:p>
          </table:table-cell>
          <table:table-cell office:value-type="string">
            <text:p>dssolyarik@edu.hse.ru</text:p>
          </table:table-cell>
          <table:table-cell office:value-type="string">
            <text:p>205713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1 курс; </text:p>
          </table:table-cell>
          <table:table-cell office:value-type="string">
            <text:p>St. Petersburg School of Economics and Management, HSE; ?International Bachelor in Business and Economics; 1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омова</text:p>
          </table:table-cell>
          <table:table-cell office:value-type="string">
            <text:p>Мария Дмитриевна</text:p>
          </table:table-cell>
          <table:table-cell office:value-type="string">
            <text:p>mdsomova@edu.hse.ru</text:p>
          </table:table-cell>
          <table:table-cell office:value-type="string">
            <text:p>1556367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орбалэ</text:p>
          </table:table-cell>
          <table:table-cell office:value-type="string">
            <text:p>Алексей Борисович</text:p>
          </table:table-cell>
          <table:table-cell office:value-type="string">
            <text:p>asorbale@hse.ru</text:p>
          </table:table-cell>
          <table:table-cell office:value-type="string">
            <text:p>1327844</text:p>
          </table:table-cell>
          <table:table-cell office:value-type="string">
            <text:p>Доцент (штатная) / департамент политологии и международных отношений</text:p>
          </table:table-cell>
          <table:table-cell office:value-type="string">
            <text:p>Доцент (штатная) / Department of Political Science and International Affairs</text:p>
          </table:table-cell>
          <table:table-cell office:value-type="string">
            <text:p/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орокина</text:p>
          </table:table-cell>
          <table:table-cell office:value-type="string">
            <text:p>Даяна Александровна</text:p>
          </table:table-cell>
          <table:table-cell office:value-type="string">
            <text:p>daalsorokina@edu.hse.ru</text:p>
          </table:table-cell>
          <table:table-cell office:value-type="string">
            <text:p>2296490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орокина</text:p>
          </table:table-cell>
          <table:table-cell office:value-type="string">
            <text:p>София Михайловна</text:p>
          </table:table-cell>
          <table:table-cell office:value-type="string">
            <text:p>smsorokina@edu.hse.ru</text:p>
          </table:table-cell>
          <table:table-cell office:value-type="string">
            <text:p>147246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основский</text:p>
          </table:table-cell>
          <table:table-cell office:value-type="string">
            <text:p>Александр Евгеньевич</text:p>
          </table:table-cell>
          <table:table-cell office:value-type="string">
            <text:p>aesosnovskiy@edu.hse.ru</text:p>
          </table:table-cell>
          <table:table-cell office:value-type="string">
            <text:p>81549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основских</text:p>
          </table:table-cell>
          <table:table-cell office:value-type="string">
            <text:p>Полина Артемовна</text:p>
          </table:table-cell>
          <table:table-cell office:value-type="string">
            <text:p>pasosnovskikh@edu.hse.ru</text:p>
          </table:table-cell>
          <table:table-cell office:value-type="string">
            <text:p>79414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отникова</text:p>
          </table:table-cell>
          <table:table-cell office:value-type="string">
            <text:p>Мария Алексеевна</text:p>
          </table:table-cell>
          <table:table-cell office:value-type="string">
            <text:p>maalsotnikova@edu.hse.ru</text:p>
          </table:table-cell>
          <table:table-cell office:value-type="string">
            <text:p>147657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пиридонов</text:p>
          </table:table-cell>
          <table:table-cell office:value-type="string">
            <text:p>Павел Евгеньевич</text:p>
          </table:table-cell>
          <table:table-cell office:value-type="string">
            <text:p>pespiridonov@edu.hse.ru</text:p>
          </table:table-cell>
          <table:table-cell office:value-type="string">
            <text:p>2046062</text:p>
          </table:table-cell>
          <table:table-cell office:value-type="string">
            <text:p>факультет экономических наук; Б 38.03.01 Э М 2012 очная Экономика; 3 курс; </text:p>
          </table:table-cell>
          <table:table-cell office:value-type="string">
            <text:p>Faculty of Economic Sciences; Economics; 3 course; </text:p>
          </table:table-cell>
          <table:table-cell office:value-type="string">
            <text:p>46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тадникова</text:p>
          </table:table-cell>
          <table:table-cell office:value-type="string">
            <text:p>Яна Андреевна</text:p>
          </table:table-cell>
          <table:table-cell office:value-type="string">
            <text:p>yaastadnikova@edu.hse.ru</text:p>
          </table:table-cell>
          <table:table-cell office:value-type="string">
            <text:p>79722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тасюк</text:p>
          </table:table-cell>
          <table:table-cell office:value-type="string">
            <text:p>Никита Геннадьевич</text:p>
          </table:table-cell>
          <table:table-cell office:value-type="string">
            <text:p>ngstasyuk@edu.hse.ru</text:p>
          </table:table-cell>
          <table:table-cell office:value-type="string">
            <text:p>1473521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таткиевская</text:p>
          </table:table-cell>
          <table:table-cell office:value-type="string">
            <text:p>Злата Юрьевна</text:p>
          </table:table-cell>
          <table:table-cell office:value-type="string">
            <text:p>zistatkievskaia@edu.hse.ru</text:p>
          </table:table-cell>
          <table:table-cell office:value-type="string">
            <text:p>229535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тексова</text:p>
          </table:table-cell>
          <table:table-cell office:value-type="string">
            <text:p>Анастасия Геннадьевна</text:p>
          </table:table-cell>
          <table:table-cell office:value-type="string">
            <text:p>agsteksova@edu.hse.ru</text:p>
          </table:table-cell>
          <table:table-cell office:value-type="string">
            <text:p>2045921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54">
            <text:p>5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тепанова</text:p>
          </table:table-cell>
          <table:table-cell office:value-type="string">
            <text:p>Кира Александровна</text:p>
          </table:table-cell>
          <table:table-cell office:value-type="string">
            <text:p>kastepanova_1@edu.hse.ru</text:p>
          </table:table-cell>
          <table:table-cell office:value-type="string">
            <text:p>153588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тепанова</text:p>
          </table:table-cell>
          <table:table-cell office:value-type="string">
            <text:p>Софья Ивановна</text:p>
          </table:table-cell>
          <table:table-cell office:value-type="string">
            <text:p>sistepanova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1 курс; БМБ2212С</text:p>
          </table:table-cell>
          <table:table-cell office:value-type="string">
            <text:p>St. Petersburg School of Economics and Management, HSE; ﻿International Bachelor in Business and Economics; 1 course; БМБ2212С</text:p>
          </table:table-cell>
          <table:table-cell office:value-type="string">
            <text:p>5306644167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тёпин</text:p>
          </table:table-cell>
          <table:table-cell office:value-type="string">
            <text:p>Тимур Владимирович</text:p>
          </table:table-cell>
          <table:table-cell office:value-type="string">
            <text:p>tvstyopin@edu.hse.ru</text:p>
          </table:table-cell>
          <table:table-cell office:value-type="string">
            <text:p>2042880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тогов-Пакер</text:p>
          </table:table-cell>
          <table:table-cell office:value-type="string">
            <text:p>Дмитрий Никитич</text:p>
          </table:table-cell>
          <table:table-cell office:value-type="string">
            <text:p>dnstogovpaker@edu.hse.ru</text:p>
          </table:table-cell>
          <table:table-cell office:value-type="string">
            <text:p>8153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3">
            <text:p>7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толяров</text:p>
          </table:table-cell>
          <table:table-cell office:value-type="string">
            <text:p>Александр Александрович</text:p>
          </table:table-cell>
          <table:table-cell office:value-type="string">
            <text:p>aastolyarov@edu.hse.ru</text:p>
          </table:table-cell>
          <table:table-cell office:value-type="string">
            <text:p>8087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5">
            <text:p>9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толярова</text:p>
          </table:table-cell>
          <table:table-cell office:value-type="string">
            <text:p>Алина Андреевна</text:p>
          </table:table-cell>
          <table:table-cell office:value-type="string">
            <text:p>aastolyarova_1@edu.hse.ru</text:p>
          </table:table-cell>
          <table:table-cell office:value-type="string">
            <text:p>8123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том</text:p>
          </table:table-cell>
          <table:table-cell office:value-type="string">
            <text:p>Леон Сергеевич</text:p>
          </table:table-cell>
          <table:table-cell office:value-type="string">
            <text:p>lsstom@edu.hse.ru</text:p>
          </table:table-cell>
          <table:table-cell office:value-type="string">
            <text:p>80878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треженцов</text:p>
          </table:table-cell>
          <table:table-cell office:value-type="string">
            <text:p>Вадим Александрович</text:p>
          </table:table-cell>
          <table:table-cell office:value-type="string">
            <text:p>vadyachkin@edu.hse.ru</text:p>
          </table:table-cell>
          <table:table-cell office:value-type="string">
            <text:p>81081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трельченко</text:p>
          </table:table-cell>
          <table:table-cell office:value-type="string">
            <text:p>Вячеслав Алексеевич</text:p>
          </table:table-cell>
          <table:table-cell office:value-type="string">
            <text:p>vastrelchenko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2 курс; БМБ2206С</text:p>
          </table:table-cell>
          <table:table-cell office:value-type="string">
            <text:p>St. Petersburg School of Economics and Management, HSE; ?International Bachelor in Business and Economics; 2 course; БМБ2206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тремилова</text:p>
          </table:table-cell>
          <table:table-cell office:value-type="string">
            <text:p>Софья Максимовна</text:p>
          </table:table-cell>
          <table:table-cell office:value-type="string">
            <text:p>smstremilova@edu.hse.ru</text:p>
          </table:table-cell>
          <table:table-cell office:value-type="string">
            <text:p>8149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78">
            <text:p>7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триженова</text:p>
          </table:table-cell>
          <table:table-cell office:value-type="string">
            <text:p>Александра Андреевна</text:p>
          </table:table-cell>
          <table:table-cell office:value-type="string">
            <text:p>aastrizhenova@edu.hse.ru</text:p>
          </table:table-cell>
          <table:table-cell office:value-type="string">
            <text:p>2042891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туденникова</text:p>
          </table:table-cell>
          <table:table-cell office:value-type="string">
            <text:p>Мария Сергеевна</text:p>
          </table:table-cell>
          <table:table-cell office:value-type="string">
            <text:p>msstudennikova@edu.hse.ru</text:p>
          </table:table-cell>
          <table:table-cell office:value-type="string">
            <text:p>77850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тупичев</text:p>
          </table:table-cell>
          <table:table-cell office:value-type="string">
            <text:p>Егор Евгеньевич</text:p>
          </table:table-cell>
          <table:table-cell office:value-type="string">
            <text:p>eestupichev@edu.hse.ru</text:p>
          </table:table-cell>
          <table:table-cell office:value-type="string">
            <text:p>204289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уботская</text:p>
          </table:table-cell>
          <table:table-cell office:value-type="string">
            <text:p>Дарья Сергеевна</text:p>
          </table:table-cell>
          <table:table-cell office:value-type="string">
            <text:p>dssubotskaya@edu.hse.ru</text:p>
          </table:table-cell>
          <table:table-cell office:value-type="string">
            <text:p>8361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99">
            <text:p>9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уетина</text:p>
          </table:table-cell>
          <table:table-cell office:value-type="string">
            <text:p>Анна Олеговна</text:p>
          </table:table-cell>
          <table:table-cell office:value-type="string">
            <text:p>aosuetina_1@edu.hse.ru</text:p>
          </table:table-cell>
          <table:table-cell office:value-type="string">
            <text:p>2042899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ун</text:p>
          </table:table-cell>
          <table:table-cell office:value-type="string">
            <text:p>Паул -</text:p>
          </table:table-cell>
          <table:table-cell office:value-type="string">
            <text:p>psun@edu.hse.ru</text:p>
          </table:table-cell>
          <table:table-cell office:value-type="string">
            <text:p>8438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1 курс; </text:p>
          </table:table-cell>
          <table:table-cell office:value-type="string">
            <text:p>Faculty of World Economy and International Affairs; KHU-HSE Double Degree Program Economics and Politics in Asia; 1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унцева</text:p>
          </table:table-cell>
          <table:table-cell office:value-type="string">
            <text:p>Дана Витальевна</text:p>
          </table:table-cell>
          <table:table-cell office:value-type="string">
            <text:p>dvsuntseva@edu.hse.ru</text:p>
          </table:table-cell>
          <table:table-cell office:value-type="string">
            <text:p>1479523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унчугашева</text:p>
          </table:table-cell>
          <table:table-cell office:value-type="string">
            <text:p>Лия Андреевна</text:p>
          </table:table-cell>
          <table:table-cell office:value-type="string">
            <text:p>lasunchugasheva@edu.hse.ru</text:p>
          </table:table-cell>
          <table:table-cell office:value-type="string">
            <text:p>82791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урина</text:p>
          </table:table-cell>
          <table:table-cell office:value-type="string">
            <text:p>Светлана Петровна</text:p>
          </table:table-cell>
          <table:table-cell office:value-type="string">
            <text:p>spsurina@edu.hse.ru</text:p>
          </table:table-cell>
          <table:table-cell office:value-type="string">
            <text:p>1539119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9">
            <text:p>8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урков</text:p>
          </table:table-cell>
          <table:table-cell office:value-type="string">
            <text:p>Тимофей Андреевич</text:p>
          </table:table-cell>
          <table:table-cell office:value-type="string">
            <text:p>tasurkov@edu.hse.ru</text:p>
          </table:table-cell>
          <table:table-cell office:value-type="string">
            <text:p>8175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уров</text:p>
          </table:table-cell>
          <table:table-cell office:value-type="string">
            <text:p>Алексей Игоревич</text:p>
          </table:table-cell>
          <table:table-cell office:value-type="string">
            <text:p>aisurov@edu.hse.ru</text:p>
          </table:table-cell>
          <table:table-cell office:value-type="string">
            <text:p>229642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услова</text:p>
          </table:table-cell>
          <table:table-cell office:value-type="string">
            <text:p>Екатерина Игоревна</text:p>
          </table:table-cell>
          <table:table-cell office:value-type="string">
            <text:p>eisuslova@edu.hse.ru</text:p>
          </table:table-cell>
          <table:table-cell office:value-type="string">
            <text:p>131976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1">
            <text:p>8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усоева</text:p>
          </table:table-cell>
          <table:table-cell office:value-type="string">
            <text:p>Анастасия Александровна</text:p>
          </table:table-cell>
          <table:table-cell office:value-type="string">
            <text:p>aasusoeva@edu.hse.ru</text:p>
          </table:table-cell>
          <table:table-cell office:value-type="string">
            <text:p>229642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уханов</text:p>
          </table:table-cell>
          <table:table-cell office:value-type="string">
            <text:p>Максим Станиславович</text:p>
          </table:table-cell>
          <table:table-cell office:value-type="string">
            <text:p>mssukhanov@edu.hse.ru</text:p>
          </table:table-cell>
          <table:table-cell office:value-type="string">
            <text:p>83057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ухарева</text:p>
          </table:table-cell>
          <table:table-cell office:value-type="string">
            <text:p>Елизавета Сергеевна</text:p>
          </table:table-cell>
          <table:table-cell office:value-type="string">
            <text:p>essukhareva@edu.hse.ru</text:p>
          </table:table-cell>
          <table:table-cell office:value-type="string">
            <text:p>1319737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3">
            <text:p>7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ухарева</text:p>
          </table:table-cell>
          <table:table-cell office:value-type="string">
            <text:p>Ирина Максимовна</text:p>
          </table:table-cell>
          <table:table-cell office:value-type="string">
            <text:p>imsukhareva@edu.hse.ru</text:p>
          </table:table-cell>
          <table:table-cell office:value-type="string">
            <text:p>143429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ухих</text:p>
          </table:table-cell>
          <table:table-cell office:value-type="string">
            <text:p>Роберт Денисович</text:p>
          </table:table-cell>
          <table:table-cell office:value-type="string">
            <text:p>rdsukhikh@edu.hse.ru</text:p>
          </table:table-cell>
          <table:table-cell office:value-type="string">
            <text:p>2293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ухопаров</text:p>
          </table:table-cell>
          <table:table-cell office:value-type="string">
            <text:p>Тимофей Максимович</text:p>
          </table:table-cell>
          <table:table-cell office:value-type="string">
            <text:p>tmsukhoparov@edu.hse.ru</text:p>
          </table:table-cell>
          <table:table-cell office:value-type="string">
            <text:p>1442640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ухорукова</text:p>
          </table:table-cell>
          <table:table-cell office:value-type="string">
            <text:p>София Андреевна</text:p>
          </table:table-cell>
          <table:table-cell office:value-type="string">
            <text:p>sasukhorukova@edu.hse.ru</text:p>
          </table:table-cell>
          <table:table-cell office:value-type="string">
            <text:p>143297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учкова</text:p>
          </table:table-cell>
          <table:table-cell office:value-type="string">
            <text:p>Елизавета Александровна</text:p>
          </table:table-cell>
          <table:table-cell office:value-type="string">
            <text:p>easuchkova_1@edu.hse.ru</text:p>
          </table:table-cell>
          <table:table-cell office:value-type="string">
            <text:p>204290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2 курс; </text:p>
          </table:table-cell>
          <table:table-cell office:value-type="string">
            <text:p>St. Petersburg School of Economics and Management, HSE; ?International Bachelor in Business and Economics; 2 course; </text:p>
          </table:table-cell>
          <table:table-cell office:value-type="string">
            <text:p>19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ушко</text:p>
          </table:table-cell>
          <table:table-cell office:value-type="string">
            <text:p>Данил -</text:p>
          </table:table-cell>
          <table:table-cell office:value-type="string">
            <text:p>dsushko@edu.hse.ru</text:p>
          </table:table-cell>
          <table:table-cell office:value-type="string">
            <text:p>134269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ыкало</text:p>
          </table:table-cell>
          <table:table-cell office:value-type="string">
            <text:p>Савва Максимович</text:p>
          </table:table-cell>
          <table:table-cell office:value-type="string">
            <text:p>smsykalo@edu.hse.ru</text:p>
          </table:table-cell>
          <table:table-cell office:value-type="string">
            <text:p>155711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юзев</text:p>
          </table:table-cell>
          <table:table-cell office:value-type="string">
            <text:p>Матвей Валерьевич</text:p>
          </table:table-cell>
          <table:table-cell office:value-type="string">
            <text:p>mvsyuzev@edu.hse.ru</text:p>
          </table:table-cell>
          <table:table-cell office:value-type="string">
            <text:p>131941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4">
            <text:p>7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юзева</text:p>
          </table:table-cell>
          <table:table-cell office:value-type="string">
            <text:p>Юлия Викторовна</text:p>
          </table:table-cell>
          <table:table-cell office:value-type="string">
            <text:p>yuvsyuzeva@edu.hse.ru</text:p>
          </table:table-cell>
          <table:table-cell office:value-type="string">
            <text:p>136211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Сюникаева</text:p>
          </table:table-cell>
          <table:table-cell office:value-type="string">
            <text:p>Диана Вадимовна</text:p>
          </table:table-cell>
          <table:table-cell office:value-type="string">
            <text:p>dvsyunikaeva@edu.hse.ru</text:p>
          </table:table-cell>
          <table:table-cell office:value-type="string">
            <text:p>7965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абассум</text:p>
          </table:table-cell>
          <table:table-cell office:value-type="string">
            <text:p>Наушин -</text:p>
          </table:table-cell>
          <table:table-cell office:value-type="string">
            <text:p>ntabassum@edu.hse.ru</text:p>
          </table:table-cell>
          <table:table-cell office:value-type="string">
            <text:p>2297550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9">
            <text:p>8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авадов</text:p>
          </table:table-cell>
          <table:table-cell office:value-type="string">
            <text:p>Артём Вячеславович</text:p>
          </table:table-cell>
          <table:table-cell office:value-type="string">
            <text:p>avtavadov@edu.hse.ru</text:p>
          </table:table-cell>
          <table:table-cell office:value-type="string">
            <text:p>2045913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8">
            <text:p>8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алалай</text:p>
          </table:table-cell>
          <table:table-cell office:value-type="string">
            <text:p>Дарья Марковна</text:p>
          </table:table-cell>
          <table:table-cell office:value-type="string">
            <text:p>dmtalalay@edu.hse.ru</text:p>
          </table:table-cell>
          <table:table-cell office:value-type="string">
            <text:p>82792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амбовцева</text:p>
          </table:table-cell>
          <table:table-cell office:value-type="string">
            <text:p>Екатерина Алексеевна</text:p>
          </table:table-cell>
          <table:table-cell office:value-type="string">
            <text:p>eatambovtseva@edu.hse.ru</text:p>
          </table:table-cell>
          <table:table-cell office:value-type="string">
            <text:p>141598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аранова</text:p>
          </table:table-cell>
          <table:table-cell office:value-type="string">
            <text:p>Екатерина Сергеевна</text:p>
          </table:table-cell>
          <table:table-cell office:value-type="string">
            <text:p>estaranova@edu.hse.ru</text:p>
          </table:table-cell>
          <table:table-cell office:value-type="string">
            <text:p>2046089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арасенко</text:p>
          </table:table-cell>
          <table:table-cell office:value-type="string">
            <text:p>Владислав Андреевич</text:p>
          </table:table-cell>
          <table:table-cell office:value-type="string">
            <text:p>vatarasenko_1@edu.hse.ru</text:p>
          </table:table-cell>
          <table:table-cell office:value-type="string">
            <text:p>151839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арасенков</text:p>
          </table:table-cell>
          <table:table-cell office:value-type="string">
            <text:p>Илья Иванович</text:p>
          </table:table-cell>
          <table:table-cell office:value-type="string">
            <text:p>iitarasenkov@edu.hse.ru</text:p>
          </table:table-cell>
          <table:table-cell office:value-type="string">
            <text:p>2043323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арасов</text:p>
          </table:table-cell>
          <table:table-cell office:value-type="string">
            <text:p>Марк Александрович</text:p>
          </table:table-cell>
          <table:table-cell office:value-type="string">
            <text:p>maaltarasov@edu.hse.ru</text:p>
          </table:table-cell>
          <table:table-cell office:value-type="string">
            <text:p>2296509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арасова</text:p>
          </table:table-cell>
          <table:table-cell office:value-type="string">
            <text:p>София Алексеевна</text:p>
          </table:table-cell>
          <table:table-cell office:value-type="string">
            <text:p>soaltarasova@edu.hse.ru</text:p>
          </table:table-cell>
          <table:table-cell office:value-type="string">
            <text:p>229643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атьянкин</text:p>
          </table:table-cell>
          <table:table-cell office:value-type="string">
            <text:p>Георгий Максимович</text:p>
          </table:table-cell>
          <table:table-cell office:value-type="string">
            <text:p>gmtatyankin@edu.hse.ru</text:p>
          </table:table-cell>
          <table:table-cell office:value-type="string">
            <text:p>8101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3">
            <text:p>6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емнова</text:p>
          </table:table-cell>
          <table:table-cell office:value-type="string">
            <text:p>Александра Владимировна</text:p>
          </table:table-cell>
          <table:table-cell office:value-type="string">
            <text:p>avtemnova@edu.hse.ru</text:p>
          </table:table-cell>
          <table:table-cell office:value-type="string">
            <text:p>131979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90">
            <text:p>9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еплых</text:p>
          </table:table-cell>
          <table:table-cell office:value-type="string">
            <text:p>Майя Викторовна</text:p>
          </table:table-cell>
          <table:table-cell office:value-type="string">
            <text:p>kvbogdanova_1@edu.hse.ru</text:p>
          </table:table-cell>
          <table:table-cell office:value-type="string">
            <text:p>1319637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еплякова</text:p>
          </table:table-cell>
          <table:table-cell office:value-type="string">
            <text:p>Елизавета Андреевна</text:p>
          </table:table-cell>
          <table:table-cell office:value-type="string">
            <text:p>eateplyakova@edu.hse.ru</text:p>
          </table:table-cell>
          <table:table-cell office:value-type="string">
            <text:p>203564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4">
            <text:p>5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ерехин</text:p>
          </table:table-cell>
          <table:table-cell office:value-type="string">
            <text:p>Алексей Денисович</text:p>
          </table:table-cell>
          <table:table-cell office:value-type="string">
            <text:p>adterekhin@edu.hse.ru</text:p>
          </table:table-cell>
          <table:table-cell office:value-type="string">
            <text:p>2046100</text:p>
          </table:table-cell>
          <table:table-cell office:value-type="string">
            <text:p>факультет мировой экономики и мировой политики; ; 3 курс; </text:p>
          </table:table-cell>
          <table:table-cell office:value-type="string">
            <text:p>Faculty of World Economy and International Affairs; ; 3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естова</text:p>
          </table:table-cell>
          <table:table-cell office:value-type="string">
            <text:p>Елизавета Евгеньевна</text:p>
          </table:table-cell>
          <table:table-cell office:value-type="string">
            <text:p>eetestova@edu.hse.ru</text:p>
          </table:table-cell>
          <table:table-cell office:value-type="string">
            <text:p>7936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9">
            <text:p>7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имофеева</text:p>
          </table:table-cell>
          <table:table-cell office:value-type="string">
            <text:p>Александра Артемовна</text:p>
          </table:table-cell>
          <table:table-cell office:value-type="string">
            <text:p>aatimofeeva_10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39.03.01 СПБ ШСНВ СПБ 2016 очная Социология и социальная иE843; 2 курс; БСЦ222С</text:p>
          </table:table-cell>
          <table:table-cell office:value-type="string">
            <text:p>St. Petersburg School of Social Sciences and Area Studies, HSE; Sociology and Social Informatics; 2 course; БСЦ222С</text:p>
          </table:table-cell>
          <table:table-cell office:value-type="string">
            <text:p>15050412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имофеева</text:p>
          </table:table-cell>
          <table:table-cell office:value-type="string">
            <text:p>Маргарита Антоновна</text:p>
          </table:table-cell>
          <table:table-cell office:value-type="string">
            <text:p>matimofeeva_1@edu.hse.ru</text:p>
          </table:table-cell>
          <table:table-cell office:value-type="string">
            <text:p>131946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53">
            <text:p>5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имофеева</text:p>
          </table:table-cell>
          <table:table-cell office:value-type="string">
            <text:p>Ярослава Сергеевна</text:p>
          </table:table-cell>
          <table:table-cell office:value-type="string">
            <text:p>yastimofeeva@edu.hse.ru</text:p>
          </table:table-cell>
          <table:table-cell office:value-type="string">
            <text:p>2048046</text:p>
          </table:table-cell>
          <table:table-cell office:value-type="string">
            <text:p>Высшая школа бизнеса; Б 38.03.02 ВШБ М 2022 очная Международный бизнес; 2 курс; </text:p>
          </table:table-cell>
          <table:table-cell office:value-type="string">
            <text:p>Graduate School of Business; International Business; 2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имощенко</text:p>
          </table:table-cell>
          <table:table-cell office:value-type="string">
            <text:p>Евгений Андреевич</text:p>
          </table:table-cell>
          <table:table-cell office:value-type="string">
            <text:p>eatimoschenko@edu.hse.ru</text:p>
          </table:table-cell>
          <table:table-cell office:value-type="string">
            <text:p>8133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ихомиров</text:p>
          </table:table-cell>
          <table:table-cell office:value-type="string">
            <text:p>Евгений Павлович</text:p>
          </table:table-cell>
          <table:table-cell office:value-type="string">
            <text:p>eptikhomirov@edu.hse.ru</text:p>
          </table:table-cell>
          <table:table-cell office:value-type="string">
            <text:p>80835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ихомиров</text:p>
          </table:table-cell>
          <table:table-cell office:value-type="string">
            <text:p>Иван Дмитриевич</text:p>
          </table:table-cell>
          <table:table-cell office:value-type="string">
            <text:p>idtikhomirov_2@edu.hse.ru</text:p>
          </table:table-cell>
          <table:table-cell office:value-type="string">
            <text:p>8176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ихомирова</text:p>
          </table:table-cell>
          <table:table-cell office:value-type="string">
            <text:p>Олеся Сергеевна</text:p>
          </table:table-cell>
          <table:table-cell office:value-type="string">
            <text:p>ostikhomirova@edu.hse.ru</text:p>
          </table:table-cell>
          <table:table-cell office:value-type="string">
            <text:p>2296493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ихонова</text:p>
          </table:table-cell>
          <table:table-cell office:value-type="string">
            <text:p>Мария Геннадьевна</text:p>
          </table:table-cell>
          <table:table-cell office:value-type="string">
            <text:p>mgtikhonova@edu.hse.ru</text:p>
          </table:table-cell>
          <table:table-cell office:value-type="string">
            <text:p>204804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ихончук</text:p>
          </table:table-cell>
          <table:table-cell office:value-type="string">
            <text:p>Мария Алексеевна</text:p>
          </table:table-cell>
          <table:table-cell office:value-type="string">
            <text:p>matikhonchuk@edu.hse.ru</text:p>
          </table:table-cell>
          <table:table-cell office:value-type="string">
            <text:p>80932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ишин</text:p>
          </table:table-cell>
          <table:table-cell office:value-type="string">
            <text:p>Михаил Юрьевич</text:p>
          </table:table-cell>
          <table:table-cell office:value-type="string">
            <text:p>myutishin_1@edu.hse.ru</text:p>
          </table:table-cell>
          <table:table-cell office:value-type="string">
            <text:p>2045901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2 курс; </text:p>
          </table:table-cell>
          <table:table-cell office:value-type="string">
            <text:p>Faculty of World Economy and International Affairs; International Relations and Global Studies; 2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окарева</text:p>
          </table:table-cell>
          <table:table-cell office:value-type="string">
            <text:p>Арина Владимировна</text:p>
          </table:table-cell>
          <table:table-cell office:value-type="string">
            <text:p>arivlatokareva@edu.hse.ru</text:p>
          </table:table-cell>
          <table:table-cell office:value-type="string">
            <text:p>149459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окарева</text:p>
          </table:table-cell>
          <table:table-cell office:value-type="string">
            <text:p>Елизавета Витальевна</text:p>
          </table:table-cell>
          <table:table-cell office:value-type="string">
            <text:p>evtokareva_2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6 МЭ 2022 очная Программа двух дипломов НИУ ВШЭ и УC5B8; 1 курс; БЭПА224</text:p>
          </table:table-cell>
          <table:table-cell office:value-type="string">
            <text:p>Faculty of World Economy and International Affairs; KHU-HSE Double Degree Program Economics and Politics in Asia; 1 course; БЭПА224</text:p>
          </table:table-cell>
          <table:table-cell office:value-type="string">
            <text:p>53219088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октомамбетов</text:p>
          </table:table-cell>
          <table:table-cell office:value-type="string">
            <text:p>Абдул Каюм Аманкулович</text:p>
          </table:table-cell>
          <table:table-cell office:value-type="string">
            <text:p>aatoktomambetov@edu.hse.ru</text:p>
          </table:table-cell>
          <table:table-cell office:value-type="string">
            <text:p>1531329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2 курс; </text:p>
          </table:table-cell>
          <table:table-cell office:value-type="string">
            <text:p>International College of Economics and Finance; International Programme in Economics and Finance; 2 course; </text:p>
          </table:table-cell>
          <table:table-cell office:value-type="string">
            <text:p>537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олстокорая</text:p>
          </table:table-cell>
          <table:table-cell office:value-type="string">
            <text:p>Дарья Александровна</text:p>
          </table:table-cell>
          <table:table-cell office:value-type="string">
            <text:p>datolstokoraya_1@edu.hse.ru</text:p>
          </table:table-cell>
          <table:table-cell office:value-type="string">
            <text:p>2042939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омилин</text:p>
          </table:table-cell>
          <table:table-cell office:value-type="string">
            <text:p>Арсений Николаевич</text:p>
          </table:table-cell>
          <table:table-cell office:value-type="string">
            <text:p>antomilin@edu.hse.ru</text:p>
          </table:table-cell>
          <table:table-cell office:value-type="string">
            <text:p>2046118</text:p>
          </table:table-cell>
          <table:table-cell office:value-type="string">
            <text:p>факультет компьютерных наук; Б 01.03.02 ФКН М 2021 очная Прикладной анализ данных; 2 курс; </text:p>
          </table:table-cell>
          <table:table-cell office:value-type="string">
            <text:p>Faculty of Computer Science; Data Science and Business Analytics; 2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онтови</text:p>
          </table:table-cell>
          <table:table-cell office:value-type="string">
            <text:p>Адила Ульфиа Маула -</text:p>
          </table:table-cell>
          <table:table-cell office:value-type="string">
            <text:p>atontowi@edu.hse.ru</text:p>
          </table:table-cell>
          <table:table-cell office:value-type="string">
            <text:p>1357286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опорева</text:p>
          </table:table-cell>
          <table:table-cell office:value-type="string">
            <text:p>Дарья Вадимовна</text:p>
          </table:table-cell>
          <table:table-cell office:value-type="string">
            <text:p>dvtoporeva@edu.hse.ru</text:p>
          </table:table-cell>
          <table:table-cell office:value-type="string">
            <text:p>2042940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охтобин</text:p>
          </table:table-cell>
          <table:table-cell office:value-type="string">
            <text:p>Александр Александрович</text:p>
          </table:table-cell>
          <table:table-cell office:value-type="string">
            <text:p>aatokhtobin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1 курс; БМБ2215С</text:p>
          </table:table-cell>
          <table:table-cell office:value-type="string">
            <text:p>St. Petersburg School of Economics and Management, HSE; ?International Bachelor in Business and Economics; 1 course; БМБ2215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ретьякова</text:p>
          </table:table-cell>
          <table:table-cell office:value-type="string">
            <text:p>Анастасия Сергеевна</text:p>
          </table:table-cell>
          <table:table-cell office:value-type="string">
            <text:p>astretyakova_1@edu.hse.ru</text:p>
          </table:table-cell>
          <table:table-cell office:value-type="string">
            <text:p>204294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ретьякова</text:p>
          </table:table-cell>
          <table:table-cell office:value-type="string">
            <text:p>Валерия Андреевна</text:p>
          </table:table-cell>
          <table:table-cell office:value-type="string">
            <text:p>vatretyakova@edu.hse.ru</text:p>
          </table:table-cell>
          <table:table-cell office:value-type="string">
            <text:p>139282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риллер</text:p>
          </table:table-cell>
          <table:table-cell office:value-type="string">
            <text:p>Анна Евгеньевна</text:p>
          </table:table-cell>
          <table:table-cell office:value-type="string">
            <text:p>aetriller@edu.hse.ru</text:p>
          </table:table-cell>
          <table:table-cell office:value-type="string">
            <text:p>2043344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рищенко</text:p>
          </table:table-cell>
          <table:table-cell office:value-type="string">
            <text:p>Виктория Сергеевна</text:p>
          </table:table-cell>
          <table:table-cell office:value-type="string">
            <text:p>vstrischenko@edu.hse.ru</text:p>
          </table:table-cell>
          <table:table-cell office:value-type="string">
            <text:p>8155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роицкая</text:p>
          </table:table-cell>
          <table:table-cell office:value-type="string">
            <text:p>Арина Игоревна</text:p>
          </table:table-cell>
          <table:table-cell office:value-type="string">
            <text:p>aitroitskaya@edu.hse.ru</text:p>
          </table:table-cell>
          <table:table-cell office:value-type="string">
            <text:p>2046124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90">
            <text:p>9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ряшин</text:p>
          </table:table-cell>
          <table:table-cell office:value-type="string">
            <text:p>Макар Андреевич</text:p>
          </table:table-cell>
          <table:table-cell office:value-type="string">
            <text:p>matryashin@edu.hse.ru</text:p>
          </table:table-cell>
          <table:table-cell office:value-type="string">
            <text:p>2046130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уберт</text:p>
          </table:table-cell>
          <table:table-cell office:value-type="string">
            <text:p>Кристина Вадимовна</text:p>
          </table:table-cell>
          <table:table-cell office:value-type="string">
            <text:p>kvtubert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7674; 3 курс; БМН215С</text:p>
          </table:table-cell>
          <table:table-cell office:value-type="string">
            <text:p>St. Petersburg School of Economics and Management, HSE; International Business and Management Studies; 3 course; БМН215С</text:p>
          </table:table-cell>
          <table:table-cell office:value-type="string">
            <text:p>19630840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уганова</text:p>
          </table:table-cell>
          <table:table-cell office:value-type="string">
            <text:p>Ольга Олеговна</text:p>
          </table:table-cell>
          <table:table-cell office:value-type="string">
            <text:p>ootuganova@edu.hse.ru</text:p>
          </table:table-cell>
          <table:table-cell office:value-type="string">
            <text:p>2043386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уголукова</text:p>
          </table:table-cell>
          <table:table-cell office:value-type="string">
            <text:p>Злата Ростиславна</text:p>
          </table:table-cell>
          <table:table-cell office:value-type="string">
            <text:p>zrtugolukova@edu.hse.ru</text:p>
          </table:table-cell>
          <table:table-cell office:value-type="string">
            <text:p>29190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узова</text:p>
          </table:table-cell>
          <table:table-cell office:value-type="string">
            <text:p>Анастасия Владимировна</text:p>
          </table:table-cell>
          <table:table-cell office:value-type="string">
            <text:p>avtuzova@edu.hse.ru</text:p>
          </table:table-cell>
          <table:table-cell office:value-type="string">
            <text:p>1486861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улина</text:p>
          </table:table-cell>
          <table:table-cell office:value-type="string">
            <text:p>Алёна Алексеевна</text:p>
          </table:table-cell>
          <table:table-cell office:value-type="string">
            <text:p>aatulina_1@edu.hse.ru</text:p>
          </table:table-cell>
          <table:table-cell office:value-type="string">
            <text:p>26561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умаев</text:p>
          </table:table-cell>
          <table:table-cell office:value-type="string">
            <text:p>Анатолий Станиславович</text:p>
          </table:table-cell>
          <table:table-cell office:value-type="string">
            <text:p>astumaev@edu.hse.ru</text:p>
          </table:table-cell>
          <table:table-cell office:value-type="string">
            <text:p>2046131</text:p>
          </table:table-cell>
          <table:table-cell office:value-type="string">
            <text:p>факультет мировой экономики и мировой политики; ; 3 курс; </text:p>
          </table:table-cell>
          <table:table-cell office:value-type="string">
            <text:p>Faculty of World Economy and International Affairs; ; 3 course; </text:p>
          </table:table-cell>
          <table:table-cell office:value-type="string">
            <text:p>556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уркенич</text:p>
          </table:table-cell>
          <table:table-cell office:value-type="string">
            <text:p>Анастасия Сергеевна</text:p>
          </table:table-cell>
          <table:table-cell office:value-type="string">
            <text:p>asturkenich_1@edu.hse.ru</text:p>
          </table:table-cell>
          <table:table-cell office:value-type="string">
            <text:p>2046133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эммо</text:p>
          </table:table-cell>
          <table:table-cell office:value-type="string">
            <text:p>Антон Михайлович</text:p>
          </table:table-cell>
          <table:table-cell office:value-type="string">
            <text:p>amtemmo@edu.hse.ru</text:p>
          </table:table-cell>
          <table:table-cell office:value-type="string">
            <text:p>83749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юленев</text:p>
          </table:table-cell>
          <table:table-cell office:value-type="string">
            <text:p>Владимир Владимирович</text:p>
          </table:table-cell>
          <table:table-cell office:value-type="string">
            <text:p>vvtyulenev@edu.hse.ru</text:p>
          </table:table-cell>
          <table:table-cell office:value-type="string">
            <text:p>81765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5">
            <text:p>5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юрин</text:p>
          </table:table-cell>
          <table:table-cell office:value-type="string">
            <text:p>Андрей Дмитриевич</text:p>
          </table:table-cell>
          <table:table-cell office:value-type="string">
            <text:p>adtyurin_1@edu.hse.ru</text:p>
          </table:table-cell>
          <table:table-cell office:value-type="string">
            <text:p>3807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Тютьнева</text:p>
          </table:table-cell>
          <table:table-cell office:value-type="string">
            <text:p>Анна Алексеевна</text:p>
          </table:table-cell>
          <table:table-cell office:value-type="string">
            <text:p>aatyutneva@edu.hse.ru</text:p>
          </table:table-cell>
          <table:table-cell office:value-type="string">
            <text:p>131964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2">
            <text:p>9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Уваров</text:p>
          </table:table-cell>
          <table:table-cell office:value-type="string">
            <text:p>Николай Романович</text:p>
          </table:table-cell>
          <table:table-cell office:value-type="string">
            <text:p>nruvarov@edu.hse.ru</text:p>
          </table:table-cell>
          <table:table-cell office:value-type="string">
            <text:p>145113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Угулава</text:p>
          </table:table-cell>
          <table:table-cell office:value-type="string">
            <text:p>Екатерина Зурабовна</text:p>
          </table:table-cell>
          <table:table-cell office:value-type="string">
            <text:p>ezugulava@edu.hse.ru</text:p>
          </table:table-cell>
          <table:table-cell office:value-type="string">
            <text:p>204629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Узунов</text:p>
          </table:table-cell>
          <table:table-cell office:value-type="string">
            <text:p>Максим Вадимович</text:p>
          </table:table-cell>
          <table:table-cell office:value-type="string">
            <text:p>mvuzunov@edu.hse.ru</text:p>
          </table:table-cell>
          <table:table-cell office:value-type="string">
            <text:p>3061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Ульянова</text:p>
          </table:table-cell>
          <table:table-cell office:value-type="string">
            <text:p>Екатерина Амбарцумовна</text:p>
          </table:table-cell>
          <table:table-cell office:value-type="string">
            <text:p>eaulyanova_1@edu.hse.ru</text:p>
          </table:table-cell>
          <table:table-cell office:value-type="string">
            <text:p>8404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Усенко</text:p>
          </table:table-cell>
          <table:table-cell office:value-type="string">
            <text:p>Валерия Ильинична</text:p>
          </table:table-cell>
          <table:table-cell office:value-type="string">
            <text:p>viusenko@edu.hse.ru</text:p>
          </table:table-cell>
          <table:table-cell office:value-type="string">
            <text:p>1319864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Устарханов</text:p>
          </table:table-cell>
          <table:table-cell office:value-type="string">
            <text:p>Дени Русланович</text:p>
          </table:table-cell>
          <table:table-cell office:value-type="string">
            <text:p>drustarkhanov@edu.hse.ru</text:p>
          </table:table-cell>
          <table:table-cell office:value-type="string">
            <text:p>8124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Устинова</text:p>
          </table:table-cell>
          <table:table-cell office:value-type="string">
            <text:p>Алёна Андреевна</text:p>
          </table:table-cell>
          <table:table-cell office:value-type="string">
            <text:p>aaustinova@edu.hse.ru</text:p>
          </table:table-cell>
          <table:table-cell office:value-type="string">
            <text:p>204389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Уточкина</text:p>
          </table:table-cell>
          <table:table-cell office:value-type="string">
            <text:p>Наталья Игоревна</text:p>
          </table:table-cell>
          <table:table-cell office:value-type="string">
            <text:p>niutochkina@edu.hse.ru</text:p>
          </table:table-cell>
          <table:table-cell office:value-type="string">
            <text:p>141032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Уханов</text:p>
          </table:table-cell>
          <table:table-cell office:value-type="string">
            <text:p>Александр Юрьевич</text:p>
          </table:table-cell>
          <table:table-cell office:value-type="string">
            <text:p>ayuukhanov@edu.hse.ru</text:p>
          </table:table-cell>
          <table:table-cell office:value-type="string">
            <text:p>2046894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Ушуров</text:p>
          </table:table-cell>
          <table:table-cell office:value-type="string">
            <text:p>Эмир -</text:p>
          </table:table-cell>
          <table:table-cell office:value-type="string">
            <text:p>eushurov@edu.hse.ru</text:p>
          </table:table-cell>
          <table:table-cell office:value-type="string">
            <text:p>2016067</text:p>
          </table:table-cell>
          <table:table-cell office:value-type="string">
            <text:p>факультет экономических наук; Б 38.03.01 Э М 2014 очная Экономика и статистика; 3 курс; БСТ243</text:p>
          </table:table-cell>
          <table:table-cell office:value-type="string">
            <text:p>Faculty of Economic Sciences; Economics and Statistics; 3 course; БСТ243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айзулина</text:p>
          </table:table-cell>
          <table:table-cell office:value-type="string">
            <text:p>Алина Рустэмовна</text:p>
          </table:table-cell>
          <table:table-cell office:value-type="string">
            <text:p>arfayzulina@edu.hse.ru</text:p>
          </table:table-cell>
          <table:table-cell office:value-type="string">
            <text:p>1400203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альковская</text:p>
          </table:table-cell>
          <table:table-cell office:value-type="string">
            <text:p>Алёна Тимофеевна</text:p>
          </table:table-cell>
          <table:table-cell office:value-type="string">
            <text:p>atfalkovskaya@edu.hse.ru</text:p>
          </table:table-cell>
          <table:table-cell office:value-type="string">
            <text:p>81524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4">
            <text:p>7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атьянов</text:p>
          </table:table-cell>
          <table:table-cell office:value-type="string">
            <text:p>Владимир Андреевич</text:p>
          </table:table-cell>
          <table:table-cell office:value-type="string">
            <text:p>vafatyanov@edu.hse.ru</text:p>
          </table:table-cell>
          <table:table-cell office:value-type="string">
            <text:p>2046255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ахретдинова</text:p>
          </table:table-cell>
          <table:table-cell office:value-type="string">
            <text:p>Элина Вилевна</text:p>
          </table:table-cell>
          <table:table-cell office:value-type="string">
            <text:p>evfakhretdinova@edu.hse.ru</text:p>
          </table:table-cell>
          <table:table-cell office:value-type="string">
            <text:p>81245</text:p>
          </table:table-cell>
          <table:table-cell office:value-type="string">
            <text:p>факультет мировой экономики и мировой политики; ; 3 курс; </text:p>
          </table:table-cell>
          <table:table-cell office:value-type="string">
            <text:p>Faculty of World Economy and International Affairs; ; 3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еденкова</text:p>
          </table:table-cell>
          <table:table-cell office:value-type="string">
            <text:p>Злата Алексеевна</text:p>
          </table:table-cell>
          <table:table-cell office:value-type="string">
            <text:p>zafedenkova@edu.hse.ru</text:p>
          </table:table-cell>
          <table:table-cell office:value-type="string">
            <text:p>137343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едонюк</text:p>
          </table:table-cell>
          <table:table-cell office:value-type="string">
            <text:p>Гордей Александрович</text:p>
          </table:table-cell>
          <table:table-cell office:value-type="string">
            <text:p>gafedonyuk@edu.hse.ru</text:p>
          </table:table-cell>
          <table:table-cell office:value-type="string">
            <text:p>1361903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едоренко</text:p>
          </table:table-cell>
          <table:table-cell office:value-type="string">
            <text:p>Владислав Владиславович</text:p>
          </table:table-cell>
          <table:table-cell office:value-type="string">
            <text:p>vvfedorenko@edu.hse.ru</text:p>
          </table:table-cell>
          <table:table-cell office:value-type="string">
            <text:p>139785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едорин</text:p>
          </table:table-cell>
          <table:table-cell office:value-type="string">
            <text:p>Даниил Александрович</text:p>
          </table:table-cell>
          <table:table-cell office:value-type="string">
            <text:p>dafedorin@edu.hse.ru</text:p>
          </table:table-cell>
          <table:table-cell office:value-type="string">
            <text:p>204630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едоров</text:p>
          </table:table-cell>
          <table:table-cell office:value-type="string">
            <text:p>Никита Игоревич</text:p>
          </table:table-cell>
          <table:table-cell office:value-type="string">
            <text:p>nifedorov@edu.hse.ru</text:p>
          </table:table-cell>
          <table:table-cell office:value-type="string">
            <text:p>81073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едорова</text:p>
          </table:table-cell>
          <table:table-cell office:value-type="string">
            <text:p>Алика Владиславовна</text:p>
          </table:table-cell>
          <table:table-cell office:value-type="string">
            <text:p>avfedorova_8@edu.hse.ru</text:p>
          </table:table-cell>
          <table:table-cell office:value-type="string">
            <text:p>7940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едорова</text:p>
          </table:table-cell>
          <table:table-cell office:value-type="string">
            <text:p>Алина Александровна</text:p>
          </table:table-cell>
          <table:table-cell office:value-type="string">
            <text:p>aafedorova_14@edu.hse.ru</text:p>
          </table:table-cell>
          <table:table-cell office:value-type="string">
            <text:p>7959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едорова</text:p>
          </table:table-cell>
          <table:table-cell office:value-type="string">
            <text:p>Ольга Юрьевна</text:p>
          </table:table-cell>
          <table:table-cell office:value-type="string">
            <text:p>oyufedorova@edu.hse.ru</text:p>
          </table:table-cell>
          <table:table-cell office:value-type="string">
            <text:p>204799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едорова</text:p>
          </table:table-cell>
          <table:table-cell office:value-type="string">
            <text:p>Полина Олеговна</text:p>
          </table:table-cell>
          <table:table-cell office:value-type="string">
            <text:p>pofedorova_1@edu.hse.ru</text:p>
          </table:table-cell>
          <table:table-cell office:value-type="string">
            <text:p>204630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едорова</text:p>
          </table:table-cell>
          <table:table-cell office:value-type="string">
            <text:p>Яна Денисовна</text:p>
          </table:table-cell>
          <table:table-cell office:value-type="string">
            <text:p>yadfedorova@edu.hse.ru</text:p>
          </table:table-cell>
          <table:table-cell office:value-type="string">
            <text:p>204869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едосеева</text:p>
          </table:table-cell>
          <table:table-cell office:value-type="string">
            <text:p>Мария Дмитриевна</text:p>
          </table:table-cell>
          <table:table-cell office:value-type="string">
            <text:p>mdfedoseeva_1@edu.hse.ru</text:p>
          </table:table-cell>
          <table:table-cell office:value-type="string">
            <text:p>2042980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едосова</text:p>
          </table:table-cell>
          <table:table-cell office:value-type="string">
            <text:p>Полина Олеговна</text:p>
          </table:table-cell>
          <table:table-cell office:value-type="string">
            <text:p>pofedosova@edu.hse.ru</text:p>
          </table:table-cell>
          <table:table-cell office:value-type="string">
            <text:p>148492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едотов</text:p>
          </table:table-cell>
          <table:table-cell office:value-type="string">
            <text:p>Михаил Андреевич</text:p>
          </table:table-cell>
          <table:table-cell office:value-type="string">
            <text:p>mafedotov@edu.hse.ru</text:p>
          </table:table-cell>
          <table:table-cell office:value-type="string">
            <text:p>135706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едотова</text:p>
          </table:table-cell>
          <table:table-cell office:value-type="string">
            <text:p>Мария Геннадьевна</text:p>
          </table:table-cell>
          <table:table-cell office:value-type="string">
            <text:p>mgfedotova@edu.hse.ru</text:p>
          </table:table-cell>
          <table:table-cell office:value-type="string">
            <text:p>27154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едотова</text:p>
          </table:table-cell>
          <table:table-cell office:value-type="string">
            <text:p>Софья Александровна</text:p>
          </table:table-cell>
          <table:table-cell office:value-type="string">
            <text:p>safedotova@edu.hse.ru</text:p>
          </table:table-cell>
          <table:table-cell office:value-type="string">
            <text:p>131971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ейгинова</text:p>
          </table:table-cell>
          <table:table-cell office:value-type="string">
            <text:p>Алина Дмитриевна</text:p>
          </table:table-cell>
          <table:table-cell office:value-type="string">
            <text:p>adfeyginova@edu.hse.ru</text:p>
          </table:table-cell>
          <table:table-cell office:value-type="string">
            <text:p>8141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еоктистова</text:p>
          </table:table-cell>
          <table:table-cell office:value-type="string">
            <text:p>Татьяна Алексеевна</text:p>
          </table:table-cell>
          <table:table-cell office:value-type="string">
            <text:p>tafeoktistova@edu.hse.ru</text:p>
          </table:table-cell>
          <table:table-cell office:value-type="string">
            <text:p>79332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иалковский</text:p>
          </table:table-cell>
          <table:table-cell office:value-type="string">
            <text:p>Роберт Маркович</text:p>
          </table:table-cell>
          <table:table-cell office:value-type="string">
            <text:p>rmfialkovskiy@edu.hse.ru</text:p>
          </table:table-cell>
          <table:table-cell office:value-type="string">
            <text:p>82385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илимоненко</text:p>
          </table:table-cell>
          <table:table-cell office:value-type="string">
            <text:p>Кристина Александровна</text:p>
          </table:table-cell>
          <table:table-cell office:value-type="string">
            <text:p>kafilimonenko@edu.hse.ru</text:p>
          </table:table-cell>
          <table:table-cell office:value-type="string">
            <text:p>2042991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илин</text:p>
          </table:table-cell>
          <table:table-cell office:value-type="string">
            <text:p>Иван Сергеевич</text:p>
          </table:table-cell>
          <table:table-cell office:value-type="string">
            <text:p>isfilin@edu.hse.ru</text:p>
          </table:table-cell>
          <table:table-cell office:value-type="string">
            <text:p>1421307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илина</text:p>
          </table:table-cell>
          <table:table-cell office:value-type="string">
            <text:p>Ксения Михайловна</text:p>
          </table:table-cell>
          <table:table-cell office:value-type="string">
            <text:p>kmfilina@edu.hse.ru</text:p>
          </table:table-cell>
          <table:table-cell office:value-type="string">
            <text:p>139650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илиппов</text:p>
          </table:table-cell>
          <table:table-cell office:value-type="string">
            <text:p>Максим Алексеевич</text:p>
          </table:table-cell>
          <table:table-cell office:value-type="string">
            <text:p>mafilippov_1@edu.hse.ru</text:p>
          </table:table-cell>
          <table:table-cell office:value-type="string">
            <text:p>131971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иляев</text:p>
          </table:table-cell>
          <table:table-cell office:value-type="string">
            <text:p>Андрей Сергеевич</text:p>
          </table:table-cell>
          <table:table-cell office:value-type="string">
            <text:p>asfilyaev@edu.hse.ru</text:p>
          </table:table-cell>
          <table:table-cell office:value-type="string">
            <text:p>2046274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окина</text:p>
          </table:table-cell>
          <table:table-cell office:value-type="string">
            <text:p>Виктория Константиновна</text:p>
          </table:table-cell>
          <table:table-cell office:value-type="string">
            <text:p>vkfokina@edu.hse.ru</text:p>
          </table:table-cell>
          <table:table-cell office:value-type="string">
            <text:p>1454860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окина</text:p>
          </table:table-cell>
          <table:table-cell office:value-type="string">
            <text:p>Дарья Алексеевна</text:p>
          </table:table-cell>
          <table:table-cell office:value-type="string">
            <text:p>dafokina_1@edu.hse.ru</text:p>
          </table:table-cell>
          <table:table-cell office:value-type="string">
            <text:p>131965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оменко</text:p>
          </table:table-cell>
          <table:table-cell office:value-type="string">
            <text:p>Ольга Николаевна</text:p>
          </table:table-cell>
          <table:table-cell office:value-type="string">
            <text:p>onfomenko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6 МЭ 2021 очная Международная программа "МеждународF0B8; 3 курс; </text:p>
          </table:table-cell>
          <table:table-cell office:value-type="string">
            <text:p>Faculty of World Economy and International Affairs; International Relations and Global Studies; 3 course; </text:p>
          </table:table-cell>
          <table:table-cell office:value-type="string">
            <text:p>55409398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омина</text:p>
          </table:table-cell>
          <table:table-cell office:value-type="string">
            <text:p>Елизавета Леонидовна</text:p>
          </table:table-cell>
          <table:table-cell office:value-type="string">
            <text:p>elfomina@edu.hse.ru</text:p>
          </table:table-cell>
          <table:table-cell office:value-type="string">
            <text:p>212852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омина</text:p>
          </table:table-cell>
          <table:table-cell office:value-type="string">
            <text:p>София Геннадьевна</text:p>
          </table:table-cell>
          <table:table-cell office:value-type="string">
            <text:p>sgfomina@edu.hse.ru</text:p>
          </table:table-cell>
          <table:table-cell office:value-type="string">
            <text:p>1466504</text:p>
          </table:table-cell>
          <table:table-cell office:value-type="string">
            <text:p>факультет креативных индустрий; Б 54.03.01 ФКИ М 2014 очная Дизайн; 2 курс; </text:p>
          </table:table-cell>
          <table:table-cell office:value-type="string">
            <text:p>Faculty of Creative Industries; Design; 2 course; </text:p>
          </table:table-cell>
          <table:table-cell office:value-type="string">
            <text:p>6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ролов</text:p>
          </table:table-cell>
          <table:table-cell office:value-type="string">
            <text:p>Максим Денисович</text:p>
          </table:table-cell>
          <table:table-cell office:value-type="string">
            <text:p>mdfrolov@edu.hse.ru</text:p>
          </table:table-cell>
          <table:table-cell office:value-type="string">
            <text:p>21911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51">
            <text:p>5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ролова</text:p>
          </table:table-cell>
          <table:table-cell office:value-type="string">
            <text:p>Алина Сергеевна</text:p>
          </table:table-cell>
          <table:table-cell office:value-type="string">
            <text:p>asfrolova_4@edu.hse.ru</text:p>
          </table:table-cell>
          <table:table-cell office:value-type="string">
            <text:p>24633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ролова</text:p>
          </table:table-cell>
          <table:table-cell office:value-type="string">
            <text:p>Анна Игоревна</text:p>
          </table:table-cell>
          <table:table-cell office:value-type="string">
            <text:p>aifrolova_5@edu.hse.ru</text:p>
          </table:table-cell>
          <table:table-cell office:value-type="string">
            <text:p>79771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1">
            <text:p>9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Фурсова</text:p>
          </table:table-cell>
          <table:table-cell office:value-type="string">
            <text:p>Софья Александровна</text:p>
          </table:table-cell>
          <table:table-cell office:value-type="string">
            <text:p>safursova@edu.hse.ru</text:p>
          </table:table-cell>
          <table:table-cell office:value-type="string">
            <text:p>211225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абарова</text:p>
          </table:table-cell>
          <table:table-cell office:value-type="string">
            <text:p>Мария Ефимовна</text:p>
          </table:table-cell>
          <table:table-cell office:value-type="string">
            <text:p>mekhabarova@edu.hse.ru</text:p>
          </table:table-cell>
          <table:table-cell office:value-type="string">
            <text:p>204300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абирова</text:p>
          </table:table-cell>
          <table:table-cell office:value-type="string">
            <text:p>Алсу Рустемовна</text:p>
          </table:table-cell>
          <table:table-cell office:value-type="string">
            <text:p>arkhabirova@edu.hse.ru</text:p>
          </table:table-cell>
          <table:table-cell office:value-type="string">
            <text:p>204301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авари</text:p>
          </table:table-cell>
          <table:table-cell office:value-type="string">
            <text:p>Рани -</text:p>
          </table:table-cell>
          <table:table-cell office:value-type="string">
            <text:p>rkhavari@edu.hse.ru</text:p>
          </table:table-cell>
          <table:table-cell office:value-type="string">
            <text:p>132066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3 курс; </text:p>
          </table:table-cell>
          <table:table-cell office:value-type="string">
            <text:p>St. Petersburg School of Economics and Management, HSE; International Business and Management Studies; 3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аертдинов</text:p>
          </table:table-cell>
          <table:table-cell office:value-type="string">
            <text:p>Камилл Русланович</text:p>
          </table:table-cell>
          <table:table-cell office:value-type="string">
            <text:p>krkhaertdinov_1@edu.hse.ru</text:p>
          </table:table-cell>
          <table:table-cell office:value-type="string">
            <text:p>145342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азова</text:p>
          </table:table-cell>
          <table:table-cell office:value-type="string">
            <text:p>Наталья Антоновна</text:p>
          </table:table-cell>
          <table:table-cell office:value-type="string">
            <text:p>nakhazova@edu.hse.ru</text:p>
          </table:table-cell>
          <table:table-cell office:value-type="string">
            <text:p>79540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айкина</text:p>
          </table:table-cell>
          <table:table-cell office:value-type="string">
            <text:p>Алиса Андреевна</text:p>
          </table:table-cell>
          <table:table-cell office:value-type="string">
            <text:p>aakhaykina@edu.hse.ru</text:p>
          </table:table-cell>
          <table:table-cell office:value-type="string">
            <text:p>8105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алгаева</text:p>
          </table:table-cell>
          <table:table-cell office:value-type="string">
            <text:p>Алина Басанговна</text:p>
          </table:table-cell>
          <table:table-cell office:value-type="string">
            <text:p>abkhalgaeva@edu.hse.ru</text:p>
          </table:table-cell>
          <table:table-cell office:value-type="string">
            <text:p>149903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алилова</text:p>
          </table:table-cell>
          <table:table-cell office:value-type="string">
            <text:p>Алина Напиковна</text:p>
          </table:table-cell>
          <table:table-cell office:value-type="string">
            <text:p>ankhalilova@edu.hse.ru</text:p>
          </table:table-cell>
          <table:table-cell office:value-type="string">
            <text:p>83285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амаганова</text:p>
          </table:table-cell>
          <table:table-cell office:value-type="string">
            <text:p>Дарья Станиславовна</text:p>
          </table:table-cell>
          <table:table-cell office:value-type="string">
            <text:p>dskhamaganova@edu.hse.ru</text:p>
          </table:table-cell>
          <table:table-cell office:value-type="string">
            <text:p>1361124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амитова</text:p>
          </table:table-cell>
          <table:table-cell office:value-type="string">
            <text:p>Томирис -</text:p>
          </table:table-cell>
          <table:table-cell office:value-type="string">
            <text:p>tkhamitova@edu.hse.ru</text:p>
          </table:table-cell>
          <table:table-cell office:value-type="string">
            <text:p>1486421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анджиян</text:p>
          </table:table-cell>
          <table:table-cell office:value-type="string">
            <text:p>Дана Андраниковна</text:p>
          </table:table-cell>
          <table:table-cell office:value-type="string">
            <text:p>dakhandzhiyan@edu.hse.ru</text:p>
          </table:table-cell>
          <table:table-cell office:value-type="string">
            <text:p>2046329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асанова</text:p>
          </table:table-cell>
          <table:table-cell office:value-type="string">
            <text:p>Полина Вячеславовна</text:p>
          </table:table-cell>
          <table:table-cell office:value-type="string">
            <text:p>pvkhasanova@edu.hse.ru</text:p>
          </table:table-cell>
          <table:table-cell office:value-type="string">
            <text:p>83097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атукаев</text:p>
          </table:table-cell>
          <table:table-cell office:value-type="string">
            <text:p>Эмиль Владиславович</text:p>
          </table:table-cell>
          <table:table-cell office:value-type="string">
            <text:p>evkhatukaev@edu.hse.ru</text:p>
          </table:table-cell>
          <table:table-cell office:value-type="string">
            <text:p/>
          </table:table-cell>
          <table:table-cell office:value-type="string">
            <text:p>Высшая школа бизнеса; Б 38.03.02 ВШБ 2022 очная Международный бизнес; 2 курс; БМДБ221</text:p>
          </table:table-cell>
          <table:table-cell office:value-type="string">
            <text:p>Graduate School of Business; International Business; 2 course; БМДБ221</text:p>
          </table:table-cell>
          <table:table-cell office:value-type="string">
            <text:p>5306637897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ачатрян</text:p>
          </table:table-cell>
          <table:table-cell office:value-type="string">
            <text:p>Виктория Седраковна</text:p>
          </table:table-cell>
          <table:table-cell office:value-type="string">
            <text:p>vskhachatryan@edu.hse.ru</text:p>
          </table:table-cell>
          <table:table-cell office:value-type="string">
            <text:p>1484135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вастунов</text:p>
          </table:table-cell>
          <table:table-cell office:value-type="string">
            <text:p>Алексей Алексеевич</text:p>
          </table:table-cell>
          <table:table-cell office:value-type="string">
            <text:p>aakhvastunov@edu.hse.ru</text:p>
          </table:table-cell>
          <table:table-cell office:value-type="string">
            <text:p>1408811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еирхабаров</text:p>
          </table:table-cell>
          <table:table-cell office:value-type="string">
            <text:p>Эльман Галибович</text:p>
          </table:table-cell>
          <table:table-cell office:value-type="string">
            <text:p>egkheirkhabarov@edu.hse.ru</text:p>
          </table:table-cell>
          <table:table-cell office:value-type="string">
            <text:p>2046338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итрово</text:p>
          </table:table-cell>
          <table:table-cell office:value-type="string">
            <text:p>Елизавета Константиновна</text:p>
          </table:table-cell>
          <table:table-cell office:value-type="string">
            <text:p>ekkhitrovo@edu.hse.ru</text:p>
          </table:table-cell>
          <table:table-cell office:value-type="string">
            <text:p>204301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лебопашенко</text:p>
          </table:table-cell>
          <table:table-cell office:value-type="string">
            <text:p>Ярослав Александрович</text:p>
          </table:table-cell>
          <table:table-cell office:value-type="string">
            <text:p>yaakhlebopashenko@edu.hse.ru</text:p>
          </table:table-cell>
          <table:table-cell office:value-type="string">
            <text:p>8153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1">
            <text:p>9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лопков</text:p>
          </table:table-cell>
          <table:table-cell office:value-type="string">
            <text:p>Никита Александрович</text:p>
          </table:table-cell>
          <table:table-cell office:value-type="string">
            <text:p>nakhlopkov@edu.hse.ru</text:p>
          </table:table-cell>
          <table:table-cell office:value-type="string">
            <text:p>138325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2 курс; </text:p>
          </table:table-cell>
          <table:table-cell office:value-type="string">
            <text:p>St. Petersburg School of Economics and Management, HSE; ?International Bachelor in Business and Economics; 2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лопкова</text:p>
          </table:table-cell>
          <table:table-cell office:value-type="string">
            <text:p>Ксения Константиновна</text:p>
          </table:table-cell>
          <table:table-cell office:value-type="string">
            <text:p>kkkhlopkova@edu.hse.ru</text:p>
          </table:table-cell>
          <table:table-cell office:value-type="string">
            <text:p>8177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одаков</text:p>
          </table:table-cell>
          <table:table-cell office:value-type="string">
            <text:p>Александр Алексеевич</text:p>
          </table:table-cell>
          <table:table-cell office:value-type="string">
            <text:p>aakhodakov_2@edu.hse.ru</text:p>
          </table:table-cell>
          <table:table-cell office:value-type="string">
            <text:p>2046261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оджаметова</text:p>
          </table:table-cell>
          <table:table-cell office:value-type="string">
            <text:p>Милана Илимдаровна</text:p>
          </table:table-cell>
          <table:table-cell office:value-type="string">
            <text:p>mikhodzhametova@edu.hse.ru</text:p>
          </table:table-cell>
          <table:table-cell office:value-type="string">
            <text:p>81249</text:p>
          </table:table-cell>
          <table:table-cell office:value-type="string">
            <text:p>Факультет гуманитарных наук; Б 45.03.03 НН ГН НН 2014 очная Фундаментальная и прикладная лингвистика; 4 курс; </text:p>
          </table:table-cell>
          <table:table-cell office:value-type="string">
            <text:p>Faculty of Humanities; Fundamental and Applied Linguistics; 4 course; </text:p>
          </table:table-cell>
          <table:table-cell office:value-type="string">
            <text:p>44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олмогорова</text:p>
          </table:table-cell>
          <table:table-cell office:value-type="string">
            <text:p>Ксения Станиславовна</text:p>
          </table:table-cell>
          <table:table-cell office:value-type="string">
            <text:p>kskholmogorova@edu.hse.ru</text:p>
          </table:table-cell>
          <table:table-cell office:value-type="string">
            <text:p>1319626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охряков</text:p>
          </table:table-cell>
          <table:table-cell office:value-type="string">
            <text:p>Павел Дмитриевич</text:p>
          </table:table-cell>
          <table:table-cell office:value-type="string">
            <text:p>pdkhokhryakov@edu.hse.ru</text:p>
          </table:table-cell>
          <table:table-cell office:value-type="string">
            <text:p>2048570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ристианов</text:p>
          </table:table-cell>
          <table:table-cell office:value-type="string">
            <text:p>Роман Онуфриевич</text:p>
          </table:table-cell>
          <table:table-cell office:value-type="string">
            <text:p>rokhristianov@edu.hse.ru</text:p>
          </table:table-cell>
          <table:table-cell office:value-type="string">
            <text:p>154200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ромов</text:p>
          </table:table-cell>
          <table:table-cell office:value-type="string">
            <text:p>Даниил Максимович</text:p>
          </table:table-cell>
          <table:table-cell office:value-type="string">
            <text:p>dmkhromov@edu.hse.ru</text:p>
          </table:table-cell>
          <table:table-cell office:value-type="string">
            <text:p>1420940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ромыщенко</text:p>
          </table:table-cell>
          <table:table-cell office:value-type="string">
            <text:p>Иван Сергеевич</text:p>
          </table:table-cell>
          <table:table-cell office:value-type="string">
            <text:p>iskhromyschenko_1@edu.hse.ru</text:p>
          </table:table-cell>
          <table:table-cell office:value-type="string">
            <text:p>1475590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усаинов</text:p>
          </table:table-cell>
          <table:table-cell office:value-type="string">
            <text:p>Арслан Вадимович</text:p>
          </table:table-cell>
          <table:table-cell office:value-type="string">
            <text:p>avkhusainov@edu.hse.ru</text:p>
          </table:table-cell>
          <table:table-cell office:value-type="string">
            <text:p>150199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1 курс; БМББЭ246С</text:p>
          </table:table-cell>
          <table:table-cell office:value-type="string">
            <text:p>St. Petersburg School of Economics and Management, HSE; ?International Bachelor in Business and Economics; 1 course; БМББЭ246С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Хщанович</text:p>
          </table:table-cell>
          <table:table-cell office:value-type="string">
            <text:p>Александр Вадимович</text:p>
          </table:table-cell>
          <table:table-cell office:value-type="string">
            <text:p>avkhschanovich@edu.hse.ru</text:p>
          </table:table-cell>
          <table:table-cell office:value-type="string">
            <text:p>2008514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Цалковский</text:p>
          </table:table-cell>
          <table:table-cell office:value-type="string">
            <text:p>Василий Алексеевич</text:p>
          </table:table-cell>
          <table:table-cell office:value-type="string">
            <text:p>vatsalkovskiy@edu.hse.ru</text:p>
          </table:table-cell>
          <table:table-cell office:value-type="string">
            <text:p>138285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Цапко</text:p>
          </table:table-cell>
          <table:table-cell office:value-type="string">
            <text:p>Дария Денисовна</text:p>
          </table:table-cell>
          <table:table-cell office:value-type="string">
            <text:p>ddtsapko@edu.hse.ru</text:p>
          </table:table-cell>
          <table:table-cell office:value-type="string">
            <text:p>8177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Цаплина</text:p>
          </table:table-cell>
          <table:table-cell office:value-type="string">
            <text:p>Мария Сергеевна</text:p>
          </table:table-cell>
          <table:table-cell office:value-type="string">
            <text:p>mstsaplina@edu.hse.ru</text:p>
          </table:table-cell>
          <table:table-cell office:value-type="string">
            <text:p>83794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80">
            <text:p>8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Цибулько</text:p>
          </table:table-cell>
          <table:table-cell office:value-type="string">
            <text:p>Арина Андреевна</text:p>
          </table:table-cell>
          <table:table-cell office:value-type="string">
            <text:p>aatsibulko@edu.hse.ru</text:p>
          </table:table-cell>
          <table:table-cell office:value-type="string">
            <text:p>1435441</text:p>
          </table:table-cell>
          <table:table-cell office:value-type="string">
            <text:p>факультет креативных индустрий; Б 42.03.05 ФКИ М 2015 очная Медиакоммуникации; 2 курс; </text:p>
          </table:table-cell>
          <table:table-cell office:value-type="string">
            <text:p>Faculty of Creative Industries; Media Communications; 2 course; </text:p>
          </table:table-cell>
          <table:table-cell office:value-type="string">
            <text:p>178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Цилевич</text:p>
          </table:table-cell>
          <table:table-cell office:value-type="string">
            <text:p>Дмитрий Михайлович</text:p>
          </table:table-cell>
          <table:table-cell office:value-type="string">
            <text:p>dmtsilevich@edu.hse.ru</text:p>
          </table:table-cell>
          <table:table-cell office:value-type="string">
            <text:p>204303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Црнобрня</text:p>
          </table:table-cell>
          <table:table-cell office:value-type="string">
            <text:p>Никола -</text:p>
          </table:table-cell>
          <table:table-cell office:value-type="string">
            <text:p>ntsrnobrnya@edu.hse.ru</text:p>
          </table:table-cell>
          <table:table-cell office:value-type="string">
            <text:p>1319282</text:p>
          </table:table-cell>
          <table:table-cell office:value-type="string">
            <text:p>Высшая школа бизнеса; Б 38.03.05 ВШБ М 2020 очная Бизнес-информатика; 4 курс; </text:p>
          </table:table-cell>
          <table:table-cell office:value-type="string">
            <text:p>Graduate School of Business; Business Informatics; 4 course; </text:p>
          </table:table-cell>
          <table:table-cell office:value-type="string">
            <text:p>3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Цыгвинцева</text:p>
          </table:table-cell>
          <table:table-cell office:value-type="string">
            <text:p>Карина Алексеевна</text:p>
          </table:table-cell>
          <table:table-cell office:value-type="string">
            <text:p>katsygvintseva@edu.hse.ru</text:p>
          </table:table-cell>
          <table:table-cell office:value-type="string">
            <text:p>148189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абан</text:p>
          </table:table-cell>
          <table:table-cell office:value-type="string">
            <text:p>Альбина Руслановна</text:p>
          </table:table-cell>
          <table:table-cell office:value-type="string">
            <text:p>archaban@edu.hse.ru</text:p>
          </table:table-cell>
          <table:table-cell office:value-type="string">
            <text:p>2043916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айникова</text:p>
          </table:table-cell>
          <table:table-cell office:value-type="string">
            <text:p>Ольга Алексеевна</text:p>
          </table:table-cell>
          <table:table-cell office:value-type="string">
            <text:p>oachaynikova@edu.hse.ru</text:p>
          </table:table-cell>
          <table:table-cell office:value-type="string">
            <text:p>81777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апышева</text:p>
          </table:table-cell>
          <table:table-cell office:value-type="string">
            <text:p>Илона Олеговна</text:p>
          </table:table-cell>
          <table:table-cell office:value-type="string">
            <text:p>iochapysheva@edu.hse.ru</text:p>
          </table:table-cell>
          <table:table-cell office:value-type="string">
            <text:p>7960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ашников</text:p>
          </table:table-cell>
          <table:table-cell office:value-type="string">
            <text:p>Артур Максимович</text:p>
          </table:table-cell>
          <table:table-cell office:value-type="string">
            <text:p>amchashnikov@edu.hse.ru</text:p>
          </table:table-cell>
          <table:table-cell office:value-type="string">
            <text:p>1341864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еботарь</text:p>
          </table:table-cell>
          <table:table-cell office:value-type="string">
            <text:p>Любовь Александровна</text:p>
          </table:table-cell>
          <table:table-cell office:value-type="string">
            <text:p>lachebotar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1 курс; БМБ2213С</text:p>
          </table:table-cell>
          <table:table-cell office:value-type="string">
            <text:p>St. Petersburg School of Economics and Management, HSE; ﻿International Bachelor in Business and Economics; 1 course; БМБ2213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екаева</text:p>
          </table:table-cell>
          <table:table-cell office:value-type="string">
            <text:p>Софья Владимировна</text:p>
          </table:table-cell>
          <table:table-cell office:value-type="string">
            <text:p>svchekaeva@edu.hse.ru</text:p>
          </table:table-cell>
          <table:table-cell office:value-type="string">
            <text:p>204856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екмарева</text:p>
          </table:table-cell>
          <table:table-cell office:value-type="string">
            <text:p>Ева Сергеевна</text:p>
          </table:table-cell>
          <table:table-cell office:value-type="string">
            <text:p>eschekmareva@edu.hse.ru</text:p>
          </table:table-cell>
          <table:table-cell office:value-type="string">
            <text:p>2048543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емерзаев</text:p>
          </table:table-cell>
          <table:table-cell office:value-type="string">
            <text:p>Абдул-Малик Анзорович</text:p>
          </table:table-cell>
          <table:table-cell office:value-type="string">
            <text:p>aachemerzaev@edu.hse.ru</text:p>
          </table:table-cell>
          <table:table-cell office:value-type="string">
            <text:p>2046369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еремных</text:p>
          </table:table-cell>
          <table:table-cell office:value-type="string">
            <text:p>Анастасия Михайловна</text:p>
          </table:table-cell>
          <table:table-cell office:value-type="string">
            <text:p>amcheremnykh@edu.hse.ru</text:p>
          </table:table-cell>
          <table:table-cell office:value-type="string">
            <text:p/>
          </table:table-cell>
          <table:table-cell office:value-type="string">
            <text:p>Факультет социально-экономических и компьютерных наук; Б 38.03.01 П СЭКН П 2022 очная Международный бакалавриат по DA78; 2 курс; МБ-22-2</text:p>
          </table:table-cell>
          <table:table-cell office:value-type="string">
            <text:p>-; International Bachelor in Business and Economics; 2 course; МБ-22-2</text:p>
          </table:table-cell>
          <table:table-cell office:value-type="string">
            <text:p>53064649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ерепанова</text:p>
          </table:table-cell>
          <table:table-cell office:value-type="string">
            <text:p>Арина Петровна</text:p>
          </table:table-cell>
          <table:table-cell office:value-type="string">
            <text:p>apcherepanova@edu.hse.ru</text:p>
          </table:table-cell>
          <table:table-cell office:value-type="string">
            <text:p>22258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ернова</text:p>
          </table:table-cell>
          <table:table-cell office:value-type="string">
            <text:p>Александра Андреевна</text:p>
          </table:table-cell>
          <table:table-cell office:value-type="string">
            <text:p>aachernova_8@edu.hse.ru</text:p>
          </table:table-cell>
          <table:table-cell office:value-type="string">
            <text:p>152999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ернова</text:p>
          </table:table-cell>
          <table:table-cell office:value-type="string">
            <text:p>Елена Евгеньевна</text:p>
          </table:table-cell>
          <table:table-cell office:value-type="string">
            <text:p>eechernova_1@edu.hse.ru</text:p>
          </table:table-cell>
          <table:table-cell office:value-type="string">
            <text:p>204305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ернова</text:p>
          </table:table-cell>
          <table:table-cell office:value-type="string">
            <text:p>Ксения Дмитриевна</text:p>
          </table:table-cell>
          <table:table-cell office:value-type="string">
            <text:p>kdchernova@edu.hse.ru</text:p>
          </table:table-cell>
          <table:table-cell office:value-type="string">
            <text:p>8155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ерногребель</text:p>
          </table:table-cell>
          <table:table-cell office:value-type="string">
            <text:p>Денис Константинович</text:p>
          </table:table-cell>
          <table:table-cell office:value-type="string">
            <text:p>dkchernogrebel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7674; 3 курс; БМН212С</text:p>
          </table:table-cell>
          <table:table-cell office:value-type="string">
            <text:p>St. Petersburg School of Economics and Management, HSE; International Business and Management Studies; 3 course; БМН212С</text:p>
          </table:table-cell>
          <table:table-cell office:value-type="string">
            <text:p>19630840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ернокалова</text:p>
          </table:table-cell>
          <table:table-cell office:value-type="string">
            <text:p>Анастасия Александровна</text:p>
          </table:table-cell>
          <table:table-cell office:value-type="string">
            <text:p>aachernokalova@edu.hse.ru</text:p>
          </table:table-cell>
          <table:table-cell office:value-type="string">
            <text:p>2043354</text:p>
          </table:table-cell>
          <table:table-cell office:value-type="string">
            <text:p>Факультет Санкт-Петербургская школа экономики и менеджмента; Б 38.03.02 СПБ ШЭМ СПБ 2024 очная Управление бизнесом; 1 курс; БУПБИ243С</text:p>
          </table:table-cell>
          <table:table-cell office:value-type="string">
            <text:p>St. Petersburg School of Economics and Management, HSE; Business Administration; 1 course; БУПБИ243С</text:p>
          </table:table-cell>
          <table:table-cell office:value-type="string">
            <text:p>77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ерный</text:p>
          </table:table-cell>
          <table:table-cell office:value-type="string">
            <text:p>Никита Евгеньевич</text:p>
          </table:table-cell>
          <table:table-cell office:value-type="string">
            <text:p>nechernyy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2 курс; БМБ2210С</text:p>
          </table:table-cell>
          <table:table-cell office:value-type="string">
            <text:p>St. Petersburg School of Economics and Management, HSE; ?International Bachelor in Business and Economics; 2 course; БМБ2210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ернышова</text:p>
          </table:table-cell>
          <table:table-cell office:value-type="string">
            <text:p>Ксения Андреевна</text:p>
          </table:table-cell>
          <table:table-cell office:value-type="string">
            <text:p>kachernyshova@edu.hse.ru</text:p>
          </table:table-cell>
          <table:table-cell office:value-type="string">
            <text:p>143553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ернявская</text:p>
          </table:table-cell>
          <table:table-cell office:value-type="string">
            <text:p>Кристина Антоновна</text:p>
          </table:table-cell>
          <table:table-cell office:value-type="string">
            <text:p>kachernyavskaya@edu.hse.ru</text:p>
          </table:table-cell>
          <table:table-cell office:value-type="string">
            <text:p>199790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ечун</text:p>
          </table:table-cell>
          <table:table-cell office:value-type="string">
            <text:p>Софья Игоревна</text:p>
          </table:table-cell>
          <table:table-cell office:value-type="string">
            <text:p>sichechun@edu.hse.ru</text:p>
          </table:table-cell>
          <table:table-cell office:value-type="string">
            <text:p>8178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ешик</text:p>
          </table:table-cell>
          <table:table-cell office:value-type="string">
            <text:p>Егор Дмитриевич</text:p>
          </table:table-cell>
          <table:table-cell office:value-type="string">
            <text:p>edcheshik@edu.hse.ru</text:p>
          </table:table-cell>
          <table:table-cell office:value-type="string">
            <text:p/>
          </table:table-cell>
          <table:table-cell office:value-type="string">
            <text:p>Международный институт экономики и финансов; Б 38.03.01 МИЭФ 2021 очная Международная программа по эконом92A8; 1 курс; БПД223</text:p>
          </table:table-cell>
          <table:table-cell office:value-type="string">
            <text:p>International College of Economics and Finance; International Programme in Economics and Finance; 1 course; БПД223</text:p>
          </table:table-cell>
          <table:table-cell office:value-type="string">
            <text:p>554098931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жоу</text:p>
          </table:table-cell>
          <table:table-cell office:value-type="string">
            <text:p>Цзиньюй -</text:p>
          </table:table-cell>
          <table:table-cell office:value-type="string">
            <text:p>tschzhou_3@edu.hse.ru</text:p>
          </table:table-cell>
          <table:table-cell office:value-type="string">
            <text:p>1512987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илингарян</text:p>
          </table:table-cell>
          <table:table-cell office:value-type="string">
            <text:p>Эльмира Андраниковна</text:p>
          </table:table-cell>
          <table:table-cell office:value-type="string">
            <text:p>eachilingarian@edu.hse.ru</text:p>
          </table:table-cell>
          <table:table-cell office:value-type="string">
            <text:p>2095341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истяков</text:p>
          </table:table-cell>
          <table:table-cell office:value-type="string">
            <text:p>Сергей Сергеевич</text:p>
          </table:table-cell>
          <table:table-cell office:value-type="string">
            <text:p>sschistyakov_1@edu.hse.ru</text:p>
          </table:table-cell>
          <table:table-cell office:value-type="string">
            <text:p>2046225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ойкараева</text:p>
          </table:table-cell>
          <table:table-cell office:value-type="string">
            <text:p>Адинай Айбековна</text:p>
          </table:table-cell>
          <table:table-cell office:value-type="string">
            <text:p>aachoykaraeva@edu.hse.ru</text:p>
          </table:table-cell>
          <table:table-cell office:value-type="string">
            <text:p>143753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уб</text:p>
          </table:table-cell>
          <table:table-cell office:value-type="string">
            <text:p>Анна Александровна</text:p>
          </table:table-cell>
          <table:table-cell office:value-type="string">
            <text:p>aachub@edu.hse.ru</text:p>
          </table:table-cell>
          <table:table-cell office:value-type="string">
            <text:p>204307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увашова</text:p>
          </table:table-cell>
          <table:table-cell office:value-type="string">
            <text:p>Кристина Вячеславовна</text:p>
          </table:table-cell>
          <table:table-cell office:value-type="string">
            <text:p>kvchuvashova@edu.hse.ru</text:p>
          </table:table-cell>
          <table:table-cell office:value-type="string">
            <text:p>8178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удиловская</text:p>
          </table:table-cell>
          <table:table-cell office:value-type="string">
            <text:p>Лия Александровна</text:p>
          </table:table-cell>
          <table:table-cell office:value-type="string">
            <text:p>lachudilovskaya@edu.hse.ru</text:p>
          </table:table-cell>
          <table:table-cell office:value-type="string">
            <text:p>1478974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умак</text:p>
          </table:table-cell>
          <table:table-cell office:value-type="string">
            <text:p>Кирилл Андреевич</text:p>
          </table:table-cell>
          <table:table-cell office:value-type="string">
            <text:p>kachumak@edu.hse.ru</text:p>
          </table:table-cell>
          <table:table-cell office:value-type="string">
            <text:p>204625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уприков</text:p>
          </table:table-cell>
          <table:table-cell office:value-type="string">
            <text:p>Григорий Дмитриевич</text:p>
          </table:table-cell>
          <table:table-cell office:value-type="string">
            <text:p>gdchuprikov@edu.hse.ru</text:p>
          </table:table-cell>
          <table:table-cell office:value-type="string">
            <text:p>81058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уркин</text:p>
          </table:table-cell>
          <table:table-cell office:value-type="string">
            <text:p>Артем Алексеевич</text:p>
          </table:table-cell>
          <table:table-cell office:value-type="string">
            <text:p>aachurkin@edu.hse.ru</text:p>
          </table:table-cell>
          <table:table-cell office:value-type="string">
            <text:p>2046285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уркина</text:p>
          </table:table-cell>
          <table:table-cell office:value-type="string">
            <text:p>Екатерина Александровна</text:p>
          </table:table-cell>
          <table:table-cell office:value-type="string">
            <text:p>eachurkina@edu.hse.ru</text:p>
          </table:table-cell>
          <table:table-cell office:value-type="string">
            <text:p>8358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Чухнюк</text:p>
          </table:table-cell>
          <table:table-cell office:value-type="string">
            <text:p>Елена Владимировна</text:p>
          </table:table-cell>
          <table:table-cell office:value-type="string">
            <text:p>evchukhnyuk@edu.hse.ru</text:p>
          </table:table-cell>
          <table:table-cell office:value-type="string">
            <text:p>8178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аабан</text:p>
          </table:table-cell>
          <table:table-cell office:value-type="string">
            <text:p>Анастасия Жорж</text:p>
          </table:table-cell>
          <table:table-cell office:value-type="string">
            <text:p>azhshaaban_1@edu.hse.ru</text:p>
          </table:table-cell>
          <table:table-cell office:value-type="string">
            <text:p>1433847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53">
            <text:p>5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абаев</text:p>
          </table:table-cell>
          <table:table-cell office:value-type="string">
            <text:p>Константин Владиславович</text:p>
          </table:table-cell>
          <table:table-cell office:value-type="string">
            <text:p>kvshabaev@edu.hse.ru</text:p>
          </table:table-cell>
          <table:table-cell office:value-type="string">
            <text:p>150633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абанова</text:p>
          </table:table-cell>
          <table:table-cell office:value-type="string">
            <text:p>Анна Игоревна</text:p>
          </table:table-cell>
          <table:table-cell office:value-type="string">
            <text:p>aishabanova@edu.hse.ru</text:p>
          </table:table-cell>
          <table:table-cell office:value-type="string">
            <text:p>82807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7">
            <text:p>5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абельников</text:p>
          </table:table-cell>
          <table:table-cell office:value-type="string">
            <text:p>Елисей Артемович</text:p>
          </table:table-cell>
          <table:table-cell office:value-type="string">
            <text:p>eashabelnikov@edu.hse.ru</text:p>
          </table:table-cell>
          <table:table-cell office:value-type="string">
            <text:p>204307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адрина</text:p>
          </table:table-cell>
          <table:table-cell office:value-type="string">
            <text:p>Евгения Игоревна</text:p>
          </table:table-cell>
          <table:table-cell office:value-type="string">
            <text:p>eishadrina_1@edu.hse.ru</text:p>
          </table:table-cell>
          <table:table-cell office:value-type="string">
            <text:p>83795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8">
            <text:p>8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алыгина</text:p>
          </table:table-cell>
          <table:table-cell office:value-type="string">
            <text:p>Дарья Денисовна</text:p>
          </table:table-cell>
          <table:table-cell office:value-type="string">
            <text:p>ddshalygina_1@edu.hse.ru</text:p>
          </table:table-cell>
          <table:table-cell office:value-type="string">
            <text:p>147592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3">
            <text:p>8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ама</text:p>
          </table:table-cell>
          <table:table-cell office:value-type="string">
            <text:p>Владислав Денисович</text:p>
          </table:table-cell>
          <table:table-cell office:value-type="string">
            <text:p>vdshama@edu.hse.ru</text:p>
          </table:table-cell>
          <table:table-cell office:value-type="string">
            <text:p>147813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амалева</text:p>
          </table:table-cell>
          <table:table-cell office:value-type="string">
            <text:p>Анастасия Игоревна</text:p>
          </table:table-cell>
          <table:table-cell office:value-type="string">
            <text:p>aishamaleva@edu.hse.ru</text:p>
          </table:table-cell>
          <table:table-cell office:value-type="string">
            <text:p>83037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андалова</text:p>
          </table:table-cell>
          <table:table-cell office:value-type="string">
            <text:p>Полина Леонидовна</text:p>
          </table:table-cell>
          <table:table-cell office:value-type="string">
            <text:p>plshandalova@edu.hse.ru</text:p>
          </table:table-cell>
          <table:table-cell office:value-type="string">
            <text:p>229650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андер</text:p>
          </table:table-cell>
          <table:table-cell office:value-type="string">
            <text:p>Семён Евгеньевич</text:p>
          </table:table-cell>
          <table:table-cell office:value-type="string">
            <text:p>seshander@edu.hse.ru</text:p>
          </table:table-cell>
          <table:table-cell office:value-type="string">
            <text:p>83915</text:p>
          </table:table-cell>
          <table:table-cell office:value-type="string">
            <text:p>факультет Санкт-Петербургская школа социальных наук; Б 38.03.04 ФСПШСН СПБ 2021 очная Управление и аналитика в государственном секторе; 4 курс; </text:p>
          </table:table-cell>
          <table:table-cell office:value-type="string">
            <text:p>St. Petersburg School of Social Sciences, HSE; Public Policy and Analytics; 4 course; </text:p>
          </table:table-cell>
          <table:table-cell office:value-type="string">
            <text:p>79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апорова</text:p>
          </table:table-cell>
          <table:table-cell office:value-type="string">
            <text:p>Екатерина Дмитриевна</text:p>
          </table:table-cell>
          <table:table-cell office:value-type="string">
            <text:p>edshaporova@edu.hse.ru</text:p>
          </table:table-cell>
          <table:table-cell office:value-type="string">
            <text:p>2046271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аравин</text:p>
          </table:table-cell>
          <table:table-cell office:value-type="string">
            <text:p>Павел Александрович</text:p>
          </table:table-cell>
          <table:table-cell office:value-type="string">
            <text:p>pasharavin@edu.hse.ru</text:p>
          </table:table-cell>
          <table:table-cell office:value-type="string">
            <text:p>8152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арафутдинов</text:p>
          </table:table-cell>
          <table:table-cell office:value-type="string">
            <text:p>Марсель Равильевич</text:p>
          </table:table-cell>
          <table:table-cell office:value-type="string">
            <text:p>mrsharafutdinov@edu.hse.ru</text:p>
          </table:table-cell>
          <table:table-cell office:value-type="string">
            <text:p>80830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арафутдинова</text:p>
          </table:table-cell>
          <table:table-cell office:value-type="string">
            <text:p>Милана Дамировна</text:p>
          </table:table-cell>
          <table:table-cell office:value-type="string">
            <text:p>mdsharafutdinova@edu.hse.ru</text:p>
          </table:table-cell>
          <table:table-cell office:value-type="string">
            <text:p>204640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аргородская</text:p>
          </table:table-cell>
          <table:table-cell office:value-type="string">
            <text:p>Анна Владимировна</text:p>
          </table:table-cell>
          <table:table-cell office:value-type="string">
            <text:p>avshargorodskaya@edu.hse.ru</text:p>
          </table:table-cell>
          <table:table-cell office:value-type="string">
            <text:p>28440</text:p>
          </table:table-cell>
          <table:table-cell office:value-type="string">
            <text:p>факультет мировой экономики и мировой политики; ; 3 курс; </text:p>
          </table:table-cell>
          <table:table-cell office:value-type="string">
            <text:p>Faculty of World Economy and International Affairs; ; 3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арова</text:p>
          </table:table-cell>
          <table:table-cell office:value-type="string">
            <text:p>Варвара Александровна</text:p>
          </table:table-cell>
          <table:table-cell office:value-type="string">
            <text:p>vasharova@edu.hse.ru</text:p>
          </table:table-cell>
          <table:table-cell office:value-type="string">
            <text:p>8398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арова</text:p>
          </table:table-cell>
          <table:table-cell office:value-type="string">
            <text:p>Мария Сергеевна</text:p>
          </table:table-cell>
          <table:table-cell office:value-type="string">
            <text:p>mssharova@edu.hse.ru</text:p>
          </table:table-cell>
          <table:table-cell office:value-type="string">
            <text:p>81784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арыпова</text:p>
          </table:table-cell>
          <table:table-cell office:value-type="string">
            <text:p>Алёна Константиновна</text:p>
          </table:table-cell>
          <table:table-cell office:value-type="string">
            <text:p>aksharypova@edu.hse.ru</text:p>
          </table:table-cell>
          <table:table-cell office:value-type="string">
            <text:p>81448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0">
            <text:p>5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ахов</text:p>
          </table:table-cell>
          <table:table-cell office:value-type="string">
            <text:p>Макар Олегович</text:p>
          </table:table-cell>
          <table:table-cell office:value-type="string">
            <text:p>moshakhov@edu.hse.ru</text:p>
          </table:table-cell>
          <table:table-cell office:value-type="string">
            <text:p>204641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ашлова</text:p>
          </table:table-cell>
          <table:table-cell office:value-type="string">
            <text:p>Елизавета Максимовна</text:p>
          </table:table-cell>
          <table:table-cell office:value-type="string">
            <text:p>emshashlova@edu.hse.ru</text:p>
          </table:table-cell>
          <table:table-cell office:value-type="string">
            <text:p>2047751</text:p>
          </table:table-cell>
          <table:table-cell office:value-type="string">
            <text:p>факультет компьютерных наук; Б 01.03.02 ФКН М 2014 очная Прикладная математика и информатика; 3 курс; </text:p>
          </table:table-cell>
          <table:table-cell office:value-type="string">
            <text:p>Faculty of Computer Science; Applied Mathematics and Information Science; 3 course; </text:p>
          </table:table-cell>
          <table:table-cell office:value-type="string">
            <text:p>2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ашнова</text:p>
          </table:table-cell>
          <table:table-cell office:value-type="string">
            <text:p>Маргарита Андреевна</text:p>
          </table:table-cell>
          <table:table-cell office:value-type="string">
            <text:p>mashashnova@edu.hse.ru</text:p>
          </table:table-cell>
          <table:table-cell office:value-type="string">
            <text:p>81259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ведова</text:p>
          </table:table-cell>
          <table:table-cell office:value-type="string">
            <text:p>Елена Евгеньевна</text:p>
          </table:table-cell>
          <table:table-cell office:value-type="string">
            <text:p>eeshvedova@edu.hse.ru</text:p>
          </table:table-cell>
          <table:table-cell office:value-type="string">
            <text:p>81785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73">
            <text:p>7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евелева</text:p>
          </table:table-cell>
          <table:table-cell office:value-type="string">
            <text:p>Полина Павловна</text:p>
          </table:table-cell>
          <table:table-cell office:value-type="string">
            <text:p>ppsheveleva@edu.hse.ru</text:p>
          </table:table-cell>
          <table:table-cell office:value-type="string">
            <text:p>148733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евлякова</text:p>
          </table:table-cell>
          <table:table-cell office:value-type="string">
            <text:p>Александра Алексеевна</text:p>
          </table:table-cell>
          <table:table-cell office:value-type="string">
            <text:p>aashevlyakova@edu.hse.ru</text:p>
          </table:table-cell>
          <table:table-cell office:value-type="string">
            <text:p>204641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евченко</text:p>
          </table:table-cell>
          <table:table-cell office:value-type="string">
            <text:p>Алиса Олеговна</text:p>
          </table:table-cell>
          <table:table-cell office:value-type="string">
            <text:p>aoshevchenko_2@edu.hse.ru</text:p>
          </table:table-cell>
          <table:table-cell office:value-type="string">
            <text:p>204309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0">
            <text:p>9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евченко</text:p>
          </table:table-cell>
          <table:table-cell office:value-type="string">
            <text:p>Ангелина Максимовна</text:p>
          </table:table-cell>
          <table:table-cell office:value-type="string">
            <text:p>amshevchenko@edu.hse.ru</text:p>
          </table:table-cell>
          <table:table-cell office:value-type="string">
            <text:p>143201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евченко</text:p>
          </table:table-cell>
          <table:table-cell office:value-type="string">
            <text:p>Георгий Константинович</text:p>
          </table:table-cell>
          <table:table-cell office:value-type="string">
            <text:p>gkshevchenko@edu.hse.ru</text:p>
          </table:table-cell>
          <table:table-cell office:value-type="string">
            <text:p>137627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евченко</text:p>
          </table:table-cell>
          <table:table-cell office:value-type="string">
            <text:p>Дарья Васильевна</text:p>
          </table:table-cell>
          <table:table-cell office:value-type="string">
            <text:p>dvshevchenko@edu.hse.ru</text:p>
          </table:table-cell>
          <table:table-cell office:value-type="string">
            <text:p>1319507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егай</text:p>
          </table:table-cell>
          <table:table-cell office:value-type="string">
            <text:p>Кристина Робертовна</text:p>
          </table:table-cell>
          <table:table-cell office:value-type="string">
            <text:p>krshegay@edu.hse.ru</text:p>
          </table:table-cell>
          <table:table-cell office:value-type="string">
            <text:p>142599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елегова</text:p>
          </table:table-cell>
          <table:table-cell office:value-type="string">
            <text:p>Ульяна Александровна</text:p>
          </table:table-cell>
          <table:table-cell office:value-type="string">
            <text:p>uashelegova@edu.hse.ru</text:p>
          </table:table-cell>
          <table:table-cell office:value-type="string">
            <text:p>1433440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елкова</text:p>
          </table:table-cell>
          <table:table-cell office:value-type="string">
            <text:p>Ксения Александровна</text:p>
          </table:table-cell>
          <table:table-cell office:value-type="string">
            <text:p>kashelkova@edu.hse.ru</text:p>
          </table:table-cell>
          <table:table-cell office:value-type="string">
            <text:p>80913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естопалов</text:p>
          </table:table-cell>
          <table:table-cell office:value-type="string">
            <text:p>Владислав Романович</text:p>
          </table:table-cell>
          <table:table-cell office:value-type="string">
            <text:p>vrshestopalov@edu.hse.ru</text:p>
          </table:table-cell>
          <table:table-cell office:value-type="string">
            <text:p>1443992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ибалкова</text:p>
          </table:table-cell>
          <table:table-cell office:value-type="string">
            <text:p>Снежана Васильевна</text:p>
          </table:table-cell>
          <table:table-cell office:value-type="string">
            <text:p>svshibalkova@edu.hse.ru</text:p>
          </table:table-cell>
          <table:table-cell office:value-type="string">
            <text:p>8141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илова</text:p>
          </table:table-cell>
          <table:table-cell office:value-type="string">
            <text:p>Анна Сергеевна</text:p>
          </table:table-cell>
          <table:table-cell office:value-type="string">
            <text:p>asshilova_2@edu.hse.ru</text:p>
          </table:table-cell>
          <table:table-cell office:value-type="string">
            <text:p>204310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ильке</text:p>
          </table:table-cell>
          <table:table-cell office:value-type="string">
            <text:p>Алиса Александровна</text:p>
          </table:table-cell>
          <table:table-cell office:value-type="string">
            <text:p>aashilke@edu.hse.ru</text:p>
          </table:table-cell>
          <table:table-cell office:value-type="string">
            <text:p>148423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ипицын</text:p>
          </table:table-cell>
          <table:table-cell office:value-type="string">
            <text:p>Дмитрий Сергеевич</text:p>
          </table:table-cell>
          <table:table-cell office:value-type="string">
            <text:p>dsshipitsyn@edu.hse.ru</text:p>
          </table:table-cell>
          <table:table-cell office:value-type="string">
            <text:p>134707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ипицын</text:p>
          </table:table-cell>
          <table:table-cell office:value-type="string">
            <text:p>Павел Эдуардович</text:p>
          </table:table-cell>
          <table:table-cell office:value-type="string">
            <text:p>peshipitsyn@edu.hse.ru</text:p>
          </table:table-cell>
          <table:table-cell office:value-type="string">
            <text:p>136395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ирокая</text:p>
          </table:table-cell>
          <table:table-cell office:value-type="string">
            <text:p>Амалия Вячеславовна</text:p>
          </table:table-cell>
          <table:table-cell office:value-type="string">
            <text:p>avshirokaya_1@edu.hse.ru</text:p>
          </table:table-cell>
          <table:table-cell office:value-type="string">
            <text:p>131948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итов</text:p>
          </table:table-cell>
          <table:table-cell office:value-type="string">
            <text:p>Илья Олегович</text:p>
          </table:table-cell>
          <table:table-cell office:value-type="string">
            <text:p>ioshitov@edu.hse.ru</text:p>
          </table:table-cell>
          <table:table-cell office:value-type="string">
            <text:p>229643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ишова</text:p>
          </table:table-cell>
          <table:table-cell office:value-type="string">
            <text:p>Мария Вячеславовна</text:p>
          </table:table-cell>
          <table:table-cell office:value-type="string">
            <text:p>mvshishova@edu.hse.ru</text:p>
          </table:table-cell>
          <table:table-cell office:value-type="string">
            <text:p>26816</text:p>
          </table:table-cell>
          <table:table-cell office:value-type="string">
            <text:p>Факультет социально-экономических и компьютерных наук; Б 54.03.01 П СЭКН П 2021 очная Дизайн; 1 курс; БП24ДЗ09</text:p>
          </table:table-cell>
          <table:table-cell office:value-type="string">
            <text:p>-; Design; 1 course; БП24ДЗ09</text:p>
          </table:table-cell>
          <table:table-cell office:value-type="string">
            <text:p>541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67">
            <text:p>6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лойда</text:p>
          </table:table-cell>
          <table:table-cell office:value-type="string">
            <text:p>Полина Алексеевна</text:p>
          </table:table-cell>
          <table:table-cell office:value-type="string">
            <text:p>pashloyda@edu.hse.ru</text:p>
          </table:table-cell>
          <table:table-cell office:value-type="string">
            <text:p>1454857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маглиенко</text:p>
          </table:table-cell>
          <table:table-cell office:value-type="string">
            <text:p>Арина -</text:p>
          </table:table-cell>
          <table:table-cell office:value-type="string">
            <text:p>ashmaglienko@edu.hse.ru</text:p>
          </table:table-cell>
          <table:table-cell office:value-type="string">
            <text:p>156452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мелёва</text:p>
          </table:table-cell>
          <table:table-cell office:value-type="string">
            <text:p>Владлена Эдуардовна</text:p>
          </table:table-cell>
          <table:table-cell office:value-type="string">
            <text:p>veshmelyova@edu.hse.ru</text:p>
          </table:table-cell>
          <table:table-cell office:value-type="string">
            <text:p>2046437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някин</text:p>
          </table:table-cell>
          <table:table-cell office:value-type="string">
            <text:p>Александр Павлович</text:p>
          </table:table-cell>
          <table:table-cell office:value-type="string">
            <text:p>apshnyakin@edu.hse.ru</text:p>
          </table:table-cell>
          <table:table-cell office:value-type="string">
            <text:p>145235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окаманова</text:p>
          </table:table-cell>
          <table:table-cell office:value-type="string">
            <text:p>Юлия -</text:p>
          </table:table-cell>
          <table:table-cell office:value-type="string">
            <text:p>yushokamanova_1@edu.hse.ru</text:p>
          </table:table-cell>
          <table:table-cell office:value-type="string">
            <text:p>1388267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остак</text:p>
          </table:table-cell>
          <table:table-cell office:value-type="string">
            <text:p>Татьяна Антоновна</text:p>
          </table:table-cell>
          <table:table-cell office:value-type="string">
            <text:p>tashostak@edu.hse.ru</text:p>
          </table:table-cell>
          <table:table-cell office:value-type="string">
            <text:p>8179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">
            <text:p>8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охор</text:p>
          </table:table-cell>
          <table:table-cell office:value-type="string">
            <text:p>Анжелика Сергеевна</text:p>
          </table:table-cell>
          <table:table-cell office:value-type="string">
            <text:p>asshokhor@edu.hse.ru</text:p>
          </table:table-cell>
          <table:table-cell office:value-type="string">
            <text:p>23055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убин</text:p>
          </table:table-cell>
          <table:table-cell office:value-type="string">
            <text:p>Евгений Алексеевич</text:p>
          </table:table-cell>
          <table:table-cell office:value-type="string">
            <text:p>eashubin@edu.hse.ru</text:p>
          </table:table-cell>
          <table:table-cell office:value-type="string">
            <text:p>1431425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убина</text:p>
          </table:table-cell>
          <table:table-cell office:value-type="string">
            <text:p>Вероника Александровна</text:p>
          </table:table-cell>
          <table:table-cell office:value-type="string">
            <text:p>vashubina@edu.hse.ru</text:p>
          </table:table-cell>
          <table:table-cell office:value-type="string">
            <text:p>1402935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увалова</text:p>
          </table:table-cell>
          <table:table-cell office:value-type="string">
            <text:p>Карина Витальевна</text:p>
          </table:table-cell>
          <table:table-cell office:value-type="string">
            <text:p>kvshuvalova_1@edu.hse.ru</text:p>
          </table:table-cell>
          <table:table-cell office:value-type="string">
            <text:p>131987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умейко</text:p>
          </table:table-cell>
          <table:table-cell office:value-type="string">
            <text:p>Илья Дмитриевич</text:p>
          </table:table-cell>
          <table:table-cell office:value-type="string">
            <text:p>idshumeyko@edu.hse.ru</text:p>
          </table:table-cell>
          <table:table-cell office:value-type="string">
            <text:p>1560522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умилов</text:p>
          </table:table-cell>
          <table:table-cell office:value-type="string">
            <text:p>Кирилл Витальевич</text:p>
          </table:table-cell>
          <table:table-cell office:value-type="string">
            <text:p>kvshumilov@edu.hse.ru</text:p>
          </table:table-cell>
          <table:table-cell office:value-type="string">
            <text:p>144826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ур</text:p>
          </table:table-cell>
          <table:table-cell office:value-type="string">
            <text:p>Софья Алексеевна</text:p>
          </table:table-cell>
          <table:table-cell office:value-type="string">
            <text:p>sashur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41.03.04 СПБ ШСНВ СПБ 2016 очная Политология и мировая пол3F3C; 2 курс; BPS223</text:p>
          </table:table-cell>
          <table:table-cell office:value-type="string">
            <text:p>St. Petersburg School of Social Sciences and Area Studies, HSE; Political Science and World Politics; 2 course; BPS223</text:p>
          </table:table-cell>
          <table:table-cell office:value-type="string">
            <text:p>15050549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устова</text:p>
          </table:table-cell>
          <table:table-cell office:value-type="string">
            <text:p>Екатерина Дмитриевна</text:p>
          </table:table-cell>
          <table:table-cell office:value-type="string">
            <text:p>edshustova_1@edu.hse.ru</text:p>
          </table:table-cell>
          <table:table-cell office:value-type="string">
            <text:p>1467817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усторович</text:p>
          </table:table-cell>
          <table:table-cell office:value-type="string">
            <text:p>Максим Дмитриевич</text:p>
          </table:table-cell>
          <table:table-cell office:value-type="string">
            <text:p>mdshustorovich_1@edu.hse.ru</text:p>
          </table:table-cell>
          <table:table-cell office:value-type="string">
            <text:p>204623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Шутов</text:p>
          </table:table-cell>
          <table:table-cell office:value-type="string">
            <text:p>Арсений Алексеевич</text:p>
          </table:table-cell>
          <table:table-cell office:value-type="string">
            <text:p>aashutov_3@edu.hse.ru</text:p>
          </table:table-cell>
          <table:table-cell office:value-type="string">
            <text:p>1370963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Щеглова</text:p>
          </table:table-cell>
          <table:table-cell office:value-type="string">
            <text:p>Ирина Александровна</text:p>
          </table:table-cell>
          <table:table-cell office:value-type="string">
            <text:p>iascheglova@edu.hse.ru</text:p>
          </table:table-cell>
          <table:table-cell office:value-type="string">
            <text:p>82812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9">
            <text:p>99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Щелчкова</text:p>
          </table:table-cell>
          <table:table-cell office:value-type="string">
            <text:p>Александра Сергеевна</text:p>
          </table:table-cell>
          <table:table-cell office:value-type="string">
            <text:p>asschelchkova@edu.hse.ru</text:p>
          </table:table-cell>
          <table:table-cell office:value-type="string">
            <text:p>147207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Щепотьева</text:p>
          </table:table-cell>
          <table:table-cell office:value-type="string">
            <text:p>Алёна Николаевна</text:p>
          </table:table-cell>
          <table:table-cell office:value-type="string">
            <text:p>anschepoteva@edu.hse.ru</text:p>
          </table:table-cell>
          <table:table-cell office:value-type="string">
            <text:p>8142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Щербакова</text:p>
          </table:table-cell>
          <table:table-cell office:value-type="string">
            <text:p>Арина Витальевна</text:p>
          </table:table-cell>
          <table:table-cell office:value-type="string">
            <text:p>avscherbakova_2@edu.hse.ru</text:p>
          </table:table-cell>
          <table:table-cell office:value-type="string">
            <text:p>2046277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Щербинин</text:p>
          </table:table-cell>
          <table:table-cell office:value-type="string">
            <text:p>Дмитрий Сергеевич</text:p>
          </table:table-cell>
          <table:table-cell office:value-type="string">
            <text:p>dsscherbinin@edu.hse.ru</text:p>
          </table:table-cell>
          <table:table-cell office:value-type="string">
            <text:p>140955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Щилова</text:p>
          </table:table-cell>
          <table:table-cell office:value-type="string">
            <text:p>Дарья Максимовна</text:p>
          </table:table-cell>
          <table:table-cell office:value-type="string">
            <text:p>dmschilova_1@edu.hse.ru</text:p>
          </table:table-cell>
          <table:table-cell office:value-type="string">
            <text:p>1431770</text:p>
          </table:table-cell>
          <table:table-cell office:value-type="string">
            <text:p>факультет социальных наук; Б 37.03.01 СН М 2014 очная Психология; 2 курс; </text:p>
          </table:table-cell>
          <table:table-cell office:value-type="string">
            <text:p>Faculty of Social Sciences; Psychology; 2 course; </text:p>
          </table:table-cell>
          <table:table-cell office:value-type="string">
            <text:p>3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Щуплова</text:p>
          </table:table-cell>
          <table:table-cell office:value-type="string">
            <text:p>Полина Сергеевна</text:p>
          </table:table-cell>
          <table:table-cell office:value-type="string">
            <text:p>psschuplova@edu.hse.ru</text:p>
          </table:table-cell>
          <table:table-cell office:value-type="string">
            <text:p>8281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Эль-Шаркави</text:p>
          </table:table-cell>
          <table:table-cell office:value-type="string">
            <text:p>Наги Халед Наги Ибрагим</text:p>
          </table:table-cell>
          <table:table-cell office:value-type="string">
            <text:p>nkhelsharkavi@edu.hse.ru</text:p>
          </table:table-cell>
          <table:table-cell office:value-type="string">
            <text:p>204313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Эрсой</text:p>
          </table:table-cell>
          <table:table-cell office:value-type="string">
            <text:p>Утку Озан -</text:p>
          </table:table-cell>
          <table:table-cell office:value-type="string">
            <text:p>uersoy@edu.hse.ru</text:p>
          </table:table-cell>
          <table:table-cell office:value-type="string">
            <text:p>7761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Эрцеговац</text:p>
          </table:table-cell>
          <table:table-cell office:value-type="string">
            <text:p>Данила Желькович</text:p>
          </table:table-cell>
          <table:table-cell office:value-type="string">
            <text:p>dzhertsegovats@edu.hse.ru</text:p>
          </table:table-cell>
          <table:table-cell office:value-type="string">
            <text:p>8139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Юлдашева</text:p>
          </table:table-cell>
          <table:table-cell office:value-type="string">
            <text:p>Софья Николаевна</text:p>
          </table:table-cell>
          <table:table-cell office:value-type="string">
            <text:p>snyuldasheva@edu.hse.ru</text:p>
          </table:table-cell>
          <table:table-cell office:value-type="string">
            <text:p>79457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1">
            <text:p>61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Юречко</text:p>
          </table:table-cell>
          <table:table-cell office:value-type="string">
            <text:p>Карина Михайловна</text:p>
          </table:table-cell>
          <table:table-cell office:value-type="string">
            <text:p>kmyurechko@edu.hse.ru</text:p>
          </table:table-cell>
          <table:table-cell office:value-type="string">
            <text:p>2001582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0">
            <text:p>8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Юрченко</text:p>
          </table:table-cell>
          <table:table-cell office:value-type="string">
            <text:p>Артём Евгеньевич</text:p>
          </table:table-cell>
          <table:table-cell office:value-type="string">
            <text:p>aeyurchenko@edu.hse.ru</text:p>
          </table:table-cell>
          <table:table-cell office:value-type="string">
            <text:p>1520385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Юрченко</text:p>
          </table:table-cell>
          <table:table-cell office:value-type="string">
            <text:p>Никита Александрович</text:p>
          </table:table-cell>
          <table:table-cell office:value-type="string">
            <text:p>nayurchenko_2@edu.hse.ru</text:p>
          </table:table-cell>
          <table:table-cell office:value-type="string">
            <text:p>81794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50">
            <text:p>50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Юрчук</text:p>
          </table:table-cell>
          <table:table-cell office:value-type="string">
            <text:p>Мария Сергеевна</text:p>
          </table:table-cell>
          <table:table-cell office:value-type="string">
            <text:p>msyurchuk@edu.hse.ru</text:p>
          </table:table-cell>
          <table:table-cell office:value-type="string">
            <text:p>1319614</text:p>
          </table:table-cell>
          <table:table-cell office:value-type="string">
            <text:p>Факультет Санкт-Петербургская школа социальных наук и востоковедения; ; 3 курс; </text:p>
          </table:table-cell>
          <table:table-cell office:value-type="string">
            <text:p>St. Petersburg School of Social Sciences and Area Studies, HSE; ; 3 course; </text:p>
          </table:table-cell>
          <table:table-cell office:value-type="string">
            <text:p>24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57">
            <text:p>57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Юсубова</text:p>
          </table:table-cell>
          <table:table-cell office:value-type="string">
            <text:p>Амалия Савировна</text:p>
          </table:table-cell>
          <table:table-cell office:value-type="string">
            <text:p>asyusubova@edu.hse.ru</text:p>
          </table:table-cell>
          <table:table-cell office:value-type="string">
            <text:p/>
          </table:table-cell>
          <table:table-cell office:value-type="string">
            <text:p>Международный институт экономики и финансов; Б 38.03.01 МИЭФ 2021 очная Международная программа по эконом92A8; 1 курс; БПД227</text:p>
          </table:table-cell>
          <table:table-cell office:value-type="string">
            <text:p>International College of Economics and Finance; ; 1 course; БПД227</text:p>
          </table:table-cell>
          <table:table-cell office:value-type="string">
            <text:p>554098931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Юхименко</text:p>
          </table:table-cell>
          <table:table-cell office:value-type="string">
            <text:p>Мария Андреевна</text:p>
          </table:table-cell>
          <table:table-cell office:value-type="string">
            <text:p>mayukhimenko_1@edu.hse.ru</text:p>
          </table:table-cell>
          <table:table-cell office:value-type="string">
            <text:p>204775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Явдощенко</text:p>
          </table:table-cell>
          <table:table-cell office:value-type="string">
            <text:p>Никита Андреевич</text:p>
          </table:table-cell>
          <table:table-cell office:value-type="string">
            <text:p>nayavdoschenko@edu.hse.ru</text:p>
          </table:table-cell>
          <table:table-cell office:value-type="string">
            <text:p>80883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Яицкий</text:p>
          </table:table-cell>
          <table:table-cell office:value-type="string">
            <text:p>Сергей Сергеевич</text:p>
          </table:table-cell>
          <table:table-cell office:value-type="string">
            <text:p>ssyaitskiy@edu.hse.ru</text:p>
          </table:table-cell>
          <table:table-cell office:value-type="string">
            <text:p>153254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Яковлева</text:p>
          </table:table-cell>
          <table:table-cell office:value-type="string">
            <text:p>Дарья Александровна</text:p>
          </table:table-cell>
          <table:table-cell office:value-type="string">
            <text:p>dayakovleva_5@edu.hse.ru</text:p>
          </table:table-cell>
          <table:table-cell office:value-type="string">
            <text:p>146899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Яковлева</text:p>
          </table:table-cell>
          <table:table-cell office:value-type="string">
            <text:p>Таисия Андреевна</text:p>
          </table:table-cell>
          <table:table-cell office:value-type="string">
            <text:p>tayakovleva_2@edu.hse.ru</text:p>
          </table:table-cell>
          <table:table-cell office:value-type="string">
            <text:p>148893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Ялаева</text:p>
          </table:table-cell>
          <table:table-cell office:value-type="string">
            <text:p>Зарина Римовна</text:p>
          </table:table-cell>
          <table:table-cell office:value-type="string">
            <text:p>zryalaeva@edu.hse.ru</text:p>
          </table:table-cell>
          <table:table-cell office:value-type="string">
            <text:p>150702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Ямаева</text:p>
          </table:table-cell>
          <table:table-cell office:value-type="string">
            <text:p>Алеся Эриковна</text:p>
          </table:table-cell>
          <table:table-cell office:value-type="string">
            <text:p>aeyamaeva@edu.hse.ru</text:p>
          </table:table-cell>
          <table:table-cell office:value-type="string">
            <text:p>2048565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Янчевский</text:p>
          </table:table-cell>
          <table:table-cell office:value-type="string">
            <text:p>Леонид Сергеевич</text:p>
          </table:table-cell>
          <table:table-cell office:value-type="string">
            <text:p>lsyanchevskiy@edu.hse.ru</text:p>
          </table:table-cell>
          <table:table-cell office:value-type="string">
            <text:p>204652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Ярков</text:p>
          </table:table-cell>
          <table:table-cell office:value-type="string">
            <text:p>Георгий Леонидович</text:p>
          </table:table-cell>
          <table:table-cell office:value-type="string">
            <text:p>glyarkov@edu.hse.ru</text:p>
          </table:table-cell>
          <table:table-cell office:value-type="string">
            <text:p>2047757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Ярохина</text:p>
          </table:table-cell>
          <table:table-cell office:value-type="string">
            <text:p>Анастасия Андреевна</text:p>
          </table:table-cell>
          <table:table-cell office:value-type="string">
            <text:p>aayarokhina@edu.hse.ru</text:p>
          </table:table-cell>
          <table:table-cell office:value-type="string">
            <text:p>81797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Ярушин</text:p>
          </table:table-cell>
          <table:table-cell office:value-type="string">
            <text:p>Михаил Алексеевич</text:p>
          </table:table-cell>
          <table:table-cell office:value-type="string">
            <text:p>mayarushin@edu.hse.ru</text:p>
          </table:table-cell>
          <table:table-cell office:value-type="string">
            <text:p>2048714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Яценко</text:p>
          </table:table-cell>
          <table:table-cell office:value-type="string">
            <text:p>Кристина -</text:p>
          </table:table-cell>
          <table:table-cell office:value-type="string">
            <text:p>kyatsenko@edu.hse.ru</text:p>
          </table:table-cell>
          <table:table-cell office:value-type="string">
            <text:p>1459050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Яцуро</text:p>
          </table:table-cell>
          <table:table-cell office:value-type="string">
            <text:p>Анна Юрьевна</text:p>
          </table:table-cell>
          <table:table-cell office:value-type="string">
            <text:p>ayuyatsuro@edu.hse.ru</text:p>
          </table:table-cell>
          <table:table-cell office:value-type="string">
            <text:p>204316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  <table:table-row>
          <table:table-cell office:value-type="string">
            <text:p>Яшунина</text:p>
          </table:table-cell>
          <table:table-cell office:value-type="string">
            <text:p>Анастасия Владимировна</text:p>
          </table:table-cell>
          <table:table-cell office:value-type="string">
            <text:p>avyashunina@edu.hse.ru</text:p>
          </table:table-cell>
          <table:table-cell office:value-type="string">
            <text:p>141900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4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4.1.4+ (Build: 20230714)</meta:generator>
    <meta:initial-creator>Никулин Тимофей Русланович</meta:initial-creator>
    <meta:creation-date>2024-11-01T17:14:23</meta:creation-date>
    <meta:document-statistic meta:table-count="1" meta:cell-count="0" meta:object-count="0"/>
  </office:meta>
</office:document-meta>
</file>